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pa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16" table:default-cell-style-name="Default"/>
        <table:table-column table:style-name="co11" table:default-cell-style-name="Default"/>
        <table:table-column table:style-name="co6" table:number-columns-repeated="16" table:default-cell-style-name="Default"/>
        <table:table-column table:style-name="co2" table:default-cell-style-name="Default"/>
        <table:table-column table:style-name="co6" table:number-columns-repeated="11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12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column table:style-name="co11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4" table:default-cell-style-name="Default"/>
        <table:table-column table:style-name="co6" table:number-columns-repeated="5" table:default-cell-style-name="Default"/>
        <table:table-column table:style-name="co11" table:default-cell-style-name="Default"/>
        <table:table-column table:style-name="co6" table:number-columns-repeated="9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11" table:default-cell-style-name="Default"/>
        <table:table-column table:style-name="co6" table:number-columns-repeated="1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13" table:number-columns-repeated="55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4788970947" calcext:value-type="float">
            <text:p>0.066715478897095</text:p>
          </table:table-cell>
          <table:table-cell office:value-type="float" office:value="0.100073337554932" calcext:value-type="float">
            <text:p>0.100073337554932</text:p>
          </table:table-cell>
          <table:table-cell office:value-type="float" office:value="0.133430957794189" calcext:value-type="float">
            <text:p>0.133430957794189</text:p>
          </table:table-cell>
          <table:table-cell office:value-type="float" office:value="0.200146675109863" calcext:value-type="float">
            <text:p>0.200146675109863</text:p>
          </table:table-cell>
          <table:table-cell office:value-type="float" office:value="0.2335045337677" calcext:value-type="float">
            <text:p>0.2335045337677</text:p>
          </table:table-cell>
          <table:table-cell office:value-type="float" office:value="0.266862154006958" calcext:value-type="float">
            <text:p>0.266862154006958</text:p>
          </table:table-cell>
          <table:table-cell office:value-type="float" office:value="0.333577871322632" calcext:value-type="float">
            <text:p>0.333577871322632</text:p>
          </table:table-cell>
          <table:table-cell office:value-type="float" office:value="0.366935729980469" calcext:value-type="float">
            <text:p>0.366935729980469</text:p>
          </table:table-cell>
          <table:table-cell office:value-type="float" office:value="0.400293350219727" calcext:value-type="float">
            <text:p>0.400293350219727</text:p>
          </table:table-cell>
          <table:table-cell office:value-type="float" office:value="0.500366926193237" calcext:value-type="float">
            <text:p>0.500366926193237</text:p>
          </table:table-cell>
          <table:table-cell office:value-type="float" office:value="0.633798122406006" calcext:value-type="float">
            <text:p>0.633798122406006</text:p>
          </table:table-cell>
          <table:table-cell office:value-type="float" office:value="0.7338707447052" calcext:value-type="float">
            <text:p>0.7338707447052</text:p>
          </table:table-cell>
          <table:table-cell office:value-type="float" office:value="0.767228126525879" calcext:value-type="float">
            <text:p>0.767228126525879</text:p>
          </table:table-cell>
          <table:table-cell office:value-type="float" office:value="0.800585508346558" calcext:value-type="float">
            <text:p>0.800585508346558</text:p>
          </table:table-cell>
          <table:table-cell office:value-type="float" office:value="0.833943128585815" calcext:value-type="float">
            <text:p>0.833943128585815</text:p>
          </table:table-cell>
          <table:table-cell office:value-type="float" office:value="0.900658130645752" calcext:value-type="float">
            <text:p>0.900658130645752</text:p>
          </table:table-cell>
          <table:table-cell office:value-type="float" office:value="0.967372894287109" calcext:value-type="float">
            <text:p>0.967372894287109</text:p>
          </table:table-cell>
          <table:table-cell office:value-type="float" office:value="1.03408789634705" calcext:value-type="float">
            <text:p>1.03408789634705</text:p>
          </table:table-cell>
          <table:table-cell office:value-type="float" office:value="1.10080289840698" calcext:value-type="float">
            <text:p>1.10080289840698</text:p>
          </table:table-cell>
          <table:table-cell office:value-type="float" office:value="1.20087504386902" calcext:value-type="float">
            <text:p>1.20087504386902</text:p>
          </table:table-cell>
          <table:table-cell office:value-type="float" office:value="1.26759028434753" calcext:value-type="float">
            <text:p>1.26759028434753</text:p>
          </table:table-cell>
          <table:table-cell office:value-type="float" office:value="1.33430528640747" calcext:value-type="float">
            <text:p>1.33430528640747</text:p>
          </table:table-cell>
          <table:table-cell office:value-type="float" office:value="1.36766266822815" calcext:value-type="float">
            <text:p>1.36766266822815</text:p>
          </table:table-cell>
          <table:table-cell office:value-type="float" office:value="1.40102028846741" calcext:value-type="float">
            <text:p>1.40102028846741</text:p>
          </table:table-cell>
          <table:table-cell office:value-type="float" office:value="1.43437767028809" calcext:value-type="float">
            <text:p>1.43437767028809</text:p>
          </table:table-cell>
          <table:table-cell office:value-type="float" office:value="1.46773529052734" calcext:value-type="float">
            <text:p>1.46773529052734</text:p>
          </table:table-cell>
          <table:table-cell office:value-type="float" office:value="1.50109267234802" calcext:value-type="float">
            <text:p>1.50109267234802</text:p>
          </table:table-cell>
          <table:table-cell office:value-type="float" office:value="1.56780767440796" calcext:value-type="float">
            <text:p>1.56780767440796</text:p>
          </table:table-cell>
          <table:table-cell office:value-type="float" office:value="1.60116529464722" calcext:value-type="float">
            <text:p>1.60116529464722</text:p>
          </table:table-cell>
          <table:table-cell office:value-type="float" office:value="1.70123767852783" calcext:value-type="float">
            <text:p>1.70123767852783</text:p>
          </table:table-cell>
          <table:table-cell office:value-type="float" office:value="1.76795220375061" calcext:value-type="float">
            <text:p>1.76795220375061</text:p>
          </table:table-cell>
          <table:table-cell office:value-type="float" office:value="1.80130982398987" calcext:value-type="float">
            <text:p>1.80130982398987</text:p>
          </table:table-cell>
          <table:table-cell office:value-type="float" office:value="1.83466720581055" calcext:value-type="float">
            <text:p>1.83466720581055</text:p>
          </table:table-cell>
          <table:table-cell office:value-type="float" office:value="1.90138173103333" calcext:value-type="float">
            <text:p>1.90138173103333</text:p>
          </table:table-cell>
          <table:table-cell office:value-type="float" office:value="1.934739112854" calcext:value-type="float">
            <text:p>1.934739112854</text:p>
          </table:table-cell>
          <table:table-cell office:value-type="float" office:value="1.96809649467468" calcext:value-type="float">
            <text:p>1.96809649467468</text:p>
          </table:table-cell>
          <table:table-cell office:value-type="float" office:value="2.00145387649536" calcext:value-type="float">
            <text:p>2.00145387649536</text:p>
          </table:table-cell>
          <table:table-cell office:value-type="float" office:value="2.06816864013672" calcext:value-type="float">
            <text:p>2.06816864013672</text:p>
          </table:table-cell>
          <table:table-cell office:value-type="float" office:value="2.1348831653595" calcext:value-type="float">
            <text:p>2.1348831653595</text:p>
          </table:table-cell>
          <table:table-cell office:value-type="float" office:value="2.20159816741943" calcext:value-type="float">
            <text:p>2.20159816741943</text:p>
          </table:table-cell>
          <table:table-cell office:value-type="float" office:value="2.26831269264221" calcext:value-type="float">
            <text:p>2.26831269264221</text:p>
          </table:table-cell>
          <table:table-cell office:value-type="float" office:value="2.33502745628357" calcext:value-type="float">
            <text:p>2.33502745628357</text:p>
          </table:table-cell>
          <table:table-cell office:value-type="float" office:value="2.36838459968567" calcext:value-type="float">
            <text:p>2.36838459968567</text:p>
          </table:table-cell>
          <table:table-cell office:value-type="float" office:value="2.40174221992493" calcext:value-type="float">
            <text:p>2.40174221992493</text:p>
          </table:table-cell>
          <table:table-cell office:value-type="float" office:value="2.4684567451477" calcext:value-type="float">
            <text:p>2.4684567451477</text:p>
          </table:table-cell>
          <table:table-cell office:value-type="float" office:value="2.50181412696838" calcext:value-type="float">
            <text:p>2.50181412696838</text:p>
          </table:table-cell>
          <table:table-cell office:value-type="float" office:value="2.53517150878906" calcext:value-type="float">
            <text:p>2.53517150878906</text:p>
          </table:table-cell>
          <table:table-cell office:value-type="float" office:value="2.56852865219116" calcext:value-type="float">
            <text:p>2.56852865219116</text:p>
          </table:table-cell>
          <table:table-cell office:value-type="float" office:value="2.6352436542511" calcext:value-type="float">
            <text:p>2.6352436542511</text:p>
          </table:table-cell>
          <table:table-cell office:value-type="float" office:value="2.6686007976532" calcext:value-type="float">
            <text:p>2.6686007976532</text:p>
          </table:table-cell>
          <table:table-cell office:value-type="float" office:value="2.70195865631104" calcext:value-type="float">
            <text:p>2.70195865631104</text:p>
          </table:table-cell>
          <table:table-cell office:value-type="float" office:value="2.73531651496887" calcext:value-type="float">
            <text:p>2.73531651496887</text:p>
          </table:table-cell>
          <table:table-cell office:value-type="float" office:value="2.76867437362671" calcext:value-type="float">
            <text:p>2.76867437362671</text:p>
          </table:table-cell>
          <table:table-cell office:value-type="float" office:value="2.80203223228455" calcext:value-type="float">
            <text:p>2.80203223228455</text:p>
          </table:table-cell>
          <table:table-cell office:value-type="float" office:value="2.86874794960022" calcext:value-type="float">
            <text:p>2.86874794960022</text:p>
          </table:table-cell>
          <table:table-cell office:value-type="float" office:value="2.93546366691589" calcext:value-type="float">
            <text:p>2.93546366691589</text:p>
          </table:table-cell>
          <table:table-cell office:value-type="float" office:value="3.00217938423157" calcext:value-type="float">
            <text:p>3.00217938423157</text:p>
          </table:table-cell>
          <table:table-cell office:value-type="float" office:value="3.06889510154724" calcext:value-type="float">
            <text:p>3.06889510154724</text:p>
          </table:table-cell>
          <table:table-cell office:value-type="float" office:value="3.13561105728149" calcext:value-type="float">
            <text:p>3.13561105728149</text:p>
          </table:table-cell>
          <table:table-cell office:value-type="float" office:value="3.16896891593933" calcext:value-type="float">
            <text:p>3.16896891593933</text:p>
          </table:table-cell>
          <table:table-cell office:value-type="float" office:value="3.20232677459717" calcext:value-type="float">
            <text:p>3.20232677459717</text:p>
          </table:table-cell>
          <table:table-cell office:value-type="float" office:value="3.26904249191284" calcext:value-type="float">
            <text:p>3.26904249191284</text:p>
          </table:table-cell>
          <table:table-cell office:value-type="float" office:value="3.30240035057068" calcext:value-type="float">
            <text:p>3.30240035057068</text:p>
          </table:table-cell>
          <table:table-cell office:value-type="float" office:value="3.33575820922852" calcext:value-type="float">
            <text:p>3.33575820922852</text:p>
          </table:table-cell>
          <table:table-cell office:value-type="float" office:value="3.40247392654419" calcext:value-type="float">
            <text:p>3.40247392654419</text:p>
          </table:table-cell>
          <table:table-cell office:value-type="float" office:value="3.46918988227844" calcext:value-type="float">
            <text:p>3.46918988227844</text:p>
          </table:table-cell>
          <table:table-cell office:value-type="float" office:value="3.50254774093628" calcext:value-type="float">
            <text:p>3.50254774093628</text:p>
          </table:table-cell>
          <table:table-cell office:value-type="float" office:value="3.60262155532837" calcext:value-type="float">
            <text:p>3.60262155532837</text:p>
          </table:table-cell>
          <table:table-cell office:value-type="float" office:value="3.66933727264404" calcext:value-type="float">
            <text:p>3.66933727264404</text:p>
          </table:table-cell>
          <table:table-cell office:value-type="float" office:value="3.76941132545471" calcext:value-type="float">
            <text:p>3.76941132545471</text:p>
          </table:table-cell>
          <table:table-cell office:value-type="float" office:value="3.83612704277039" calcext:value-type="float">
            <text:p>3.83612704277039</text:p>
          </table:table-cell>
          <table:table-cell office:value-type="float" office:value="3.90284323692322" calcext:value-type="float">
            <text:p>3.90284323692322</text:p>
          </table:table-cell>
          <table:table-cell office:value-type="float" office:value="3.93620133399963" calcext:value-type="float">
            <text:p>3.93620133399963</text:p>
          </table:table-cell>
          <table:table-cell office:value-type="float" office:value="4.00291705131531" calcext:value-type="float">
            <text:p>4.00291705131531</text:p>
          </table:table-cell>
          <table:table-cell office:value-type="float" office:value="4.06963324546814" calcext:value-type="float">
            <text:p>4.06963324546814</text:p>
          </table:table-cell>
          <table:table-cell office:value-type="float" office:value="4.13634920120239" calcext:value-type="float">
            <text:p>4.13634920120239</text:p>
          </table:table-cell>
          <table:table-cell office:value-type="float" office:value="4.2030656337738" calcext:value-type="float">
            <text:p>4.2030656337738</text:p>
          </table:table-cell>
          <table:table-cell office:value-type="float" office:value="4.26978158950806" calcext:value-type="float">
            <text:p>4.26978158950806</text:p>
          </table:table-cell>
          <table:table-cell office:value-type="float" office:value="4.33649778366089" calcext:value-type="float">
            <text:p>4.33649778366089</text:p>
          </table:table-cell>
          <table:table-cell office:value-type="float" office:value="4.36985588073731" calcext:value-type="float">
            <text:p>4.36985588073731</text:p>
          </table:table-cell>
          <table:table-cell office:value-type="float" office:value="4.40321373939514" calcext:value-type="float">
            <text:p>4.40321373939514</text:p>
          </table:table-cell>
          <table:table-cell office:value-type="float" office:value="4.46993017196655" calcext:value-type="float">
            <text:p>4.46993017196655</text:p>
          </table:table-cell>
          <table:table-cell office:value-type="float" office:value="4.50328826904297" calcext:value-type="float">
            <text:p>4.50328826904297</text:p>
          </table:table-cell>
          <table:table-cell office:value-type="float" office:value="4.53664636611939" calcext:value-type="float">
            <text:p>4.53664636611939</text:p>
          </table:table-cell>
          <table:table-cell office:value-type="float" office:value="4.60336256027222" calcext:value-type="float">
            <text:p>4.60336256027222</text:p>
          </table:table-cell>
          <table:table-cell office:value-type="float" office:value="4.67007875442505" calcext:value-type="float">
            <text:p>4.67007875442505</text:p>
          </table:table-cell>
          <table:table-cell office:value-type="float" office:value="4.70343589782715" calcext:value-type="float">
            <text:p>4.70343589782715</text:p>
          </table:table-cell>
          <table:table-cell office:value-type="float" office:value="4.73679304122925" calcext:value-type="float">
            <text:p>4.73679304122925</text:p>
          </table:table-cell>
          <table:table-cell office:value-type="float" office:value="4.80350756645203" calcext:value-type="float">
            <text:p>4.80350756645203</text:p>
          </table:table-cell>
          <table:table-cell office:value-type="float" office:value="4.87022185325623" calcext:value-type="float">
            <text:p>4.87022185325623</text:p>
          </table:table-cell>
          <table:table-cell office:value-type="float" office:value="4.90357899665833" calcext:value-type="float">
            <text:p>4.90357899665833</text:p>
          </table:table-cell>
          <table:table-cell office:value-type="float" office:value="4.97029328346252" calcext:value-type="float">
            <text:p>4.97029328346252</text:p>
          </table:table-cell>
          <table:table-cell office:value-type="float" office:value="5.0036506652832" calcext:value-type="float">
            <text:p>5.0036506652832</text:p>
          </table:table-cell>
          <table:table-cell office:value-type="float" office:value="5.0703649520874" calcext:value-type="float">
            <text:p>5.0703649520874</text:p>
          </table:table-cell>
          <table:table-cell office:value-type="float" office:value="5.1370792388916" calcext:value-type="float">
            <text:p>5.1370792388916</text:p>
          </table:table-cell>
          <table:table-cell office:value-type="float" office:value="5.17043614387512" calcext:value-type="float">
            <text:p>5.17043614387512</text:p>
          </table:table-cell>
          <table:table-cell office:value-type="float" office:value="5.5707221031189" calcext:value-type="float">
            <text:p>5.5707221031189</text:p>
          </table:table-cell>
          <table:table-cell office:value-type="float" office:value="5.63743615150452" calcext:value-type="float">
            <text:p>5.63743615150452</text:p>
          </table:table-cell>
          <table:table-cell office:value-type="float" office:value="5.67079329490662" calcext:value-type="float">
            <text:p>5.67079329490662</text:p>
          </table:table-cell>
          <table:table-cell office:value-type="float" office:value="6.17115092277527" calcext:value-type="float">
            <text:p>6.17115092277527</text:p>
          </table:table-cell>
          <table:table-cell office:value-type="float" office:value="6.23786544799805" calcext:value-type="float">
            <text:p>6.23786544799805</text:p>
          </table:table-cell>
          <table:table-cell office:value-type="float" office:value="6.30457973480225" calcext:value-type="float">
            <text:p>6.30457973480225</text:p>
          </table:table-cell>
          <table:table-cell office:value-type="float" office:value="6.93837404251099" calcext:value-type="float">
            <text:p>6.93837404251099</text:p>
          </table:table-cell>
          <table:table-cell office:value-type="float" office:value="7.0050904750824" calcext:value-type="float">
            <text:p>7.0050904750824</text:p>
          </table:table-cell>
          <table:table-cell office:value-type="float" office:value="7.1051652431488" calcext:value-type="float">
            <text:p>7.1051652431488</text:p>
          </table:table-cell>
          <table:table-cell office:value-type="float" office:value="7.17188167572022" calcext:value-type="float">
            <text:p>7.17188167572022</text:p>
          </table:table-cell>
          <table:table-cell office:value-type="float" office:value="7.43874764442444" calcext:value-type="float">
            <text:p>7.43874764442444</text:p>
          </table:table-cell>
          <table:table-cell office:value-type="float" office:value="7.47210621833801" calcext:value-type="float">
            <text:p>7.47210621833801</text:p>
          </table:table-cell>
          <table:table-cell office:value-type="float" office:value="7.53882265090942" calcext:value-type="float">
            <text:p>7.53882265090942</text:p>
          </table:table-cell>
          <table:table-cell office:value-type="float" office:value="7.60553932189941" calcext:value-type="float">
            <text:p>7.60553932189941</text:p>
          </table:table-cell>
          <table:table-cell office:value-type="float" office:value="7.63889765739441" calcext:value-type="float">
            <text:p>7.63889765739441</text:p>
          </table:table-cell>
          <table:table-cell office:value-type="float" office:value="7.6722559928894" calcext:value-type="float">
            <text:p>7.6722559928894</text:p>
          </table:table-cell>
          <table:table-cell office:value-type="float" office:value="7.73896956443787" calcext:value-type="float">
            <text:p>7.73896956443787</text:p>
          </table:table-cell>
          <table:table-cell office:value-type="float" office:value="7.77232646942139" calcext:value-type="float">
            <text:p>7.77232646942139</text:p>
          </table:table-cell>
          <table:table-cell office:value-type="float" office:value="7.93911075592041" calcext:value-type="float">
            <text:p>7.93911075592041</text:p>
          </table:table-cell>
          <table:table-cell office:value-type="float" office:value="8.00582432746887" calcext:value-type="float">
            <text:p>8.00582432746887</text:p>
          </table:table-cell>
          <table:table-cell office:value-type="float" office:value="8.07253789901733" calcext:value-type="float">
            <text:p>8.07253789901733</text:p>
          </table:table-cell>
          <table:table-cell office:value-type="float" office:value="8.1392514705658" calcext:value-type="float">
            <text:p>8.1392514705658</text:p>
          </table:table-cell>
          <table:table-cell office:value-type="float" office:value="8.20596504211426" calcext:value-type="float">
            <text:p>8.20596504211426</text:p>
          </table:table-cell>
          <table:table-cell office:value-type="float" office:value="8.27267861366272" calcext:value-type="float">
            <text:p>8.27267861366272</text:p>
          </table:table-cell>
          <table:table-cell office:value-type="float" office:value="8.33939218521118" calcext:value-type="float">
            <text:p>8.33939218521118</text:p>
          </table:table-cell>
          <table:table-cell office:value-type="float" office:value="8.40610551834106" calcext:value-type="float">
            <text:p>8.40610551834106</text:p>
          </table:table-cell>
          <table:table-cell office:value-type="float" office:value="8.8063907623291" calcext:value-type="float">
            <text:p>8.8063907623291</text:p>
          </table:table-cell>
          <table:table-cell office:value-type="float" office:value="8.90646433830261" calcext:value-type="float">
            <text:p>8.90646433830261</text:p>
          </table:table-cell>
          <table:table-cell office:value-type="float" office:value="8.97317981719971" calcext:value-type="float">
            <text:p>8.97317981719971</text:p>
          </table:table-cell>
          <table:table-cell office:value-type="float" office:value="9.03989553451538" calcext:value-type="float">
            <text:p>9.03989553451538</text:p>
          </table:table-cell>
          <table:table-cell office:value-type="float" office:value="9.07325315475464" calcext:value-type="float">
            <text:p>9.07325315475464</text:p>
          </table:table-cell>
          <table:table-cell office:value-type="float" office:value="9.10661101341248" calcext:value-type="float">
            <text:p>9.10661101341248</text:p>
          </table:table-cell>
          <table:table-cell office:value-type="float" office:value="9.17332649230957" calcext:value-type="float">
            <text:p>9.17332649230957</text:p>
          </table:table-cell>
          <table:table-cell office:value-type="float" office:value="9.47354674339294" calcext:value-type="float">
            <text:p>9.47354674339294</text:p>
          </table:table-cell>
          <table:table-cell office:value-type="float" office:value="9.50690460205078" calcext:value-type="float">
            <text:p>9.50690460205078</text:p>
          </table:table-cell>
          <table:table-cell office:value-type="float" office:value="9.5402626991272" calcext:value-type="float">
            <text:p>9.5402626991272</text:p>
          </table:table-cell>
          <table:table-cell office:value-type="float" office:value="9.60697817802429" calcext:value-type="float">
            <text:p>9.60697817802429</text:p>
          </table:table-cell>
          <table:table-cell office:value-type="float" office:value="9.67369389533997" calcext:value-type="float">
            <text:p>9.67369389533997</text:p>
          </table:table-cell>
          <table:table-cell office:value-type="float" office:value="9.74040913581848" calcext:value-type="float">
            <text:p>9.74040913581848</text:p>
          </table:table-cell>
          <table:table-cell office:value-type="float" office:value="9.8404815196991" calcext:value-type="float">
            <text:p>9.8404815196991</text:p>
          </table:table-cell>
          <table:table-cell office:value-type="float" office:value="9.87383937835693" calcext:value-type="float">
            <text:p>9.87383937835693</text:p>
          </table:table-cell>
          <table:table-cell office:value-type="float" office:value="10.0739846229553" calcext:value-type="float">
            <text:p>10.0739846229553</text:p>
          </table:table-cell>
          <table:table-cell office:value-type="float" office:value="10.1406996250153" calcext:value-type="float">
            <text:p>10.1406996250153</text:p>
          </table:table-cell>
          <table:table-cell office:value-type="float" office:value="10.1740570068359" calcext:value-type="float">
            <text:p>10.1740570068359</text:p>
          </table:table-cell>
          <table:table-cell office:value-type="float" office:value="10.2074146270752" calcext:value-type="float">
            <text:p>10.2074146270752</text:p>
          </table:table-cell>
          <table:table-cell office:value-type="float" office:value="10.2741298675537" calcext:value-type="float">
            <text:p>10.2741298675537</text:p>
          </table:table-cell>
          <table:table-cell office:value-type="float" office:value="10.3074872493744" calcext:value-type="float">
            <text:p>10.3074872493744</text:p>
          </table:table-cell>
          <table:table-cell office:value-type="float" office:value="10.3408448696136" calcext:value-type="float">
            <text:p>10.3408448696136</text:p>
          </table:table-cell>
          <table:table-cell office:value-type="float" office:value="10.4409174919128" calcext:value-type="float">
            <text:p>10.4409174919128</text:p>
          </table:table-cell>
          <table:table-cell office:value-type="float" office:value="10.7744929790497" calcext:value-type="float">
            <text:p>10.7744929790497</text:p>
          </table:table-cell>
          <table:table-cell office:value-type="float" office:value="10.8078508377075" calcext:value-type="float">
            <text:p>10.8078508377075</text:p>
          </table:table-cell>
          <table:table-cell office:value-type="float" office:value="10.8412082195282" calcext:value-type="float">
            <text:p>10.8412082195282</text:p>
          </table:table-cell>
          <table:table-cell office:value-type="float" office:value="10.8745658397675" calcext:value-type="float">
            <text:p>10.8745658397675</text:p>
          </table:table-cell>
          <table:table-cell office:value-type="float" office:value="12.2088568210602" calcext:value-type="float">
            <text:p>12.2088568210602</text:p>
          </table:table-cell>
          <table:table-cell office:value-type="float" office:value="12.2755703926086" calcext:value-type="float">
            <text:p>12.2755703926086</text:p>
          </table:table-cell>
          <table:table-cell office:value-type="float" office:value="12.3089270591736" calcext:value-type="float">
            <text:p>12.3089270591736</text:p>
          </table:table-cell>
          <table:table-cell office:value-type="float" office:value="12.3422839641571" calcext:value-type="float">
            <text:p>12.3422839641571</text:p>
          </table:table-cell>
          <table:table-cell office:value-type="float" office:value="12.6424946784973" calcext:value-type="float">
            <text:p>12.6424946784973</text:p>
          </table:table-cell>
          <table:table-cell office:value-type="float" office:value="12.7092087268829" calcext:value-type="float">
            <text:p>12.7092087268829</text:p>
          </table:table-cell>
          <table:table-cell office:value-type="float" office:value="12.7759227752686" calcext:value-type="float">
            <text:p>12.7759227752686</text:p>
          </table:table-cell>
          <table:table-cell office:value-type="float" office:value="12.8426370620728" calcext:value-type="float">
            <text:p>12.8426370620728</text:p>
          </table:table-cell>
          <table:table-cell office:value-type="float" office:value="12.8759942054749" calcext:value-type="float">
            <text:p>12.8759942054749</text:p>
          </table:table-cell>
          <table:table-cell office:value-type="float" office:value="13.0427799224854" calcext:value-type="float">
            <text:p>13.0427799224854</text:p>
          </table:table-cell>
          <table:table-cell office:value-type="float" office:value="13.109493970871" calcext:value-type="float">
            <text:p>13.109493970871</text:p>
          </table:table-cell>
          <table:table-cell office:value-type="float" office:value="13.9767801761627" calcext:value-type="float">
            <text:p>13.9767801761627</text:p>
          </table:table-cell>
          <table:table-cell office:value-type="float" office:value="14.0101375579834" calcext:value-type="float">
            <text:p>14.0101375579834</text:p>
          </table:table-cell>
          <table:table-cell office:value-type="float" office:value="14.0768520832062" calcext:value-type="float">
            <text:p>14.0768520832062</text:p>
          </table:table-cell>
          <table:table-cell office:value-type="float" office:value="14.1435663700104" calcext:value-type="float">
            <text:p>14.1435663700104</text:p>
          </table:table-cell>
          <table:table-cell office:value-type="float" office:value="14.1769237518311" calcext:value-type="float">
            <text:p>14.1769237518311</text:p>
          </table:table-cell>
          <table:table-cell office:value-type="float" office:value="14.2436380386353" calcext:value-type="float">
            <text:p>14.2436380386353</text:p>
          </table:table-cell>
          <table:table-cell office:value-type="float" office:value="14.2769951820374" calcext:value-type="float">
            <text:p>14.2769951820374</text:p>
          </table:table-cell>
          <table:table-cell office:value-type="float" office:value="14.310352563858" calcext:value-type="float">
            <text:p>14.310352563858</text:p>
          </table:table-cell>
          <table:table-cell office:value-type="float" office:value="14.3437097072601" calcext:value-type="float">
            <text:p>14.3437097072601</text:p>
          </table:table-cell>
          <table:table-cell office:value-type="float" office:value="14.7439949512482" calcext:value-type="float">
            <text:p>14.7439949512482</text:p>
          </table:table-cell>
          <table:table-cell office:value-type="float" office:value="14.8440647125244" calcext:value-type="float">
            <text:p>14.8440647125244</text:p>
          </table:table-cell>
          <table:table-cell office:value-type="float" office:value="14.8774213790894" calcext:value-type="float">
            <text:p>14.8774213790894</text:p>
          </table:table-cell>
          <table:table-cell office:value-type="float" office:value="14.9441344738007" calcext:value-type="float">
            <text:p>14.9441344738007</text:p>
          </table:table-cell>
          <table:table-cell office:value-type="float" office:value="15.1776299476624" calcext:value-type="float">
            <text:p>15.1776299476624</text:p>
          </table:table-cell>
          <table:table-cell office:value-type="float" office:value="15.2443430423737" calcext:value-type="float">
            <text:p>15.2443430423737</text:p>
          </table:table-cell>
          <table:table-cell office:value-type="float" office:value="15.311056137085" calcext:value-type="float">
            <text:p>15.311056137085</text:p>
          </table:table-cell>
          <table:table-cell office:value-type="float" office:value="15.3444125652313" calcext:value-type="float">
            <text:p>15.3444125652313</text:p>
          </table:table-cell>
          <table:table-cell office:value-type="float" office:value="15.411125421524" calcext:value-type="float">
            <text:p>15.411125421524</text:p>
          </table:table-cell>
          <table:table-cell office:value-type="float" office:value="15.4444818496704" calcext:value-type="float">
            <text:p>15.4444818496704</text:p>
          </table:table-cell>
          <table:table-cell office:value-type="float" office:value="15.5111944675446" calcext:value-type="float">
            <text:p>15.5111944675446</text:p>
          </table:table-cell>
          <table:table-cell office:value-type="float" office:value="15.6112637519836" calcext:value-type="float">
            <text:p>15.6112637519836</text:p>
          </table:table-cell>
          <table:table-cell office:value-type="float" office:value="15.744692325592" calcext:value-type="float">
            <text:p>15.744692325592</text:p>
          </table:table-cell>
          <table:table-cell office:value-type="float" office:value="15.8114080429077" calcext:value-type="float">
            <text:p>15.8114080429077</text:p>
          </table:table-cell>
          <table:table-cell office:value-type="float" office:value="15.878123998642" calcext:value-type="float">
            <text:p>15.878123998642</text:p>
          </table:table-cell>
          <table:table-cell office:value-type="float" office:value="15.9448397159576" calcext:value-type="float">
            <text:p>15.9448397159576</text:p>
          </table:table-cell>
          <table:table-cell office:value-type="float" office:value="15.9781975746155" calcext:value-type="float">
            <text:p>15.9781975746155</text:p>
          </table:table-cell>
          <table:table-cell office:value-type="float" office:value="16.0115556716919" calcext:value-type="float">
            <text:p>16.0115556716919</text:p>
          </table:table-cell>
          <table:table-cell office:value-type="float" office:value="16.0449135303497" calcext:value-type="float">
            <text:p>16.0449135303497</text:p>
          </table:table-cell>
          <table:table-cell office:value-type="float" office:value="16.111629486084" calcext:value-type="float">
            <text:p>16.111629486084</text:p>
          </table:table-cell>
          <table:table-cell office:value-type="float" office:value="16.1783454418182" calcext:value-type="float">
            <text:p>16.1783454418182</text:p>
          </table:table-cell>
          <table:table-cell office:value-type="float" office:value="16.2450611591339" calcext:value-type="float">
            <text:p>16.2450611591339</text:p>
          </table:table-cell>
          <table:table-cell office:value-type="float" office:value="17.2457880973816" calcext:value-type="float">
            <text:p>17.2457880973816</text:p>
          </table:table-cell>
          <table:table-cell office:value-type="float" office:value="17.3125026226044" calcext:value-type="float">
            <text:p>17.3125026226044</text:p>
          </table:table-cell>
          <table:table-cell office:value-type="float" office:value="17.3458597660065" calcext:value-type="float">
            <text:p>17.3458597660065</text:p>
          </table:table-cell>
          <table:table-cell office:value-type="float" office:value="17.3792169094086" calcext:value-type="float">
            <text:p>17.3792169094086</text:p>
          </table:table-cell>
          <table:table-cell office:value-type="float" office:value="17.4459311962128" calcext:value-type="float">
            <text:p>17.4459311962128</text:p>
          </table:table-cell>
          <table:table-cell office:value-type="float" office:value="17.7461454868317" calcext:value-type="float">
            <text:p>17.7461454868317</text:p>
          </table:table-cell>
          <table:table-cell office:value-type="float" office:value="17.7795023918152" calcext:value-type="float">
            <text:p>17.7795023918152</text:p>
          </table:table-cell>
          <table:table-cell office:value-type="float" office:value="17.8128590583801" calcext:value-type="float">
            <text:p>17.8128590583801</text:p>
          </table:table-cell>
          <table:table-cell office:value-type="float" office:value="17.8795726299286" calcext:value-type="float">
            <text:p>17.8795726299286</text:p>
          </table:table-cell>
          <table:table-cell office:value-type="float" office:value="17.9462864398956" calcext:value-type="float">
            <text:p>17.9462864398956</text:p>
          </table:table-cell>
          <table:table-cell office:value-type="float" office:value="17.9796433448792" calcext:value-type="float">
            <text:p>17.9796433448792</text:p>
          </table:table-cell>
          <table:table-cell office:value-type="float" office:value="18.0130002498627" calcext:value-type="float">
            <text:p>18.0130002498627</text:p>
          </table:table-cell>
          <table:table-cell office:value-type="float" office:value="18.1797840595245" calcext:value-type="float">
            <text:p>18.1797840595245</text:p>
          </table:table-cell>
          <table:table-cell office:value-type="float" office:value="18.246497631073" calcext:value-type="float">
            <text:p>18.246497631073</text:p>
          </table:table-cell>
          <table:table-cell office:value-type="float" office:value="18.346568107605" calcext:value-type="float">
            <text:p>18.346568107605</text:p>
          </table:table-cell>
          <table:table-cell office:value-type="float" office:value="18.3799250125885" calcext:value-type="float">
            <text:p>18.3799250125885</text:p>
          </table:table-cell>
          <table:table-cell office:value-type="float" office:value="18.4132816791534" calcext:value-type="float">
            <text:p>18.4132816791534</text:p>
          </table:table-cell>
          <table:table-cell office:value-type="float" office:value="18.446638584137" calcext:value-type="float">
            <text:p>18.446638584137</text:p>
          </table:table-cell>
          <table:table-cell office:value-type="float" office:value="18.4799952507019" calcext:value-type="float">
            <text:p>18.4799952507019</text:p>
          </table:table-cell>
          <table:table-cell office:value-type="float" office:value="18.5467088222504" calcext:value-type="float">
            <text:p>18.5467088222504</text:p>
          </table:table-cell>
          <table:table-cell office:value-type="float" office:value="18.6134223937988" calcext:value-type="float">
            <text:p>18.6134223937988</text:p>
          </table:table-cell>
          <table:table-cell office:value-type="float" office:value="18.7134940624237" calcext:value-type="float">
            <text:p>18.7134940624237</text:p>
          </table:table-cell>
          <table:table-cell office:value-type="float" office:value="18.7468523979187" calcext:value-type="float">
            <text:p>18.7468523979187</text:p>
          </table:table-cell>
          <table:table-cell office:value-type="float" office:value="18.7802104949951" calcext:value-type="float">
            <text:p>18.7802104949951</text:p>
          </table:table-cell>
          <table:table-cell office:value-type="float" office:value="19.7809600830078" calcext:value-type="float">
            <text:p>19.7809600830078</text:p>
          </table:table-cell>
          <table:table-cell office:value-type="float" office:value="19.8476750850677" calcext:value-type="float">
            <text:p>19.8476750850677</text:p>
          </table:table-cell>
          <table:table-cell office:value-type="float" office:value="19.8810324668884" calcext:value-type="float">
            <text:p>19.8810324668884</text:p>
          </table:table-cell>
          <table:table-cell office:value-type="float" office:value="19.9143898487091" calcext:value-type="float">
            <text:p>19.9143898487091</text:p>
          </table:table-cell>
          <table:table-cell office:value-type="float" office:value="19.9811043739319" calcext:value-type="float">
            <text:p>19.9811043739319</text:p>
          </table:table-cell>
          <table:table-cell office:value-type="float" office:value="20.0478191375732" calcext:value-type="float">
            <text:p>20.0478191375732</text:p>
          </table:table-cell>
          <table:table-cell office:value-type="float" office:value="20.0811767578125" calcext:value-type="float">
            <text:p>20.0811767578125</text:p>
          </table:table-cell>
          <table:table-cell office:value-type="float" office:value="20.1478915214539" calcext:value-type="float">
            <text:p>20.1478915214539</text:p>
          </table:table-cell>
          <table:table-cell office:value-type="float" office:value="20.2146062850952" calcext:value-type="float">
            <text:p>20.2146062850952</text:p>
          </table:table-cell>
          <table:table-cell office:value-type="float" office:value="20.2479636669159" calcext:value-type="float">
            <text:p>20.2479636669159</text:p>
          </table:table-cell>
          <table:table-cell office:value-type="float" office:value="20.3146786689758" calcext:value-type="float">
            <text:p>20.3146786689758</text:p>
          </table:table-cell>
          <table:table-cell office:value-type="float" office:value="20.4147508144379" calcext:value-type="float">
            <text:p>20.4147508144379</text:p>
          </table:table-cell>
          <table:table-cell office:value-type="float" office:value="20.4814658164978" calcext:value-type="float">
            <text:p>20.4814658164978</text:p>
          </table:table-cell>
          <table:table-cell office:value-type="float" office:value="20.5481805801392" calcext:value-type="float">
            <text:p>20.5481805801392</text:p>
          </table:table-cell>
          <table:table-cell office:value-type="float" office:value="20.6148953437805" calcext:value-type="float">
            <text:p>20.6148953437805</text:p>
          </table:table-cell>
          <table:table-cell office:value-type="float" office:value="20.6482529640198" calcext:value-type="float">
            <text:p>20.6482529640198</text:p>
          </table:table-cell>
          <table:table-cell office:value-type="float" office:value="20.6816101074219" calcext:value-type="float">
            <text:p>20.6816101074219</text:p>
          </table:table-cell>
          <table:table-cell office:value-type="float" office:value="20.7483239173889" calcext:value-type="float">
            <text:p>20.7483239173889</text:p>
          </table:table-cell>
          <table:table-cell office:value-type="float" office:value="20.815037727356" calcext:value-type="float">
            <text:p>20.815037727356</text:p>
          </table:table-cell>
          <table:table-cell office:value-type="float" office:value="20.9151082038879" calcext:value-type="float">
            <text:p>20.9151082038879</text:p>
          </table:table-cell>
          <table:table-cell office:value-type="float" office:value="20.94846534729" calcext:value-type="float">
            <text:p>20.94846534729</text:p>
          </table:table-cell>
          <table:table-cell office:value-type="float" office:value="21.0151791572571" calcext:value-type="float">
            <text:p>21.0151791572571</text:p>
          </table:table-cell>
          <table:table-cell office:value-type="float" office:value="21.0485360622406" calcext:value-type="float">
            <text:p>21.0485360622406</text:p>
          </table:table-cell>
          <table:table-cell office:value-type="float" office:value="21.0818927288055" calcext:value-type="float">
            <text:p>21.0818927288055</text:p>
          </table:table-cell>
          <table:table-cell office:value-type="float" office:value="21.1152496337891" calcext:value-type="float">
            <text:p>21.1152496337891</text:p>
          </table:table-cell>
          <table:table-cell office:value-type="float" office:value="21.1486065387726" calcext:value-type="float">
            <text:p>21.1486065387726</text:p>
          </table:table-cell>
          <table:table-cell office:value-type="float" office:value="21.1819632053375" calcext:value-type="float">
            <text:p>21.1819632053375</text:p>
          </table:table-cell>
          <table:table-cell office:value-type="float" office:value="21.2153203487396" calcext:value-type="float">
            <text:p>21.2153203487396</text:p>
          </table:table-cell>
          <table:table-cell office:value-type="float" office:value="21.2486772537231" calcext:value-type="float">
            <text:p>21.2486772537231</text:p>
          </table:table-cell>
          <table:table-cell office:value-type="float" office:value="21.2820339202881" calcext:value-type="float">
            <text:p>21.2820339202881</text:p>
          </table:table-cell>
          <table:table-cell office:value-type="float" office:value="21.3487477302551" calcext:value-type="float">
            <text:p>21.3487477302551</text:p>
          </table:table-cell>
          <table:table-cell office:value-type="float" office:value="21.3821043968201" calcext:value-type="float">
            <text:p>21.3821043968201</text:p>
          </table:table-cell>
          <table:table-cell office:value-type="float" office:value="21.4154613018036" calcext:value-type="float">
            <text:p>21.4154613018036</text:p>
          </table:table-cell>
          <table:table-cell office:value-type="float" office:value="21.4488179683685" calcext:value-type="float">
            <text:p>21.4488179683685</text:p>
          </table:table-cell>
          <table:table-cell office:value-type="float" office:value="21.482174873352" calcext:value-type="float">
            <text:p>21.482174873352</text:p>
          </table:table-cell>
          <table:table-cell office:value-type="float" office:value="21.5488886833191" calcext:value-type="float">
            <text:p>21.5488886833191</text:p>
          </table:table-cell>
          <table:table-cell office:value-type="float" office:value="21.6156022548676" calcext:value-type="float">
            <text:p>21.6156022548676</text:p>
          </table:table-cell>
          <table:table-cell office:value-type="float" office:value="21.6489589214325" calcext:value-type="float">
            <text:p>21.6489589214325</text:p>
          </table:table-cell>
          <table:table-cell office:value-type="float" office:value="21.715672492981" calcext:value-type="float">
            <text:p>21.715672492981</text:p>
          </table:table-cell>
          <table:table-cell office:value-type="float" office:value="21.7823858261108" calcext:value-type="float">
            <text:p>21.7823858261108</text:p>
          </table:table-cell>
          <table:table-cell office:value-type="float" office:value="21.8824563026428" calcext:value-type="float">
            <text:p>21.8824563026428</text:p>
          </table:table-cell>
          <table:table-cell office:value-type="float" office:value="21.9158129692078" calcext:value-type="float">
            <text:p>21.9158129692078</text:p>
          </table:table-cell>
          <table:table-cell office:value-type="float" office:value="21.9825263023376" calcext:value-type="float">
            <text:p>21.9825263023376</text:p>
          </table:table-cell>
          <table:table-cell office:value-type="float" office:value="22.0492396354675" calcext:value-type="float">
            <text:p>22.0492396354675</text:p>
          </table:table-cell>
          <table:table-cell office:value-type="float" office:value="22.115953207016" calcext:value-type="float">
            <text:p>22.115953207016</text:p>
          </table:table-cell>
          <table:table-cell office:value-type="float" office:value="22.1826665401459" calcext:value-type="float">
            <text:p>22.1826665401459</text:p>
          </table:table-cell>
          <table:table-cell office:value-type="float" office:value="22.2493798732758" calcext:value-type="float">
            <text:p>22.2493798732758</text:p>
          </table:table-cell>
          <table:table-cell office:value-type="float" office:value="22.3160932064056" calcext:value-type="float">
            <text:p>22.3160932064056</text:p>
          </table:table-cell>
          <table:table-cell office:value-type="float" office:value="22.4161632061005" calcext:value-type="float">
            <text:p>22.4161632061005</text:p>
          </table:table-cell>
          <table:table-cell office:value-type="float" office:value="22.4828763008118" calcext:value-type="float">
            <text:p>22.4828763008118</text:p>
          </table:table-cell>
          <table:table-cell office:value-type="float" office:value="22.5495898723602" calcext:value-type="float">
            <text:p>22.5495898723602</text:p>
          </table:table-cell>
          <table:table-cell office:value-type="float" office:value="22.6163029670715" calcext:value-type="float">
            <text:p>22.6163029670715</text:p>
          </table:table-cell>
          <table:table-cell office:value-type="float" office:value="22.6830163002014" calcext:value-type="float">
            <text:p>22.6830163002014</text:p>
          </table:table-cell>
          <table:table-cell office:value-type="float" office:value="22.7163741588593" calcext:value-type="float">
            <text:p>22.7163741588593</text:p>
          </table:table-cell>
          <table:table-cell office:value-type="float" office:value="22.7830901145935" calcext:value-type="float">
            <text:p>22.7830901145935</text:p>
          </table:table-cell>
          <table:table-cell office:value-type="float" office:value="22.8498060703278" calcext:value-type="float">
            <text:p>22.8498060703278</text:p>
          </table:table-cell>
          <table:table-cell office:value-type="float" office:value="22.9165217876434" calcext:value-type="float">
            <text:p>22.9165217876434</text:p>
          </table:table-cell>
          <table:table-cell office:value-type="float" office:value="22.9498801231384" calcext:value-type="float">
            <text:p>22.9498801231384</text:p>
          </table:table-cell>
          <table:table-cell office:value-type="float" office:value="22.9832379817963" calcext:value-type="float">
            <text:p>22.9832379817963</text:p>
          </table:table-cell>
          <table:table-cell office:value-type="float" office:value="23.0499539375305" calcext:value-type="float">
            <text:p>23.0499539375305</text:p>
          </table:table-cell>
          <table:table-cell office:value-type="float" office:value="23.1166701316833" calcext:value-type="float">
            <text:p>23.1166701316833</text:p>
          </table:table-cell>
          <table:table-cell office:value-type="float" office:value="23.183385848999" calcext:value-type="float">
            <text:p>23.183385848999</text:p>
          </table:table-cell>
          <table:table-cell office:value-type="float" office:value="23.2501022815704" calcext:value-type="float">
            <text:p>23.2501022815704</text:p>
          </table:table-cell>
          <table:table-cell office:value-type="float" office:value="23.3168182373047" calcext:value-type="float">
            <text:p>23.3168182373047</text:p>
          </table:table-cell>
          <table:table-cell office:value-type="float" office:value="23.3835344314575" calcext:value-type="float">
            <text:p>23.3835344314575</text:p>
          </table:table-cell>
          <table:table-cell office:value-type="float" office:value="23.4168925285339" calcext:value-type="float">
            <text:p>23.4168925285339</text:p>
          </table:table-cell>
          <table:table-cell office:value-type="float" office:value="23.4502503871918" calcext:value-type="float">
            <text:p>23.4502503871918</text:p>
          </table:table-cell>
          <table:table-cell office:value-type="float" office:value="23.4836084842682" calcext:value-type="float">
            <text:p>23.4836084842682</text:p>
          </table:table-cell>
          <table:table-cell office:value-type="float" office:value="23.5169668197632" calcext:value-type="float">
            <text:p>23.5169668197632</text:p>
          </table:table-cell>
          <table:table-cell office:value-type="float" office:value="23.5836827754974" calcext:value-type="float">
            <text:p>23.5836827754974</text:p>
          </table:table-cell>
          <table:table-cell office:value-type="float" office:value="23.6170408725739" calcext:value-type="float">
            <text:p>23.6170408725739</text:p>
          </table:table-cell>
          <table:table-cell office:value-type="float" office:value="23.6503989696503" calcext:value-type="float">
            <text:p>23.6503989696503</text:p>
          </table:table-cell>
          <table:table-cell office:value-type="float" office:value="23.6837573051453" calcext:value-type="float">
            <text:p>23.6837573051453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2342291994124" calcext:value-type="float">
            <text:p>0.162342291994124</text:p>
          </table:table-cell>
          <table:table-cell office:value-type="float" office:value="0.162298643752831" calcext:value-type="float">
            <text:p>0.162298643752831</text:p>
          </table:table-cell>
          <table:table-cell office:value-type="float" office:value="0.162085592407706" calcext:value-type="float">
            <text:p>0.162085592407706</text:p>
          </table:table-cell>
          <table:table-cell office:value-type="float" office:value="0.162275944697006" calcext:value-type="float">
            <text:p>0.162275944697006</text:p>
          </table:table-cell>
          <table:table-cell office:value-type="float" office:value="0.162151877817077" calcext:value-type="float">
            <text:p>0.162151877817077</text:p>
          </table:table-cell>
          <table:table-cell office:value-type="float" office:value="0.162087328603574" calcext:value-type="float">
            <text:p>0.162087328603574</text:p>
          </table:table-cell>
          <table:table-cell office:value-type="float" office:value="0.162125617162837" calcext:value-type="float">
            <text:p>0.162125617162837</text:p>
          </table:table-cell>
          <table:table-cell office:value-type="float" office:value="0.162062546160553" calcext:value-type="float">
            <text:p>0.162062546160553</text:p>
          </table:table-cell>
          <table:table-cell office:value-type="float" office:value="0.161998996916005" calcext:value-type="float">
            <text:p>0.161998996916005</text:p>
          </table:table-cell>
          <table:table-cell office:value-type="float" office:value="0.162248006862119" calcext:value-type="float">
            <text:p>0.162248006862119</text:p>
          </table:table-cell>
          <table:table-cell office:value-type="float" office:value="0.162454696537382" calcext:value-type="float">
            <text:p>0.162454696537382</text:p>
          </table:table-cell>
          <table:table-cell office:value-type="float" office:value="0.162053772745446" calcext:value-type="float">
            <text:p>0.162053772745446</text:p>
          </table:table-cell>
          <table:table-cell office:value-type="float" office:value="0.162403607880332" calcext:value-type="float">
            <text:p>0.162403607880332</text:p>
          </table:table-cell>
          <table:table-cell office:value-type="float" office:value="0.161845472186007" calcext:value-type="float">
            <text:p>0.161845472186007</text:p>
          </table:table-cell>
          <table:table-cell office:value-type="float" office:value="0.162173011966072" calcext:value-type="float">
            <text:p>0.162173011966072</text:p>
          </table:table-cell>
          <table:table-cell office:value-type="float" office:value="0.162435137725866" calcext:value-type="float">
            <text:p>0.162435137725866</text:p>
          </table:table-cell>
          <table:table-cell office:value-type="float" office:value="0.162116856551219" calcext:value-type="float">
            <text:p>0.162116856551219</text:p>
          </table:table-cell>
          <table:table-cell office:value-type="float" office:value="0.162051697032415" calcext:value-type="float">
            <text:p>0.162051697032415</text:p>
          </table:table-cell>
          <table:table-cell office:value-type="float" office:value="0.162451614469218" calcext:value-type="float">
            <text:p>0.162451614469218</text:p>
          </table:table-cell>
          <table:table-cell office:value-type="float" office:value="0.162080031610941" calcext:value-type="float">
            <text:p>0.162080031610941</text:p>
          </table:table-cell>
          <table:table-cell office:value-type="float" office:value="0.16250803864774" calcext:value-type="float">
            <text:p>0.16250803864774</text:p>
          </table:table-cell>
          <table:table-cell office:value-type="float" office:value="0.162329164761858" calcext:value-type="float">
            <text:p>0.162329164761858</text:p>
          </table:table-cell>
          <table:table-cell office:value-type="float" office:value="0.162187259808727" calcext:value-type="float">
            <text:p>0.162187259808727</text:p>
          </table:table-cell>
          <table:table-cell office:value-type="float" office:value="0.162263639251661" calcext:value-type="float">
            <text:p>0.162263639251661</text:p>
          </table:table-cell>
          <table:table-cell office:value-type="float" office:value="0.162119194099759" calcext:value-type="float">
            <text:p>0.162119194099759</text:p>
          </table:table-cell>
          <table:table-cell office:value-type="float" office:value="0.161983853287435" calcext:value-type="float">
            <text:p>0.161983853287435</text:p>
          </table:table-cell>
          <table:table-cell office:value-type="float" office:value="0.162400117190329" calcext:value-type="float">
            <text:p>0.162400117190329</text:p>
          </table:table-cell>
          <table:table-cell office:value-type="float" office:value="0.162087689418829" calcext:value-type="float">
            <text:p>0.162087689418829</text:p>
          </table:table-cell>
          <table:table-cell office:value-type="float" office:value="0.162025730029164" calcext:value-type="float">
            <text:p>0.162025730029164</text:p>
          </table:table-cell>
          <table:table-cell office:value-type="float" office:value="0.162195636686902" calcext:value-type="float">
            <text:p>0.162195636686902</text:p>
          </table:table-cell>
          <table:table-cell office:value-type="float" office:value="0.162072589638472" calcext:value-type="float">
            <text:p>0.162072589638472</text:p>
          </table:table-cell>
          <table:table-cell office:value-type="float" office:value="0.162406632726482" calcext:value-type="float">
            <text:p>0.162406632726482</text:p>
          </table:table-cell>
          <table:table-cell office:value-type="float" office:value="0.162377359075494" calcext:value-type="float">
            <text:p>0.162377359075494</text:p>
          </table:table-cell>
          <table:table-cell office:value-type="float" office:value="0.162112412941476" calcext:value-type="float">
            <text:p>0.162112412941476</text:p>
          </table:table-cell>
          <table:table-cell office:value-type="float" office:value="0.162571652422334" calcext:value-type="float">
            <text:p>0.162571652422334</text:p>
          </table:table-cell>
          <table:table-cell office:value-type="float" office:value="0.161823823828341" calcext:value-type="float">
            <text:p>0.161823823828341</text:p>
          </table:table-cell>
          <table:table-cell office:value-type="float" office:value="0.162506237098618" calcext:value-type="float">
            <text:p>0.162506237098618</text:p>
          </table:table-cell>
          <table:table-cell office:value-type="float" office:value="0.162528465299174" calcext:value-type="float">
            <text:p>0.162528465299174</text:p>
          </table:table-cell>
          <table:table-cell office:value-type="float" office:value="0.162517974508071" calcext:value-type="float">
            <text:p>0.162517974508071</text:p>
          </table:table-cell>
          <table:table-cell office:value-type="float" office:value="0.162075864382097" calcext:value-type="float">
            <text:p>0.162075864382097</text:p>
          </table:table-cell>
          <table:table-cell office:value-type="float" office:value="0.162155441421093" calcext:value-type="float">
            <text:p>0.162155441421093</text:p>
          </table:table-cell>
          <table:table-cell office:value-type="float" office:value="0.162118720941153" calcext:value-type="float">
            <text:p>0.162118720941153</text:p>
          </table:table-cell>
          <table:table-cell office:value-type="float" office:value="0.162169833149437" calcext:value-type="float">
            <text:p>0.162169833149437</text:p>
          </table:table-cell>
          <table:table-cell office:value-type="float" office:value="0.162122005509135" calcext:value-type="float">
            <text:p>0.162122005509135</text:p>
          </table:table-cell>
          <table:table-cell office:value-type="float" office:value="0.162332464873105" calcext:value-type="float">
            <text:p>0.162332464873105</text:p>
          </table:table-cell>
          <table:table-cell office:value-type="float" office:value="0.162116270722203" calcext:value-type="float">
            <text:p>0.162116270722203</text:p>
          </table:table-cell>
          <table:table-cell office:value-type="float" office:value="0.162444305680238" calcext:value-type="float">
            <text:p>0.162444305680238</text:p>
          </table:table-cell>
          <table:table-cell office:value-type="float" office:value="0.162235897664766" calcext:value-type="float">
            <text:p>0.162235897664766</text:p>
          </table:table-cell>
          <table:table-cell office:value-type="float" office:value="0.162310008901594" calcext:value-type="float">
            <text:p>0.162310008901594</text:p>
          </table:table-cell>
          <table:table-cell office:value-type="float" office:value="0.162176209233977" calcext:value-type="float">
            <text:p>0.162176209233977</text:p>
          </table:table-cell>
          <table:table-cell office:value-type="float" office:value="0.162191582473575" calcext:value-type="float">
            <text:p>0.162191582473575</text:p>
          </table:table-cell>
          <table:table-cell office:value-type="float" office:value="0.162209455630836" calcext:value-type="float">
            <text:p>0.162209455630836</text:p>
          </table:table-cell>
          <table:table-cell office:value-type="float" office:value="0.16242760373439" calcext:value-type="float">
            <text:p>0.16242760373439</text:p>
          </table:table-cell>
          <table:table-cell office:value-type="float" office:value="0.162376258386584" calcext:value-type="float">
            <text:p>0.162376258386584</text:p>
          </table:table-cell>
          <table:table-cell office:value-type="float" office:value="0.162364578762953" calcext:value-type="float">
            <text:p>0.162364578762953</text:p>
          </table:table-cell>
          <table:table-cell office:value-type="float" office:value="0.162290742959594" calcext:value-type="float">
            <text:p>0.162290742959594</text:p>
          </table:table-cell>
          <table:table-cell office:value-type="float" office:value="0.162402093067369" calcext:value-type="float">
            <text:p>0.162402093067369</text:p>
          </table:table-cell>
          <table:table-cell office:value-type="float" office:value="0.162165213495788" calcext:value-type="float">
            <text:p>0.162165213495788</text:p>
          </table:table-cell>
          <table:table-cell office:value-type="float" office:value="0.162200754608833" calcext:value-type="float">
            <text:p>0.162200754608833</text:p>
          </table:table-cell>
          <table:table-cell office:value-type="float" office:value="0.162503310277733" calcext:value-type="float">
            <text:p>0.162503310277733</text:p>
          </table:table-cell>
          <table:table-cell office:value-type="float" office:value="0.162194462119386" calcext:value-type="float">
            <text:p>0.162194462119386</text:p>
          </table:table-cell>
          <table:table-cell office:value-type="float" office:value="0.162357689919685" calcext:value-type="float">
            <text:p>0.162357689919685</text:p>
          </table:table-cell>
          <table:table-cell office:value-type="float" office:value="0.16238962460271" calcext:value-type="float">
            <text:p>0.16238962460271</text:p>
          </table:table-cell>
          <table:table-cell office:value-type="float" office:value="0.162320316620176" calcext:value-type="float">
            <text:p>0.162320316620176</text:p>
          </table:table-cell>
          <table:table-cell office:value-type="float" office:value="0.162197422073092" calcext:value-type="float">
            <text:p>0.162197422073092</text:p>
          </table:table-cell>
          <table:table-cell office:value-type="float" office:value="0.162230197230328" calcext:value-type="float">
            <text:p>0.162230197230328</text:p>
          </table:table-cell>
          <table:table-cell office:value-type="float" office:value="0.162358822529694" calcext:value-type="float">
            <text:p>0.162358822529694</text:p>
          </table:table-cell>
          <table:table-cell office:value-type="float" office:value="0.162141558088691" calcext:value-type="float">
            <text:p>0.162141558088691</text:p>
          </table:table-cell>
          <table:table-cell office:value-type="float" office:value="0.162383107140839" calcext:value-type="float">
            <text:p>0.162383107140839</text:p>
          </table:table-cell>
          <table:table-cell office:value-type="float" office:value="0.16247672095385" calcext:value-type="float">
            <text:p>0.16247672095385</text:p>
          </table:table-cell>
          <table:table-cell office:value-type="float" office:value="0.162268174573733" calcext:value-type="float">
            <text:p>0.162268174573733</text:p>
          </table:table-cell>
          <table:table-cell office:value-type="float" office:value="0.162321808619537" calcext:value-type="float">
            <text:p>0.162321808619537</text:p>
          </table:table-cell>
          <table:table-cell office:value-type="float" office:value="0.16253634174312" calcext:value-type="float">
            <text:p>0.16253634174312</text:p>
          </table:table-cell>
          <table:table-cell office:value-type="float" office:value="0.162143533298283" calcext:value-type="float">
            <text:p>0.162143533298283</text:p>
          </table:table-cell>
          <table:table-cell office:value-type="float" office:value="0.162401162246016" calcext:value-type="float">
            <text:p>0.162401162246016</text:p>
          </table:table-cell>
          <table:table-cell office:value-type="float" office:value="0.162366450918586" calcext:value-type="float">
            <text:p>0.162366450918586</text:p>
          </table:table-cell>
          <table:table-cell office:value-type="float" office:value="0.162174764863558" calcext:value-type="float">
            <text:p>0.162174764863558</text:p>
          </table:table-cell>
          <table:table-cell office:value-type="float" office:value="0.162565823321531" calcext:value-type="float">
            <text:p>0.162565823321531</text:p>
          </table:table-cell>
          <table:table-cell office:value-type="float" office:value="0.16252697325341" calcext:value-type="float">
            <text:p>0.16252697325341</text:p>
          </table:table-cell>
          <table:table-cell office:value-type="float" office:value="0.162133436665044" calcext:value-type="float">
            <text:p>0.162133436665044</text:p>
          </table:table-cell>
          <table:table-cell office:value-type="float" office:value="0.162419374762269" calcext:value-type="float">
            <text:p>0.162419374762269</text:p>
          </table:table-cell>
          <table:table-cell office:value-type="float" office:value="0.162457223857435" calcext:value-type="float">
            <text:p>0.162457223857435</text:p>
          </table:table-cell>
          <table:table-cell office:value-type="float" office:value="0.16229509171107" calcext:value-type="float">
            <text:p>0.16229509171107</text:p>
          </table:table-cell>
          <table:table-cell office:value-type="float" office:value="0.162245098456535" calcext:value-type="float">
            <text:p>0.162245098456535</text:p>
          </table:table-cell>
          <table:table-cell office:value-type="float" office:value="0.162134585895308" calcext:value-type="float">
            <text:p>0.162134585895308</text:p>
          </table:table-cell>
          <table:table-cell office:value-type="float" office:value="0.162558171823748" calcext:value-type="float">
            <text:p>0.162558171823748</text:p>
          </table:table-cell>
          <table:table-cell office:value-type="float" office:value="0.162449525942609" calcext:value-type="float">
            <text:p>0.162449525942609</text:p>
          </table:table-cell>
          <table:table-cell office:value-type="float" office:value="0.162179267279591" calcext:value-type="float">
            <text:p>0.162179267279591</text:p>
          </table:table-cell>
          <table:table-cell office:value-type="float" office:value="0.162560985045421" calcext:value-type="float">
            <text:p>0.162560985045421</text:p>
          </table:table-cell>
          <table:table-cell office:value-type="float" office:value="0.163762832487925" calcext:value-type="float">
            <text:p>0.163762832487925</text:p>
          </table:table-cell>
          <table:table-cell office:value-type="float" office:value="0.165051524756857" calcext:value-type="float">
            <text:p>0.165051524756857</text:p>
          </table:table-cell>
          <table:table-cell office:value-type="float" office:value="0.165484106727529" calcext:value-type="float">
            <text:p>0.165484106727529</text:p>
          </table:table-cell>
          <table:table-cell office:value-type="float" office:value="0.165917123143874" calcext:value-type="float">
            <text:p>0.165917123143874</text:p>
          </table:table-cell>
          <table:table-cell office:value-type="float" office:value="0.165665200823" calcext:value-type="float">
            <text:p>0.165665200823</text:p>
          </table:table-cell>
          <table:table-cell office:value-type="float" office:value="0.163203196226894" calcext:value-type="float">
            <text:p>0.163203196226894</text:p>
          </table:table-cell>
          <table:table-cell office:value-type="float" office:value="0.160147567451472" calcext:value-type="float">
            <text:p>0.160147567451472</text:p>
          </table:table-cell>
          <table:table-cell office:value-type="float" office:value="0.164300163360709" calcext:value-type="float">
            <text:p>0.164300163360709</text:p>
          </table:table-cell>
          <table:table-cell office:value-type="float" office:value="0.213417383543048" calcext:value-type="float">
            <text:p>0.213417383543048</text:p>
          </table:table-cell>
          <table:table-cell office:value-type="float" office:value="0.207937164271993" calcext:value-type="float">
            <text:p>0.207937164271993</text:p>
          </table:table-cell>
          <table:table-cell office:value-type="float" office:value="0.209890585616206" calcext:value-type="float">
            <text:p>0.209890585616206</text:p>
          </table:table-cell>
          <table:table-cell office:value-type="float" office:value="0.215508421158006" calcext:value-type="float">
            <text:p>0.215508421158006</text:p>
          </table:table-cell>
          <table:table-cell office:value-type="float" office:value="0.209266872220939" calcext:value-type="float">
            <text:p>0.209266872220939</text:p>
          </table:table-cell>
          <table:table-cell office:value-type="float" office:value="0.206939431298092" calcext:value-type="float">
            <text:p>0.206939431298092</text:p>
          </table:table-cell>
          <table:table-cell office:value-type="float" office:value="0.145575552465897" calcext:value-type="float">
            <text:p>0.145575552465897</text:p>
          </table:table-cell>
          <table:table-cell office:value-type="float" office:value="0.13845189622582" calcext:value-type="float">
            <text:p>0.13845189622582</text:p>
          </table:table-cell>
          <table:table-cell office:value-type="float" office:value="0.126432377899496" calcext:value-type="float">
            <text:p>0.126432377899496</text:p>
          </table:table-cell>
          <table:table-cell office:value-type="float" office:value="0.13147133700153" calcext:value-type="float">
            <text:p>0.13147133700153</text:p>
          </table:table-cell>
          <table:table-cell office:value-type="float" office:value="0.182523933872017" calcext:value-type="float">
            <text:p>0.182523933872017</text:p>
          </table:table-cell>
          <table:table-cell office:value-type="float" office:value="0.185093739302944" calcext:value-type="float">
            <text:p>0.185093739302944</text:p>
          </table:table-cell>
          <table:table-cell office:value-type="float" office:value="0.184698075993846" calcext:value-type="float">
            <text:p>0.184698075993846</text:p>
          </table:table-cell>
          <table:table-cell office:value-type="float" office:value="0.177777143506071" calcext:value-type="float">
            <text:p>0.177777143506071</text:p>
          </table:table-cell>
          <table:table-cell office:value-type="float" office:value="0.171884569490994" calcext:value-type="float">
            <text:p>0.171884569490994</text:p>
          </table:table-cell>
          <table:table-cell office:value-type="float" office:value="0.169965485959133" calcext:value-type="float">
            <text:p>0.169965485959133</text:p>
          </table:table-cell>
          <table:table-cell office:value-type="float" office:value="0.166197259845817" calcext:value-type="float">
            <text:p>0.166197259845817</text:p>
          </table:table-cell>
          <table:table-cell office:value-type="float" office:value="0.16290047670344" calcext:value-type="float">
            <text:p>0.16290047670344</text:p>
          </table:table-cell>
          <table:table-cell office:value-type="float" office:value="0.182585140131375" calcext:value-type="float">
            <text:p>0.182585140131375</text:p>
          </table:table-cell>
          <table:table-cell office:value-type="float" office:value="0.192613869883077" calcext:value-type="float">
            <text:p>0.192613869883077</text:p>
          </table:table-cell>
          <table:table-cell office:value-type="float" office:value="0.205505755470625" calcext:value-type="float">
            <text:p>0.205505755470625</text:p>
          </table:table-cell>
          <table:table-cell office:value-type="float" office:value="0.204727331606068" calcext:value-type="float">
            <text:p>0.204727331606068</text:p>
          </table:table-cell>
          <table:table-cell office:value-type="float" office:value="0.202928097500078" calcext:value-type="float">
            <text:p>0.202928097500078</text:p>
          </table:table-cell>
          <table:table-cell office:value-type="float" office:value="0.205292669032063" calcext:value-type="float">
            <text:p>0.205292669032063</text:p>
          </table:table-cell>
          <table:table-cell office:value-type="float" office:value="0.210564911964191" calcext:value-type="float">
            <text:p>0.210564911964191</text:p>
          </table:table-cell>
          <table:table-cell office:value-type="float" office:value="0.21151155135115" calcext:value-type="float">
            <text:p>0.21151155135115</text:p>
          </table:table-cell>
          <table:table-cell office:value-type="float" office:value="0.180415193043268" calcext:value-type="float">
            <text:p>0.180415193043268</text:p>
          </table:table-cell>
          <table:table-cell office:value-type="float" office:value="0.190883439539395" calcext:value-type="float">
            <text:p>0.190883439539395</text:p>
          </table:table-cell>
          <table:table-cell office:value-type="float" office:value="0.196909906522304" calcext:value-type="float">
            <text:p>0.196909906522304</text:p>
          </table:table-cell>
          <table:table-cell office:value-type="float" office:value="0.196016832928199" calcext:value-type="float">
            <text:p>0.196016832928199</text:p>
          </table:table-cell>
          <table:table-cell office:value-type="float" office:value="0.196081809689374" calcext:value-type="float">
            <text:p>0.196081809689374</text:p>
          </table:table-cell>
          <table:table-cell office:value-type="float" office:value="0.194912435635176" calcext:value-type="float">
            <text:p>0.194912435635176</text:p>
          </table:table-cell>
          <table:table-cell office:value-type="float" office:value="0.192939127289711" calcext:value-type="float">
            <text:p>0.192939127289711</text:p>
          </table:table-cell>
          <table:table-cell office:value-type="float" office:value="0.120920972977734" calcext:value-type="float">
            <text:p>0.120920972977734</text:p>
          </table:table-cell>
          <table:table-cell office:value-type="float" office:value="0.117064055419889" calcext:value-type="float">
            <text:p>0.117064055419889</text:p>
          </table:table-cell>
          <table:table-cell office:value-type="float" office:value="0.116385848284725" calcext:value-type="float">
            <text:p>0.116385848284725</text:p>
          </table:table-cell>
          <table:table-cell office:value-type="float" office:value="0.112129809669109" calcext:value-type="float">
            <text:p>0.112129809669109</text:p>
          </table:table-cell>
          <table:table-cell office:value-type="float" office:value="0.103730010188151" calcext:value-type="float">
            <text:p>0.103730010188151</text:p>
          </table:table-cell>
          <table:table-cell office:value-type="float" office:value="0.110472667297792" calcext:value-type="float">
            <text:p>0.110472667297792</text:p>
          </table:table-cell>
          <table:table-cell office:value-type="float" office:value="0.121242646010943" calcext:value-type="float">
            <text:p>0.121242646010943</text:p>
          </table:table-cell>
          <table:table-cell office:value-type="float" office:value="0.127914252904349" calcext:value-type="float">
            <text:p>0.127914252904349</text:p>
          </table:table-cell>
          <table:table-cell office:value-type="float" office:value="0.178740772306949" calcext:value-type="float">
            <text:p>0.178740772306949</text:p>
          </table:table-cell>
          <table:table-cell office:value-type="float" office:value="0.189897628153742" calcext:value-type="float">
            <text:p>0.189897628153742</text:p>
          </table:table-cell>
          <table:table-cell office:value-type="float" office:value="0.190212674505641" calcext:value-type="float">
            <text:p>0.190212674505641</text:p>
          </table:table-cell>
          <table:table-cell office:value-type="float" office:value="0.190120968249156" calcext:value-type="float">
            <text:p>0.190120968249156</text:p>
          </table:table-cell>
          <table:table-cell office:value-type="float" office:value="0.188896542863792" calcext:value-type="float">
            <text:p>0.188896542863792</text:p>
          </table:table-cell>
          <table:table-cell office:value-type="float" office:value="0.188247952201495" calcext:value-type="float">
            <text:p>0.188247952201495</text:p>
          </table:table-cell>
          <table:table-cell office:value-type="float" office:value="0.188612582641769" calcext:value-type="float">
            <text:p>0.188612582641769</text:p>
          </table:table-cell>
          <table:table-cell office:value-type="float" office:value="0.202965893635623" calcext:value-type="float">
            <text:p>0.202965893635623</text:p>
          </table:table-cell>
          <table:table-cell office:value-type="float" office:value="0.204138899718051" calcext:value-type="float">
            <text:p>0.204138899718051</text:p>
          </table:table-cell>
          <table:table-cell office:value-type="float" office:value="0.204191332087831" calcext:value-type="float">
            <text:p>0.204191332087831</text:p>
          </table:table-cell>
          <table:table-cell office:value-type="float" office:value="0.206733380443419" calcext:value-type="float">
            <text:p>0.206733380443419</text:p>
          </table:table-cell>
          <table:table-cell office:value-type="float" office:value="0.207954749261114" calcext:value-type="float">
            <text:p>0.207954749261114</text:p>
          </table:table-cell>
          <table:table-cell office:value-type="float" office:value="0.118717865600369" calcext:value-type="float">
            <text:p>0.118717865600369</text:p>
          </table:table-cell>
          <table:table-cell office:value-type="float" office:value="0.113884790594441" calcext:value-type="float">
            <text:p>0.113884790594441</text:p>
          </table:table-cell>
          <table:table-cell office:value-type="float" office:value="0.113975359688108" calcext:value-type="float">
            <text:p>0.113975359688108</text:p>
          </table:table-cell>
          <table:table-cell office:value-type="float" office:value="0.118826443878134" calcext:value-type="float">
            <text:p>0.118826443878134</text:p>
          </table:table-cell>
          <table:table-cell office:value-type="float" office:value="0.178177989742173" calcext:value-type="float">
            <text:p>0.178177989742173</text:p>
          </table:table-cell>
          <table:table-cell office:value-type="float" office:value="0.186174580230844" calcext:value-type="float">
            <text:p>0.186174580230844</text:p>
          </table:table-cell>
          <table:table-cell office:value-type="float" office:value="0.180583921987452" calcext:value-type="float">
            <text:p>0.180583921987452</text:p>
          </table:table-cell>
          <table:table-cell office:value-type="float" office:value="0.175159176782887" calcext:value-type="float">
            <text:p>0.175159176782887</text:p>
          </table:table-cell>
          <table:table-cell office:value-type="float" office:value="0.164878577730295" calcext:value-type="float">
            <text:p>0.164878577730295</text:p>
          </table:table-cell>
          <table:table-cell office:value-type="float" office:value="0.162972072732497" calcext:value-type="float">
            <text:p>0.162972072732497</text:p>
          </table:table-cell>
          <table:table-cell office:value-type="float" office:value="0.175790577472499" calcext:value-type="float">
            <text:p>0.175790577472499</text:p>
          </table:table-cell>
          <table:table-cell office:value-type="float" office:value="0.207330242264207" calcext:value-type="float">
            <text:p>0.207330242264207</text:p>
          </table:table-cell>
          <table:table-cell office:value-type="float" office:value="0.205781663652148" calcext:value-type="float">
            <text:p>0.205781663652148</text:p>
          </table:table-cell>
          <table:table-cell office:value-type="float" office:value="0.206824056557276" calcext:value-type="float">
            <text:p>0.206824056557276</text:p>
          </table:table-cell>
          <table:table-cell office:value-type="float" office:value="0.203207066879009" calcext:value-type="float">
            <text:p>0.203207066879009</text:p>
          </table:table-cell>
          <table:table-cell office:value-type="float" office:value="0.203909240427289" calcext:value-type="float">
            <text:p>0.203909240427289</text:p>
          </table:table-cell>
          <table:table-cell office:value-type="float" office:value="0.204501246007228" calcext:value-type="float">
            <text:p>0.204501246007228</text:p>
          </table:table-cell>
          <table:table-cell office:value-type="float" office:value="0.203090210561904" calcext:value-type="float">
            <text:p>0.203090210561904</text:p>
          </table:table-cell>
          <table:table-cell office:value-type="float" office:value="0.202169585966757" calcext:value-type="float">
            <text:p>0.202169585966757</text:p>
          </table:table-cell>
          <table:table-cell office:value-type="float" office:value="0.203641444791355" calcext:value-type="float">
            <text:p>0.203641444791355</text:p>
          </table:table-cell>
          <table:table-cell office:value-type="float" office:value="0.0989963997820075" calcext:value-type="float">
            <text:p>0.098996399782008</text:p>
          </table:table-cell>
          <table:table-cell office:value-type="float" office:value="0.0915160556492014" calcext:value-type="float">
            <text:p>0.091516055649201</text:p>
          </table:table-cell>
          <table:table-cell office:value-type="float" office:value="0.0968479782020503" calcext:value-type="float">
            <text:p>0.09684797820205</text:p>
          </table:table-cell>
          <table:table-cell office:value-type="float" office:value="0.104339042389506" calcext:value-type="float">
            <text:p>0.104339042389506</text:p>
          </table:table-cell>
          <table:table-cell office:value-type="float" office:value="0.142969917309945" calcext:value-type="float">
            <text:p>0.142969917309945</text:p>
          </table:table-cell>
          <table:table-cell office:value-type="float" office:value="0.155598611092806" calcext:value-type="float">
            <text:p>0.155598611092806</text:p>
          </table:table-cell>
          <table:table-cell office:value-type="float" office:value="0.162723387635456" calcext:value-type="float">
            <text:p>0.162723387635456</text:p>
          </table:table-cell>
          <table:table-cell office:value-type="float" office:value="0.164556342877105" calcext:value-type="float">
            <text:p>0.164556342877105</text:p>
          </table:table-cell>
          <table:table-cell office:value-type="float" office:value="0.163414166162714" calcext:value-type="float">
            <text:p>0.163414166162714</text:p>
          </table:table-cell>
          <table:table-cell office:value-type="float" office:value="0.161813617958736" calcext:value-type="float">
            <text:p>0.161813617958736</text:p>
          </table:table-cell>
          <table:table-cell office:value-type="float" office:value="0.151046149118393" calcext:value-type="float">
            <text:p>0.151046149118393</text:p>
          </table:table-cell>
          <table:table-cell office:value-type="float" office:value="0.153570361469122" calcext:value-type="float">
            <text:p>0.153570361469122</text:p>
          </table:table-cell>
          <table:table-cell office:value-type="float" office:value="0.18019345382094" calcext:value-type="float">
            <text:p>0.18019345382094</text:p>
          </table:table-cell>
          <table:table-cell office:value-type="float" office:value="0.191593455095969" calcext:value-type="float">
            <text:p>0.191593455095969</text:p>
          </table:table-cell>
          <table:table-cell office:value-type="float" office:value="0.198058458856831" calcext:value-type="float">
            <text:p>0.198058458856831</text:p>
          </table:table-cell>
          <table:table-cell office:value-type="float" office:value="0.200169596101572" calcext:value-type="float">
            <text:p>0.200169596101572</text:p>
          </table:table-cell>
          <table:table-cell office:value-type="float" office:value="0.200987293261443" calcext:value-type="float">
            <text:p>0.200987293261443</text:p>
          </table:table-cell>
          <table:table-cell office:value-type="float" office:value="0.203126784425484" calcext:value-type="float">
            <text:p>0.203126784425484</text:p>
          </table:table-cell>
          <table:table-cell office:value-type="float" office:value="0.20342666933967" calcext:value-type="float">
            <text:p>0.20342666933967</text:p>
          </table:table-cell>
          <table:table-cell office:value-type="float" office:value="0.201649484284482" calcext:value-type="float">
            <text:p>0.201649484284482</text:p>
          </table:table-cell>
          <table:table-cell office:value-type="float" office:value="0.198353758220031" calcext:value-type="float">
            <text:p>0.198353758220031</text:p>
          </table:table-cell>
          <table:table-cell office:value-type="float" office:value="0.205091758457299" calcext:value-type="float">
            <text:p>0.205091758457299</text:p>
          </table:table-cell>
          <table:table-cell office:value-type="float" office:value="0.125575646168873" calcext:value-type="float">
            <text:p>0.125575646168873</text:p>
          </table:table-cell>
          <table:table-cell office:value-type="float" office:value="0.118425877396019" calcext:value-type="float">
            <text:p>0.118425877396019</text:p>
          </table:table-cell>
          <table:table-cell office:value-type="float" office:value="0.112841638379893" calcext:value-type="float">
            <text:p>0.112841638379893</text:p>
          </table:table-cell>
          <table:table-cell office:value-type="float" office:value="0.103230541508239" calcext:value-type="float">
            <text:p>0.103230541508239</text:p>
          </table:table-cell>
          <table:table-cell office:value-type="float" office:value="0.10783866855484" calcext:value-type="float">
            <text:p>0.10783866855484</text:p>
          </table:table-cell>
          <table:table-cell office:value-type="float" office:value="0.152518291553522" calcext:value-type="float">
            <text:p>0.152518291553522</text:p>
          </table:table-cell>
          <table:table-cell office:value-type="float" office:value="0.160798461574623" calcext:value-type="float">
            <text:p>0.160798461574623</text:p>
          </table:table-cell>
          <table:table-cell office:value-type="float" office:value="0.167621715871822" calcext:value-type="float">
            <text:p>0.167621715871822</text:p>
          </table:table-cell>
          <table:table-cell office:value-type="float" office:value="0.173194674308171" calcext:value-type="float">
            <text:p>0.173194674308171</text:p>
          </table:table-cell>
          <table:table-cell office:value-type="float" office:value="0.170812536751191" calcext:value-type="float">
            <text:p>0.170812536751191</text:p>
          </table:table-cell>
          <table:table-cell office:value-type="float" office:value="0.168022646127936" calcext:value-type="float">
            <text:p>0.168022646127936</text:p>
          </table:table-cell>
          <table:table-cell office:value-type="float" office:value="0.168324304105123" calcext:value-type="float">
            <text:p>0.168324304105123</text:p>
          </table:table-cell>
          <table:table-cell office:value-type="float" office:value="0.162425307600969" calcext:value-type="float">
            <text:p>0.162425307600969</text:p>
          </table:table-cell>
          <table:table-cell office:value-type="float" office:value="0.169496721348386" calcext:value-type="float">
            <text:p>0.169496721348386</text:p>
          </table:table-cell>
          <table:table-cell office:value-type="float" office:value="0.184811932960852" calcext:value-type="float">
            <text:p>0.184811932960852</text:p>
          </table:table-cell>
          <table:table-cell office:value-type="float" office:value="0.187544096609097" calcext:value-type="float">
            <text:p>0.187544096609097</text:p>
          </table:table-cell>
          <table:table-cell office:value-type="float" office:value="0.187062756604991" calcext:value-type="float">
            <text:p>0.187062756604991</text:p>
          </table:table-cell>
          <table:table-cell office:value-type="float" office:value="0.188803119747205" calcext:value-type="float">
            <text:p>0.188803119747205</text:p>
          </table:table-cell>
          <table:table-cell office:value-type="float" office:value="0.188297965518469" calcext:value-type="float">
            <text:p>0.188297965518469</text:p>
          </table:table-cell>
          <table:table-cell office:value-type="float" office:value="0.192324685464721" calcext:value-type="float">
            <text:p>0.192324685464721</text:p>
          </table:table-cell>
          <table:table-cell office:value-type="float" office:value="0.195788183518303" calcext:value-type="float">
            <text:p>0.195788183518303</text:p>
          </table:table-cell>
          <table:table-cell office:value-type="float" office:value="0.198109201828844" calcext:value-type="float">
            <text:p>0.198109201828844</text:p>
          </table:table-cell>
          <table:table-cell office:value-type="float" office:value="0.198705763420072" calcext:value-type="float">
            <text:p>0.198705763420072</text:p>
          </table:table-cell>
          <table:table-cell office:value-type="float" office:value="0.201143516756679" calcext:value-type="float">
            <text:p>0.201143516756679</text:p>
          </table:table-cell>
          <table:table-cell office:value-type="float" office:value="0.13533433026521" calcext:value-type="float">
            <text:p>0.13533433026521</text:p>
          </table:table-cell>
          <table:table-cell office:value-type="float" office:value="0.129740368190677" calcext:value-type="float">
            <text:p>0.129740368190677</text:p>
          </table:table-cell>
          <table:table-cell office:value-type="float" office:value="0.126430382906586" calcext:value-type="float">
            <text:p>0.126430382906586</text:p>
          </table:table-cell>
          <table:table-cell office:value-type="float" office:value="0.119688463820766" calcext:value-type="float">
            <text:p>0.119688463820766</text:p>
          </table:table-cell>
          <table:table-cell office:value-type="float" office:value="0.106754166762811" calcext:value-type="float">
            <text:p>0.106754166762811</text:p>
          </table:table-cell>
          <table:table-cell office:value-type="float" office:value="0.106306778567676" calcext:value-type="float">
            <text:p>0.106306778567676</text:p>
          </table:table-cell>
          <table:table-cell office:value-type="float" office:value="0.106395776856972" calcext:value-type="float">
            <text:p>0.106395776856972</text:p>
          </table:table-cell>
          <table:table-cell office:value-type="float" office:value="0.11311791384435" calcext:value-type="float">
            <text:p>0.11311791384435</text:p>
          </table:table-cell>
          <table:table-cell office:value-type="float" office:value="0.115459061081857" calcext:value-type="float">
            <text:p>0.115459061081857</text:p>
          </table:table-cell>
          <table:table-cell office:value-type="float" office:value="0.11790061234376" calcext:value-type="float">
            <text:p>0.11790061234376</text:p>
          </table:table-cell>
          <table:table-cell office:value-type="float" office:value="0.123573434264911" calcext:value-type="float">
            <text:p>0.123573434264911</text:p>
          </table:table-cell>
          <table:table-cell office:value-type="float" office:value="0.124536375370408" calcext:value-type="float">
            <text:p>0.124536375370408</text:p>
          </table:table-cell>
          <table:table-cell office:value-type="float" office:value="0.121896894748103" calcext:value-type="float">
            <text:p>0.121896894748103</text:p>
          </table:table-cell>
          <table:table-cell office:value-type="float" office:value="0.123542997038852" calcext:value-type="float">
            <text:p>0.123542997038852</text:p>
          </table:table-cell>
          <table:table-cell office:value-type="float" office:value="0.126004263358791" calcext:value-type="float">
            <text:p>0.126004263358791</text:p>
          </table:table-cell>
          <table:table-cell office:value-type="float" office:value="0.126067712034283" calcext:value-type="float">
            <text:p>0.126067712034283</text:p>
          </table:table-cell>
          <table:table-cell office:value-type="float" office:value="0.126097215137764" calcext:value-type="float">
            <text:p>0.126097215137764</text:p>
          </table:table-cell>
          <table:table-cell office:value-type="float" office:value="0.12519317541353" calcext:value-type="float">
            <text:p>0.12519317541353</text:p>
          </table:table-cell>
          <table:table-cell office:value-type="float" office:value="0.125168873309107" calcext:value-type="float">
            <text:p>0.125168873309107</text:p>
          </table:table-cell>
          <table:table-cell office:value-type="float" office:value="0.125923803561916" calcext:value-type="float">
            <text:p>0.125923803561916</text:p>
          </table:table-cell>
          <table:table-cell office:value-type="float" office:value="0.126091042559882" calcext:value-type="float">
            <text:p>0.126091042559882</text:p>
          </table:table-cell>
          <table:table-cell office:value-type="float" office:value="0.126439144577262" calcext:value-type="float">
            <text:p>0.126439144577262</text:p>
          </table:table-cell>
          <table:table-cell office:value-type="float" office:value="0.126509047921494" calcext:value-type="float">
            <text:p>0.126509047921494</text:p>
          </table:table-cell>
          <table:table-cell office:value-type="float" office:value="0.126398622950615" calcext:value-type="float">
            <text:p>0.126398622950615</text:p>
          </table:table-cell>
          <table:table-cell office:value-type="float" office:value="0.126231103332916" calcext:value-type="float">
            <text:p>0.126231103332916</text:p>
          </table:table-cell>
          <table:table-cell office:value-type="float" office:value="0.125980397553306" calcext:value-type="float">
            <text:p>0.125980397553306</text:p>
          </table:table-cell>
          <table:table-cell office:value-type="float" office:value="0.125854335139195" calcext:value-type="float">
            <text:p>0.125854335139195</text:p>
          </table:table-cell>
          <table:table-cell office:value-type="float" office:value="0.125830537736202" calcext:value-type="float">
            <text:p>0.125830537736202</text:p>
          </table:table-cell>
          <table:table-cell office:value-type="float" office:value="0.125760728618348" calcext:value-type="float">
            <text:p>0.125760728618348</text:p>
          </table:table-cell>
          <table:table-cell office:value-type="float" office:value="0.125852716657985" calcext:value-type="float">
            <text:p>0.125852716657985</text:p>
          </table:table-cell>
          <table:table-cell office:value-type="float" office:value="0.125930310193566" calcext:value-type="float">
            <text:p>0.125930310193566</text:p>
          </table:table-cell>
          <table:table-cell office:value-type="float" office:value="0.126027721227281" calcext:value-type="float">
            <text:p>0.126027721227281</text:p>
          </table:table-cell>
          <table:table-cell office:value-type="float" office:value="0.126017604056505" calcext:value-type="float">
            <text:p>0.126017604056505</text:p>
          </table:table-cell>
          <table:table-cell office:value-type="float" office:value="0.126030219009781" calcext:value-type="float">
            <text:p>0.126030219009781</text:p>
          </table:table-cell>
          <table:table-cell office:value-type="float" office:value="0.12590522290781" calcext:value-type="float">
            <text:p>0.12590522290781</text:p>
          </table:table-cell>
          <table:table-cell office:value-type="float" office:value="0.126035206633212" calcext:value-type="float">
            <text:p>0.126035206633212</text:p>
          </table:table-cell>
          <table:table-cell office:value-type="float" office:value="0.125721284927034" calcext:value-type="float">
            <text:p>0.125721284927034</text:p>
          </table:table-cell>
          <table:table-cell office:value-type="float" office:value="0.125957331676187" calcext:value-type="float">
            <text:p>0.125957331676187</text:p>
          </table:table-cell>
          <table:table-cell office:value-type="float" office:value="0.125901280554959" calcext:value-type="float">
            <text:p>0.125901280554959</text:p>
          </table:table-cell>
          <table:table-cell office:value-type="float" office:value="0.125774768058449" calcext:value-type="float">
            <text:p>0.125774768058449</text:p>
          </table:table-cell>
          <table:table-cell office:value-type="float" office:value="0.125807617632497" calcext:value-type="float">
            <text:p>0.125807617632497</text:p>
          </table:table-cell>
          <table:table-cell office:value-type="float" office:value="0.125834668085859" calcext:value-type="float">
            <text:p>0.125834668085859</text:p>
          </table:table-cell>
          <table:table-cell office:value-type="float" office:value="0.125895920156456" calcext:value-type="float">
            <text:p>0.125895920156456</text:p>
          </table:table-cell>
          <table:table-cell office:value-type="float" office:value="0.125788741889435" calcext:value-type="float">
            <text:p>0.125788741889435</text:p>
          </table:table-cell>
          <table:table-cell office:value-type="float" office:value="0.125849586064451" calcext:value-type="float">
            <text:p>0.125849586064451</text:p>
          </table:table-cell>
          <table:table-cell office:value-type="float" office:value="0.125881599042561" calcext:value-type="float">
            <text:p>0.125881599042561</text:p>
          </table:table-cell>
          <table:table-cell office:value-type="float" office:value="0.125849742433783" calcext:value-type="float">
            <text:p>0.125849742433783</text:p>
          </table:table-cell>
          <table:table-cell office:value-type="float" office:value="0.125848968684611" calcext:value-type="float">
            <text:p>0.125848968684611</text:p>
          </table:table-cell>
          <table:table-cell office:value-type="float" office:value="0.125890408938728" calcext:value-type="float">
            <text:p>0.125890408938728</text:p>
          </table:table-cell>
          <table:table-cell office:value-type="float" office:value="0.125768716159076" calcext:value-type="float">
            <text:p>0.125768716159076</text:p>
          </table:table-cell>
          <table:table-cell office:value-type="float" office:value="0.125871935026947" calcext:value-type="float">
            <text:p>0.125871935026947</text:p>
          </table:table-cell>
          <table:table-cell office:value-type="float" office:value="0.125941080980341" calcext:value-type="float">
            <text:p>0.125941080980341</text:p>
          </table:table-cell>
          <table:table-cell office:value-type="float" office:value="0.125935354418776" calcext:value-type="float">
            <text:p>0.125935354418776</text:p>
          </table:table-cell>
          <table:table-cell office:value-type="float" office:value="0.125832282355335" calcext:value-type="float">
            <text:p>0.125832282355335</text:p>
          </table:table-cell>
          <table:table-cell office:value-type="float" office:value="0.125759353633856" calcext:value-type="float">
            <text:p>0.125759353633856</text:p>
          </table:table-cell>
          <table:table-cell office:value-type="float" office:value="0.125682952341852" calcext:value-type="float">
            <text:p>0.125682952341852</text:p>
          </table:table-cell>
          <table:table-cell office:value-type="float" office:value="0.125863423463811" calcext:value-type="float">
            <text:p>0.125863423463811</text:p>
          </table:table-cell>
          <table:table-cell office:value-type="float" office:value="0.12579510635172" calcext:value-type="float">
            <text:p>0.12579510635172</text:p>
          </table:table-cell>
          <table:table-cell office:value-type="float" office:value="0.125864568793884" calcext:value-type="float">
            <text:p>0.125864568793884</text:p>
          </table:table-cell>
          <table:table-cell office:value-type="float" office:value="0.125784768695842" calcext:value-type="float">
            <text:p>0.125784768695842</text:p>
          </table:table-cell>
          <table:table-cell office:value-type="float" office:value="0.125741864759156" calcext:value-type="float">
            <text:p>0.125741864759156</text:p>
          </table:table-cell>
          <table:table-cell office:value-type="float" office:value="0.125803472962795" calcext:value-type="float">
            <text:p>0.125803472962795</text:p>
          </table:table-cell>
          <table:table-cell office:value-type="float" office:value="0.125826199080804" calcext:value-type="float">
            <text:p>0.125826199080804</text:p>
          </table:table-cell>
          <table:table-cell office:value-type="float" office:value="0.125904008389517" calcext:value-type="float">
            <text:p>0.125904008389517</text:p>
          </table:table-cell>
          <table:table-cell office:value-type="float" office:value="0.125899942903539" calcext:value-type="float">
            <text:p>0.125899942903539</text:p>
          </table:table-cell>
          <table:table-cell office:value-type="float" office:value="0.125859185085589" calcext:value-type="float">
            <text:p>0.125859185085589</text:p>
          </table:table-cell>
          <table:table-cell office:value-type="float" office:value="0.125833613533023" calcext:value-type="float">
            <text:p>0.125833613533023</text:p>
          </table:table-cell>
          <table:table-cell office:value-type="float" office:value="0.125804709322354" calcext:value-type="float">
            <text:p>0.125804709322354</text:p>
          </table:table-cell>
          <table:table-cell office:value-type="float" office:value="0.125786625989315" calcext:value-type="float">
            <text:p>0.125786625989315</text:p>
          </table:table-cell>
          <table:table-cell office:value-type="float" office:value="0.125827572022277" calcext:value-type="float">
            <text:p>0.125827572022277</text:p>
          </table:table-cell>
          <table:table-cell office:value-type="float" office:value="0.125860549658062" calcext:value-type="float">
            <text:p>0.125860549658062</text:p>
          </table:table-cell>
          <table:table-cell office:value-type="float" office:value="0.125750900982837" calcext:value-type="float">
            <text:p>0.125750900982837</text:p>
          </table:table-cell>
          <table:table-cell office:value-type="float" office:value="0.125802202805448" calcext:value-type="float">
            <text:p>0.125802202805448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1889339135818" calcext:value-type="float">
            <text:p>-0.010188933913582</text:p>
          </table:table-cell>
          <table:table-cell office:value-type="float" office:value="-0.0101835226778529" calcext:value-type="float">
            <text:p>-0.010183522677853</text:p>
          </table:table-cell>
          <table:table-cell office:value-type="float" office:value="-0.0101954624895175" calcext:value-type="float">
            <text:p>-0.010195462489518</text:p>
          </table:table-cell>
          <table:table-cell office:value-type="float" office:value="-0.0101937756904983" calcext:value-type="float">
            <text:p>-0.010193775690498</text:p>
          </table:table-cell>
          <table:table-cell office:value-type="float" office:value="-0.010181965754923" calcext:value-type="float">
            <text:p>-0.010181965754923</text:p>
          </table:table-cell>
          <table:table-cell office:value-type="float" office:value="-0.0101827160855443" calcext:value-type="float">
            <text:p>-0.010182716085544</text:p>
          </table:table-cell>
          <table:table-cell office:value-type="float" office:value="-0.0102024562906488" calcext:value-type="float">
            <text:p>-0.010202456290649</text:p>
          </table:table-cell>
          <table:table-cell office:value-type="float" office:value="-0.0101874772936161" calcext:value-type="float">
            <text:p>-0.010187477293616</text:p>
          </table:table-cell>
          <table:table-cell office:value-type="float" office:value="-0.0101666046789689" calcext:value-type="float">
            <text:p>-0.010166604678969</text:p>
          </table:table-cell>
          <table:table-cell office:value-type="float" office:value="-0.0101788797687319" calcext:value-type="float">
            <text:p>-0.010178879768732</text:p>
          </table:table-cell>
          <table:table-cell office:value-type="float" office:value="-0.0101813218229249" calcext:value-type="float">
            <text:p>-0.010181321822925</text:p>
          </table:table-cell>
          <table:table-cell office:value-type="float" office:value="-0.0101621617948712" calcext:value-type="float">
            <text:p>-0.010162161794871</text:p>
          </table:table-cell>
          <table:table-cell office:value-type="float" office:value="-0.0102044154879251" calcext:value-type="float">
            <text:p>-0.010204415487925</text:p>
          </table:table-cell>
          <table:table-cell office:value-type="float" office:value="-0.0101788110458433" calcext:value-type="float">
            <text:p>-0.010178811045843</text:p>
          </table:table-cell>
          <table:table-cell office:value-type="float" office:value="-0.0101740677447921" calcext:value-type="float">
            <text:p>-0.010174067744792</text:p>
          </table:table-cell>
          <table:table-cell office:value-type="float" office:value="-0.0101840724455562" calcext:value-type="float">
            <text:p>-0.010184072445556</text:p>
          </table:table-cell>
          <table:table-cell office:value-type="float" office:value="-0.0102031433157936" calcext:value-type="float">
            <text:p>-0.010203143315794</text:p>
          </table:table-cell>
          <table:table-cell office:value-type="float" office:value="-0.0101522664621201" calcext:value-type="float">
            <text:p>-0.01015226646212</text:p>
          </table:table-cell>
          <table:table-cell office:value-type="float" office:value="-0.0101922598208702" calcext:value-type="float">
            <text:p>-0.01019225982087</text:p>
          </table:table-cell>
          <table:table-cell office:value-type="float" office:value="-0.0101955417803491" calcext:value-type="float">
            <text:p>-0.010195541780349</text:p>
          </table:table-cell>
          <table:table-cell office:value-type="float" office:value="-0.0102076203660641" calcext:value-type="float">
            <text:p>-0.010207620366064</text:p>
          </table:table-cell>
          <table:table-cell office:value-type="float" office:value="-0.0101925083131908" calcext:value-type="float">
            <text:p>-0.010192508313191</text:p>
          </table:table-cell>
          <table:table-cell office:value-type="float" office:value="-0.0101829642862423" calcext:value-type="float">
            <text:p>-0.010182964286242</text:p>
          </table:table-cell>
          <table:table-cell office:value-type="float" office:value="-0.0101705817551324" calcext:value-type="float">
            <text:p>-0.010170581755132</text:p>
          </table:table-cell>
          <table:table-cell office:value-type="float" office:value="-0.0101872896611677" calcext:value-type="float">
            <text:p>-0.010187289661168</text:p>
          </table:table-cell>
          <table:table-cell office:value-type="float" office:value="-0.0101660933242001" calcext:value-type="float">
            <text:p>-0.0101660933242</text:p>
          </table:table-cell>
          <table:table-cell office:value-type="float" office:value="-0.0102023660268047" calcext:value-type="float">
            <text:p>-0.010202366026805</text:p>
          </table:table-cell>
          <table:table-cell office:value-type="float" office:value="-0.010173515397953" calcext:value-type="float">
            <text:p>-0.010173515397953</text:p>
          </table:table-cell>
          <table:table-cell office:value-type="float" office:value="-0.0101699885049431" calcext:value-type="float">
            <text:p>-0.010169988504943</text:p>
          </table:table-cell>
          <table:table-cell office:value-type="float" office:value="-0.01017592204338" calcext:value-type="float">
            <text:p>-0.01017592204338</text:p>
          </table:table-cell>
          <table:table-cell office:value-type="float" office:value="-0.0101773575480539" calcext:value-type="float">
            <text:p>-0.010177357548054</text:p>
          </table:table-cell>
          <table:table-cell office:value-type="float" office:value="-0.0101853466140351" calcext:value-type="float">
            <text:p>-0.010185346614035</text:p>
          </table:table-cell>
          <table:table-cell office:value-type="float" office:value="-0.0102047496453567" calcext:value-type="float">
            <text:p>-0.010204749645357</text:p>
          </table:table-cell>
          <table:table-cell office:value-type="float" office:value="-0.0101868805710937" calcext:value-type="float">
            <text:p>-0.010186880571094</text:p>
          </table:table-cell>
          <table:table-cell office:value-type="float" office:value="-0.0102041957805874" calcext:value-type="float">
            <text:p>-0.010204195780587</text:p>
          </table:table-cell>
          <table:table-cell office:value-type="float" office:value="-0.0101641070328782" calcext:value-type="float">
            <text:p>-0.010164107032878</text:p>
          </table:table-cell>
          <table:table-cell office:value-type="float" office:value="-0.0101951862588171" calcext:value-type="float">
            <text:p>-0.010195186258817</text:p>
          </table:table-cell>
          <table:table-cell office:value-type="float" office:value="-0.0102198858944661" calcext:value-type="float">
            <text:p>-0.010219885894466</text:p>
          </table:table-cell>
          <table:table-cell office:value-type="float" office:value="-0.0102046119410143" calcext:value-type="float">
            <text:p>-0.010204611941014</text:p>
          </table:table-cell>
          <table:table-cell office:value-type="float" office:value="-0.010192423416522" calcext:value-type="float">
            <text:p>-0.010192423416522</text:p>
          </table:table-cell>
          <table:table-cell office:value-type="float" office:value="-0.0101721745317584" calcext:value-type="float">
            <text:p>-0.010172174531758</text:p>
          </table:table-cell>
          <table:table-cell office:value-type="float" office:value="-0.0101850252787441" calcext:value-type="float">
            <text:p>-0.010185025278744</text:p>
          </table:table-cell>
          <table:table-cell office:value-type="float" office:value="-0.010188935506212" calcext:value-type="float">
            <text:p>-0.010188935506212</text:p>
          </table:table-cell>
          <table:table-cell office:value-type="float" office:value="-0.0101690047767093" calcext:value-type="float">
            <text:p>-0.010169004776709</text:p>
          </table:table-cell>
          <table:table-cell office:value-type="float" office:value="-0.0101699676783688" calcext:value-type="float">
            <text:p>-0.010169967678369</text:p>
          </table:table-cell>
          <table:table-cell office:value-type="float" office:value="-0.0101613416426091" calcext:value-type="float">
            <text:p>-0.010161341642609</text:p>
          </table:table-cell>
          <table:table-cell office:value-type="float" office:value="-0.010195903127547" calcext:value-type="float">
            <text:p>-0.010195903127547</text:p>
          </table:table-cell>
          <table:table-cell office:value-type="float" office:value="-0.0101823175572171" calcext:value-type="float">
            <text:p>-0.010182317557217</text:p>
          </table:table-cell>
          <table:table-cell office:value-type="float" office:value="-0.010174871466847" calcext:value-type="float">
            <text:p>-0.010174871466847</text:p>
          </table:table-cell>
          <table:table-cell office:value-type="float" office:value="-0.0101994868471689" calcext:value-type="float">
            <text:p>-0.010199486847169</text:p>
          </table:table-cell>
          <table:table-cell office:value-type="float" office:value="-0.0101560205915885" calcext:value-type="float">
            <text:p>-0.010156020591589</text:p>
          </table:table-cell>
          <table:table-cell office:value-type="float" office:value="-0.0101740190751977" calcext:value-type="float">
            <text:p>-0.010174019075198</text:p>
          </table:table-cell>
          <table:table-cell office:value-type="float" office:value="-0.0101915586376819" calcext:value-type="float">
            <text:p>-0.010191558637682</text:p>
          </table:table-cell>
          <table:table-cell office:value-type="float" office:value="-0.0101890365671557" calcext:value-type="float">
            <text:p>-0.010189036567156</text:p>
          </table:table-cell>
          <table:table-cell office:value-type="float" office:value="-0.0101703303914354" calcext:value-type="float">
            <text:p>-0.010170330391435</text:p>
          </table:table-cell>
          <table:table-cell office:value-type="float" office:value="-0.0101827487719348" calcext:value-type="float">
            <text:p>-0.010182748771935</text:p>
          </table:table-cell>
          <table:table-cell office:value-type="float" office:value="-0.0101866055395906" calcext:value-type="float">
            <text:p>-0.010186605539591</text:p>
          </table:table-cell>
          <table:table-cell office:value-type="float" office:value="-0.0102000355786456" calcext:value-type="float">
            <text:p>-0.010200035578646</text:p>
          </table:table-cell>
          <table:table-cell office:value-type="float" office:value="-0.01016099383872" calcext:value-type="float">
            <text:p>-0.01016099383872</text:p>
          </table:table-cell>
          <table:table-cell office:value-type="float" office:value="-0.010187101705568" calcext:value-type="float">
            <text:p>-0.010187101705568</text:p>
          </table:table-cell>
          <table:table-cell office:value-type="float" office:value="-0.0101910751550792" calcext:value-type="float">
            <text:p>-0.010191075155079</text:p>
          </table:table-cell>
          <table:table-cell office:value-type="float" office:value="-0.0101831335715086" calcext:value-type="float">
            <text:p>-0.010183133571509</text:p>
          </table:table-cell>
          <table:table-cell office:value-type="float" office:value="-0.0101660716590225" calcext:value-type="float">
            <text:p>-0.010166071659023</text:p>
          </table:table-cell>
          <table:table-cell office:value-type="float" office:value="-0.0101652033148159" calcext:value-type="float">
            <text:p>-0.010165203314816</text:p>
          </table:table-cell>
          <table:table-cell office:value-type="float" office:value="-0.0101986666244617" calcext:value-type="float">
            <text:p>-0.010198666624462</text:p>
          </table:table-cell>
          <table:table-cell office:value-type="float" office:value="-0.010187243889288" calcext:value-type="float">
            <text:p>-0.010187243889288</text:p>
          </table:table-cell>
          <table:table-cell office:value-type="float" office:value="-0.0101797280678539" calcext:value-type="float">
            <text:p>-0.010179728067854</text:p>
          </table:table-cell>
          <table:table-cell office:value-type="float" office:value="-0.010192699665117" calcext:value-type="float">
            <text:p>-0.010192699665117</text:p>
          </table:table-cell>
          <table:table-cell office:value-type="float" office:value="-0.010174271374731" calcext:value-type="float">
            <text:p>-0.010174271374731</text:p>
          </table:table-cell>
          <table:table-cell office:value-type="float" office:value="-0.0101762918272047" calcext:value-type="float">
            <text:p>-0.010176291827205</text:p>
          </table:table-cell>
          <table:table-cell office:value-type="float" office:value="-0.0101821113010697" calcext:value-type="float">
            <text:p>-0.01018211130107</text:p>
          </table:table-cell>
          <table:table-cell office:value-type="float" office:value="-0.0101740174463529" calcext:value-type="float">
            <text:p>-0.010174017446353</text:p>
          </table:table-cell>
          <table:table-cell office:value-type="float" office:value="-0.0101718499003303" calcext:value-type="float">
            <text:p>-0.01017184990033</text:p>
          </table:table-cell>
          <table:table-cell office:value-type="float" office:value="-0.0101527237614253" calcext:value-type="float">
            <text:p>-0.010152723761425</text:p>
          </table:table-cell>
          <table:table-cell office:value-type="float" office:value="-0.0101797236318658" calcext:value-type="float">
            <text:p>-0.010179723631866</text:p>
          </table:table-cell>
          <table:table-cell office:value-type="float" office:value="-0.0101729952942283" calcext:value-type="float">
            <text:p>-0.010172995294228</text:p>
          </table:table-cell>
          <table:table-cell office:value-type="float" office:value="-0.0101843731957425" calcext:value-type="float">
            <text:p>-0.010184373195743</text:p>
          </table:table-cell>
          <table:table-cell office:value-type="float" office:value="-0.0101840843947881" calcext:value-type="float">
            <text:p>-0.010184084394788</text:p>
          </table:table-cell>
          <table:table-cell office:value-type="float" office:value="-0.0101994226328506" calcext:value-type="float">
            <text:p>-0.010199422632851</text:p>
          </table:table-cell>
          <table:table-cell office:value-type="float" office:value="-0.0101543490817499" calcext:value-type="float">
            <text:p>-0.01015434908175</text:p>
          </table:table-cell>
          <table:table-cell office:value-type="float" office:value="-0.0101720778815582" calcext:value-type="float">
            <text:p>-0.010172077881558</text:p>
          </table:table-cell>
          <table:table-cell office:value-type="float" office:value="-0.0101659026461499" calcext:value-type="float">
            <text:p>-0.01016590264615</text:p>
          </table:table-cell>
          <table:table-cell office:value-type="float" office:value="-0.0101669331847982" calcext:value-type="float">
            <text:p>-0.010166933184798</text:p>
          </table:table-cell>
          <table:table-cell office:value-type="float" office:value="-0.0101720568180775" calcext:value-type="float">
            <text:p>-0.010172056818078</text:p>
          </table:table-cell>
          <table:table-cell office:value-type="float" office:value="-0.0101932721305992" calcext:value-type="float">
            <text:p>-0.010193272130599</text:p>
          </table:table-cell>
          <table:table-cell office:value-type="float" office:value="-0.00992994893242635" calcext:value-type="float">
            <text:p>-0.009929948932426</text:p>
          </table:table-cell>
          <table:table-cell office:value-type="float" office:value="-0.00980210883461872" calcext:value-type="float">
            <text:p>-0.009802108834619</text:p>
          </table:table-cell>
          <table:table-cell office:value-type="float" office:value="-0.00974874940057979" calcext:value-type="float">
            <text:p>-0.00974874940058</text:p>
          </table:table-cell>
          <table:table-cell office:value-type="float" office:value="-0.00966176540150055" calcext:value-type="float">
            <text:p>-0.009661765401501</text:p>
          </table:table-cell>
          <table:table-cell office:value-type="float" office:value="-0.010112068341101" calcext:value-type="float">
            <text:p>-0.010112068341101</text:p>
          </table:table-cell>
          <table:table-cell office:value-type="float" office:value="-0.0112098931858313" calcext:value-type="float">
            <text:p>-0.011209893185831</text:p>
          </table:table-cell>
          <table:table-cell office:value-type="float" office:value="-0.0114609091486375" calcext:value-type="float">
            <text:p>-0.011460909148638</text:p>
          </table:table-cell>
          <table:table-cell office:value-type="float" office:value="-0.011645203914763" calcext:value-type="float">
            <text:p>-0.011645203914763</text:p>
          </table:table-cell>
          <table:table-cell office:value-type="float" office:value="-0.0119857726778846" calcext:value-type="float">
            <text:p>-0.011985772677885</text:p>
          </table:table-cell>
          <table:table-cell office:value-type="float" office:value="-0.0109838664454562" calcext:value-type="float">
            <text:p>-0.010983866445456</text:p>
          </table:table-cell>
          <table:table-cell office:value-type="float" office:value="-0.0111354236971754" calcext:value-type="float">
            <text:p>-0.011135423697176</text:p>
          </table:table-cell>
          <table:table-cell office:value-type="float" office:value="-0.0138203382384398" calcext:value-type="float">
            <text:p>-0.01382033823844</text:p>
          </table:table-cell>
          <table:table-cell office:value-type="float" office:value="-0.0616014263217859" calcext:value-type="float">
            <text:p>-0.061601426321786</text:p>
          </table:table-cell>
          <table:table-cell office:value-type="float" office:value="-0.0638674285722603" calcext:value-type="float">
            <text:p>-0.06386742857226</text:p>
          </table:table-cell>
          <table:table-cell office:value-type="float" office:value="-0.0634705735908546" calcext:value-type="float">
            <text:p>-0.063470573590855</text:p>
          </table:table-cell>
          <table:table-cell office:value-type="float" office:value="-0.0244083821235798" calcext:value-type="float">
            <text:p>-0.02440838212358</text:p>
          </table:table-cell>
          <table:table-cell office:value-type="float" office:value="-0.0205511075705115" calcext:value-type="float">
            <text:p>-0.020551107570512</text:p>
          </table:table-cell>
          <table:table-cell office:value-type="float" office:value="-0.0192242847453933" calcext:value-type="float">
            <text:p>-0.019224284745393</text:p>
          </table:table-cell>
          <table:table-cell office:value-type="float" office:value="-0.0471903116887876" calcext:value-type="float">
            <text:p>-0.047190311688788</text:p>
          </table:table-cell>
          <table:table-cell office:value-type="float" office:value="-0.0419848597026179" calcext:value-type="float">
            <text:p>-0.041984859702618</text:p>
          </table:table-cell>
          <table:table-cell office:value-type="float" office:value="-0.0215424818533409" calcext:value-type="float">
            <text:p>-0.021542481853341</text:p>
          </table:table-cell>
          <table:table-cell office:value-type="float" office:value="-0.015066680344445" calcext:value-type="float">
            <text:p>-0.015066680344445</text:p>
          </table:table-cell>
          <table:table-cell office:value-type="float" office:value="-0.0233085024866414" calcext:value-type="float">
            <text:p>-0.023308502486642</text:p>
          </table:table-cell>
          <table:table-cell office:value-type="float" office:value="-0.0225079250036284" calcext:value-type="float">
            <text:p>-0.022507925003628</text:p>
          </table:table-cell>
          <table:table-cell office:value-type="float" office:value="-0.0236812747230247" calcext:value-type="float">
            <text:p>-0.023681274723025</text:p>
          </table:table-cell>
          <table:table-cell office:value-type="float" office:value="-0.0223607590171059" calcext:value-type="float">
            <text:p>-0.022360759017106</text:p>
          </table:table-cell>
          <table:table-cell office:value-type="float" office:value="-0.0204358933469675" calcext:value-type="float">
            <text:p>-0.020435893346968</text:p>
          </table:table-cell>
          <table:table-cell office:value-type="float" office:value="-0.0187498863105398" calcext:value-type="float">
            <text:p>-0.01874988631054</text:p>
          </table:table-cell>
          <table:table-cell office:value-type="float" office:value="-0.0120579832650931" calcext:value-type="float">
            <text:p>-0.012057983265093</text:p>
          </table:table-cell>
          <table:table-cell office:value-type="float" office:value="-0.0165842939774964" calcext:value-type="float">
            <text:p>-0.016584293977497</text:p>
          </table:table-cell>
          <table:table-cell office:value-type="float" office:value="-0.0366014765187939" calcext:value-type="float">
            <text:p>-0.036601476518794</text:p>
          </table:table-cell>
          <table:table-cell office:value-type="float" office:value="-0.0356398296970438" calcext:value-type="float">
            <text:p>-0.035639829697044</text:p>
          </table:table-cell>
          <table:table-cell office:value-type="float" office:value="-0.0470812716218231" calcext:value-type="float">
            <text:p>-0.047081271621823</text:p>
          </table:table-cell>
          <table:table-cell office:value-type="float" office:value="-0.0543989303665466" calcext:value-type="float">
            <text:p>-0.054398930366547</text:p>
          </table:table-cell>
          <table:table-cell office:value-type="float" office:value="-0.0557233441264637" calcext:value-type="float">
            <text:p>-0.055723344126464</text:p>
          </table:table-cell>
          <table:table-cell office:value-type="float" office:value="-0.0535627511350821" calcext:value-type="float">
            <text:p>-0.053562751135082</text:p>
          </table:table-cell>
          <table:table-cell office:value-type="float" office:value="-0.0532978143352293" calcext:value-type="float">
            <text:p>-0.053297814335229</text:p>
          </table:table-cell>
          <table:table-cell office:value-type="float" office:value="-0.0536744875770729" calcext:value-type="float">
            <text:p>-0.053674487577073</text:p>
          </table:table-cell>
          <table:table-cell office:value-type="float" office:value="-0.0241224880062329" calcext:value-type="float">
            <text:p>-0.024122488006233</text:p>
          </table:table-cell>
          <table:table-cell office:value-type="float" office:value="-0.021090690663708" calcext:value-type="float">
            <text:p>-0.021090690663708</text:p>
          </table:table-cell>
          <table:table-cell office:value-type="float" office:value="-0.0183437178606002" calcext:value-type="float">
            <text:p>-0.0183437178606</text:p>
          </table:table-cell>
          <table:table-cell office:value-type="float" office:value="-0.0178486072517081" calcext:value-type="float">
            <text:p>-0.017848607251708</text:p>
          </table:table-cell>
          <table:table-cell office:value-type="float" office:value="-0.0173794431614842" calcext:value-type="float">
            <text:p>-0.017379443161484</text:p>
          </table:table-cell>
          <table:table-cell office:value-type="float" office:value="-0.0169255781014219" calcext:value-type="float">
            <text:p>-0.016925578101422</text:p>
          </table:table-cell>
          <table:table-cell office:value-type="float" office:value="-0.0164482612754098" calcext:value-type="float">
            <text:p>-0.01644826127541</text:p>
          </table:table-cell>
          <table:table-cell office:value-type="float" office:value="-0.0520412147366949" calcext:value-type="float">
            <text:p>-0.052041214736695</text:p>
          </table:table-cell>
          <table:table-cell office:value-type="float" office:value="-0.0508254492352191" calcext:value-type="float">
            <text:p>-0.050825449235219</text:p>
          </table:table-cell>
          <table:table-cell office:value-type="float" office:value="-0.0507032827418574" calcext:value-type="float">
            <text:p>-0.050703282741858</text:p>
          </table:table-cell>
          <table:table-cell office:value-type="float" office:value="-0.0471814302125921" calcext:value-type="float">
            <text:p>-0.047181430212592</text:p>
          </table:table-cell>
          <table:table-cell office:value-type="float" office:value="-0.0369945017126714" calcext:value-type="float">
            <text:p>-0.036994501712672</text:p>
          </table:table-cell>
          <table:table-cell office:value-type="float" office:value="-0.0347386080564409" calcext:value-type="float">
            <text:p>-0.034738608056441</text:p>
          </table:table-cell>
          <table:table-cell office:value-type="float" office:value="-0.0206439299352661" calcext:value-type="float">
            <text:p>-0.020643929935266</text:p>
          </table:table-cell>
          <table:table-cell office:value-type="float" office:value="-0.0207322046356922" calcext:value-type="float">
            <text:p>-0.020732204635692</text:p>
          </table:table-cell>
          <table:table-cell office:value-type="float" office:value="-0.0259035766791765" calcext:value-type="float">
            <text:p>-0.025903576679177</text:p>
          </table:table-cell>
          <table:table-cell office:value-type="float" office:value="-0.0276263206286563" calcext:value-type="float">
            <text:p>-0.027626320628656</text:p>
          </table:table-cell>
          <table:table-cell office:value-type="float" office:value="-0.0284773423149276" calcext:value-type="float">
            <text:p>-0.028477342314928</text:p>
          </table:table-cell>
          <table:table-cell office:value-type="float" office:value="-0.0287837216223054" calcext:value-type="float">
            <text:p>-0.028783721622305</text:p>
          </table:table-cell>
          <table:table-cell office:value-type="float" office:value="-0.027919358645072" calcext:value-type="float">
            <text:p>-0.027919358645072</text:p>
          </table:table-cell>
          <table:table-cell office:value-type="float" office:value="-0.0256415849321359" calcext:value-type="float">
            <text:p>-0.025641584932136</text:p>
          </table:table-cell>
          <table:table-cell office:value-type="float" office:value="-0.0233158601706613" calcext:value-type="float">
            <text:p>-0.023315860170661</text:p>
          </table:table-cell>
          <table:table-cell office:value-type="float" office:value="-0.0405539053472976" calcext:value-type="float">
            <text:p>-0.040553905347298</text:p>
          </table:table-cell>
          <table:table-cell office:value-type="float" office:value="-0.062316564240593" calcext:value-type="float">
            <text:p>-0.062316564240593</text:p>
          </table:table-cell>
          <table:table-cell office:value-type="float" office:value="-0.0619299271638673" calcext:value-type="float">
            <text:p>-0.061929927163867</text:p>
          </table:table-cell>
          <table:table-cell office:value-type="float" office:value="-0.0612901584859172" calcext:value-type="float">
            <text:p>-0.061290158485917</text:p>
          </table:table-cell>
          <table:table-cell office:value-type="float" office:value="-0.0611081342450709" calcext:value-type="float">
            <text:p>-0.061108134245071</text:p>
          </table:table-cell>
          <table:table-cell office:value-type="float" office:value="-0.0419847018387801" calcext:value-type="float">
            <text:p>-0.04198470183878</text:p>
          </table:table-cell>
          <table:table-cell office:value-type="float" office:value="-0.0366915616517814" calcext:value-type="float">
            <text:p>-0.036691561651781</text:p>
          </table:table-cell>
          <table:table-cell office:value-type="float" office:value="-0.0367699331094927" calcext:value-type="float">
            <text:p>-0.036769933109493</text:p>
          </table:table-cell>
          <table:table-cell office:value-type="float" office:value="-0.037543409010867" calcext:value-type="float">
            <text:p>-0.037543409010867</text:p>
          </table:table-cell>
          <table:table-cell office:value-type="float" office:value="-0.0243885510665917" calcext:value-type="float">
            <text:p>-0.024388551066592</text:p>
          </table:table-cell>
          <table:table-cell office:value-type="float" office:value="-0.0255926469894968" calcext:value-type="float">
            <text:p>-0.025592646989497</text:p>
          </table:table-cell>
          <table:table-cell office:value-type="float" office:value="-0.024674501235857" calcext:value-type="float">
            <text:p>-0.024674501235857</text:p>
          </table:table-cell>
          <table:table-cell office:value-type="float" office:value="-0.0218193377172955" calcext:value-type="float">
            <text:p>-0.021819337717296</text:p>
          </table:table-cell>
          <table:table-cell office:value-type="float" office:value="-0.0179253786764817" calcext:value-type="float">
            <text:p>-0.017925378676482</text:p>
          </table:table-cell>
          <table:table-cell office:value-type="float" office:value="-0.0477771910014821" calcext:value-type="float">
            <text:p>-0.047777191001482</text:p>
          </table:table-cell>
          <table:table-cell office:value-type="float" office:value="-0.048936054733855" calcext:value-type="float">
            <text:p>-0.048936054733855</text:p>
          </table:table-cell>
          <table:table-cell office:value-type="float" office:value="-0.0361949689433998" calcext:value-type="float">
            <text:p>-0.0361949689434</text:p>
          </table:table-cell>
          <table:table-cell office:value-type="float" office:value="-0.0328366036297535" calcext:value-type="float">
            <text:p>-0.032836603629754</text:p>
          </table:table-cell>
          <table:table-cell office:value-type="float" office:value="-0.0259505262175646" calcext:value-type="float">
            <text:p>-0.025950526217565</text:p>
          </table:table-cell>
          <table:table-cell office:value-type="float" office:value="-0.0205905308073704" calcext:value-type="float">
            <text:p>-0.020590530807371</text:p>
          </table:table-cell>
          <table:table-cell office:value-type="float" office:value="-0.0184245814647106" calcext:value-type="float">
            <text:p>-0.018424581464711</text:p>
          </table:table-cell>
          <table:table-cell office:value-type="float" office:value="-0.0167281293870268" calcext:value-type="float">
            <text:p>-0.016728129387027</text:p>
          </table:table-cell>
          <table:table-cell office:value-type="float" office:value="-0.0169962444712923" calcext:value-type="float">
            <text:p>-0.016996244471292</text:p>
          </table:table-cell>
          <table:table-cell office:value-type="float" office:value="-0.0172363815994212" calcext:value-type="float">
            <text:p>-0.017236381599421</text:p>
          </table:table-cell>
          <table:table-cell office:value-type="float" office:value="-0.0178953314173195" calcext:value-type="float">
            <text:p>-0.01789533141732</text:p>
          </table:table-cell>
          <table:table-cell office:value-type="float" office:value="-0.0491039110384555" calcext:value-type="float">
            <text:p>-0.049103911038456</text:p>
          </table:table-cell>
          <table:table-cell office:value-type="float" office:value="-0.0454444830328223" calcext:value-type="float">
            <text:p>-0.045444483032822</text:p>
          </table:table-cell>
          <table:table-cell office:value-type="float" office:value="-0.0474393242539595" calcext:value-type="float">
            <text:p>-0.04743932425396</text:p>
          </table:table-cell>
          <table:table-cell office:value-type="float" office:value="-0.0502272926605055" calcext:value-type="float">
            <text:p>-0.050227292660506</text:p>
          </table:table-cell>
          <table:table-cell office:value-type="float" office:value="-0.0257035413644155" calcext:value-type="float">
            <text:p>-0.025703541364416</text:p>
          </table:table-cell>
          <table:table-cell office:value-type="float" office:value="-0.0244533625464467" calcext:value-type="float">
            <text:p>-0.024453362546447</text:p>
          </table:table-cell>
          <table:table-cell office:value-type="float" office:value="-0.0261998938649331" calcext:value-type="float">
            <text:p>-0.026199893864933</text:p>
          </table:table-cell>
          <table:table-cell office:value-type="float" office:value="-0.0275054069039592" calcext:value-type="float">
            <text:p>-0.027505406903959</text:p>
          </table:table-cell>
          <table:table-cell office:value-type="float" office:value="-0.0305485653100523" calcext:value-type="float">
            <text:p>-0.030548565310052</text:p>
          </table:table-cell>
          <table:table-cell office:value-type="float" office:value="-0.0305440127481692" calcext:value-type="float">
            <text:p>-0.030544012748169</text:p>
          </table:table-cell>
          <table:table-cell office:value-type="float" office:value="-0.027219232700193" calcext:value-type="float">
            <text:p>-0.027219232700193</text:p>
          </table:table-cell>
          <table:table-cell office:value-type="float" office:value="-0.0485561312273233" calcext:value-type="float">
            <text:p>-0.048556131227323</text:p>
          </table:table-cell>
          <table:table-cell office:value-type="float" office:value="-0.049704568516174" calcext:value-type="float">
            <text:p>-0.049704568516174</text:p>
          </table:table-cell>
          <table:table-cell office:value-type="float" office:value="-0.0584295880353099" calcext:value-type="float">
            <text:p>-0.05842958803531</text:p>
          </table:table-cell>
          <table:table-cell office:value-type="float" office:value="-0.0622747764503498" calcext:value-type="float">
            <text:p>-0.06227477645035</text:p>
          </table:table-cell>
          <table:table-cell office:value-type="float" office:value="-0.0634894549093795" calcext:value-type="float">
            <text:p>-0.06348945490938</text:p>
          </table:table-cell>
          <table:table-cell office:value-type="float" office:value="-0.0626912865453907" calcext:value-type="float">
            <text:p>-0.062691286545391</text:p>
          </table:table-cell>
          <table:table-cell office:value-type="float" office:value="-0.0629772793808322" calcext:value-type="float">
            <text:p>-0.062977279380832</text:p>
          </table:table-cell>
          <table:table-cell office:value-type="float" office:value="-0.0633241441408878" calcext:value-type="float">
            <text:p>-0.063324144140888</text:p>
          </table:table-cell>
          <table:table-cell office:value-type="float" office:value="-0.0660429294097163" calcext:value-type="float">
            <text:p>-0.066042929409716</text:p>
          </table:table-cell>
          <table:table-cell office:value-type="float" office:value="-0.0653401104775702" calcext:value-type="float">
            <text:p>-0.06534011047757</text:p>
          </table:table-cell>
          <table:table-cell office:value-type="float" office:value="-0.0652530034882348" calcext:value-type="float">
            <text:p>-0.065253003488235</text:p>
          </table:table-cell>
          <table:table-cell office:value-type="float" office:value="-0.0498961028925972" calcext:value-type="float">
            <text:p>-0.049896102892597</text:p>
          </table:table-cell>
          <table:table-cell office:value-type="float" office:value="-0.0483790540514084" calcext:value-type="float">
            <text:p>-0.048379054051409</text:p>
          </table:table-cell>
          <table:table-cell office:value-type="float" office:value="-0.0451850192656799" calcext:value-type="float">
            <text:p>-0.04518501926568</text:p>
          </table:table-cell>
          <table:table-cell office:value-type="float" office:value="-0.03888429877101" calcext:value-type="float">
            <text:p>-0.03888429877101</text:p>
          </table:table-cell>
          <table:table-cell office:value-type="float" office:value="-0.0354184761199004" calcext:value-type="float">
            <text:p>-0.0354184761199</text:p>
          </table:table-cell>
          <table:table-cell office:value-type="float" office:value="-0.0231191544663954" calcext:value-type="float">
            <text:p>-0.023119154466395</text:p>
          </table:table-cell>
          <table:table-cell office:value-type="float" office:value="-0.0227863235144837" calcext:value-type="float">
            <text:p>-0.022786323514484</text:p>
          </table:table-cell>
          <table:table-cell office:value-type="float" office:value="-0.0230313994649654" calcext:value-type="float">
            <text:p>-0.023031399464966</text:p>
          </table:table-cell>
          <table:table-cell office:value-type="float" office:value="-0.0239644429952448" calcext:value-type="float">
            <text:p>-0.023964442995245</text:p>
          </table:table-cell>
          <table:table-cell office:value-type="float" office:value="-0.0233067430723176" calcext:value-type="float">
            <text:p>-0.023306743072318</text:p>
          </table:table-cell>
          <table:table-cell office:value-type="float" office:value="-0.0215207746340268" calcext:value-type="float">
            <text:p>-0.021520774634027</text:p>
          </table:table-cell>
          <table:table-cell office:value-type="float" office:value="-0.0185621460963969" calcext:value-type="float">
            <text:p>-0.018562146096397</text:p>
          </table:table-cell>
          <table:table-cell office:value-type="float" office:value="-0.0408129218099865" calcext:value-type="float">
            <text:p>-0.040812921809987</text:p>
          </table:table-cell>
          <table:table-cell office:value-type="float" office:value="-0.041531466858291" calcext:value-type="float">
            <text:p>-0.041531466858291</text:p>
          </table:table-cell>
          <table:table-cell office:value-type="float" office:value="-0.0456707165217997" calcext:value-type="float">
            <text:p>-0.0456707165218</text:p>
          </table:table-cell>
          <table:table-cell office:value-type="float" office:value="-0.0510828946291151" calcext:value-type="float">
            <text:p>-0.051082894629115</text:p>
          </table:table-cell>
          <table:table-cell office:value-type="float" office:value="-0.0551326025084267" calcext:value-type="float">
            <text:p>-0.055132602508427</text:p>
          </table:table-cell>
          <table:table-cell office:value-type="float" office:value="-0.0582864633975712" calcext:value-type="float">
            <text:p>-0.058286463397571</text:p>
          </table:table-cell>
          <table:table-cell office:value-type="float" office:value="-0.0589414240810807" calcext:value-type="float">
            <text:p>-0.058941424081081</text:p>
          </table:table-cell>
          <table:table-cell office:value-type="float" office:value="-0.0575198493231101" calcext:value-type="float">
            <text:p>-0.05751984932311</text:p>
          </table:table-cell>
          <table:table-cell office:value-type="float" office:value="-0.0569370198829058" calcext:value-type="float">
            <text:p>-0.056937019882906</text:p>
          </table:table-cell>
          <table:table-cell office:value-type="float" office:value="-0.059467211788027" calcext:value-type="float">
            <text:p>-0.059467211788027</text:p>
          </table:table-cell>
          <table:table-cell office:value-type="float" office:value="-0.0587089713083048" calcext:value-type="float">
            <text:p>-0.058708971308305</text:p>
          </table:table-cell>
          <table:table-cell office:value-type="float" office:value="-0.0568546673509265" calcext:value-type="float">
            <text:p>-0.056854667350927</text:p>
          </table:table-cell>
          <table:table-cell office:value-type="float" office:value="-0.0483584097743447" calcext:value-type="float">
            <text:p>-0.048358409774345</text:p>
          </table:table-cell>
          <table:table-cell office:value-type="float" office:value="-0.0451378959489937" calcext:value-type="float">
            <text:p>-0.045137895948994</text:p>
          </table:table-cell>
          <table:table-cell office:value-type="float" office:value="-0.0428868825359248" calcext:value-type="float">
            <text:p>-0.042886882535925</text:p>
          </table:table-cell>
          <table:table-cell office:value-type="float" office:value="-0.0375715567633949" calcext:value-type="float">
            <text:p>-0.037571556763395</text:p>
          </table:table-cell>
          <table:table-cell office:value-type="float" office:value="-0.0251942201877313" calcext:value-type="float">
            <text:p>-0.025194220187731</text:p>
          </table:table-cell>
          <table:table-cell office:value-type="float" office:value="-0.022350701302921" calcext:value-type="float">
            <text:p>-0.022350701302921</text:p>
          </table:table-cell>
          <table:table-cell office:value-type="float" office:value="-0.0197223615335884" calcext:value-type="float">
            <text:p>-0.019722361533588</text:p>
          </table:table-cell>
          <table:table-cell office:value-type="float" office:value="-0.0175812536435562" calcext:value-type="float">
            <text:p>-0.017581253643556</text:p>
          </table:table-cell>
          <table:table-cell office:value-type="float" office:value="-0.0245285799592426" calcext:value-type="float">
            <text:p>-0.024528579959243</text:p>
          </table:table-cell>
          <table:table-cell office:value-type="float" office:value="-0.0254593427255396" calcext:value-type="float">
            <text:p>-0.02545934272554</text:p>
          </table:table-cell>
          <table:table-cell office:value-type="float" office:value="-0.0263306999256315" calcext:value-type="float">
            <text:p>-0.026330699925632</text:p>
          </table:table-cell>
          <table:table-cell office:value-type="float" office:value="-0.0287330886979686" calcext:value-type="float">
            <text:p>-0.028733088697969</text:p>
          </table:table-cell>
          <table:table-cell office:value-type="float" office:value="-0.0273612761775997" calcext:value-type="float">
            <text:p>-0.0273612761776</text:p>
          </table:table-cell>
          <table:table-cell office:value-type="float" office:value="-0.0265677239060859" calcext:value-type="float">
            <text:p>-0.026567723906086</text:p>
          </table:table-cell>
          <table:table-cell office:value-type="float" office:value="-0.0267290252683606" calcext:value-type="float">
            <text:p>-0.026729025268361</text:p>
          </table:table-cell>
          <table:table-cell office:value-type="float" office:value="-0.0266741668037425" calcext:value-type="float">
            <text:p>-0.026674166803743</text:p>
          </table:table-cell>
          <table:table-cell office:value-type="float" office:value="-0.026735351319652" calcext:value-type="float">
            <text:p>-0.026735351319652</text:p>
          </table:table-cell>
          <table:table-cell office:value-type="float" office:value="-0.0267565705224777" calcext:value-type="float">
            <text:p>-0.026756570522478</text:p>
          </table:table-cell>
          <table:table-cell office:value-type="float" office:value="-0.0269683796229426" calcext:value-type="float">
            <text:p>-0.026968379622943</text:p>
          </table:table-cell>
          <table:table-cell office:value-type="float" office:value="-0.0269954634765302" calcext:value-type="float">
            <text:p>-0.02699546347653</text:p>
          </table:table-cell>
          <table:table-cell office:value-type="float" office:value="-0.0268746367849116" calcext:value-type="float">
            <text:p>-0.026874636784912</text:p>
          </table:table-cell>
          <table:table-cell office:value-type="float" office:value="-0.0268178001229376" calcext:value-type="float">
            <text:p>-0.026817800122938</text:p>
          </table:table-cell>
          <table:table-cell office:value-type="float" office:value="-0.0268650370904623" calcext:value-type="float">
            <text:p>-0.026865037090462</text:p>
          </table:table-cell>
          <table:table-cell office:value-type="float" office:value="-0.0269205744604354" calcext:value-type="float">
            <text:p>-0.026920574460435</text:p>
          </table:table-cell>
          <table:table-cell office:value-type="float" office:value="-0.0269454307598915" calcext:value-type="float">
            <text:p>-0.026945430759892</text:p>
          </table:table-cell>
          <table:table-cell office:value-type="float" office:value="-0.0269334184449076" calcext:value-type="float">
            <text:p>-0.026933418444908</text:p>
          </table:table-cell>
          <table:table-cell office:value-type="float" office:value="-0.0268986437028544" calcext:value-type="float">
            <text:p>-0.026898643702854</text:p>
          </table:table-cell>
          <table:table-cell office:value-type="float" office:value="-0.0268824415395714" calcext:value-type="float">
            <text:p>-0.026882441539572</text:p>
          </table:table-cell>
          <table:table-cell office:value-type="float" office:value="-0.0268926359644913" calcext:value-type="float">
            <text:p>-0.026892635964491</text:p>
          </table:table-cell>
          <table:table-cell office:value-type="float" office:value="-0.0269310374322995" calcext:value-type="float">
            <text:p>-0.0269310374323</text:p>
          </table:table-cell>
          <table:table-cell office:value-type="float" office:value="-0.0269334198636456" calcext:value-type="float">
            <text:p>-0.026933419863646</text:p>
          </table:table-cell>
          <table:table-cell office:value-type="float" office:value="-0.0269033474890753" calcext:value-type="float">
            <text:p>-0.026903347489075</text:p>
          </table:table-cell>
          <table:table-cell office:value-type="float" office:value="-0.0268736560801899" calcext:value-type="float">
            <text:p>-0.02687365608019</text:p>
          </table:table-cell>
          <table:table-cell office:value-type="float" office:value="-0.0269004333936906" calcext:value-type="float">
            <text:p>-0.026900433393691</text:p>
          </table:table-cell>
          <table:table-cell office:value-type="float" office:value="-0.026900624280791" calcext:value-type="float">
            <text:p>-0.026900624280791</text:p>
          </table:table-cell>
          <table:table-cell office:value-type="float" office:value="-0.0269487997307089" calcext:value-type="float">
            <text:p>-0.026948799730709</text:p>
          </table:table-cell>
          <table:table-cell office:value-type="float" office:value="-0.0268644157002332" calcext:value-type="float">
            <text:p>-0.026864415700233</text:p>
          </table:table-cell>
          <table:table-cell office:value-type="float" office:value="-0.0269180807075911" calcext:value-type="float">
            <text:p>-0.026918080707591</text:p>
          </table:table-cell>
          <table:table-cell office:value-type="float" office:value="-0.0268902437044478" calcext:value-type="float">
            <text:p>-0.026890243704448</text:p>
          </table:table-cell>
          <table:table-cell office:value-type="float" office:value="-0.026867185652053" calcext:value-type="float">
            <text:p>-0.026867185652053</text:p>
          </table:table-cell>
          <table:table-cell office:value-type="float" office:value="-0.0268894067683657" calcext:value-type="float">
            <text:p>-0.026889406768366</text:p>
          </table:table-cell>
          <table:table-cell office:value-type="float" office:value="-0.0268831638910864" calcext:value-type="float">
            <text:p>-0.026883163891086</text:p>
          </table:table-cell>
          <table:table-cell office:value-type="float" office:value="-0.0268900871673099" calcext:value-type="float">
            <text:p>-0.02689008716731</text:p>
          </table:table-cell>
          <table:table-cell office:value-type="float" office:value="-0.0268667961449488" calcext:value-type="float">
            <text:p>-0.026866796144949</text:p>
          </table:table-cell>
          <table:table-cell office:value-type="float" office:value="-0.0268848574726223" calcext:value-type="float">
            <text:p>-0.026884857472622</text:p>
          </table:table-cell>
          <table:table-cell office:value-type="float" office:value="-0.0269039588485587" calcext:value-type="float">
            <text:p>-0.026903958848559</text:p>
          </table:table-cell>
          <table:table-cell office:value-type="float" office:value="-0.0268699398382868" calcext:value-type="float">
            <text:p>-0.026869939838287</text:p>
          </table:table-cell>
          <table:table-cell office:value-type="float" office:value="-0.0268895434008275" calcext:value-type="float">
            <text:p>-0.026889543400828</text:p>
          </table:table-cell>
          <table:table-cell office:value-type="float" office:value="-0.0268871912381632" calcext:value-type="float">
            <text:p>-0.026887191238163</text:p>
          </table:table-cell>
          <table:table-cell office:value-type="float" office:value="-0.0268631232533678" calcext:value-type="float">
            <text:p>-0.026863123253368</text:p>
          </table:table-cell>
          <table:table-cell office:value-type="float" office:value="-0.0268827932801299" calcext:value-type="float">
            <text:p>-0.02688279328013</text:p>
          </table:table-cell>
          <table:table-cell office:value-type="float" office:value="-0.026888693825004" calcext:value-type="float">
            <text:p>-0.026888693825004</text:p>
          </table:table-cell>
          <table:table-cell office:value-type="float" office:value="-0.0269024943031455" calcext:value-type="float">
            <text:p>-0.026902494303146</text:p>
          </table:table-cell>
          <table:table-cell office:value-type="float" office:value="-0.0268761362372125" calcext:value-type="float">
            <text:p>-0.026876136237213</text:p>
          </table:table-cell>
          <table:table-cell office:value-type="float" office:value="-0.0268642175616904" calcext:value-type="float">
            <text:p>-0.026864217561691</text:p>
          </table:table-cell>
          <table:table-cell office:value-type="float" office:value="-0.0268409160888146" calcext:value-type="float">
            <text:p>-0.026840916088815</text:p>
          </table:table-cell>
          <table:table-cell office:value-type="float" office:value="-0.0268776787035163" calcext:value-type="float">
            <text:p>-0.026877678703516</text:p>
          </table:table-cell>
          <table:table-cell office:value-type="float" office:value="-0.0268686354983441" calcext:value-type="float">
            <text:p>-0.026868635498344</text:p>
          </table:table-cell>
          <table:table-cell office:value-type="float" office:value="-0.0268845281537224" calcext:value-type="float">
            <text:p>-0.026884528153723</text:p>
          </table:table-cell>
          <table:table-cell office:value-type="float" office:value="-0.0268669469428429" calcext:value-type="float">
            <text:p>-0.026866946942843</text:p>
          </table:table-cell>
          <table:table-cell office:value-type="float" office:value="-0.0268660650726094" calcext:value-type="float">
            <text:p>-0.02686606507261</text:p>
          </table:table-cell>
          <table:table-cell office:value-type="float" office:value="-0.0268668611336267" calcext:value-type="float">
            <text:p>-0.026866861133627</text:p>
          </table:table-cell>
          <table:table-cell office:value-type="float" office:value="-0.0268720527352747" calcext:value-type="float">
            <text:p>-0.026872052735275</text:p>
          </table:table-cell>
          <table:table-cell office:value-type="float" office:value="-0.0269030109099421" calcext:value-type="float">
            <text:p>-0.026903010909942</text:p>
          </table:table-cell>
          <table:table-cell office:value-type="float" office:value="-0.0268970569083923" calcext:value-type="float">
            <text:p>-0.026897056908392</text:p>
          </table:table-cell>
          <table:table-cell office:value-type="float" office:value="-0.0268769218530755" calcext:value-type="float">
            <text:p>-0.026876921853076</text:p>
          </table:table-cell>
          <table:table-cell office:value-type="float" office:value="-0.026880882760569" calcext:value-type="float">
            <text:p>-0.026880882760569</text:p>
          </table:table-cell>
          <table:table-cell office:value-type="float" office:value="-0.0268729730907935" calcext:value-type="float">
            <text:p>-0.026872973090794</text:p>
          </table:table-cell>
          <table:table-cell office:value-type="float" office:value="-0.0268612807692101" calcext:value-type="float">
            <text:p>-0.02686128076921</text:p>
          </table:table-cell>
          <table:table-cell office:value-type="float" office:value="-0.0268779605526958" calcext:value-type="float">
            <text:p>-0.026877960552696</text:p>
          </table:table-cell>
          <table:table-cell office:value-type="float" office:value="-0.0268807488544829" calcext:value-type="float">
            <text:p>-0.026880748854483</text:p>
          </table:table-cell>
          <table:table-cell office:value-type="float" office:value="-0.0268582013822229" calcext:value-type="float">
            <text:p>-0.026858201382223</text:p>
          </table:table-cell>
          <table:table-cell office:value-type="float" office:value="-0.0268710581029308" calcext:value-type="float">
            <text:p>-0.026871058102931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74698454139285" calcext:value-type="float">
            <text:p>0.574698454139285</text:p>
          </table:table-cell>
          <table:table-cell office:value-type="float" office:value="0.574508866633648" calcext:value-type="float">
            <text:p>0.574508866633648</text:p>
          </table:table-cell>
          <table:table-cell office:value-type="float" office:value="0.573691766697694" calcext:value-type="float">
            <text:p>0.573691766697694</text:p>
          </table:table-cell>
          <table:table-cell office:value-type="float" office:value="0.574399685202593" calcext:value-type="float">
            <text:p>0.574399685202593</text:p>
          </table:table-cell>
          <table:table-cell office:value-type="float" office:value="0.573951513087925" calcext:value-type="float">
            <text:p>0.573951513087925</text:p>
          </table:table-cell>
          <table:table-cell office:value-type="float" office:value="0.573726066443861" calcext:value-type="float">
            <text:p>0.573726066443861</text:p>
          </table:table-cell>
          <table:table-cell office:value-type="float" office:value="0.573862514508133" calcext:value-type="float">
            <text:p>0.573862514508133</text:p>
          </table:table-cell>
          <table:table-cell office:value-type="float" office:value="0.573578827296761" calcext:value-type="float">
            <text:p>0.573578827296761</text:p>
          </table:table-cell>
          <table:table-cell office:value-type="float" office:value="0.57339552265774" calcext:value-type="float">
            <text:p>0.57339552265774</text:p>
          </table:table-cell>
          <table:table-cell office:value-type="float" office:value="0.574356965815531" calcext:value-type="float">
            <text:p>0.574356965815531</text:p>
          </table:table-cell>
          <table:table-cell office:value-type="float" office:value="0.575046603947014" calcext:value-type="float">
            <text:p>0.575046603947014</text:p>
          </table:table-cell>
          <table:table-cell office:value-type="float" office:value="0.573616858160518" calcext:value-type="float">
            <text:p>0.573616858160518</text:p>
          </table:table-cell>
          <table:table-cell office:value-type="float" office:value="0.574864858833518" calcext:value-type="float">
            <text:p>0.574864858833518</text:p>
          </table:table-cell>
          <table:table-cell office:value-type="float" office:value="0.572942056595205" calcext:value-type="float">
            <text:p>0.572942056595205</text:p>
          </table:table-cell>
          <table:table-cell office:value-type="float" office:value="0.574019699953299" calcext:value-type="float">
            <text:p>0.574019699953299</text:p>
          </table:table-cell>
          <table:table-cell office:value-type="float" office:value="0.575001082539203" calcext:value-type="float">
            <text:p>0.575001082539203</text:p>
          </table:table-cell>
          <table:table-cell office:value-type="float" office:value="0.573880042133491" calcext:value-type="float">
            <text:p>0.573880042133491</text:p>
          </table:table-cell>
          <table:table-cell office:value-type="float" office:value="0.573655337350735" calcext:value-type="float">
            <text:p>0.573655337350735</text:p>
          </table:table-cell>
          <table:table-cell office:value-type="float" office:value="0.574999494117364" calcext:value-type="float">
            <text:p>0.574999494117364</text:p>
          </table:table-cell>
          <table:table-cell office:value-type="float" office:value="0.573676539122347" calcext:value-type="float">
            <text:p>0.573676539122347</text:p>
          </table:table-cell>
          <table:table-cell office:value-type="float" office:value="0.575228556821039" calcext:value-type="float">
            <text:p>0.575228556821039</text:p>
          </table:table-cell>
          <table:table-cell office:value-type="float" office:value="0.574617400096678" calcext:value-type="float">
            <text:p>0.574617400096678</text:p>
          </table:table-cell>
          <table:table-cell office:value-type="float" office:value="0.574144837392149" calcext:value-type="float">
            <text:p>0.574144837392149</text:p>
          </table:table-cell>
          <table:table-cell office:value-type="float" office:value="0.574353508982556" calcext:value-type="float">
            <text:p>0.574353508982556</text:p>
          </table:table-cell>
          <table:table-cell office:value-type="float" office:value="0.573793131068654" calcext:value-type="float">
            <text:p>0.573793131068654</text:p>
          </table:table-cell>
          <table:table-cell office:value-type="float" office:value="0.573291157490135" calcext:value-type="float">
            <text:p>0.573291157490135</text:p>
          </table:table-cell>
          <table:table-cell office:value-type="float" office:value="0.57493400305624" calcext:value-type="float">
            <text:p>0.57493400305624</text:p>
          </table:table-cell>
          <table:table-cell office:value-type="float" office:value="0.573620366624475" calcext:value-type="float">
            <text:p>0.573620366624475</text:p>
          </table:table-cell>
          <table:table-cell office:value-type="float" office:value="0.573423363617408" calcext:value-type="float">
            <text:p>0.573423363617408</text:p>
          </table:table-cell>
          <table:table-cell office:value-type="float" office:value="0.57423365893438" calcext:value-type="float">
            <text:p>0.57423365893438</text:p>
          </table:table-cell>
          <table:table-cell office:value-type="float" office:value="0.573716687787352" calcext:value-type="float">
            <text:p>0.573716687787352</text:p>
          </table:table-cell>
          <table:table-cell office:value-type="float" office:value="0.574896868431016" calcext:value-type="float">
            <text:p>0.574896868431016</text:p>
          </table:table-cell>
          <table:table-cell office:value-type="float" office:value="0.574757975460636" calcext:value-type="float">
            <text:p>0.574757975460636</text:p>
          </table:table-cell>
          <table:table-cell office:value-type="float" office:value="0.573860108499281" calcext:value-type="float">
            <text:p>0.573860108499281</text:p>
          </table:table-cell>
          <table:table-cell office:value-type="float" office:value="0.575511976972626" calcext:value-type="float">
            <text:p>0.575511976972626</text:p>
          </table:table-cell>
          <table:table-cell office:value-type="float" office:value="0.572817381685759" calcext:value-type="float">
            <text:p>0.572817381685759</text:p>
          </table:table-cell>
          <table:table-cell office:value-type="float" office:value="0.575295953194006" calcext:value-type="float">
            <text:p>0.575295953194006</text:p>
          </table:table-cell>
          <table:table-cell office:value-type="float" office:value="0.575298431982602" calcext:value-type="float">
            <text:p>0.575298431982602</text:p>
          </table:table-cell>
          <table:table-cell office:value-type="float" office:value="0.575300803824385" calcext:value-type="float">
            <text:p>0.575300803824385</text:p>
          </table:table-cell>
          <table:table-cell office:value-type="float" office:value="0.57374126062055" calcext:value-type="float">
            <text:p>0.57374126062055</text:p>
          </table:table-cell>
          <table:table-cell office:value-type="float" office:value="0.574002817082002" calcext:value-type="float">
            <text:p>0.574002817082002</text:p>
          </table:table-cell>
          <table:table-cell office:value-type="float" office:value="0.573813387465154" calcext:value-type="float">
            <text:p>0.573813387465154</text:p>
          </table:table-cell>
          <table:table-cell office:value-type="float" office:value="0.574076799139505" calcext:value-type="float">
            <text:p>0.574076799139505</text:p>
          </table:table-cell>
          <table:table-cell office:value-type="float" office:value="0.573922318048224" calcext:value-type="float">
            <text:p>0.573922318048224</text:p>
          </table:table-cell>
          <table:table-cell office:value-type="float" office:value="0.574639330008362" calcext:value-type="float">
            <text:p>0.574639330008362</text:p>
          </table:table-cell>
          <table:table-cell office:value-type="float" office:value="0.573918453412714" calcext:value-type="float">
            <text:p>0.573918453412714</text:p>
          </table:table-cell>
          <table:table-cell office:value-type="float" office:value="0.575005913744254" calcext:value-type="float">
            <text:p>0.575005913744254</text:p>
          </table:table-cell>
          <table:table-cell office:value-type="float" office:value="0.574287568794226" calcext:value-type="float">
            <text:p>0.574287568794226</text:p>
          </table:table-cell>
          <table:table-cell office:value-type="float" office:value="0.574543874370366" calcext:value-type="float">
            <text:p>0.574543874370366</text:p>
          </table:table-cell>
          <table:table-cell office:value-type="float" office:value="0.574157667670109" calcext:value-type="float">
            <text:p>0.574157667670109</text:p>
          </table:table-cell>
          <table:table-cell office:value-type="float" office:value="0.574154419141158" calcext:value-type="float">
            <text:p>0.574154419141158</text:p>
          </table:table-cell>
          <table:table-cell office:value-type="float" office:value="0.57419590326869" calcext:value-type="float">
            <text:p>0.57419590326869</text:p>
          </table:table-cell>
          <table:table-cell office:value-type="float" office:value="0.575013627038287" calcext:value-type="float">
            <text:p>0.575013627038287</text:p>
          </table:table-cell>
          <table:table-cell office:value-type="float" office:value="0.574814056518523" calcext:value-type="float">
            <text:p>0.574814056518523</text:p>
          </table:table-cell>
          <table:table-cell office:value-type="float" office:value="0.574807128593817" calcext:value-type="float">
            <text:p>0.574807128593817</text:p>
          </table:table-cell>
          <table:table-cell office:value-type="float" office:value="0.574512347248859" calcext:value-type="float">
            <text:p>0.574512347248859</text:p>
          </table:table-cell>
          <table:table-cell office:value-type="float" office:value="0.574870943118069" calcext:value-type="float">
            <text:p>0.574870943118069</text:p>
          </table:table-cell>
          <table:table-cell office:value-type="float" office:value="0.574069889604811" calcext:value-type="float">
            <text:p>0.574069889604811</text:p>
          </table:table-cell>
          <table:table-cell office:value-type="float" office:value="0.574128737631314" calcext:value-type="float">
            <text:p>0.574128737631314</text:p>
          </table:table-cell>
          <table:table-cell office:value-type="float" office:value="0.575257178140533" calcext:value-type="float">
            <text:p>0.575257178140533</text:p>
          </table:table-cell>
          <table:table-cell office:value-type="float" office:value="0.574171037019617" calcext:value-type="float">
            <text:p>0.574171037019617</text:p>
          </table:table-cell>
          <table:table-cell office:value-type="float" office:value="0.574805459753069" calcext:value-type="float">
            <text:p>0.574805459753069</text:p>
          </table:table-cell>
          <table:table-cell office:value-type="float" office:value="0.574774725739448" calcext:value-type="float">
            <text:p>0.574774725739448</text:p>
          </table:table-cell>
          <table:table-cell office:value-type="float" office:value="0.574640327119392" calcext:value-type="float">
            <text:p>0.574640327119392</text:p>
          </table:table-cell>
          <table:table-cell office:value-type="float" office:value="0.574167107197466" calcext:value-type="float">
            <text:p>0.574167107197466</text:p>
          </table:table-cell>
          <table:table-cell office:value-type="float" office:value="0.574263631260561" calcext:value-type="float">
            <text:p>0.574263631260561</text:p>
          </table:table-cell>
          <table:table-cell office:value-type="float" office:value="0.574757153432499" calcext:value-type="float">
            <text:p>0.574757153432499</text:p>
          </table:table-cell>
          <table:table-cell office:value-type="float" office:value="0.574001467287307" calcext:value-type="float">
            <text:p>0.574001467287307</text:p>
          </table:table-cell>
          <table:table-cell office:value-type="float" office:value="0.574801985702052" calcext:value-type="float">
            <text:p>0.574801985702052</text:p>
          </table:table-cell>
          <table:table-cell office:value-type="float" office:value="0.575207092583431" calcext:value-type="float">
            <text:p>0.575207092583431</text:p>
          </table:table-cell>
          <table:table-cell office:value-type="float" office:value="0.574466476927082" calcext:value-type="float">
            <text:p>0.574466476927082</text:p>
          </table:table-cell>
          <table:table-cell office:value-type="float" office:value="0.574562622175826" calcext:value-type="float">
            <text:p>0.574562622175826</text:p>
          </table:table-cell>
          <table:table-cell office:value-type="float" office:value="0.575302753722054" calcext:value-type="float">
            <text:p>0.575302753722054</text:p>
          </table:table-cell>
          <table:table-cell office:value-type="float" office:value="0.573888318697707" calcext:value-type="float">
            <text:p>0.573888318697707</text:p>
          </table:table-cell>
          <table:table-cell office:value-type="float" office:value="0.574816133112289" calcext:value-type="float">
            <text:p>0.574816133112289</text:p>
          </table:table-cell>
          <table:table-cell office:value-type="float" office:value="0.574779739515512" calcext:value-type="float">
            <text:p>0.574779739515512</text:p>
          </table:table-cell>
          <table:table-cell office:value-type="float" office:value="0.574108864681503" calcext:value-type="float">
            <text:p>0.574108864681503</text:p>
          </table:table-cell>
          <table:table-cell office:value-type="float" office:value="0.575566853580165" calcext:value-type="float">
            <text:p>0.575566853580165</text:p>
          </table:table-cell>
          <table:table-cell office:value-type="float" office:value="0.575395274381749" calcext:value-type="float">
            <text:p>0.575395274381749</text:p>
          </table:table-cell>
          <table:table-cell office:value-type="float" office:value="0.573965685301755" calcext:value-type="float">
            <text:p>0.573965685301755</text:p>
          </table:table-cell>
          <table:table-cell office:value-type="float" office:value="0.575003747542312" calcext:value-type="float">
            <text:p>0.575003747542312</text:p>
          </table:table-cell>
          <table:table-cell office:value-type="float" office:value="0.575056926872326" calcext:value-type="float">
            <text:p>0.575056926872326</text:p>
          </table:table-cell>
          <table:table-cell office:value-type="float" office:value="0.574537465574275" calcext:value-type="float">
            <text:p>0.574537465574275</text:p>
          </table:table-cell>
          <table:table-cell office:value-type="float" office:value="0.574244823701002" calcext:value-type="float">
            <text:p>0.574244823701002</text:p>
          </table:table-cell>
          <table:table-cell office:value-type="float" office:value="0.57399168344243" calcext:value-type="float">
            <text:p>0.57399168344243</text:p>
          </table:table-cell>
          <table:table-cell office:value-type="float" office:value="0.575650700708034" calcext:value-type="float">
            <text:p>0.575650700708034</text:p>
          </table:table-cell>
          <table:table-cell office:value-type="float" office:value="0.576531536070419" calcext:value-type="float">
            <text:p>0.576531536070419</text:p>
          </table:table-cell>
          <table:table-cell office:value-type="float" office:value="0.575433811201158" calcext:value-type="float">
            <text:p>0.575433811201158</text:p>
          </table:table-cell>
          <table:table-cell office:value-type="float" office:value="0.575969485214009" calcext:value-type="float">
            <text:p>0.575969485214009</text:p>
          </table:table-cell>
          <table:table-cell office:value-type="float" office:value="0.578416990136205" calcext:value-type="float">
            <text:p>0.578416990136205</text:p>
          </table:table-cell>
          <table:table-cell office:value-type="float" office:value="0.579934533992888" calcext:value-type="float">
            <text:p>0.579934533992888</text:p>
          </table:table-cell>
          <table:table-cell office:value-type="float" office:value="0.580129713234945" calcext:value-type="float">
            <text:p>0.580129713234945</text:p>
          </table:table-cell>
          <table:table-cell office:value-type="float" office:value="0.581614888525017" calcext:value-type="float">
            <text:p>0.581614888525017</text:p>
          </table:table-cell>
          <table:table-cell office:value-type="float" office:value="0.580068802050189" calcext:value-type="float">
            <text:p>0.580068802050189</text:p>
          </table:table-cell>
          <table:table-cell office:value-type="float" office:value="0.57221657754168" calcext:value-type="float">
            <text:p>0.57221657754168</text:p>
          </table:table-cell>
          <table:table-cell office:value-type="float" office:value="0.563605959026398" calcext:value-type="float">
            <text:p>0.563605959026398</text:p>
          </table:table-cell>
          <table:table-cell office:value-type="float" office:value="0.575080950531425" calcext:value-type="float">
            <text:p>0.575080950531425</text:p>
          </table:table-cell>
          <table:table-cell office:value-type="float" office:value="0.60036201894918" calcext:value-type="float">
            <text:p>0.60036201894918</text:p>
          </table:table-cell>
          <table:table-cell office:value-type="float" office:value="0.590140520704241" calcext:value-type="float">
            <text:p>0.590140520704241</text:p>
          </table:table-cell>
          <table:table-cell office:value-type="float" office:value="0.595264909626043" calcext:value-type="float">
            <text:p>0.595264909626043</text:p>
          </table:table-cell>
          <table:table-cell office:value-type="float" office:value="0.528715446379395" calcext:value-type="float">
            <text:p>0.528715446379395</text:p>
          </table:table-cell>
          <table:table-cell office:value-type="float" office:value="0.52320785223542" calcext:value-type="float">
            <text:p>0.52320785223542</text:p>
          </table:table-cell>
          <table:table-cell office:value-type="float" office:value="0.530901180155858" calcext:value-type="float">
            <text:p>0.530901180155858</text:p>
          </table:table-cell>
          <table:table-cell office:value-type="float" office:value="0.607190143246099" calcext:value-type="float">
            <text:p>0.607190143246099</text:p>
          </table:table-cell>
          <table:table-cell office:value-type="float" office:value="0.608531536726702" calcext:value-type="float">
            <text:p>0.608531536726702</text:p>
          </table:table-cell>
          <table:table-cell office:value-type="float" office:value="0.558077506800628" calcext:value-type="float">
            <text:p>0.558077506800628</text:p>
          </table:table-cell>
          <table:table-cell office:value-type="float" office:value="0.536049863845909" calcext:value-type="float">
            <text:p>0.536049863845909</text:p>
          </table:table-cell>
          <table:table-cell office:value-type="float" office:value="0.549387538429946" calcext:value-type="float">
            <text:p>0.549387538429946</text:p>
          </table:table-cell>
          <table:table-cell office:value-type="float" office:value="0.549877393280566" calcext:value-type="float">
            <text:p>0.549877393280566</text:p>
          </table:table-cell>
          <table:table-cell office:value-type="float" office:value="0.563412594545427" calcext:value-type="float">
            <text:p>0.563412594545427</text:p>
          </table:table-cell>
          <table:table-cell office:value-type="float" office:value="0.562678454513841" calcext:value-type="float">
            <text:p>0.562678454513841</text:p>
          </table:table-cell>
          <table:table-cell office:value-type="float" office:value="0.553532083891113" calcext:value-type="float">
            <text:p>0.553532083891113</text:p>
          </table:table-cell>
          <table:table-cell office:value-type="float" office:value="0.543924460444453" calcext:value-type="float">
            <text:p>0.543924460444453</text:p>
          </table:table-cell>
          <table:table-cell office:value-type="float" office:value="0.519262358765278" calcext:value-type="float">
            <text:p>0.519262358765278</text:p>
          </table:table-cell>
          <table:table-cell office:value-type="float" office:value="0.507812251250531" calcext:value-type="float">
            <text:p>0.507812251250531</text:p>
          </table:table-cell>
          <table:table-cell office:value-type="float" office:value="0.506717110131646" calcext:value-type="float">
            <text:p>0.506717110131646</text:p>
          </table:table-cell>
          <table:table-cell office:value-type="float" office:value="0.517634645128806" calcext:value-type="float">
            <text:p>0.517634645128806</text:p>
          </table:table-cell>
          <table:table-cell office:value-type="float" office:value="0.558183282873703" calcext:value-type="float">
            <text:p>0.558183282873703</text:p>
          </table:table-cell>
          <table:table-cell office:value-type="float" office:value="0.571573469021394" calcext:value-type="float">
            <text:p>0.571573469021394</text:p>
          </table:table-cell>
          <table:table-cell office:value-type="float" office:value="0.57220942926738" calcext:value-type="float">
            <text:p>0.57220942926738</text:p>
          </table:table-cell>
          <table:table-cell office:value-type="float" office:value="0.574226005116415" calcext:value-type="float">
            <text:p>0.574226005116415</text:p>
          </table:table-cell>
          <table:table-cell office:value-type="float" office:value="0.580332048256426" calcext:value-type="float">
            <text:p>0.580332048256426</text:p>
          </table:table-cell>
          <table:table-cell office:value-type="float" office:value="0.573353334363362" calcext:value-type="float">
            <text:p>0.573353334363362</text:p>
          </table:table-cell>
          <table:table-cell office:value-type="float" office:value="0.540307393116546" calcext:value-type="float">
            <text:p>0.540307393116546</text:p>
          </table:table-cell>
          <table:table-cell office:value-type="float" office:value="0.534656750067111" calcext:value-type="float">
            <text:p>0.534656750067111</text:p>
          </table:table-cell>
          <table:table-cell office:value-type="float" office:value="0.530447126321234" calcext:value-type="float">
            <text:p>0.530447126321234</text:p>
          </table:table-cell>
          <table:table-cell office:value-type="float" office:value="0.529947076858559" calcext:value-type="float">
            <text:p>0.529947076858559</text:p>
          </table:table-cell>
          <table:table-cell office:value-type="float" office:value="0.531463428724918" calcext:value-type="float">
            <text:p>0.531463428724918</text:p>
          </table:table-cell>
          <table:table-cell office:value-type="float" office:value="0.535049753548721" calcext:value-type="float">
            <text:p>0.535049753548721</text:p>
          </table:table-cell>
          <table:table-cell office:value-type="float" office:value="0.542678643451436" calcext:value-type="float">
            <text:p>0.542678643451436</text:p>
          </table:table-cell>
          <table:table-cell office:value-type="float" office:value="0.608044025415758" calcext:value-type="float">
            <text:p>0.608044025415758</text:p>
          </table:table-cell>
          <table:table-cell office:value-type="float" office:value="0.595530959903651" calcext:value-type="float">
            <text:p>0.595530959903651</text:p>
          </table:table-cell>
          <table:table-cell office:value-type="float" office:value="0.590476283956463" calcext:value-type="float">
            <text:p>0.590476283956463</text:p>
          </table:table-cell>
          <table:table-cell office:value-type="float" office:value="0.590024430417032" calcext:value-type="float">
            <text:p>0.590024430417032</text:p>
          </table:table-cell>
          <table:table-cell office:value-type="float" office:value="0.553170498502908" calcext:value-type="float">
            <text:p>0.553170498502908</text:p>
          </table:table-cell>
          <table:table-cell office:value-type="float" office:value="0.542260101257682" calcext:value-type="float">
            <text:p>0.542260101257682</text:p>
          </table:table-cell>
          <table:table-cell office:value-type="float" office:value="0.515833175197454" calcext:value-type="float">
            <text:p>0.515833175197454</text:p>
          </table:table-cell>
          <table:table-cell office:value-type="float" office:value="0.51513901893385" calcext:value-type="float">
            <text:p>0.51513901893385</text:p>
          </table:table-cell>
          <table:table-cell office:value-type="float" office:value="0.521010857237619" calcext:value-type="float">
            <text:p>0.521010857237619</text:p>
          </table:table-cell>
          <table:table-cell office:value-type="float" office:value="0.525221475938768" calcext:value-type="float">
            <text:p>0.525221475938768</text:p>
          </table:table-cell>
          <table:table-cell office:value-type="float" office:value="0.519797315280375" calcext:value-type="float">
            <text:p>0.519797315280375</text:p>
          </table:table-cell>
          <table:table-cell office:value-type="float" office:value="0.51395232190818" calcext:value-type="float">
            <text:p>0.51395232190818</text:p>
          </table:table-cell>
          <table:table-cell office:value-type="float" office:value="0.494827308399364" calcext:value-type="float">
            <text:p>0.494827308399364</text:p>
          </table:table-cell>
          <table:table-cell office:value-type="float" office:value="0.48295747533216" calcext:value-type="float">
            <text:p>0.48295747533216</text:p>
          </table:table-cell>
          <table:table-cell office:value-type="float" office:value="0.472164128331576" calcext:value-type="float">
            <text:p>0.472164128331576</text:p>
          </table:table-cell>
          <table:table-cell office:value-type="float" office:value="0.487573196864792" calcext:value-type="float">
            <text:p>0.487573196864792</text:p>
          </table:table-cell>
          <table:table-cell office:value-type="float" office:value="0.569231984868681" calcext:value-type="float">
            <text:p>0.569231984868681</text:p>
          </table:table-cell>
          <table:table-cell office:value-type="float" office:value="0.573062536604696" calcext:value-type="float">
            <text:p>0.573062536604696</text:p>
          </table:table-cell>
          <table:table-cell office:value-type="float" office:value="0.577533998216441" calcext:value-type="float">
            <text:p>0.577533998216441</text:p>
          </table:table-cell>
          <table:table-cell office:value-type="float" office:value="0.578628802024988" calcext:value-type="float">
            <text:p>0.578628802024988</text:p>
          </table:table-cell>
          <table:table-cell office:value-type="float" office:value="0.568457389544242" calcext:value-type="float">
            <text:p>0.568457389544242</text:p>
          </table:table-cell>
          <table:table-cell office:value-type="float" office:value="0.543245377595762" calcext:value-type="float">
            <text:p>0.543245377595762</text:p>
          </table:table-cell>
          <table:table-cell office:value-type="float" office:value="0.530230367052745" calcext:value-type="float">
            <text:p>0.530230367052745</text:p>
          </table:table-cell>
          <table:table-cell office:value-type="float" office:value="0.534684377952079" calcext:value-type="float">
            <text:p>0.534684377952079</text:p>
          </table:table-cell>
          <table:table-cell office:value-type="float" office:value="0.505562778748219" calcext:value-type="float">
            <text:p>0.505562778748219</text:p>
          </table:table-cell>
          <table:table-cell office:value-type="float" office:value="0.521689476399543" calcext:value-type="float">
            <text:p>0.521689476399543</text:p>
          </table:table-cell>
          <table:table-cell office:value-type="float" office:value="0.524085124614786" calcext:value-type="float">
            <text:p>0.524085124614786</text:p>
          </table:table-cell>
          <table:table-cell office:value-type="float" office:value="0.528169202206294" calcext:value-type="float">
            <text:p>0.528169202206294</text:p>
          </table:table-cell>
          <table:table-cell office:value-type="float" office:value="0.510153130957175" calcext:value-type="float">
            <text:p>0.510153130957175</text:p>
          </table:table-cell>
          <table:table-cell office:value-type="float" office:value="0.527886241198662" calcext:value-type="float">
            <text:p>0.527886241198662</text:p>
          </table:table-cell>
          <table:table-cell office:value-type="float" office:value="0.545774440156052" calcext:value-type="float">
            <text:p>0.545774440156052</text:p>
          </table:table-cell>
          <table:table-cell office:value-type="float" office:value="0.530586598407667" calcext:value-type="float">
            <text:p>0.530586598407667</text:p>
          </table:table-cell>
          <table:table-cell office:value-type="float" office:value="0.523212547592078" calcext:value-type="float">
            <text:p>0.523212547592078</text:p>
          </table:table-cell>
          <table:table-cell office:value-type="float" office:value="0.511468532589104" calcext:value-type="float">
            <text:p>0.511468532589104</text:p>
          </table:table-cell>
          <table:table-cell office:value-type="float" office:value="0.496789829193929" calcext:value-type="float">
            <text:p>0.496789829193929</text:p>
          </table:table-cell>
          <table:table-cell office:value-type="float" office:value="0.49273230318094" calcext:value-type="float">
            <text:p>0.49273230318094</text:p>
          </table:table-cell>
          <table:table-cell office:value-type="float" office:value="0.492141265922261" calcext:value-type="float">
            <text:p>0.492141265922261</text:p>
          </table:table-cell>
          <table:table-cell office:value-type="float" office:value="0.495055826854019" calcext:value-type="float">
            <text:p>0.495055826854019</text:p>
          </table:table-cell>
          <table:table-cell office:value-type="float" office:value="0.495516075742487" calcext:value-type="float">
            <text:p>0.495516075742487</text:p>
          </table:table-cell>
          <table:table-cell office:value-type="float" office:value="0.502091720550825" calcext:value-type="float">
            <text:p>0.502091720550825</text:p>
          </table:table-cell>
          <table:table-cell office:value-type="float" office:value="0.572534805239829" calcext:value-type="float">
            <text:p>0.572534805239829</text:p>
          </table:table-cell>
          <table:table-cell office:value-type="float" office:value="0.536594309398805" calcext:value-type="float">
            <text:p>0.536594309398805</text:p>
          </table:table-cell>
          <table:table-cell office:value-type="float" office:value="0.540408572889224" calcext:value-type="float">
            <text:p>0.540408572889224</text:p>
          </table:table-cell>
          <table:table-cell office:value-type="float" office:value="0.530208076839433" calcext:value-type="float">
            <text:p>0.530208076839433</text:p>
          </table:table-cell>
          <table:table-cell office:value-type="float" office:value="0.460842480957906" calcext:value-type="float">
            <text:p>0.460842480957906</text:p>
          </table:table-cell>
          <table:table-cell office:value-type="float" office:value="0.474298289499325" calcext:value-type="float">
            <text:p>0.474298289499325</text:p>
          </table:table-cell>
          <table:table-cell office:value-type="float" office:value="0.48667719473094" calcext:value-type="float">
            <text:p>0.48667719473094</text:p>
          </table:table-cell>
          <table:table-cell office:value-type="float" office:value="0.489596698147401" calcext:value-type="float">
            <text:p>0.489596698147401</text:p>
          </table:table-cell>
          <table:table-cell office:value-type="float" office:value="0.490196874200137" calcext:value-type="float">
            <text:p>0.490196874200137</text:p>
          </table:table-cell>
          <table:table-cell office:value-type="float" office:value="0.492272420666647" calcext:value-type="float">
            <text:p>0.492272420666647</text:p>
          </table:table-cell>
          <table:table-cell office:value-type="float" office:value="0.478860247633147" calcext:value-type="float">
            <text:p>0.478860247633147</text:p>
          </table:table-cell>
          <table:table-cell office:value-type="float" office:value="0.488074024032638" calcext:value-type="float">
            <text:p>0.488074024032638</text:p>
          </table:table-cell>
          <table:table-cell office:value-type="float" office:value="0.507522197933486" calcext:value-type="float">
            <text:p>0.507522197933486</text:p>
          </table:table-cell>
          <table:table-cell office:value-type="float" office:value="0.523930902116009" calcext:value-type="float">
            <text:p>0.523930902116009</text:p>
          </table:table-cell>
          <table:table-cell office:value-type="float" office:value="0.54391991003653" calcext:value-type="float">
            <text:p>0.54391991003653</text:p>
          </table:table-cell>
          <table:table-cell office:value-type="float" office:value="0.565733897641979" calcext:value-type="float">
            <text:p>0.565733897641979</text:p>
          </table:table-cell>
          <table:table-cell office:value-type="float" office:value="0.570412259118205" calcext:value-type="float">
            <text:p>0.570412259118205</text:p>
          </table:table-cell>
          <table:table-cell office:value-type="float" office:value="0.575132834118112" calcext:value-type="float">
            <text:p>0.575132834118112</text:p>
          </table:table-cell>
          <table:table-cell office:value-type="float" office:value="0.576527164564288" calcext:value-type="float">
            <text:p>0.576527164564288</text:p>
          </table:table-cell>
          <table:table-cell office:value-type="float" office:value="0.575361696306603" calcext:value-type="float">
            <text:p>0.575361696306603</text:p>
          </table:table-cell>
          <table:table-cell office:value-type="float" office:value="0.56798878534784" calcext:value-type="float">
            <text:p>0.56798878534784</text:p>
          </table:table-cell>
          <table:table-cell office:value-type="float" office:value="0.567530492826549" calcext:value-type="float">
            <text:p>0.567530492826549</text:p>
          </table:table-cell>
          <table:table-cell office:value-type="float" office:value="0.564450809068352" calcext:value-type="float">
            <text:p>0.564450809068352</text:p>
          </table:table-cell>
          <table:table-cell office:value-type="float" office:value="0.572106949267663" calcext:value-type="float">
            <text:p>0.572106949267663</text:p>
          </table:table-cell>
          <table:table-cell office:value-type="float" office:value="0.567706670759279" calcext:value-type="float">
            <text:p>0.567706670759279</text:p>
          </table:table-cell>
          <table:table-cell office:value-type="float" office:value="0.531337550340756" calcext:value-type="float">
            <text:p>0.531337550340756</text:p>
          </table:table-cell>
          <table:table-cell office:value-type="float" office:value="0.534986906602874" calcext:value-type="float">
            <text:p>0.534986906602874</text:p>
          </table:table-cell>
          <table:table-cell office:value-type="float" office:value="0.480756380244616" calcext:value-type="float">
            <text:p>0.480756380244616</text:p>
          </table:table-cell>
          <table:table-cell office:value-type="float" office:value="0.491180820386524" calcext:value-type="float">
            <text:p>0.491180820386524</text:p>
          </table:table-cell>
          <table:table-cell office:value-type="float" office:value="0.498443813434605" calcext:value-type="float">
            <text:p>0.498443813434605</text:p>
          </table:table-cell>
          <table:table-cell office:value-type="float" office:value="0.502636408948899" calcext:value-type="float">
            <text:p>0.502636408948899</text:p>
          </table:table-cell>
          <table:table-cell office:value-type="float" office:value="0.500138640276883" calcext:value-type="float">
            <text:p>0.500138640276883</text:p>
          </table:table-cell>
          <table:table-cell office:value-type="float" office:value="0.494440409691964" calcext:value-type="float">
            <text:p>0.494440409691964</text:p>
          </table:table-cell>
          <table:table-cell office:value-type="float" office:value="0.497318335514714" calcext:value-type="float">
            <text:p>0.497318335514714</text:p>
          </table:table-cell>
          <table:table-cell office:value-type="float" office:value="0.489229702609524" calcext:value-type="float">
            <text:p>0.489229702609524</text:p>
          </table:table-cell>
          <table:table-cell office:value-type="float" office:value="0.487387274291937" calcext:value-type="float">
            <text:p>0.487387274291937</text:p>
          </table:table-cell>
          <table:table-cell office:value-type="float" office:value="0.520366892457806" calcext:value-type="float">
            <text:p>0.520366892457806</text:p>
          </table:table-cell>
          <table:table-cell office:value-type="float" office:value="0.53161032512031" calcext:value-type="float">
            <text:p>0.53161032512031</text:p>
          </table:table-cell>
          <table:table-cell office:value-type="float" office:value="0.535884889333772" calcext:value-type="float">
            <text:p>0.535884889333772</text:p>
          </table:table-cell>
          <table:table-cell office:value-type="float" office:value="0.547946440282628" calcext:value-type="float">
            <text:p>0.547946440282628</text:p>
          </table:table-cell>
          <table:table-cell office:value-type="float" office:value="0.550986972392195" calcext:value-type="float">
            <text:p>0.550986972392195</text:p>
          </table:table-cell>
          <table:table-cell office:value-type="float" office:value="0.56328322446458" calcext:value-type="float">
            <text:p>0.56328322446458</text:p>
          </table:table-cell>
          <table:table-cell office:value-type="float" office:value="0.569681011942122" calcext:value-type="float">
            <text:p>0.569681011942122</text:p>
          </table:table-cell>
          <table:table-cell office:value-type="float" office:value="0.570245452612174" calcext:value-type="float">
            <text:p>0.570245452612174</text:p>
          </table:table-cell>
          <table:table-cell office:value-type="float" office:value="0.566925454338112" calcext:value-type="float">
            <text:p>0.566925454338112</text:p>
          </table:table-cell>
          <table:table-cell office:value-type="float" office:value="0.567350848860732" calcext:value-type="float">
            <text:p>0.567350848860732</text:p>
          </table:table-cell>
          <table:table-cell office:value-type="float" office:value="0.564809610405096" calcext:value-type="float">
            <text:p>0.564809610405096</text:p>
          </table:table-cell>
          <table:table-cell office:value-type="float" office:value="0.56181734396235" calcext:value-type="float">
            <text:p>0.56181734396235</text:p>
          </table:table-cell>
          <table:table-cell office:value-type="float" office:value="0.563188091352505" calcext:value-type="float">
            <text:p>0.563188091352505</text:p>
          </table:table-cell>
          <table:table-cell office:value-type="float" office:value="0.553596625950788" calcext:value-type="float">
            <text:p>0.553596625950788</text:p>
          </table:table-cell>
          <table:table-cell office:value-type="float" office:value="0.508125451092477" calcext:value-type="float">
            <text:p>0.508125451092477</text:p>
          </table:table-cell>
          <table:table-cell office:value-type="float" office:value="0.488198424200877" calcext:value-type="float">
            <text:p>0.488198424200877</text:p>
          </table:table-cell>
          <table:table-cell office:value-type="float" office:value="0.484422901201142" calcext:value-type="float">
            <text:p>0.484422901201142</text:p>
          </table:table-cell>
          <table:table-cell office:value-type="float" office:value="0.498625002312149" calcext:value-type="float">
            <text:p>0.498625002312149</text:p>
          </table:table-cell>
          <table:table-cell office:value-type="float" office:value="0.49049201479292" calcext:value-type="float">
            <text:p>0.49049201479292</text:p>
          </table:table-cell>
          <table:table-cell office:value-type="float" office:value="0.495339426910389" calcext:value-type="float">
            <text:p>0.495339426910389</text:p>
          </table:table-cell>
          <table:table-cell office:value-type="float" office:value="0.509784837555271" calcext:value-type="float">
            <text:p>0.509784837555271</text:p>
          </table:table-cell>
          <table:table-cell office:value-type="float" office:value="0.518421405972423" calcext:value-type="float">
            <text:p>0.518421405972423</text:p>
          </table:table-cell>
          <table:table-cell office:value-type="float" office:value="0.51200878069231" calcext:value-type="float">
            <text:p>0.51200878069231</text:p>
          </table:table-cell>
          <table:table-cell office:value-type="float" office:value="0.509422611528978" calcext:value-type="float">
            <text:p>0.509422611528978</text:p>
          </table:table-cell>
          <table:table-cell office:value-type="float" office:value="0.505832218478215" calcext:value-type="float">
            <text:p>0.505832218478215</text:p>
          </table:table-cell>
          <table:table-cell office:value-type="float" office:value="0.501778917797127" calcext:value-type="float">
            <text:p>0.501778917797127</text:p>
          </table:table-cell>
          <table:table-cell office:value-type="float" office:value="0.49971724505877" calcext:value-type="float">
            <text:p>0.49971724505877</text:p>
          </table:table-cell>
          <table:table-cell office:value-type="float" office:value="0.498425524228723" calcext:value-type="float">
            <text:p>0.498425524228723</text:p>
          </table:table-cell>
          <table:table-cell office:value-type="float" office:value="0.496379187931643" calcext:value-type="float">
            <text:p>0.496379187931643</text:p>
          </table:table-cell>
          <table:table-cell office:value-type="float" office:value="0.491814272255447" calcext:value-type="float">
            <text:p>0.491814272255447</text:p>
          </table:table-cell>
          <table:table-cell office:value-type="float" office:value="0.490183018683564" calcext:value-type="float">
            <text:p>0.490183018683564</text:p>
          </table:table-cell>
          <table:table-cell office:value-type="float" office:value="0.487619327507937" calcext:value-type="float">
            <text:p>0.487619327507937</text:p>
          </table:table-cell>
          <table:table-cell office:value-type="float" office:value="0.487579365817083" calcext:value-type="float">
            <text:p>0.487579365817083</text:p>
          </table:table-cell>
          <table:table-cell office:value-type="float" office:value="0.487805046896607" calcext:value-type="float">
            <text:p>0.487805046896607</text:p>
          </table:table-cell>
          <table:table-cell office:value-type="float" office:value="0.488027198253991" calcext:value-type="float">
            <text:p>0.488027198253991</text:p>
          </table:table-cell>
          <table:table-cell office:value-type="float" office:value="0.488027042573379" calcext:value-type="float">
            <text:p>0.488027042573379</text:p>
          </table:table-cell>
          <table:table-cell office:value-type="float" office:value="0.488311537369998" calcext:value-type="float">
            <text:p>0.488311537369998</text:p>
          </table:table-cell>
          <table:table-cell office:value-type="float" office:value="0.488811401456638" calcext:value-type="float">
            <text:p>0.488811401456638</text:p>
          </table:table-cell>
          <table:table-cell office:value-type="float" office:value="0.488932463510619" calcext:value-type="float">
            <text:p>0.488932463510619</text:p>
          </table:table-cell>
          <table:table-cell office:value-type="float" office:value="0.48923901608247" calcext:value-type="float">
            <text:p>0.48923901608247</text:p>
          </table:table-cell>
          <table:table-cell office:value-type="float" office:value="0.488608434483965" calcext:value-type="float">
            <text:p>0.488608434483965</text:p>
          </table:table-cell>
          <table:table-cell office:value-type="float" office:value="0.488656527320279" calcext:value-type="float">
            <text:p>0.488656527320279</text:p>
          </table:table-cell>
          <table:table-cell office:value-type="float" office:value="0.488595124110458" calcext:value-type="float">
            <text:p>0.488595124110458</text:p>
          </table:table-cell>
          <table:table-cell office:value-type="float" office:value="0.488705890337674" calcext:value-type="float">
            <text:p>0.488705890337674</text:p>
          </table:table-cell>
          <table:table-cell office:value-type="float" office:value="0.488469672041433" calcext:value-type="float">
            <text:p>0.488469672041433</text:p>
          </table:table-cell>
          <table:table-cell office:value-type="float" office:value="0.489532644911612" calcext:value-type="float">
            <text:p>0.489532644911612</text:p>
          </table:table-cell>
          <table:table-cell office:value-type="float" office:value="0.488128341107198" calcext:value-type="float">
            <text:p>0.488128341107198</text:p>
          </table:table-cell>
          <table:table-cell office:value-type="float" office:value="0.488847277458401" calcext:value-type="float">
            <text:p>0.488847277458401</text:p>
          </table:table-cell>
          <table:table-cell office:value-type="float" office:value="0.488412259046905" calcext:value-type="float">
            <text:p>0.488412259046905</text:p>
          </table:table-cell>
          <table:table-cell office:value-type="float" office:value="0.488118187255636" calcext:value-type="float">
            <text:p>0.488118187255636</text:p>
          </table:table-cell>
          <table:table-cell office:value-type="float" office:value="0.48843280515416" calcext:value-type="float">
            <text:p>0.48843280515416</text:p>
          </table:table-cell>
          <table:table-cell office:value-type="float" office:value="0.488443799896561" calcext:value-type="float">
            <text:p>0.488443799896561</text:p>
          </table:table-cell>
          <table:table-cell office:value-type="float" office:value="0.488527251651044" calcext:value-type="float">
            <text:p>0.488527251651044</text:p>
          </table:table-cell>
          <table:table-cell office:value-type="float" office:value="0.488147293291748" calcext:value-type="float">
            <text:p>0.488147293291748</text:p>
          </table:table-cell>
          <table:table-cell office:value-type="float" office:value="0.488516689003331" calcext:value-type="float">
            <text:p>0.488516689003331</text:p>
          </table:table-cell>
          <table:table-cell office:value-type="float" office:value="0.488568053915487" calcext:value-type="float">
            <text:p>0.488568053915487</text:p>
          </table:table-cell>
          <table:table-cell office:value-type="float" office:value="0.488374911663268" calcext:value-type="float">
            <text:p>0.488374911663268</text:p>
          </table:table-cell>
          <table:table-cell office:value-type="float" office:value="0.488513645314785" calcext:value-type="float">
            <text:p>0.488513645314785</text:p>
          </table:table-cell>
          <table:table-cell office:value-type="float" office:value="0.488654881975602" calcext:value-type="float">
            <text:p>0.488654881975602</text:p>
          </table:table-cell>
          <table:table-cell office:value-type="float" office:value="0.488109669709195" calcext:value-type="float">
            <text:p>0.488109669709195</text:p>
          </table:table-cell>
          <table:table-cell office:value-type="float" office:value="0.488603940213477" calcext:value-type="float">
            <text:p>0.488603940213477</text:p>
          </table:table-cell>
          <table:table-cell office:value-type="float" office:value="0.488806786583204" calcext:value-type="float">
            <text:p>0.488806786583204</text:p>
          </table:table-cell>
          <table:table-cell office:value-type="float" office:value="0.488814751345861" calcext:value-type="float">
            <text:p>0.488814751345861</text:p>
          </table:table-cell>
          <table:table-cell office:value-type="float" office:value="0.488346955360224" calcext:value-type="float">
            <text:p>0.488346955360224</text:p>
          </table:table-cell>
          <table:table-cell office:value-type="float" office:value="0.488039700732124" calcext:value-type="float">
            <text:p>0.488039700732124</text:p>
          </table:table-cell>
          <table:table-cell office:value-type="float" office:value="0.487843727031446" calcext:value-type="float">
            <text:p>0.487843727031446</text:p>
          </table:table-cell>
          <table:table-cell office:value-type="float" office:value="0.488463703557733" calcext:value-type="float">
            <text:p>0.488463703557733</text:p>
          </table:table-cell>
          <table:table-cell office:value-type="float" office:value="0.488140473711177" calcext:value-type="float">
            <text:p>0.488140473711177</text:p>
          </table:table-cell>
          <table:table-cell office:value-type="float" office:value="0.488480618647939" calcext:value-type="float">
            <text:p>0.488480618647939</text:p>
          </table:table-cell>
          <table:table-cell office:value-type="float" office:value="0.488158720002914" calcext:value-type="float">
            <text:p>0.488158720002914</text:p>
          </table:table-cell>
          <table:table-cell office:value-type="float" office:value="0.487978774812768" calcext:value-type="float">
            <text:p>0.487978774812768</text:p>
          </table:table-cell>
          <table:table-cell office:value-type="float" office:value="0.488199947994106" calcext:value-type="float">
            <text:p>0.488199947994106</text:p>
          </table:table-cell>
          <table:table-cell office:value-type="float" office:value="0.48833172967123" calcext:value-type="float">
            <text:p>0.48833172967123</text:p>
          </table:table-cell>
          <table:table-cell office:value-type="float" office:value="0.488636572078539" calcext:value-type="float">
            <text:p>0.488636572078539</text:p>
          </table:table-cell>
          <table:table-cell office:value-type="float" office:value="0.488613709577257" calcext:value-type="float">
            <text:p>0.488613709577257</text:p>
          </table:table-cell>
          <table:table-cell office:value-type="float" office:value="0.488408966977362" calcext:value-type="float">
            <text:p>0.488408966977362</text:p>
          </table:table-cell>
          <table:table-cell office:value-type="float" office:value="0.488330943432273" calcext:value-type="float">
            <text:p>0.488330943432273</text:p>
          </table:table-cell>
          <table:table-cell office:value-type="float" office:value="0.48825337742062" calcext:value-type="float">
            <text:p>0.48825337742062</text:p>
          </table:table-cell>
          <table:table-cell office:value-type="float" office:value="0.488149712068943" calcext:value-type="float">
            <text:p>0.488149712068943</text:p>
          </table:table-cell>
          <table:table-cell office:value-type="float" office:value="0.488291603671711" calcext:value-type="float">
            <text:p>0.488291603671711</text:p>
          </table:table-cell>
          <table:table-cell office:value-type="float" office:value="0.488432586263575" calcext:value-type="float">
            <text:p>0.488432586263575</text:p>
          </table:table-cell>
          <table:table-cell office:value-type="float" office:value="0.488009713132468" calcext:value-type="float">
            <text:p>0.488009713132468</text:p>
          </table:table-cell>
          <table:table-cell office:value-type="float" office:value="0.488249089202248" calcext:value-type="float">
            <text:p>0.488249089202248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7220995521838" calcext:value-type="float">
            <text:p>-0.227220995521838</text:p>
          </table:table-cell>
          <table:table-cell office:value-type="float" office:value="-0.2271692115753" calcext:value-type="float">
            <text:p>-0.2271692115753</text:p>
          </table:table-cell>
          <table:table-cell office:value-type="float" office:value="-0.22695300286376" calcext:value-type="float">
            <text:p>-0.22695300286376</text:p>
          </table:table-cell>
          <table:table-cell office:value-type="float" office:value="-0.227144751756874" calcext:value-type="float">
            <text:p>-0.227144751756874</text:p>
          </table:table-cell>
          <table:table-cell office:value-type="float" office:value="-0.22704913726226" calcext:value-type="float">
            <text:p>-0.22704913726226</text:p>
          </table:table-cell>
          <table:table-cell office:value-type="float" office:value="-0.226954419344385" calcext:value-type="float">
            <text:p>-0.226954419344385</text:p>
          </table:table-cell>
          <table:table-cell office:value-type="float" office:value="-0.227013557419272" calcext:value-type="float">
            <text:p>-0.227013557419272</text:p>
          </table:table-cell>
          <table:table-cell office:value-type="float" office:value="-0.226935717077954" calcext:value-type="float">
            <text:p>-0.226935717077954</text:p>
          </table:table-cell>
          <table:table-cell office:value-type="float" office:value="-0.226880755043011" calcext:value-type="float">
            <text:p>-0.226880755043011</text:p>
          </table:table-cell>
          <table:table-cell office:value-type="float" office:value="-0.22712110961871" calcext:value-type="float">
            <text:p>-0.22712110961871</text:p>
          </table:table-cell>
          <table:table-cell office:value-type="float" office:value="-0.22732406303124" calcext:value-type="float">
            <text:p>-0.22732406303124</text:p>
          </table:table-cell>
          <table:table-cell office:value-type="float" office:value="-0.226930610758787" calcext:value-type="float">
            <text:p>-0.226930610758787</text:p>
          </table:table-cell>
          <table:table-cell office:value-type="float" office:value="-0.227294851101271" calcext:value-type="float">
            <text:p>-0.227294851101271</text:p>
          </table:table-cell>
          <table:table-cell office:value-type="float" office:value="-0.226705816919858" calcext:value-type="float">
            <text:p>-0.226705816919858</text:p>
          </table:table-cell>
          <table:table-cell office:value-type="float" office:value="-0.227068921032644" calcext:value-type="float">
            <text:p>-0.227068921032644</text:p>
          </table:table-cell>
          <table:table-cell office:value-type="float" office:value="-0.227324710361655" calcext:value-type="float">
            <text:p>-0.227324710361655</text:p>
          </table:table-cell>
          <table:table-cell office:value-type="float" office:value="-0.227001033263669" calcext:value-type="float">
            <text:p>-0.227001033263669</text:p>
          </table:table-cell>
          <table:table-cell office:value-type="float" office:value="-0.226947478622651" calcext:value-type="float">
            <text:p>-0.226947478622651</text:p>
          </table:table-cell>
          <table:table-cell office:value-type="float" office:value="-0.22734246845345" calcext:value-type="float">
            <text:p>-0.22734246845345</text:p>
          </table:table-cell>
          <table:table-cell office:value-type="float" office:value="-0.226974321212648" calcext:value-type="float">
            <text:p>-0.226974321212648</text:p>
          </table:table-cell>
          <table:table-cell office:value-type="float" office:value="-0.227393440929172" calcext:value-type="float">
            <text:p>-0.227393440929172</text:p>
          </table:table-cell>
          <table:table-cell office:value-type="float" office:value="-0.227196060515051" calcext:value-type="float">
            <text:p>-0.227196060515051</text:p>
          </table:table-cell>
          <table:table-cell office:value-type="float" office:value="-0.227079563855301" calcext:value-type="float">
            <text:p>-0.227079563855301</text:p>
          </table:table-cell>
          <table:table-cell office:value-type="float" office:value="-0.227152100325511" calcext:value-type="float">
            <text:p>-0.227152100325511</text:p>
          </table:table-cell>
          <table:table-cell office:value-type="float" office:value="-0.227005875087892" calcext:value-type="float">
            <text:p>-0.227005875087892</text:p>
          </table:table-cell>
          <table:table-cell office:value-type="float" office:value="-0.226872132265535" calcext:value-type="float">
            <text:p>-0.226872132265535</text:p>
          </table:table-cell>
          <table:table-cell office:value-type="float" office:value="-0.227285959759403" calcext:value-type="float">
            <text:p>-0.227285959759403</text:p>
          </table:table-cell>
          <table:table-cell office:value-type="float" office:value="-0.226977493924224" calcext:value-type="float">
            <text:p>-0.226977493924224</text:p>
          </table:table-cell>
          <table:table-cell office:value-type="float" office:value="-0.226911058977189" calcext:value-type="float">
            <text:p>-0.226911058977189</text:p>
          </table:table-cell>
          <table:table-cell office:value-type="float" office:value="-0.227069372536756" calcext:value-type="float">
            <text:p>-0.227069372536756</text:p>
          </table:table-cell>
          <table:table-cell office:value-type="float" office:value="-0.226957209897188" calcext:value-type="float">
            <text:p>-0.226957209897188</text:p>
          </table:table-cell>
          <table:table-cell office:value-type="float" office:value="-0.227299008368724" calcext:value-type="float">
            <text:p>-0.227299008368724</text:p>
          </table:table-cell>
          <table:table-cell office:value-type="float" office:value="-0.227255721785465" calcext:value-type="float">
            <text:p>-0.227255721785465</text:p>
          </table:table-cell>
          <table:table-cell office:value-type="float" office:value="-0.226981223300607" calcext:value-type="float">
            <text:p>-0.226981223300607</text:p>
          </table:table-cell>
          <table:table-cell office:value-type="float" office:value="-0.227455357157333" calcext:value-type="float">
            <text:p>-0.227455357157333</text:p>
          </table:table-cell>
          <table:table-cell office:value-type="float" office:value="-0.226704755508978" calcext:value-type="float">
            <text:p>-0.226704755508978</text:p>
          </table:table-cell>
          <table:table-cell office:value-type="float" office:value="-0.227397831153851" calcext:value-type="float">
            <text:p>-0.227397831153851</text:p>
          </table:table-cell>
          <table:table-cell office:value-type="float" office:value="-0.227406900909331" calcext:value-type="float">
            <text:p>-0.227406900909331</text:p>
          </table:table-cell>
          <table:table-cell office:value-type="float" office:value="-0.227404063881864" calcext:value-type="float">
            <text:p>-0.227404063881864</text:p>
          </table:table-cell>
          <table:table-cell office:value-type="float" office:value="-0.226963082121571" calcext:value-type="float">
            <text:p>-0.226963082121571</text:p>
          </table:table-cell>
          <table:table-cell office:value-type="float" office:value="-0.22702633994039" calcext:value-type="float">
            <text:p>-0.22702633994039</text:p>
          </table:table-cell>
          <table:table-cell office:value-type="float" office:value="-0.227009827702632" calcext:value-type="float">
            <text:p>-0.227009827702632</text:p>
          </table:table-cell>
          <table:table-cell office:value-type="float" office:value="-0.227037178008617" calcext:value-type="float">
            <text:p>-0.227037178008617</text:p>
          </table:table-cell>
          <table:table-cell office:value-type="float" office:value="-0.226992050151365" calcext:value-type="float">
            <text:p>-0.226992050151365</text:p>
          </table:table-cell>
          <table:table-cell office:value-type="float" office:value="-0.227207617840395" calcext:value-type="float">
            <text:p>-0.227207617840395</text:p>
          </table:table-cell>
          <table:table-cell office:value-type="float" office:value="-0.226992623853788" calcext:value-type="float">
            <text:p>-0.226992623853788</text:p>
          </table:table-cell>
          <table:table-cell office:value-type="float" office:value="-0.227310961654782" calcext:value-type="float">
            <text:p>-0.227310961654782</text:p>
          </table:table-cell>
          <table:table-cell office:value-type="float" office:value="-0.227118990892377" calcext:value-type="float">
            <text:p>-0.227118990892377</text:p>
          </table:table-cell>
          <table:table-cell office:value-type="float" office:value="-0.227193767421418" calcext:value-type="float">
            <text:p>-0.227193767421418</text:p>
          </table:table-cell>
          <table:table-cell office:value-type="float" office:value="-0.227059343610166" calcext:value-type="float">
            <text:p>-0.227059343610166</text:p>
          </table:table-cell>
          <table:table-cell office:value-type="float" office:value="-0.227069790868248" calcext:value-type="float">
            <text:p>-0.227069790868248</text:p>
          </table:table-cell>
          <table:table-cell office:value-type="float" office:value="-0.227102595840105" calcext:value-type="float">
            <text:p>-0.227102595840105</text:p>
          </table:table-cell>
          <table:table-cell office:value-type="float" office:value="-0.227289488504436" calcext:value-type="float">
            <text:p>-0.227289488504436</text:p>
          </table:table-cell>
          <table:table-cell office:value-type="float" office:value="-0.227283141064547" calcext:value-type="float">
            <text:p>-0.227283141064547</text:p>
          </table:table-cell>
          <table:table-cell office:value-type="float" office:value="-0.22726247012018" calcext:value-type="float">
            <text:p>-0.22726247012018</text:p>
          </table:table-cell>
          <table:table-cell office:value-type="float" office:value="-0.227194205767853" calcext:value-type="float">
            <text:p>-0.227194205767853</text:p>
          </table:table-cell>
          <table:table-cell office:value-type="float" office:value="-0.22729867044139" calcext:value-type="float">
            <text:p>-0.22729867044139</text:p>
          </table:table-cell>
          <table:table-cell office:value-type="float" office:value="-0.227049576122297" calcext:value-type="float">
            <text:p>-0.227049576122297</text:p>
          </table:table-cell>
          <table:table-cell office:value-type="float" office:value="-0.227099010111159" calcext:value-type="float">
            <text:p>-0.227099010111159</text:p>
          </table:table-cell>
          <table:table-cell office:value-type="float" office:value="-0.227406486290196" calcext:value-type="float">
            <text:p>-0.227406486290196</text:p>
          </table:table-cell>
          <table:table-cell office:value-type="float" office:value="-0.227071688774585" calcext:value-type="float">
            <text:p>-0.227071688774585</text:p>
          </table:table-cell>
          <table:table-cell office:value-type="float" office:value="-0.227250242874617" calcext:value-type="float">
            <text:p>-0.227250242874617</text:p>
          </table:table-cell>
          <table:table-cell office:value-type="float" office:value="-0.227265168463915" calcext:value-type="float">
            <text:p>-0.227265168463915</text:p>
          </table:table-cell>
          <table:table-cell office:value-type="float" office:value="-0.227193765578232" calcext:value-type="float">
            <text:p>-0.227193765578232</text:p>
          </table:table-cell>
          <table:table-cell office:value-type="float" office:value="-0.227075168158052" calcext:value-type="float">
            <text:p>-0.227075168158052</text:p>
          </table:table-cell>
          <table:table-cell office:value-type="float" office:value="-0.227123946958766" calcext:value-type="float">
            <text:p>-0.227123946958766</text:p>
          </table:table-cell>
          <table:table-cell office:value-type="float" office:value="-0.227230146334931" calcext:value-type="float">
            <text:p>-0.227230146334931</text:p>
          </table:table-cell>
          <table:table-cell office:value-type="float" office:value="-0.227040765381355" calcext:value-type="float">
            <text:p>-0.227040765381355</text:p>
          </table:table-cell>
          <table:table-cell office:value-type="float" office:value="-0.227275612693512" calcext:value-type="float">
            <text:p>-0.227275612693512</text:p>
          </table:table-cell>
          <table:table-cell office:value-type="float" office:value="-0.227357904712041" calcext:value-type="float">
            <text:p>-0.227357904712041</text:p>
          </table:table-cell>
          <table:table-cell office:value-type="float" office:value="-0.227159609380245" calcext:value-type="float">
            <text:p>-0.227159609380245</text:p>
          </table:table-cell>
          <table:table-cell office:value-type="float" office:value="-0.22721528618595" calcext:value-type="float">
            <text:p>-0.22721528618595</text:p>
          </table:table-cell>
          <table:table-cell office:value-type="float" office:value="-0.22742404124543" calcext:value-type="float">
            <text:p>-0.22742404124543</text:p>
          </table:table-cell>
          <table:table-cell office:value-type="float" office:value="-0.227027311351727" calcext:value-type="float">
            <text:p>-0.227027311351727</text:p>
          </table:table-cell>
          <table:table-cell office:value-type="float" office:value="-0.227267463879465" calcext:value-type="float">
            <text:p>-0.227267463879465</text:p>
          </table:table-cell>
          <table:table-cell office:value-type="float" office:value="-0.227264591593242" calcext:value-type="float">
            <text:p>-0.227264591593242</text:p>
          </table:table-cell>
          <table:table-cell office:value-type="float" office:value="-0.227064488374652" calcext:value-type="float">
            <text:p>-0.227064488374652</text:p>
          </table:table-cell>
          <table:table-cell office:value-type="float" office:value="-0.227436026233853" calcext:value-type="float">
            <text:p>-0.227436026233853</text:p>
          </table:table-cell>
          <table:table-cell office:value-type="float" office:value="-0.227436865690772" calcext:value-type="float">
            <text:p>-0.227436865690772</text:p>
          </table:table-cell>
          <table:table-cell office:value-type="float" office:value="-0.227031636375605" calcext:value-type="float">
            <text:p>-0.227031636375605</text:p>
          </table:table-cell>
          <table:table-cell office:value-type="float" office:value="-0.227326543716643" calcext:value-type="float">
            <text:p>-0.227326543716643</text:p>
          </table:table-cell>
          <table:table-cell office:value-type="float" office:value="-0.227335484266168" calcext:value-type="float">
            <text:p>-0.227335484266168</text:p>
          </table:table-cell>
          <table:table-cell office:value-type="float" office:value="-0.227198212484014" calcext:value-type="float">
            <text:p>-0.227198212484014</text:p>
          </table:table-cell>
          <table:table-cell office:value-type="float" office:value="-0.227139874414638" calcext:value-type="float">
            <text:p>-0.227139874414638</text:p>
          </table:table-cell>
          <table:table-cell office:value-type="float" office:value="-0.227036750778334" calcext:value-type="float">
            <text:p>-0.227036750778334</text:p>
          </table:table-cell>
          <table:table-cell office:value-type="float" office:value="-0.227437158995956" calcext:value-type="float">
            <text:p>-0.227437158995956</text:p>
          </table:table-cell>
          <table:table-cell office:value-type="float" office:value="-0.227326551528137" calcext:value-type="float">
            <text:p>-0.227326551528137</text:p>
          </table:table-cell>
          <table:table-cell office:value-type="float" office:value="-0.227061000764897" calcext:value-type="float">
            <text:p>-0.227061000764897</text:p>
          </table:table-cell>
          <table:table-cell office:value-type="float" office:value="-0.227436895136554" calcext:value-type="float">
            <text:p>-0.227436895136554</text:p>
          </table:table-cell>
          <table:table-cell office:value-type="float" office:value="-0.228675396519217" calcext:value-type="float">
            <text:p>-0.228675396519217</text:p>
          </table:table-cell>
          <table:table-cell office:value-type="float" office:value="-0.229924695792974" calcext:value-type="float">
            <text:p>-0.229924695792974</text:p>
          </table:table-cell>
          <table:table-cell office:value-type="float" office:value="-0.230379973728816" calcext:value-type="float">
            <text:p>-0.230379973728816</text:p>
          </table:table-cell>
          <table:table-cell office:value-type="float" office:value="-0.230808300294051" calcext:value-type="float">
            <text:p>-0.230808300294051</text:p>
          </table:table-cell>
          <table:table-cell office:value-type="float" office:value="-0.230549128314114" calcext:value-type="float">
            <text:p>-0.230549128314114</text:p>
          </table:table-cell>
          <table:table-cell office:value-type="float" office:value="-0.228054698092906" calcext:value-type="float">
            <text:p>-0.228054698092906</text:p>
          </table:table-cell>
          <table:table-cell office:value-type="float" office:value="-0.225031433759905" calcext:value-type="float">
            <text:p>-0.225031433759905</text:p>
          </table:table-cell>
          <table:table-cell office:value-type="float" office:value="-0.22918168665108" calcext:value-type="float">
            <text:p>-0.22918168665108</text:p>
          </table:table-cell>
          <table:table-cell office:value-type="float" office:value="-0.278306019890301" calcext:value-type="float">
            <text:p>-0.278306019890301</text:p>
          </table:table-cell>
          <table:table-cell office:value-type="float" office:value="-0.272826941750141" calcext:value-type="float">
            <text:p>-0.272826941750141</text:p>
          </table:table-cell>
          <table:table-cell office:value-type="float" office:value="-0.274779161791987" calcext:value-type="float">
            <text:p>-0.274779161791987</text:p>
          </table:table-cell>
          <table:table-cell office:value-type="float" office:value="-0.280370639512974" calcext:value-type="float">
            <text:p>-0.280370639512974</text:p>
          </table:table-cell>
          <table:table-cell office:value-type="float" office:value="-0.274156127239934" calcext:value-type="float">
            <text:p>-0.274156127239934</text:p>
          </table:table-cell>
          <table:table-cell office:value-type="float" office:value="-0.271839271148333" calcext:value-type="float">
            <text:p>-0.271839271148333</text:p>
          </table:table-cell>
          <table:table-cell office:value-type="float" office:value="-0.210463686962364" calcext:value-type="float">
            <text:p>-0.210463686962364</text:p>
          </table:table-cell>
          <table:table-cell office:value-type="float" office:value="-0.20329646295358" calcext:value-type="float">
            <text:p>-0.20329646295358</text:p>
          </table:table-cell>
          <table:table-cell office:value-type="float" office:value="-0.191288098653091" calcext:value-type="float">
            <text:p>-0.191288098653091</text:p>
          </table:table-cell>
          <table:table-cell office:value-type="float" office:value="-0.196324815664801" calcext:value-type="float">
            <text:p>-0.196324815664801</text:p>
          </table:table-cell>
          <table:table-cell office:value-type="float" office:value="-0.247394603697796" calcext:value-type="float">
            <text:p>-0.247394603697796</text:p>
          </table:table-cell>
          <table:table-cell office:value-type="float" office:value="-0.249957266575041" calcext:value-type="float">
            <text:p>-0.249957266575041</text:p>
          </table:table-cell>
          <table:table-cell office:value-type="float" office:value="-0.24957356667771" calcext:value-type="float">
            <text:p>-0.24957356667771</text:p>
          </table:table-cell>
          <table:table-cell office:value-type="float" office:value="-0.242656856302185" calcext:value-type="float">
            <text:p>-0.242656856302185</text:p>
          </table:table-cell>
          <table:table-cell office:value-type="float" office:value="-0.236752492420562" calcext:value-type="float">
            <text:p>-0.236752492420562</text:p>
          </table:table-cell>
          <table:table-cell office:value-type="float" office:value="-0.234825702647461" calcext:value-type="float">
            <text:p>-0.234825702647461</text:p>
          </table:table-cell>
          <table:table-cell office:value-type="float" office:value="-0.231051672214845" calcext:value-type="float">
            <text:p>-0.231051672214845</text:p>
          </table:table-cell>
          <table:table-cell office:value-type="float" office:value="-0.227774876830893" calcext:value-type="float">
            <text:p>-0.227774876830893</text:p>
          </table:table-cell>
          <table:table-cell office:value-type="float" office:value="-0.247426163028203" calcext:value-type="float">
            <text:p>-0.247426163028203</text:p>
          </table:table-cell>
          <table:table-cell office:value-type="float" office:value="-0.25749229289479" calcext:value-type="float">
            <text:p>-0.25749229289479</text:p>
          </table:table-cell>
          <table:table-cell office:value-type="float" office:value="-0.27037524487304" calcext:value-type="float">
            <text:p>-0.27037524487304</text:p>
          </table:table-cell>
          <table:table-cell office:value-type="float" office:value="-0.269608274022965" calcext:value-type="float">
            <text:p>-0.269608274022965</text:p>
          </table:table-cell>
          <table:table-cell office:value-type="float" office:value="-0.267801685154025" calcext:value-type="float">
            <text:p>-0.267801685154025</text:p>
          </table:table-cell>
          <table:table-cell office:value-type="float" office:value="-0.270197335519643" calcext:value-type="float">
            <text:p>-0.270197335519643</text:p>
          </table:table-cell>
          <table:table-cell office:value-type="float" office:value="-0.275430634319593" calcext:value-type="float">
            <text:p>-0.275430634319593</text:p>
          </table:table-cell>
          <table:table-cell office:value-type="float" office:value="-0.276378231741473" calcext:value-type="float">
            <text:p>-0.276378231741473</text:p>
          </table:table-cell>
          <table:table-cell office:value-type="float" office:value="-0.245274741984496" calcext:value-type="float">
            <text:p>-0.245274741984496</text:p>
          </table:table-cell>
          <table:table-cell office:value-type="float" office:value="-0.255768066210251" calcext:value-type="float">
            <text:p>-0.255768066210251</text:p>
          </table:table-cell>
          <table:table-cell office:value-type="float" office:value="-0.261760274421208" calcext:value-type="float">
            <text:p>-0.261760274421208</text:p>
          </table:table-cell>
          <table:table-cell office:value-type="float" office:value="-0.260900458819729" calcext:value-type="float">
            <text:p>-0.260900458819729</text:p>
          </table:table-cell>
          <table:table-cell office:value-type="float" office:value="-0.260958110687856" calcext:value-type="float">
            <text:p>-0.260958110687856</text:p>
          </table:table-cell>
          <table:table-cell office:value-type="float" office:value="-0.259777476703601" calcext:value-type="float">
            <text:p>-0.259777476703601</text:p>
          </table:table-cell>
          <table:table-cell office:value-type="float" office:value="-0.257808050003216" calcext:value-type="float">
            <text:p>-0.257808050003216</text:p>
          </table:table-cell>
          <table:table-cell office:value-type="float" office:value="-0.18579274114392" calcext:value-type="float">
            <text:p>-0.18579274114392</text:p>
          </table:table-cell>
          <table:table-cell office:value-type="float" office:value="-0.18192212880532" calcext:value-type="float">
            <text:p>-0.18192212880532</text:p>
          </table:table-cell>
          <table:table-cell office:value-type="float" office:value="-0.181251627822988" calcext:value-type="float">
            <text:p>-0.181251627822988</text:p>
          </table:table-cell>
          <table:table-cell office:value-type="float" office:value="-0.177000177081086" calcext:value-type="float">
            <text:p>-0.177000177081086</text:p>
          </table:table-cell>
          <table:table-cell office:value-type="float" office:value="-0.168598399641027" calcext:value-type="float">
            <text:p>-0.168598399641027</text:p>
          </table:table-cell>
          <table:table-cell office:value-type="float" office:value="-0.175319358907592" calcext:value-type="float">
            <text:p>-0.175319358907592</text:p>
          </table:table-cell>
          <table:table-cell office:value-type="float" office:value="-0.186115953453297" calcext:value-type="float">
            <text:p>-0.186115953453297</text:p>
          </table:table-cell>
          <table:table-cell office:value-type="float" office:value="-0.192760949530968" calcext:value-type="float">
            <text:p>-0.192760949530968</text:p>
          </table:table-cell>
          <table:table-cell office:value-type="float" office:value="-0.243605633060366" calcext:value-type="float">
            <text:p>-0.243605633060366</text:p>
          </table:table-cell>
          <table:table-cell office:value-type="float" office:value="-0.254772911415064" calcext:value-type="float">
            <text:p>-0.254772911415064</text:p>
          </table:table-cell>
          <table:table-cell office:value-type="float" office:value="-0.255056182740256" calcext:value-type="float">
            <text:p>-0.255056182740256</text:p>
          </table:table-cell>
          <table:table-cell office:value-type="float" office:value="-0.254985563063589" calcext:value-type="float">
            <text:p>-0.254985563063589</text:p>
          </table:table-cell>
          <table:table-cell office:value-type="float" office:value="-0.253751606827946" calcext:value-type="float">
            <text:p>-0.253751606827946</text:p>
          </table:table-cell>
          <table:table-cell office:value-type="float" office:value="-0.253084760744691" calcext:value-type="float">
            <text:p>-0.253084760744691</text:p>
          </table:table-cell>
          <table:table-cell office:value-type="float" office:value="-0.253470763112879" calcext:value-type="float">
            <text:p>-0.253470763112879</text:p>
          </table:table-cell>
          <table:table-cell office:value-type="float" office:value="-0.267822219187756" calcext:value-type="float">
            <text:p>-0.267822219187756</text:p>
          </table:table-cell>
          <table:table-cell office:value-type="float" office:value="-0.268989380556774" calcext:value-type="float">
            <text:p>-0.268989380556774</text:p>
          </table:table-cell>
          <table:table-cell office:value-type="float" office:value="-0.26904207469059" calcext:value-type="float">
            <text:p>-0.26904207469059</text:p>
          </table:table-cell>
          <table:table-cell office:value-type="float" office:value="-0.271576421868471" calcext:value-type="float">
            <text:p>-0.271576421868471</text:p>
          </table:table-cell>
          <table:table-cell office:value-type="float" office:value="-0.272779875296964" calcext:value-type="float">
            <text:p>-0.272779875296964</text:p>
          </table:table-cell>
          <table:table-cell office:value-type="float" office:value="-0.183560692356018" calcext:value-type="float">
            <text:p>-0.183560692356018</text:p>
          </table:table-cell>
          <table:table-cell office:value-type="float" office:value="-0.178698644049874" calcext:value-type="float">
            <text:p>-0.178698644049874</text:p>
          </table:table-cell>
          <table:table-cell office:value-type="float" office:value="-0.178790116763287" calcext:value-type="float">
            <text:p>-0.178790116763287</text:p>
          </table:table-cell>
          <table:table-cell office:value-type="float" office:value="-0.183655367170038" calcext:value-type="float">
            <text:p>-0.183655367170038</text:p>
          </table:table-cell>
          <table:table-cell office:value-type="float" office:value="-0.243002476354117" calcext:value-type="float">
            <text:p>-0.243002476354117</text:p>
          </table:table-cell>
          <table:table-cell office:value-type="float" office:value="-0.251014132799361" calcext:value-type="float">
            <text:p>-0.251014132799361</text:p>
          </table:table-cell>
          <table:table-cell office:value-type="float" office:value="-0.245442412294494" calcext:value-type="float">
            <text:p>-0.245442412294494</text:p>
          </table:table-cell>
          <table:table-cell office:value-type="float" office:value="-0.239989411060696" calcext:value-type="float">
            <text:p>-0.239989411060696</text:p>
          </table:table-cell>
          <table:table-cell office:value-type="float" office:value="-0.229717061624635" calcext:value-type="float">
            <text:p>-0.229717061624635</text:p>
          </table:table-cell>
          <table:table-cell office:value-type="float" office:value="-0.227798069764795" calcext:value-type="float">
            <text:p>-0.227798069764795</text:p>
          </table:table-cell>
          <table:table-cell office:value-type="float" office:value="-0.240606194728254" calcext:value-type="float">
            <text:p>-0.240606194728254</text:p>
          </table:table-cell>
          <table:table-cell office:value-type="float" office:value="-0.272185383285983" calcext:value-type="float">
            <text:p>-0.272185383285983</text:p>
          </table:table-cell>
          <table:table-cell office:value-type="float" office:value="-0.270616794901019" calcext:value-type="float">
            <text:p>-0.270616794901019</text:p>
          </table:table-cell>
          <table:table-cell office:value-type="float" office:value="-0.271682352596712" calcext:value-type="float">
            <text:p>-0.271682352596712</text:p>
          </table:table-cell>
          <table:table-cell office:value-type="float" office:value="-0.268060926567583" calcext:value-type="float">
            <text:p>-0.268060926567583</text:p>
          </table:table-cell>
          <table:table-cell office:value-type="float" office:value="-0.268751018910069" calcext:value-type="float">
            <text:p>-0.268751018910069</text:p>
          </table:table-cell>
          <table:table-cell office:value-type="float" office:value="-0.269333319395522" calcext:value-type="float">
            <text:p>-0.269333319395522</text:p>
          </table:table-cell>
          <table:table-cell office:value-type="float" office:value="-0.267933527591688" calcext:value-type="float">
            <text:p>-0.267933527591688</text:p>
          </table:table-cell>
          <table:table-cell office:value-type="float" office:value="-0.267022223899932" calcext:value-type="float">
            <text:p>-0.267022223899932</text:p>
          </table:table-cell>
          <table:table-cell office:value-type="float" office:value="-0.268486914885913" calcext:value-type="float">
            <text:p>-0.268486914885913</text:p>
          </table:table-cell>
          <table:table-cell office:value-type="float" office:value="-0.163850489371361" calcext:value-type="float">
            <text:p>-0.163850489371361</text:p>
          </table:table-cell>
          <table:table-cell office:value-type="float" office:value="-0.156380565555659" calcext:value-type="float">
            <text:p>-0.156380565555659</text:p>
          </table:table-cell>
          <table:table-cell office:value-type="float" office:value="-0.161677633655831" calcext:value-type="float">
            <text:p>-0.161677633655831</text:p>
          </table:table-cell>
          <table:table-cell office:value-type="float" office:value="-0.169176288421523" calcext:value-type="float">
            <text:p>-0.169176288421523</text:p>
          </table:table-cell>
          <table:table-cell office:value-type="float" office:value="-0.207780671324643" calcext:value-type="float">
            <text:p>-0.207780671324643</text:p>
          </table:table-cell>
          <table:table-cell office:value-type="float" office:value="-0.220404602969382" calcext:value-type="float">
            <text:p>-0.220404602969382</text:p>
          </table:table-cell>
          <table:table-cell office:value-type="float" office:value="-0.227539437853905" calcext:value-type="float">
            <text:p>-0.227539437853905</text:p>
          </table:table-cell>
          <table:table-cell office:value-type="float" office:value="-0.229382383120081" calcext:value-type="float">
            <text:p>-0.229382383120081</text:p>
          </table:table-cell>
          <table:table-cell office:value-type="float" office:value="-0.228237452603735" calcext:value-type="float">
            <text:p>-0.228237452603735</text:p>
          </table:table-cell>
          <table:table-cell office:value-type="float" office:value="-0.226642623493339" calcext:value-type="float">
            <text:p>-0.226642623493339</text:p>
          </table:table-cell>
          <table:table-cell office:value-type="float" office:value="-0.215861912837911" calcext:value-type="float">
            <text:p>-0.215861912837911</text:p>
          </table:table-cell>
          <table:table-cell office:value-type="float" office:value="-0.218389168610186" calcext:value-type="float">
            <text:p>-0.218389168610186</text:p>
          </table:table-cell>
          <table:table-cell office:value-type="float" office:value="-0.24501522261923" calcext:value-type="float">
            <text:p>-0.24501522261923</text:p>
          </table:table-cell>
          <table:table-cell office:value-type="float" office:value="-0.256398173670419" calcext:value-type="float">
            <text:p>-0.256398173670419</text:p>
          </table:table-cell>
          <table:table-cell office:value-type="float" office:value="-0.262872204037445" calcext:value-type="float">
            <text:p>-0.262872204037445</text:p>
          </table:table-cell>
          <table:table-cell office:value-type="float" office:value="-0.264981902501044" calcext:value-type="float">
            <text:p>-0.264981902501044</text:p>
          </table:table-cell>
          <table:table-cell office:value-type="float" office:value="-0.265786036745136" calcext:value-type="float">
            <text:p>-0.265786036745136</text:p>
          </table:table-cell>
          <table:table-cell office:value-type="float" office:value="-0.267950919920188" calcext:value-type="float">
            <text:p>-0.267950919920188</text:p>
          </table:table-cell>
          <table:table-cell office:value-type="float" office:value="-0.268246864999853" calcext:value-type="float">
            <text:p>-0.268246864999853</text:p>
          </table:table-cell>
          <table:table-cell office:value-type="float" office:value="-0.266457291247003" calcext:value-type="float">
            <text:p>-0.266457291247003</text:p>
          </table:table-cell>
          <table:table-cell office:value-type="float" office:value="-0.263148933988367" calcext:value-type="float">
            <text:p>-0.263148933988367</text:p>
          </table:table-cell>
          <table:table-cell office:value-type="float" office:value="-0.269897769802215" calcext:value-type="float">
            <text:p>-0.269897769802215</text:p>
          </table:table-cell>
          <table:table-cell office:value-type="float" office:value="-0.190360746645693" calcext:value-type="float">
            <text:p>-0.190360746645693</text:p>
          </table:table-cell>
          <table:table-cell office:value-type="float" office:value="-0.183187847977458" calcext:value-type="float">
            <text:p>-0.183187847977458</text:p>
          </table:table-cell>
          <table:table-cell office:value-type="float" office:value="-0.177622662518215" calcext:value-type="float">
            <text:p>-0.177622662518215</text:p>
          </table:table-cell>
          <table:table-cell office:value-type="float" office:value="-0.168008705772335" calcext:value-type="float">
            <text:p>-0.168008705772335</text:p>
          </table:table-cell>
          <table:table-cell office:value-type="float" office:value="-0.172631428355725" calcext:value-type="float">
            <text:p>-0.172631428355725</text:p>
          </table:table-cell>
          <table:table-cell office:value-type="float" office:value="-0.217300417497256" calcext:value-type="float">
            <text:p>-0.217300417497256</text:p>
          </table:table-cell>
          <table:table-cell office:value-type="float" office:value="-0.225575788690819" calcext:value-type="float">
            <text:p>-0.225575788690819</text:p>
          </table:table-cell>
          <table:table-cell office:value-type="float" office:value="-0.232403552962614" calcext:value-type="float">
            <text:p>-0.232403552962614</text:p>
          </table:table-cell>
          <table:table-cell office:value-type="float" office:value="-0.237976875173294" calcext:value-type="float">
            <text:p>-0.237976875173294</text:p>
          </table:table-cell>
          <table:table-cell office:value-type="float" office:value="-0.235594698332332" calcext:value-type="float">
            <text:p>-0.235594698332332</text:p>
          </table:table-cell>
          <table:table-cell office:value-type="float" office:value="-0.232804854188819" calcext:value-type="float">
            <text:p>-0.232804854188819</text:p>
          </table:table-cell>
          <table:table-cell office:value-type="float" office:value="-0.233110641205573" calcext:value-type="float">
            <text:p>-0.233110641205573</text:p>
          </table:table-cell>
          <table:table-cell office:value-type="float" office:value="-0.227199911116978" calcext:value-type="float">
            <text:p>-0.227199911116978</text:p>
          </table:table-cell>
          <table:table-cell office:value-type="float" office:value="-0.234269846713526" calcext:value-type="float">
            <text:p>-0.234269846713526</text:p>
          </table:table-cell>
          <table:table-cell office:value-type="float" office:value="-0.249586028041759" calcext:value-type="float">
            <text:p>-0.249586028041759</text:p>
          </table:table-cell>
          <table:table-cell office:value-type="float" office:value="-0.252326268028932" calcext:value-type="float">
            <text:p>-0.252326268028932</text:p>
          </table:table-cell>
          <table:table-cell office:value-type="float" office:value="-0.251829495644086" calcext:value-type="float">
            <text:p>-0.251829495644086</text:p>
          </table:table-cell>
          <table:table-cell office:value-type="float" office:value="-0.253581910211065" calcext:value-type="float">
            <text:p>-0.253581910211065</text:p>
          </table:table-cell>
          <table:table-cell office:value-type="float" office:value="-0.253076820028064" calcext:value-type="float">
            <text:p>-0.253076820028064</text:p>
          </table:table-cell>
          <table:table-cell office:value-type="float" office:value="-0.257098529988813" calcext:value-type="float">
            <text:p>-0.257098529988813</text:p>
          </table:table-cell>
          <table:table-cell office:value-type="float" office:value="-0.26055391964534" calcext:value-type="float">
            <text:p>-0.26055391964534</text:p>
          </table:table-cell>
          <table:table-cell office:value-type="float" office:value="-0.262885676576622" calcext:value-type="float">
            <text:p>-0.262885676576622</text:p>
          </table:table-cell>
          <table:table-cell office:value-type="float" office:value="-0.263474076646241" calcext:value-type="float">
            <text:p>-0.263474076646241</text:p>
          </table:table-cell>
          <table:table-cell office:value-type="float" office:value="-0.26590326130898" calcext:value-type="float">
            <text:p>-0.26590326130898</text:p>
          </table:table-cell>
          <table:table-cell office:value-type="float" office:value="-0.200122119912737" calcext:value-type="float">
            <text:p>-0.200122119912737</text:p>
          </table:table-cell>
          <table:table-cell office:value-type="float" office:value="-0.194510307989348" calcext:value-type="float">
            <text:p>-0.194510307989348</text:p>
          </table:table-cell>
          <table:table-cell office:value-type="float" office:value="-0.19122259572866" calcext:value-type="float">
            <text:p>-0.19122259572866</text:p>
          </table:table-cell>
          <table:table-cell office:value-type="float" office:value="-0.184464190787108" calcext:value-type="float">
            <text:p>-0.184464190787108</text:p>
          </table:table-cell>
          <table:table-cell office:value-type="float" office:value="-0.171534986209711" calcext:value-type="float">
            <text:p>-0.171534986209711</text:p>
          </table:table-cell>
          <table:table-cell office:value-type="float" office:value="-0.171072116866445" calcext:value-type="float">
            <text:p>-0.171072116866445</text:p>
          </table:table-cell>
          <table:table-cell office:value-type="float" office:value="-0.171184179715879" calcext:value-type="float">
            <text:p>-0.171184179715879</text:p>
          </table:table-cell>
          <table:table-cell office:value-type="float" office:value="-0.177898869143874" calcext:value-type="float">
            <text:p>-0.177898869143874</text:p>
          </table:table-cell>
          <table:table-cell office:value-type="float" office:value="-0.180249145790378" calcext:value-type="float">
            <text:p>-0.180249145790378</text:p>
          </table:table-cell>
          <table:table-cell office:value-type="float" office:value="-0.182667589845803" calcext:value-type="float">
            <text:p>-0.182667589845803</text:p>
          </table:table-cell>
          <table:table-cell office:value-type="float" office:value="-0.18836911360185" calcext:value-type="float">
            <text:p>-0.18836911360185</text:p>
          </table:table-cell>
          <table:table-cell office:value-type="float" office:value="-0.189316796488565" calcext:value-type="float">
            <text:p>-0.189316796488565</text:p>
          </table:table-cell>
          <table:table-cell office:value-type="float" office:value="-0.186669976949398" calcext:value-type="float">
            <text:p>-0.186669976949398</text:p>
          </table:table-cell>
          <table:table-cell office:value-type="float" office:value="-0.188325518711724" calcext:value-type="float">
            <text:p>-0.188325518711724</text:p>
          </table:table-cell>
          <table:table-cell office:value-type="float" office:value="-0.19077297053282" calcext:value-type="float">
            <text:p>-0.19077297053282</text:p>
          </table:table-cell>
          <table:table-cell office:value-type="float" office:value="-0.190853126306526" calcext:value-type="float">
            <text:p>-0.190853126306526</text:p>
          </table:table-cell>
          <table:table-cell office:value-type="float" office:value="-0.190891313930698" calcext:value-type="float">
            <text:p>-0.190891313930698</text:p>
          </table:table-cell>
          <table:table-cell office:value-type="float" office:value="-0.18996738414492" calcext:value-type="float">
            <text:p>-0.18996738414492</text:p>
          </table:table-cell>
          <table:table-cell office:value-type="float" office:value="-0.189944853807664" calcext:value-type="float">
            <text:p>-0.189944853807664</text:p>
          </table:table-cell>
          <table:table-cell office:value-type="float" office:value="-0.190696176556788" calcext:value-type="float">
            <text:p>-0.190696176556788</text:p>
          </table:table-cell>
          <table:table-cell office:value-type="float" office:value="-0.190871154145005" calcext:value-type="float">
            <text:p>-0.190871154145005</text:p>
          </table:table-cell>
          <table:table-cell office:value-type="float" office:value="-0.191237795459206" calcext:value-type="float">
            <text:p>-0.191237795459206</text:p>
          </table:table-cell>
          <table:table-cell office:value-type="float" office:value="-0.191279603029083" calcext:value-type="float">
            <text:p>-0.191279603029083</text:p>
          </table:table-cell>
          <table:table-cell office:value-type="float" office:value="-0.191158898151347" calcext:value-type="float">
            <text:p>-0.191158898151347</text:p>
          </table:table-cell>
          <table:table-cell office:value-type="float" office:value="-0.191003845787163" calcext:value-type="float">
            <text:p>-0.191003845787163</text:p>
          </table:table-cell>
          <table:table-cell office:value-type="float" office:value="-0.190755189478616" calcext:value-type="float">
            <text:p>-0.190755189478616</text:p>
          </table:table-cell>
          <table:table-cell office:value-type="float" office:value="-0.19063569117261" calcext:value-type="float">
            <text:p>-0.19063569117261</text:p>
          </table:table-cell>
          <table:table-cell office:value-type="float" office:value="-0.190613879020725" calcext:value-type="float">
            <text:p>-0.190613879020725</text:p>
          </table:table-cell>
          <table:table-cell office:value-type="float" office:value="-0.190538562092023" calcext:value-type="float">
            <text:p>-0.190538562092023</text:p>
          </table:table-cell>
          <table:table-cell office:value-type="float" office:value="-0.190629576225625" calcext:value-type="float">
            <text:p>-0.190629576225625</text:p>
          </table:table-cell>
          <table:table-cell office:value-type="float" office:value="-0.190698170790005" calcext:value-type="float">
            <text:p>-0.190698170790005</text:p>
          </table:table-cell>
          <table:table-cell office:value-type="float" office:value="-0.190782115202063" calcext:value-type="float">
            <text:p>-0.190782115202063</text:p>
          </table:table-cell>
          <table:table-cell office:value-type="float" office:value="-0.190797870247696" calcext:value-type="float">
            <text:p>-0.190797870247696</text:p>
          </table:table-cell>
          <table:table-cell office:value-type="float" office:value="-0.190793588317677" calcext:value-type="float">
            <text:p>-0.190793588317677</text:p>
          </table:table-cell>
          <table:table-cell office:value-type="float" office:value="-0.190681740461651" calcext:value-type="float">
            <text:p>-0.190681740461651</text:p>
          </table:table-cell>
          <table:table-cell office:value-type="float" office:value="-0.190812244633514" calcext:value-type="float">
            <text:p>-0.190812244633514</text:p>
          </table:table-cell>
          <table:table-cell office:value-type="float" office:value="-0.190484174209771" calcext:value-type="float">
            <text:p>-0.190484174209771</text:p>
          </table:table-cell>
          <table:table-cell office:value-type="float" office:value="-0.190727037748526" calcext:value-type="float">
            <text:p>-0.190727037748526</text:p>
          </table:table-cell>
          <table:table-cell office:value-type="float" office:value="-0.190687232807471" calcext:value-type="float">
            <text:p>-0.190687232807471</text:p>
          </table:table-cell>
          <table:table-cell office:value-type="float" office:value="-0.190555494880531" calcext:value-type="float">
            <text:p>-0.190555494880531</text:p>
          </table:table-cell>
          <table:table-cell office:value-type="float" office:value="-0.190561962250671" calcext:value-type="float">
            <text:p>-0.190561962250671</text:p>
          </table:table-cell>
          <table:table-cell office:value-type="float" office:value="-0.190611986706866" calcext:value-type="float">
            <text:p>-0.190611986706866</text:p>
          </table:table-cell>
          <table:table-cell office:value-type="float" office:value="-0.19067265248709" calcext:value-type="float">
            <text:p>-0.19067265248709</text:p>
          </table:table-cell>
          <table:table-cell office:value-type="float" office:value="-0.190561297601812" calcext:value-type="float">
            <text:p>-0.190561297601812</text:p>
          </table:table-cell>
          <table:table-cell office:value-type="float" office:value="-0.190618957776764" calcext:value-type="float">
            <text:p>-0.190618957776764</text:p>
          </table:table-cell>
          <table:table-cell office:value-type="float" office:value="-0.19064378809354" calcext:value-type="float">
            <text:p>-0.19064378809354</text:p>
          </table:table-cell>
          <table:table-cell office:value-type="float" office:value="-0.190602971902853" calcext:value-type="float">
            <text:p>-0.190602971902853</text:p>
          </table:table-cell>
          <table:table-cell office:value-type="float" office:value="-0.190611254519095" calcext:value-type="float">
            <text:p>-0.190611254519095</text:p>
          </table:table-cell>
          <table:table-cell office:value-type="float" office:value="-0.190631390636952" calcext:value-type="float">
            <text:p>-0.190631390636952</text:p>
          </table:table-cell>
          <table:table-cell office:value-type="float" office:value="-0.19051970358817" calcext:value-type="float">
            <text:p>-0.19051970358817</text:p>
          </table:table-cell>
          <table:table-cell office:value-type="float" office:value="-0.190644548790086" calcext:value-type="float">
            <text:p>-0.190644548790086</text:p>
          </table:table-cell>
          <table:table-cell office:value-type="float" office:value="-0.19071198625744" calcext:value-type="float">
            <text:p>-0.19071198625744</text:p>
          </table:table-cell>
          <table:table-cell office:value-type="float" office:value="-0.190719953744735" calcext:value-type="float">
            <text:p>-0.190719953744735</text:p>
          </table:table-cell>
          <table:table-cell office:value-type="float" office:value="-0.190589333878729" calcext:value-type="float">
            <text:p>-0.190589333878729</text:p>
          </table:table-cell>
          <table:table-cell office:value-type="float" office:value="-0.190504040172936" calcext:value-type="float">
            <text:p>-0.190504040172936</text:p>
          </table:table-cell>
          <table:table-cell office:value-type="float" office:value="-0.190430807640964" calcext:value-type="float">
            <text:p>-0.190430807640964</text:p>
          </table:table-cell>
          <table:table-cell office:value-type="float" office:value="-0.190610826008748" calcext:value-type="float">
            <text:p>-0.190610826008748</text:p>
          </table:table-cell>
          <table:table-cell office:value-type="float" office:value="-0.19053586061682" calcext:value-type="float">
            <text:p>-0.19053586061682</text:p>
          </table:table-cell>
          <table:table-cell office:value-type="float" office:value="-0.190637169703706" calcext:value-type="float">
            <text:p>-0.190637169703706</text:p>
          </table:table-cell>
          <table:table-cell office:value-type="float" office:value="-0.190542162625957" calcext:value-type="float">
            <text:p>-0.190542162625957</text:p>
          </table:table-cell>
          <table:table-cell office:value-type="float" office:value="-0.190512011966762" calcext:value-type="float">
            <text:p>-0.190512011966762</text:p>
          </table:table-cell>
          <table:table-cell office:value-type="float" office:value="-0.190547788697498" calcext:value-type="float">
            <text:p>-0.190547788697498</text:p>
          </table:table-cell>
          <table:table-cell office:value-type="float" office:value="-0.190580856800612" calcext:value-type="float">
            <text:p>-0.190580856800612</text:p>
          </table:table-cell>
          <table:table-cell office:value-type="float" office:value="-0.19066418227207" calcext:value-type="float">
            <text:p>-0.19066418227207</text:p>
          </table:table-cell>
          <table:table-cell office:value-type="float" office:value="-0.190651483288521" calcext:value-type="float">
            <text:p>-0.190651483288521</text:p>
          </table:table-cell>
          <table:table-cell office:value-type="float" office:value="-0.190613594530509" calcext:value-type="float">
            <text:p>-0.190613594530509</text:p>
          </table:table-cell>
          <table:table-cell office:value-type="float" office:value="-0.190620667702391" calcext:value-type="float">
            <text:p>-0.190620667702391</text:p>
          </table:table-cell>
          <table:table-cell office:value-type="float" office:value="-0.19055478076228" calcext:value-type="float">
            <text:p>-0.19055478076228</text:p>
          </table:table-cell>
          <table:table-cell office:value-type="float" office:value="-0.190533686223043" calcext:value-type="float">
            <text:p>-0.190533686223043</text:p>
          </table:table-cell>
          <table:table-cell office:value-type="float" office:value="-0.190598161352495" calcext:value-type="float">
            <text:p>-0.190598161352495</text:p>
          </table:table-cell>
          <table:table-cell office:value-type="float" office:value="-0.190617453593075" calcext:value-type="float">
            <text:p>-0.190617453593075</text:p>
          </table:table-cell>
          <table:table-cell office:value-type="float" office:value="-0.190522115917082" calcext:value-type="float">
            <text:p>-0.190522115917082</text:p>
          </table:table-cell>
          <table:table-cell office:value-type="float" office:value="-0.190556937450324" calcext:value-type="float">
            <text:p>-0.190556937450324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508994858607" calcext:value-type="float">
            <text:p>0.295508994858607</text:p>
          </table:table-cell>
          <table:table-cell office:value-type="float" office:value="0.295506480796633" calcext:value-type="float">
            <text:p>0.295506480796633</text:p>
          </table:table-cell>
          <table:table-cell office:value-type="float" office:value="0.295504326967576" calcext:value-type="float">
            <text:p>0.295504326967576</text:p>
          </table:table-cell>
          <table:table-cell office:value-type="float" office:value="0.295505154358336" calcext:value-type="float">
            <text:p>0.295505154358336</text:p>
          </table:table-cell>
          <table:table-cell office:value-type="float" office:value="0.295497754207807" calcext:value-type="float">
            <text:p>0.295497754207807</text:p>
          </table:table-cell>
          <table:table-cell office:value-type="float" office:value="0.295505182129111" calcext:value-type="float">
            <text:p>0.295505182129111</text:p>
          </table:table-cell>
          <table:table-cell office:value-type="float" office:value="0.295524972199994" calcext:value-type="float">
            <text:p>0.295524972199994</text:p>
          </table:table-cell>
          <table:table-cell office:value-type="float" office:value="0.295498465129467" calcext:value-type="float">
            <text:p>0.295498465129467</text:p>
          </table:table-cell>
          <table:table-cell office:value-type="float" office:value="0.295489911447012" calcext:value-type="float">
            <text:p>0.295489911447012</text:p>
          </table:table-cell>
          <table:table-cell office:value-type="float" office:value="0.295503728893194" calcext:value-type="float">
            <text:p>0.295503728893194</text:p>
          </table:table-cell>
          <table:table-cell office:value-type="float" office:value="0.295503720716083" calcext:value-type="float">
            <text:p>0.295503720716083</text:p>
          </table:table-cell>
          <table:table-cell office:value-type="float" office:value="0.295480538570259" calcext:value-type="float">
            <text:p>0.295480538570259</text:p>
          </table:table-cell>
          <table:table-cell office:value-type="float" office:value="0.295530304138946" calcext:value-type="float">
            <text:p>0.295530304138946</text:p>
          </table:table-cell>
          <table:table-cell office:value-type="float" office:value="0.295495914229401" calcext:value-type="float">
            <text:p>0.295495914229401</text:p>
          </table:table-cell>
          <table:table-cell office:value-type="float" office:value="0.295514292464874" calcext:value-type="float">
            <text:p>0.295514292464874</text:p>
          </table:table-cell>
          <table:table-cell office:value-type="float" office:value="0.29552245704519" calcext:value-type="float">
            <text:p>0.29552245704519</text:p>
          </table:table-cell>
          <table:table-cell office:value-type="float" office:value="0.295529073610796" calcext:value-type="float">
            <text:p>0.295529073610796</text:p>
          </table:table-cell>
          <table:table-cell office:value-type="float" office:value="0.295480344650378" calcext:value-type="float">
            <text:p>0.295480344650378</text:p>
          </table:table-cell>
          <table:table-cell office:value-type="float" office:value="0.295521866960448" calcext:value-type="float">
            <text:p>0.295521866960448</text:p>
          </table:table-cell>
          <table:table-cell office:value-type="float" office:value="0.295524759806975" calcext:value-type="float">
            <text:p>0.295524759806975</text:p>
          </table:table-cell>
          <table:table-cell office:value-type="float" office:value="0.295531839638108" calcext:value-type="float">
            <text:p>0.295531839638108</text:p>
          </table:table-cell>
          <table:table-cell office:value-type="float" office:value="0.295507316677093" calcext:value-type="float">
            <text:p>0.295507316677093</text:p>
          </table:table-cell>
          <table:table-cell office:value-type="float" office:value="0.295510585051455" calcext:value-type="float">
            <text:p>0.295510585051455</text:p>
          </table:table-cell>
          <table:table-cell office:value-type="float" office:value="0.295491372181756" calcext:value-type="float">
            <text:p>0.295491372181756</text:p>
          </table:table-cell>
          <table:table-cell office:value-type="float" office:value="0.295512605161792" calcext:value-type="float">
            <text:p>0.295512605161792</text:p>
          </table:table-cell>
          <table:table-cell office:value-type="float" office:value="0.295486259960986" calcext:value-type="float">
            <text:p>0.295486259960986</text:p>
          </table:table-cell>
          <table:table-cell office:value-type="float" office:value="0.295525819921943" calcext:value-type="float">
            <text:p>0.295525819921943</text:p>
          </table:table-cell>
          <table:table-cell office:value-type="float" office:value="0.295496595972366" calcext:value-type="float">
            <text:p>0.295496595972366</text:p>
          </table:table-cell>
          <table:table-cell office:value-type="float" office:value="0.295507278698624" calcext:value-type="float">
            <text:p>0.295507278698624</text:p>
          </table:table-cell>
          <table:table-cell office:value-type="float" office:value="0.295493406092226" calcext:value-type="float">
            <text:p>0.295493406092226</text:p>
          </table:table-cell>
          <table:table-cell office:value-type="float" office:value="0.295504179943436" calcext:value-type="float">
            <text:p>0.295504179943436</text:p>
          </table:table-cell>
          <table:table-cell office:value-type="float" office:value="0.295513070476319" calcext:value-type="float">
            <text:p>0.295513070476319</text:p>
          </table:table-cell>
          <table:table-cell office:value-type="float" office:value="0.295526303918459" calcext:value-type="float">
            <text:p>0.295526303918459</text:p>
          </table:table-cell>
          <table:table-cell office:value-type="float" office:value="0.295508365260798" calcext:value-type="float">
            <text:p>0.295508365260798</text:p>
          </table:table-cell>
          <table:table-cell office:value-type="float" office:value="0.295525351641459" calcext:value-type="float">
            <text:p>0.295525351641459</text:p>
          </table:table-cell>
          <table:table-cell office:value-type="float" office:value="0.295492514153173" calcext:value-type="float">
            <text:p>0.295492514153173</text:p>
          </table:table-cell>
          <table:table-cell office:value-type="float" office:value="0.295524893797354" calcext:value-type="float">
            <text:p>0.295524893797354</text:p>
          </table:table-cell>
          <table:table-cell office:value-type="float" office:value="0.295542555198244" calcext:value-type="float">
            <text:p>0.295542555198244</text:p>
          </table:table-cell>
          <table:table-cell office:value-type="float" office:value="0.295531037251252" calcext:value-type="float">
            <text:p>0.295531037251252</text:p>
          </table:table-cell>
          <table:table-cell office:value-type="float" office:value="0.295515645788912" calcext:value-type="float">
            <text:p>0.295515645788912</text:p>
          </table:table-cell>
          <table:table-cell office:value-type="float" office:value="0.295490719242329" calcext:value-type="float">
            <text:p>0.295490719242329</text:p>
          </table:table-cell>
          <table:table-cell office:value-type="float" office:value="0.295512281110734" calcext:value-type="float">
            <text:p>0.295512281110734</text:p>
          </table:table-cell>
          <table:table-cell office:value-type="float" office:value="0.295514614397055" calcext:value-type="float">
            <text:p>0.295514614397055</text:p>
          </table:table-cell>
          <table:table-cell office:value-type="float" office:value="0.295495069881003" calcext:value-type="float">
            <text:p>0.295495069881003</text:p>
          </table:table-cell>
          <table:table-cell office:value-type="float" office:value="0.295492299934886" calcext:value-type="float">
            <text:p>0.295492299934886</text:p>
          </table:table-cell>
          <table:table-cell office:value-type="float" office:value="0.295483829217039" calcext:value-type="float">
            <text:p>0.295483829217039</text:p>
          </table:table-cell>
          <table:table-cell office:value-type="float" office:value="0.295508367412085" calcext:value-type="float">
            <text:p>0.295508367412085</text:p>
          </table:table-cell>
          <table:table-cell office:value-type="float" office:value="0.295514588471164" calcext:value-type="float">
            <text:p>0.295514588471164</text:p>
          </table:table-cell>
          <table:table-cell office:value-type="float" office:value="0.295502087807429" calcext:value-type="float">
            <text:p>0.295502087807429</text:p>
          </table:table-cell>
          <table:table-cell office:value-type="float" office:value="0.295526556746117" calcext:value-type="float">
            <text:p>0.295526556746117</text:p>
          </table:table-cell>
          <table:table-cell office:value-type="float" office:value="0.295479321816861" calcext:value-type="float">
            <text:p>0.295479321816861</text:p>
          </table:table-cell>
          <table:table-cell office:value-type="float" office:value="0.295499553183767" calcext:value-type="float">
            <text:p>0.295499553183767</text:p>
          </table:table-cell>
          <table:table-cell office:value-type="float" office:value="0.295502195796448" calcext:value-type="float">
            <text:p>0.295502195796448</text:p>
          </table:table-cell>
          <table:table-cell office:value-type="float" office:value="0.295526172165826" calcext:value-type="float">
            <text:p>0.295526172165826</text:p>
          </table:table-cell>
          <table:table-cell office:value-type="float" office:value="0.295508353290135" calcext:value-type="float">
            <text:p>0.295508353290135</text:p>
          </table:table-cell>
          <table:table-cell office:value-type="float" office:value="0.295516476229048" calcext:value-type="float">
            <text:p>0.295516476229048</text:p>
          </table:table-cell>
          <table:table-cell office:value-type="float" office:value="0.295518222148937" calcext:value-type="float">
            <text:p>0.295518222148937</text:p>
          </table:table-cell>
          <table:table-cell office:value-type="float" office:value="0.295523228891484" calcext:value-type="float">
            <text:p>0.295523228891484</text:p>
          </table:table-cell>
          <table:table-cell office:value-type="float" office:value="0.295484061384265" calcext:value-type="float">
            <text:p>0.295484061384265</text:p>
          </table:table-cell>
          <table:table-cell office:value-type="float" office:value="0.295528750806864" calcext:value-type="float">
            <text:p>0.295528750806864</text:p>
          </table:table-cell>
          <table:table-cell office:value-type="float" office:value="0.295514977922829" calcext:value-type="float">
            <text:p>0.295514977922829</text:p>
          </table:table-cell>
          <table:table-cell office:value-type="float" office:value="0.295513310288466" calcext:value-type="float">
            <text:p>0.295513310288466</text:p>
          </table:table-cell>
          <table:table-cell office:value-type="float" office:value="0.295492039486284" calcext:value-type="float">
            <text:p>0.295492039486284</text:p>
          </table:table-cell>
          <table:table-cell office:value-type="float" office:value="0.295488260717009" calcext:value-type="float">
            <text:p>0.295488260717009</text:p>
          </table:table-cell>
          <table:table-cell office:value-type="float" office:value="0.295521455030871" calcext:value-type="float">
            <text:p>0.295521455030871</text:p>
          </table:table-cell>
          <table:table-cell office:value-type="float" office:value="0.295512964320608" calcext:value-type="float">
            <text:p>0.295512964320608</text:p>
          </table:table-cell>
          <table:table-cell office:value-type="float" office:value="0.295499948879096" calcext:value-type="float">
            <text:p>0.295499948879096</text:p>
          </table:table-cell>
          <table:table-cell office:value-type="float" office:value="0.29552825938543" calcext:value-type="float">
            <text:p>0.29552825938543</text:p>
          </table:table-cell>
          <table:table-cell office:value-type="float" office:value="0.295503653143287" calcext:value-type="float">
            <text:p>0.295503653143287</text:p>
          </table:table-cell>
          <table:table-cell office:value-type="float" office:value="0.295500469400988" calcext:value-type="float">
            <text:p>0.295500469400988</text:p>
          </table:table-cell>
          <table:table-cell office:value-type="float" office:value="0.295513625792501" calcext:value-type="float">
            <text:p>0.295513625792501</text:p>
          </table:table-cell>
          <table:table-cell office:value-type="float" office:value="0.295501731927288" calcext:value-type="float">
            <text:p>0.295501731927288</text:p>
          </table:table-cell>
          <table:table-cell office:value-type="float" office:value="0.295504907294736" calcext:value-type="float">
            <text:p>0.295504907294736</text:p>
          </table:table-cell>
          <table:table-cell office:value-type="float" office:value="0.29548408902087" calcext:value-type="float">
            <text:p>0.29548408902087</text:p>
          </table:table-cell>
          <table:table-cell office:value-type="float" office:value="0.295497916147684" calcext:value-type="float">
            <text:p>0.295497916147684</text:p>
          </table:table-cell>
          <table:table-cell office:value-type="float" office:value="0.295501324060559" calcext:value-type="float">
            <text:p>0.295501324060559</text:p>
          </table:table-cell>
          <table:table-cell office:value-type="float" office:value="0.295511178011687" calcext:value-type="float">
            <text:p>0.295511178011687</text:p>
          </table:table-cell>
          <table:table-cell office:value-type="float" office:value="0.295498483398379" calcext:value-type="float">
            <text:p>0.295498483398379</text:p>
          </table:table-cell>
          <table:table-cell office:value-type="float" office:value="0.295531724077282" calcext:value-type="float">
            <text:p>0.295531724077282</text:p>
          </table:table-cell>
          <table:table-cell office:value-type="float" office:value="0.29548876969503" calcext:value-type="float">
            <text:p>0.29548876969503</text:p>
          </table:table-cell>
          <table:table-cell office:value-type="float" office:value="0.295502729773246" calcext:value-type="float">
            <text:p>0.295502729773246</text:p>
          </table:table-cell>
          <table:table-cell office:value-type="float" office:value="0.295494799806855" calcext:value-type="float">
            <text:p>0.295494799806855</text:p>
          </table:table-cell>
          <table:table-cell office:value-type="float" office:value="0.295502132331313" calcext:value-type="float">
            <text:p>0.295502132331313</text:p>
          </table:table-cell>
          <table:table-cell office:value-type="float" office:value="0.295508316809335" calcext:value-type="float">
            <text:p>0.295508316809335</text:p>
          </table:table-cell>
          <table:table-cell office:value-type="float" office:value="0.295536849785253" calcext:value-type="float">
            <text:p>0.295536849785253</text:p>
          </table:table-cell>
          <table:table-cell office:value-type="float" office:value="0.295247277972048" calcext:value-type="float">
            <text:p>0.295247277972048</text:p>
          </table:table-cell>
          <table:table-cell office:value-type="float" office:value="0.295122425085627" calcext:value-type="float">
            <text:p>0.295122425085627</text:p>
          </table:table-cell>
          <table:table-cell office:value-type="float" office:value="0.295078215417527" calcext:value-type="float">
            <text:p>0.295078215417527</text:p>
          </table:table-cell>
          <table:table-cell office:value-type="float" office:value="0.294975534063423" calcext:value-type="float">
            <text:p>0.294975534063423</text:p>
          </table:table-cell>
          <table:table-cell office:value-type="float" office:value="0.295449986553968" calcext:value-type="float">
            <text:p>0.295449986553968</text:p>
          </table:table-cell>
          <table:table-cell office:value-type="float" office:value="0.296531795265276" calcext:value-type="float">
            <text:p>0.296531795265276</text:p>
          </table:table-cell>
          <table:table-cell office:value-type="float" office:value="0.29679526887324" calcext:value-type="float">
            <text:p>0.29679526887324</text:p>
          </table:table-cell>
          <table:table-cell office:value-type="float" office:value="0.296976401925723" calcext:value-type="float">
            <text:p>0.296976401925723</text:p>
          </table:table-cell>
          <table:table-cell office:value-type="float" office:value="0.297304513586905" calcext:value-type="float">
            <text:p>0.297304513586905</text:p>
          </table:table-cell>
          <table:table-cell office:value-type="float" office:value="0.29628314359981" calcext:value-type="float">
            <text:p>0.29628314359981</text:p>
          </table:table-cell>
          <table:table-cell office:value-type="float" office:value="0.296458415484833" calcext:value-type="float">
            <text:p>0.296458415484833</text:p>
          </table:table-cell>
          <table:table-cell office:value-type="float" office:value="0.299138174741265" calcext:value-type="float">
            <text:p>0.299138174741265</text:p>
          </table:table-cell>
          <table:table-cell office:value-type="float" office:value="0.346923188533346" calcext:value-type="float">
            <text:p>0.346923188533346</text:p>
          </table:table-cell>
          <table:table-cell office:value-type="float" office:value="0.349200087872295" calcext:value-type="float">
            <text:p>0.349200087872295</text:p>
          </table:table-cell>
          <table:table-cell office:value-type="float" office:value="0.348786425612228" calcext:value-type="float">
            <text:p>0.348786425612228</text:p>
          </table:table-cell>
          <table:table-cell office:value-type="float" office:value="0.309755148884083" calcext:value-type="float">
            <text:p>0.309755148884083</text:p>
          </table:table-cell>
          <table:table-cell office:value-type="float" office:value="0.305916593101508" calcext:value-type="float">
            <text:p>0.305916593101508</text:p>
          </table:table-cell>
          <table:table-cell office:value-type="float" office:value="0.304584596012424" calcext:value-type="float">
            <text:p>0.304584596012424</text:p>
          </table:table-cell>
          <table:table-cell office:value-type="float" office:value="0.332561924765382" calcext:value-type="float">
            <text:p>0.332561924765382</text:p>
          </table:table-cell>
          <table:table-cell office:value-type="float" office:value="0.327323331978804" calcext:value-type="float">
            <text:p>0.327323331978804</text:p>
          </table:table-cell>
          <table:table-cell office:value-type="float" office:value="0.306887531601132" calcext:value-type="float">
            <text:p>0.306887531601132</text:p>
          </table:table-cell>
          <table:table-cell office:value-type="float" office:value="0.300405039579447" calcext:value-type="float">
            <text:p>0.300405039579447</text:p>
          </table:table-cell>
          <table:table-cell office:value-type="float" office:value="0.308657787938556" calcext:value-type="float">
            <text:p>0.308657787938556</text:p>
          </table:table-cell>
          <table:table-cell office:value-type="float" office:value="0.307870044452292" calcext:value-type="float">
            <text:p>0.307870044452292</text:p>
          </table:table-cell>
          <table:table-cell office:value-type="float" office:value="0.309043567498688" calcext:value-type="float">
            <text:p>0.309043567498688</text:p>
          </table:table-cell>
          <table:table-cell office:value-type="float" office:value="0.30771732950323" calcext:value-type="float">
            <text:p>0.30771732950323</text:p>
          </table:table-cell>
          <table:table-cell office:value-type="float" office:value="0.305779271451277" calcext:value-type="float">
            <text:p>0.305779271451277</text:p>
          </table:table-cell>
          <table:table-cell office:value-type="float" office:value="0.304091632319921" calcext:value-type="float">
            <text:p>0.304091632319921</text:p>
          </table:table-cell>
          <table:table-cell office:value-type="float" office:value="0.297396786338321" calcext:value-type="float">
            <text:p>0.297396786338321</text:p>
          </table:table-cell>
          <table:table-cell office:value-type="float" office:value="0.30192434934907" calcext:value-type="float">
            <text:p>0.30192434934907</text:p>
          </table:table-cell>
          <table:table-cell office:value-type="float" office:value="0.321913521576858" calcext:value-type="float">
            <text:p>0.321913521576858</text:p>
          </table:table-cell>
          <table:table-cell office:value-type="float" office:value="0.320974671797324" calcext:value-type="float">
            <text:p>0.320974671797324</text:p>
          </table:table-cell>
          <table:table-cell office:value-type="float" office:value="0.332411993060525" calcext:value-type="float">
            <text:p>0.332411993060525</text:p>
          </table:table-cell>
          <table:table-cell office:value-type="float" office:value="0.339736481212333" calcext:value-type="float">
            <text:p>0.339736481212333</text:p>
          </table:table-cell>
          <table:table-cell office:value-type="float" office:value="0.341062658955626" calcext:value-type="float">
            <text:p>0.341062658955626</text:p>
          </table:table-cell>
          <table:table-cell office:value-type="float" office:value="0.338903627904792" calcext:value-type="float">
            <text:p>0.338903627904792</text:p>
          </table:table-cell>
          <table:table-cell office:value-type="float" office:value="0.338630043852758" calcext:value-type="float">
            <text:p>0.338630043852758</text:p>
          </table:table-cell>
          <table:table-cell office:value-type="float" office:value="0.339001718510414" calcext:value-type="float">
            <text:p>0.339001718510414</text:p>
          </table:table-cell>
          <table:table-cell office:value-type="float" office:value="0.309439166615933" calcext:value-type="float">
            <text:p>0.309439166615933</text:p>
          </table:table-cell>
          <table:table-cell office:value-type="float" office:value="0.306415490978311" calcext:value-type="float">
            <text:p>0.306415490978311</text:p>
          </table:table-cell>
          <table:table-cell office:value-type="float" office:value="0.303654302429973" calcext:value-type="float">
            <text:p>0.303654302429973</text:p>
          </table:table-cell>
          <table:table-cell office:value-type="float" office:value="0.303165716579048" calcext:value-type="float">
            <text:p>0.303165716579048</text:p>
          </table:table-cell>
          <table:table-cell office:value-type="float" office:value="0.302697680719264" calcext:value-type="float">
            <text:p>0.302697680719264</text:p>
          </table:table-cell>
          <table:table-cell office:value-type="float" office:value="0.302227167419439" calcext:value-type="float">
            <text:p>0.302227167419439</text:p>
          </table:table-cell>
          <table:table-cell office:value-type="float" office:value="0.301764464828734" calcext:value-type="float">
            <text:p>0.301764464828734</text:p>
          </table:table-cell>
          <table:table-cell office:value-type="float" office:value="0.33737350394693" calcext:value-type="float">
            <text:p>0.33737350394693</text:p>
          </table:table-cell>
          <table:table-cell office:value-type="float" office:value="0.33613547244284" calcext:value-type="float">
            <text:p>0.33613547244284</text:p>
          </table:table-cell>
          <table:table-cell office:value-type="float" office:value="0.336024835581646" calcext:value-type="float">
            <text:p>0.336024835581646</text:p>
          </table:table-cell>
          <table:table-cell office:value-type="float" office:value="0.332491655685011" calcext:value-type="float">
            <text:p>0.332491655685011</text:p>
          </table:table-cell>
          <table:table-cell office:value-type="float" office:value="0.322307932973559" calcext:value-type="float">
            <text:p>0.322307932973559</text:p>
          </table:table-cell>
          <table:table-cell office:value-type="float" office:value="0.320030590546497" calcext:value-type="float">
            <text:p>0.320030590546497</text:p>
          </table:table-cell>
          <table:table-cell office:value-type="float" office:value="0.305945910061098" calcext:value-type="float">
            <text:p>0.305945910061098</text:p>
          </table:table-cell>
          <table:table-cell office:value-type="float" office:value="0.306036809624904" calcext:value-type="float">
            <text:p>0.306036809624904</text:p>
          </table:table-cell>
          <table:table-cell office:value-type="float" office:value="0.311215664171921" calcext:value-type="float">
            <text:p>0.311215664171921</text:p>
          </table:table-cell>
          <table:table-cell office:value-type="float" office:value="0.312941947644174" calcext:value-type="float">
            <text:p>0.312941947644174</text:p>
          </table:table-cell>
          <table:table-cell office:value-type="float" office:value="0.313774398812794" calcext:value-type="float">
            <text:p>0.313774398812794</text:p>
          </table:table-cell>
          <table:table-cell office:value-type="float" office:value="0.314082956675782" calcext:value-type="float">
            <text:p>0.314082956675782</text:p>
          </table:table-cell>
          <table:table-cell office:value-type="float" office:value="0.313216205995302" calcext:value-type="float">
            <text:p>0.313216205995302</text:p>
          </table:table-cell>
          <table:table-cell office:value-type="float" office:value="0.310926310053947" calcext:value-type="float">
            <text:p>0.310926310053947</text:p>
          </table:table-cell>
          <table:table-cell office:value-type="float" office:value="0.308610257836878" calcext:value-type="float">
            <text:p>0.308610257836878</text:p>
          </table:table-cell>
          <table:table-cell office:value-type="float" office:value="0.32584104386804" calcext:value-type="float">
            <text:p>0.32584104386804</text:p>
          </table:table-cell>
          <table:table-cell office:value-type="float" office:value="0.347624950698484" calcext:value-type="float">
            <text:p>0.347624950698484</text:p>
          </table:table-cell>
          <table:table-cell office:value-type="float" office:value="0.347226791671095" calcext:value-type="float">
            <text:p>0.347226791671095</text:p>
          </table:table-cell>
          <table:table-cell office:value-type="float" office:value="0.34659644784267" calcext:value-type="float">
            <text:p>0.34659644784267</text:p>
          </table:table-cell>
          <table:table-cell office:value-type="float" office:value="0.346398820091167" calcext:value-type="float">
            <text:p>0.346398820091167</text:p>
          </table:table-cell>
          <table:table-cell office:value-type="float" office:value="0.327278756499003" calcext:value-type="float">
            <text:p>0.327278756499003</text:p>
          </table:table-cell>
          <table:table-cell office:value-type="float" office:value="0.321966614610416" calcext:value-type="float">
            <text:p>0.321966614610416</text:p>
          </table:table-cell>
          <table:table-cell office:value-type="float" office:value="0.322039524703502" calcext:value-type="float">
            <text:p>0.322039524703502</text:p>
          </table:table-cell>
          <table:table-cell office:value-type="float" office:value="0.32284237108115" calcext:value-type="float">
            <text:p>0.32284237108115</text:p>
          </table:table-cell>
          <table:table-cell office:value-type="float" office:value="0.309684621891578" calcext:value-type="float">
            <text:p>0.309684621891578</text:p>
          </table:table-cell>
          <table:table-cell office:value-type="float" office:value="0.3108856389951" calcext:value-type="float">
            <text:p>0.3108856389951</text:p>
          </table:table-cell>
          <table:table-cell office:value-type="float" office:value="0.309977433561629" calcext:value-type="float">
            <text:p>0.309977433561629</text:p>
          </table:table-cell>
          <table:table-cell office:value-type="float" office:value="0.307118394510429" calcext:value-type="float">
            <text:p>0.307118394510429</text:p>
          </table:table-cell>
          <table:table-cell office:value-type="float" office:value="0.303218146216926" calcext:value-type="float">
            <text:p>0.303218146216926</text:p>
          </table:table-cell>
          <table:table-cell office:value-type="float" office:value="0.333065534262073" calcext:value-type="float">
            <text:p>0.333065534262073</text:p>
          </table:table-cell>
          <table:table-cell office:value-type="float" office:value="0.334222000309194" calcext:value-type="float">
            <text:p>0.334222000309194</text:p>
          </table:table-cell>
          <table:table-cell office:value-type="float" office:value="0.321500274275474" calcext:value-type="float">
            <text:p>0.321500274275474</text:p>
          </table:table-cell>
          <table:table-cell office:value-type="float" office:value="0.318144981214731" calcext:value-type="float">
            <text:p>0.318144981214731</text:p>
          </table:table-cell>
          <table:table-cell office:value-type="float" office:value="0.311265776445562" calcext:value-type="float">
            <text:p>0.311265776445562</text:p>
          </table:table-cell>
          <table:table-cell office:value-type="float" office:value="0.30590480624896" calcext:value-type="float">
            <text:p>0.30590480624896</text:p>
          </table:table-cell>
          <table:table-cell office:value-type="float" office:value="0.303729812729039" calcext:value-type="float">
            <text:p>0.303729812729039</text:p>
          </table:table-cell>
          <table:table-cell office:value-type="float" office:value="0.30203234947541" calcext:value-type="float">
            <text:p>0.30203234947541</text:p>
          </table:table-cell>
          <table:table-cell office:value-type="float" office:value="0.302298398331008" calcext:value-type="float">
            <text:p>0.302298398331008</text:p>
          </table:table-cell>
          <table:table-cell office:value-type="float" office:value="0.302543809570046" calcext:value-type="float">
            <text:p>0.302543809570046</text:p>
          </table:table-cell>
          <table:table-cell office:value-type="float" office:value="0.303189848361617" calcext:value-type="float">
            <text:p>0.303189848361617</text:p>
          </table:table-cell>
          <table:table-cell office:value-type="float" office:value="0.334414431233208" calcext:value-type="float">
            <text:p>0.334414431233208</text:p>
          </table:table-cell>
          <table:table-cell office:value-type="float" office:value="0.330755998349111" calcext:value-type="float">
            <text:p>0.330755998349111</text:p>
          </table:table-cell>
          <table:table-cell office:value-type="float" office:value="0.332725840768899" calcext:value-type="float">
            <text:p>0.332725840768899</text:p>
          </table:table-cell>
          <table:table-cell office:value-type="float" office:value="0.335514126710119" calcext:value-type="float">
            <text:p>0.335514126710119</text:p>
          </table:table-cell>
          <table:table-cell office:value-type="float" office:value="0.311002485225889" calcext:value-type="float">
            <text:p>0.311002485225889</text:p>
          </table:table-cell>
          <table:table-cell office:value-type="float" office:value="0.309742918821953" calcext:value-type="float">
            <text:p>0.309742918821953</text:p>
          </table:table-cell>
          <table:table-cell office:value-type="float" office:value="0.311497927659421" calcext:value-type="float">
            <text:p>0.311497927659421</text:p>
          </table:table-cell>
          <table:table-cell office:value-type="float" office:value="0.312804969156785" calcext:value-type="float">
            <text:p>0.312804969156785</text:p>
          </table:table-cell>
          <table:table-cell office:value-type="float" office:value="0.31583983081605" calcext:value-type="float">
            <text:p>0.31583983081605</text:p>
          </table:table-cell>
          <table:table-cell office:value-type="float" office:value="0.315844584487354" calcext:value-type="float">
            <text:p>0.315844584487354</text:p>
          </table:table-cell>
          <table:table-cell office:value-type="float" office:value="0.312525340332453" calcext:value-type="float">
            <text:p>0.312525340332453</text:p>
          </table:table-cell>
          <table:table-cell office:value-type="float" office:value="0.333856596089443" calcext:value-type="float">
            <text:p>0.333856596089443</text:p>
          </table:table-cell>
          <table:table-cell office:value-type="float" office:value="0.334992852043034" calcext:value-type="float">
            <text:p>0.334992852043034</text:p>
          </table:table-cell>
          <table:table-cell office:value-type="float" office:value="0.34370920022194" calcext:value-type="float">
            <text:p>0.34370920022194</text:p>
          </table:table-cell>
          <table:table-cell office:value-type="float" office:value="0.347570226707805" calcext:value-type="float">
            <text:p>0.347570226707805</text:p>
          </table:table-cell>
          <table:table-cell office:value-type="float" office:value="0.348781756466001" calcext:value-type="float">
            <text:p>0.348781756466001</text:p>
          </table:table-cell>
          <table:table-cell office:value-type="float" office:value="0.347984190019288" calcext:value-type="float">
            <text:p>0.347984190019288</text:p>
          </table:table-cell>
          <table:table-cell office:value-type="float" office:value="0.348280036788214" calcext:value-type="float">
            <text:p>0.348280036788214</text:p>
          </table:table-cell>
          <table:table-cell office:value-type="float" office:value="0.348628689016795" calcext:value-type="float">
            <text:p>0.348628689016795</text:p>
          </table:table-cell>
          <table:table-cell office:value-type="float" office:value="0.351344448740503" calcext:value-type="float">
            <text:p>0.351344448740503</text:p>
          </table:table-cell>
          <table:table-cell office:value-type="float" office:value="0.350627148614948" calcext:value-type="float">
            <text:p>0.350627148614948</text:p>
          </table:table-cell>
          <table:table-cell office:value-type="float" office:value="0.350539515793931" calcext:value-type="float">
            <text:p>0.350539515793931</text:p>
          </table:table-cell>
          <table:table-cell office:value-type="float" office:value="0.335194176347408" calcext:value-type="float">
            <text:p>0.335194176347408</text:p>
          </table:table-cell>
          <table:table-cell office:value-type="float" office:value="0.333662331781111" calcext:value-type="float">
            <text:p>0.333662331781111</text:p>
          </table:table-cell>
          <table:table-cell office:value-type="float" office:value="0.330477254498102" calcext:value-type="float">
            <text:p>0.330477254498102</text:p>
          </table:table-cell>
          <table:table-cell office:value-type="float" office:value="0.324182249772648" calcext:value-type="float">
            <text:p>0.324182249772648</text:p>
          </table:table-cell>
          <table:table-cell office:value-type="float" office:value="0.320717056691041" calcext:value-type="float">
            <text:p>0.320717056691041</text:p>
          </table:table-cell>
          <table:table-cell office:value-type="float" office:value="0.308404425672136" calcext:value-type="float">
            <text:p>0.308404425672136</text:p>
          </table:table-cell>
          <table:table-cell office:value-type="float" office:value="0.308076806469579" calcext:value-type="float">
            <text:p>0.308076806469579</text:p>
          </table:table-cell>
          <table:table-cell office:value-type="float" office:value="0.308322809576507" calcext:value-type="float">
            <text:p>0.308322809576507</text:p>
          </table:table-cell>
          <table:table-cell office:value-type="float" office:value="0.309258849868045" calcext:value-type="float">
            <text:p>0.309258849868045</text:p>
          </table:table-cell>
          <table:table-cell office:value-type="float" office:value="0.308604477313392" calcext:value-type="float">
            <text:p>0.308604477313392</text:p>
          </table:table-cell>
          <table:table-cell office:value-type="float" office:value="0.306815148446689" calcext:value-type="float">
            <text:p>0.306815148446689</text:p>
          </table:table-cell>
          <table:table-cell office:value-type="float" office:value="0.303841132715668" calcext:value-type="float">
            <text:p>0.303841132715668</text:p>
          </table:table-cell>
          <table:table-cell office:value-type="float" office:value="0.32610012119757" calcext:value-type="float">
            <text:p>0.32610012119757</text:p>
          </table:table-cell>
          <table:table-cell office:value-type="float" office:value="0.326822318792814" calcext:value-type="float">
            <text:p>0.326822318792814</text:p>
          </table:table-cell>
          <table:table-cell office:value-type="float" office:value="0.330951937977916" calcext:value-type="float">
            <text:p>0.330951937977916</text:p>
          </table:table-cell>
          <table:table-cell office:value-type="float" office:value="0.336369686836998" calcext:value-type="float">
            <text:p>0.336369686836998</text:p>
          </table:table-cell>
          <table:table-cell office:value-type="float" office:value="0.340420436969271" calcext:value-type="float">
            <text:p>0.340420436969271</text:p>
          </table:table-cell>
          <table:table-cell office:value-type="float" office:value="0.343579923931171" calcext:value-type="float">
            <text:p>0.343579923931171</text:p>
          </table:table-cell>
          <table:table-cell office:value-type="float" office:value="0.344240149511979" calcext:value-type="float">
            <text:p>0.344240149511979</text:p>
          </table:table-cell>
          <table:table-cell office:value-type="float" office:value="0.342804824202003" calcext:value-type="float">
            <text:p>0.342804824202003</text:p>
          </table:table-cell>
          <table:table-cell office:value-type="float" office:value="0.342220558607326" calcext:value-type="float">
            <text:p>0.342220558607326</text:p>
          </table:table-cell>
          <table:table-cell office:value-type="float" office:value="0.34475656767855" calcext:value-type="float">
            <text:p>0.34475656767855</text:p>
          </table:table-cell>
          <table:table-cell office:value-type="float" office:value="0.343992336835021" calcext:value-type="float">
            <text:p>0.343992336835021</text:p>
          </table:table-cell>
          <table:table-cell office:value-type="float" office:value="0.342134683253264" calcext:value-type="float">
            <text:p>0.342134683253264</text:p>
          </table:table-cell>
          <table:table-cell office:value-type="float" office:value="0.33365422997918" calcext:value-type="float">
            <text:p>0.33365422997918</text:p>
          </table:table-cell>
          <table:table-cell office:value-type="float" office:value="0.330421206701404" calcext:value-type="float">
            <text:p>0.330421206701404</text:p>
          </table:table-cell>
          <table:table-cell office:value-type="float" office:value="0.32817678582259" calcext:value-type="float">
            <text:p>0.32817678582259</text:p>
          </table:table-cell>
          <table:table-cell office:value-type="float" office:value="0.322852259635684" calcext:value-type="float">
            <text:p>0.322852259635684</text:p>
          </table:table-cell>
          <table:table-cell office:value-type="float" office:value="0.310480424152584" calcext:value-type="float">
            <text:p>0.310480424152584</text:p>
          </table:table-cell>
          <table:table-cell office:value-type="float" office:value="0.307626077902899" calcext:value-type="float">
            <text:p>0.307626077902899</text:p>
          </table:table-cell>
          <table:table-cell office:value-type="float" office:value="0.305008785519218" calcext:value-type="float">
            <text:p>0.305008785519218</text:p>
          </table:table-cell>
          <table:table-cell office:value-type="float" office:value="0.302861302691568" calcext:value-type="float">
            <text:p>0.302861302691568</text:p>
          </table:table-cell>
          <table:table-cell office:value-type="float" office:value="0.30981864294754" calcext:value-type="float">
            <text:p>0.30981864294754</text:p>
          </table:table-cell>
          <table:table-cell office:value-type="float" office:value="0.310756781669777" calcext:value-type="float">
            <text:p>0.310756781669777</text:p>
          </table:table-cell>
          <table:table-cell office:value-type="float" office:value="0.311634759871147" calcext:value-type="float">
            <text:p>0.311634759871147</text:p>
          </table:table-cell>
          <table:table-cell office:value-type="float" office:value="0.31402689795376" calcext:value-type="float">
            <text:p>0.31402689795376</text:p>
          </table:table-cell>
          <table:table-cell office:value-type="float" office:value="0.312644665780074" calcext:value-type="float">
            <text:p>0.312644665780074</text:p>
          </table:table-cell>
          <table:table-cell office:value-type="float" office:value="0.311852601970767" calcext:value-type="float">
            <text:p>0.311852601970767</text:p>
          </table:table-cell>
          <table:table-cell office:value-type="float" office:value="0.312007206207478" calcext:value-type="float">
            <text:p>0.312007206207478</text:p>
          </table:table-cell>
          <table:table-cell office:value-type="float" office:value="0.311965302685521" calcext:value-type="float">
            <text:p>0.311965302685521</text:p>
          </table:table-cell>
          <table:table-cell office:value-type="float" office:value="0.312030152863881" calcext:value-type="float">
            <text:p>0.312030152863881</text:p>
          </table:table-cell>
          <table:table-cell office:value-type="float" office:value="0.312044903745391" calcext:value-type="float">
            <text:p>0.312044903745391</text:p>
          </table:table-cell>
          <table:table-cell office:value-type="float" office:value="0.312251833228073" calcext:value-type="float">
            <text:p>0.312251833228073</text:p>
          </table:table-cell>
          <table:table-cell office:value-type="float" office:value="0.312278725444641" calcext:value-type="float">
            <text:p>0.312278725444641</text:p>
          </table:table-cell>
          <table:table-cell office:value-type="float" office:value="0.312156544511527" calcext:value-type="float">
            <text:p>0.312156544511527</text:p>
          </table:table-cell>
          <table:table-cell office:value-type="float" office:value="0.312096772017453" calcext:value-type="float">
            <text:p>0.312096772017453</text:p>
          </table:table-cell>
          <table:table-cell office:value-type="float" office:value="0.312139968291648" calcext:value-type="float">
            <text:p>0.312139968291648</text:p>
          </table:table-cell>
          <table:table-cell office:value-type="float" office:value="0.312183846065141" calcext:value-type="float">
            <text:p>0.312183846065141</text:p>
          </table:table-cell>
          <table:table-cell office:value-type="float" office:value="0.312223412635169" calcext:value-type="float">
            <text:p>0.312223412635169</text:p>
          </table:table-cell>
          <table:table-cell office:value-type="float" office:value="0.312206914750239" calcext:value-type="float">
            <text:p>0.312206914750239</text:p>
          </table:table-cell>
          <table:table-cell office:value-type="float" office:value="0.312186239669366" calcext:value-type="float">
            <text:p>0.312186239669366</text:p>
          </table:table-cell>
          <table:table-cell office:value-type="float" office:value="0.312171816942016" calcext:value-type="float">
            <text:p>0.312171816942016</text:p>
          </table:table-cell>
          <table:table-cell office:value-type="float" office:value="0.312170759959328" calcext:value-type="float">
            <text:p>0.312170759959328</text:p>
          </table:table-cell>
          <table:table-cell office:value-type="float" office:value="0.312206387790555" calcext:value-type="float">
            <text:p>0.312206387790555</text:p>
          </table:table-cell>
          <table:table-cell office:value-type="float" office:value="0.312213718975987" calcext:value-type="float">
            <text:p>0.312213718975987</text:p>
          </table:table-cell>
          <table:table-cell office:value-type="float" office:value="0.312177743962435" calcext:value-type="float">
            <text:p>0.312177743962435</text:p>
          </table:table-cell>
          <table:table-cell office:value-type="float" office:value="0.312153178157758" calcext:value-type="float">
            <text:p>0.312153178157758</text:p>
          </table:table-cell>
          <table:table-cell office:value-type="float" office:value="0.312169424052699" calcext:value-type="float">
            <text:p>0.312169424052699</text:p>
          </table:table-cell>
          <table:table-cell office:value-type="float" office:value="0.312187381640354" calcext:value-type="float">
            <text:p>0.312187381640354</text:p>
          </table:table-cell>
          <table:table-cell office:value-type="float" office:value="0.312227198024502" calcext:value-type="float">
            <text:p>0.312227198024502</text:p>
          </table:table-cell>
          <table:table-cell office:value-type="float" office:value="0.312134956494349" calcext:value-type="float">
            <text:p>0.312134956494349</text:p>
          </table:table-cell>
          <table:table-cell office:value-type="float" office:value="0.312205773689681" calcext:value-type="float">
            <text:p>0.312205773689681</text:p>
          </table:table-cell>
          <table:table-cell office:value-type="float" office:value="0.312173820018393" calcext:value-type="float">
            <text:p>0.312173820018393</text:p>
          </table:table-cell>
          <table:table-cell office:value-type="float" office:value="0.312146128033367" calcext:value-type="float">
            <text:p>0.312146128033367</text:p>
          </table:table-cell>
          <table:table-cell office:value-type="float" office:value="0.312158897766969" calcext:value-type="float">
            <text:p>0.312158897766969</text:p>
          </table:table-cell>
          <table:table-cell office:value-type="float" office:value="0.312170923670186" calcext:value-type="float">
            <text:p>0.312170923670186</text:p>
          </table:table-cell>
          <table:table-cell office:value-type="float" office:value="0.312163259699713" calcext:value-type="float">
            <text:p>0.312163259699713</text:p>
          </table:table-cell>
          <table:table-cell office:value-type="float" office:value="0.312153030902455" calcext:value-type="float">
            <text:p>0.312153030902455</text:p>
          </table:table-cell>
          <table:table-cell office:value-type="float" office:value="0.312163507809617" calcext:value-type="float">
            <text:p>0.312163507809617</text:p>
          </table:table-cell>
          <table:table-cell office:value-type="float" office:value="0.31217675486054" calcext:value-type="float">
            <text:p>0.31217675486054</text:p>
          </table:table-cell>
          <table:table-cell office:value-type="float" office:value="0.312137151891926" calcext:value-type="float">
            <text:p>0.312137151891926</text:p>
          </table:table-cell>
          <table:table-cell office:value-type="float" office:value="0.312158120592122" calcext:value-type="float">
            <text:p>0.312158120592122</text:p>
          </table:table-cell>
          <table:table-cell office:value-type="float" office:value="0.312157716299211" calcext:value-type="float">
            <text:p>0.312157716299211</text:p>
          </table:table-cell>
          <table:table-cell office:value-type="float" office:value="0.312131891731148" calcext:value-type="float">
            <text:p>0.312131891731148</text:p>
          </table:table-cell>
          <table:table-cell office:value-type="float" office:value="0.312155933435085" calcext:value-type="float">
            <text:p>0.312155933435085</text:p>
          </table:table-cell>
          <table:table-cell office:value-type="float" office:value="0.312171347114689" calcext:value-type="float">
            <text:p>0.312171347114689</text:p>
          </table:table-cell>
          <table:table-cell office:value-type="float" office:value="0.312180542340139" calcext:value-type="float">
            <text:p>0.312180542340139</text:p>
          </table:table-cell>
          <table:table-cell office:value-type="float" office:value="0.312142822641444" calcext:value-type="float">
            <text:p>0.312142822641444</text:p>
          </table:table-cell>
          <table:table-cell office:value-type="float" office:value="0.312126597135628" calcext:value-type="float">
            <text:p>0.312126597135628</text:p>
          </table:table-cell>
          <table:table-cell office:value-type="float" office:value="0.312111245961371" calcext:value-type="float">
            <text:p>0.312111245961371</text:p>
          </table:table-cell>
          <table:table-cell office:value-type="float" office:value="0.312145786789722" calcext:value-type="float">
            <text:p>0.312145786789722</text:p>
          </table:table-cell>
          <table:table-cell office:value-type="float" office:value="0.312139773106508" calcext:value-type="float">
            <text:p>0.312139773106508</text:p>
          </table:table-cell>
          <table:table-cell office:value-type="float" office:value="0.312161867575246" calcext:value-type="float">
            <text:p>0.312161867575246</text:p>
          </table:table-cell>
          <table:table-cell office:value-type="float" office:value="0.312143571229924" calcext:value-type="float">
            <text:p>0.312143571229924</text:p>
          </table:table-cell>
          <table:table-cell office:value-type="float" office:value="0.312144128953054" calcext:value-type="float">
            <text:p>0.312144128953054</text:p>
          </table:table-cell>
          <table:table-cell office:value-type="float" office:value="0.312118356642906" calcext:value-type="float">
            <text:p>0.312118356642906</text:p>
          </table:table-cell>
          <table:table-cell office:value-type="float" office:value="0.312133618339615" calcext:value-type="float">
            <text:p>0.312133618339615</text:p>
          </table:table-cell>
          <table:table-cell office:value-type="float" office:value="0.312175144953474" calcext:value-type="float">
            <text:p>0.312175144953474</text:p>
          </table:table-cell>
          <table:table-cell office:value-type="float" office:value="0.312168916817522" calcext:value-type="float">
            <text:p>0.312168916817522</text:p>
          </table:table-cell>
          <table:table-cell office:value-type="float" office:value="0.312145654691027" calcext:value-type="float">
            <text:p>0.312145654691027</text:p>
          </table:table-cell>
          <table:table-cell office:value-type="float" office:value="0.312159827101475" calcext:value-type="float">
            <text:p>0.312159827101475</text:p>
          </table:table-cell>
          <table:table-cell office:value-type="float" office:value="0.312137893613456" calcext:value-type="float">
            <text:p>0.312137893613456</text:p>
          </table:table-cell>
          <table:table-cell office:value-type="float" office:value="0.312128770029443" calcext:value-type="float">
            <text:p>0.312128770029443</text:p>
          </table:table-cell>
          <table:table-cell office:value-type="float" office:value="0.312154207145588" calcext:value-type="float">
            <text:p>0.312154207145588</text:p>
          </table:table-cell>
          <table:table-cell office:value-type="float" office:value="0.312161099546739" calcext:value-type="float">
            <text:p>0.312161099546739</text:p>
          </table:table-cell>
          <table:table-cell office:value-type="float" office:value="0.31213271249533" calcext:value-type="float">
            <text:p>0.31213271249533</text:p>
          </table:table-cell>
          <table:table-cell office:value-type="float" office:value="0.31213532805341" calcext:value-type="float">
            <text:p>0.31213532805341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76889562798495" calcext:value-type="float">
            <text:p>-0.376889562798495</text:p>
          </table:table-cell>
          <table:table-cell office:value-type="float" office:value="-0.376723698175335" calcext:value-type="float">
            <text:p>-0.376723698175335</text:p>
          </table:table-cell>
          <table:table-cell office:value-type="float" office:value="-0.375941547459941" calcext:value-type="float">
            <text:p>-0.375941547459941</text:p>
          </table:table-cell>
          <table:table-cell office:value-type="float" office:value="-0.376638251868755" calcext:value-type="float">
            <text:p>-0.376638251868755</text:p>
          </table:table-cell>
          <table:table-cell office:value-type="float" office:value="-0.376099528180191" calcext:value-type="float">
            <text:p>-0.376099528180191</text:p>
          </table:table-cell>
          <table:table-cell office:value-type="float" office:value="-0.375930545289686" calcext:value-type="float">
            <text:p>-0.375930545289686</text:p>
          </table:table-cell>
          <table:table-cell office:value-type="float" office:value="-0.376023467753831" calcext:value-type="float">
            <text:p>-0.376023467753831</text:p>
          </table:table-cell>
          <table:table-cell office:value-type="float" office:value="-0.375806226599605" calcext:value-type="float">
            <text:p>-0.375806226599605</text:p>
          </table:table-cell>
          <table:table-cell office:value-type="float" office:value="-0.375568667001978" calcext:value-type="float">
            <text:p>-0.375568667001978</text:p>
          </table:table-cell>
          <table:table-cell office:value-type="float" office:value="-0.376545426839531" calcext:value-type="float">
            <text:p>-0.376545426839531</text:p>
          </table:table-cell>
          <table:table-cell office:value-type="float" office:value="-0.377254650831641" calcext:value-type="float">
            <text:p>-0.377254650831641</text:p>
          </table:table-cell>
          <table:table-cell office:value-type="float" office:value="-0.375827618182348" calcext:value-type="float">
            <text:p>-0.375827618182348</text:p>
          </table:table-cell>
          <table:table-cell office:value-type="float" office:value="-0.377019777901665" calcext:value-type="float">
            <text:p>-0.377019777901665</text:p>
          </table:table-cell>
          <table:table-cell office:value-type="float" office:value="-0.375189754579003" calcext:value-type="float">
            <text:p>-0.375189754579003</text:p>
          </table:table-cell>
          <table:table-cell office:value-type="float" office:value="-0.376164004597322" calcext:value-type="float">
            <text:p>-0.376164004597322</text:p>
          </table:table-cell>
          <table:table-cell office:value-type="float" office:value="-0.377140716687866" calcext:value-type="float">
            <text:p>-0.377140716687866</text:p>
          </table:table-cell>
          <table:table-cell office:value-type="float" office:value="-0.376051941274821" calcext:value-type="float">
            <text:p>-0.376051941274821</text:p>
          </table:table-cell>
          <table:table-cell office:value-type="float" office:value="-0.375807102924472" calcext:value-type="float">
            <text:p>-0.375807102924472</text:p>
          </table:table-cell>
          <table:table-cell office:value-type="float" office:value="-0.377147389621545" calcext:value-type="float">
            <text:p>-0.377147389621545</text:p>
          </table:table-cell>
          <table:table-cell office:value-type="float" office:value="-0.375825917175968" calcext:value-type="float">
            <text:p>-0.375825917175968</text:p>
          </table:table-cell>
          <table:table-cell office:value-type="float" office:value="-0.377404188317866" calcext:value-type="float">
            <text:p>-0.377404188317866</text:p>
          </table:table-cell>
          <table:table-cell office:value-type="float" office:value="-0.376827363255171" calcext:value-type="float">
            <text:p>-0.376827363255171</text:p>
          </table:table-cell>
          <table:table-cell office:value-type="float" office:value="-0.376309836192376" calcext:value-type="float">
            <text:p>-0.376309836192376</text:p>
          </table:table-cell>
          <table:table-cell office:value-type="float" office:value="-0.376533590032407" calcext:value-type="float">
            <text:p>-0.376533590032407</text:p>
          </table:table-cell>
          <table:table-cell office:value-type="float" office:value="-0.375966060607728" calcext:value-type="float">
            <text:p>-0.375966060607728</text:p>
          </table:table-cell>
          <table:table-cell office:value-type="float" office:value="-0.375472713303766" calcext:value-type="float">
            <text:p>-0.375472713303766</text:p>
          </table:table-cell>
          <table:table-cell office:value-type="float" office:value="-0.377117226473503" calcext:value-type="float">
            <text:p>-0.377117226473503</text:p>
          </table:table-cell>
          <table:table-cell office:value-type="float" office:value="-0.375777888283177" calcext:value-type="float">
            <text:p>-0.375777888283177</text:p>
          </table:table-cell>
          <table:table-cell office:value-type="float" office:value="-0.375583906102581" calcext:value-type="float">
            <text:p>-0.375583906102581</text:p>
          </table:table-cell>
          <table:table-cell office:value-type="float" office:value="-0.37642322270484" calcext:value-type="float">
            <text:p>-0.37642322270484</text:p>
          </table:table-cell>
          <table:table-cell office:value-type="float" office:value="-0.375888854112007" calcext:value-type="float">
            <text:p>-0.375888854112007</text:p>
          </table:table-cell>
          <table:table-cell office:value-type="float" office:value="-0.377052851738006" calcext:value-type="float">
            <text:p>-0.377052851738006</text:p>
          </table:table-cell>
          <table:table-cell office:value-type="float" office:value="-0.37694443411845" calcext:value-type="float">
            <text:p>-0.37694443411845</text:p>
          </table:table-cell>
          <table:table-cell office:value-type="float" office:value="-0.376057025680311" calcext:value-type="float">
            <text:p>-0.376057025680311</text:p>
          </table:table-cell>
          <table:table-cell office:value-type="float" office:value="-0.377701330504563" calcext:value-type="float">
            <text:p>-0.377701330504563</text:p>
          </table:table-cell>
          <table:table-cell office:value-type="float" office:value="-0.375015472427103" calcext:value-type="float">
            <text:p>-0.375015472427103</text:p>
          </table:table-cell>
          <table:table-cell office:value-type="float" office:value="-0.377437108522982" calcext:value-type="float">
            <text:p>-0.377437108522982</text:p>
          </table:table-cell>
          <table:table-cell office:value-type="float" office:value="-0.377491850093183" calcext:value-type="float">
            <text:p>-0.377491850093183</text:p>
          </table:table-cell>
          <table:table-cell office:value-type="float" office:value="-0.37747660309097" calcext:value-type="float">
            <text:p>-0.37747660309097</text:p>
          </table:table-cell>
          <table:table-cell office:value-type="float" office:value="-0.375912868728891" calcext:value-type="float">
            <text:p>-0.375912868728891</text:p>
          </table:table-cell>
          <table:table-cell office:value-type="float" office:value="-0.376196332558777" calcext:value-type="float">
            <text:p>-0.376196332558777</text:p>
          </table:table-cell>
          <table:table-cell office:value-type="float" office:value="-0.375953986647859" calcext:value-type="float">
            <text:p>-0.375953986647859</text:p>
          </table:table-cell>
          <table:table-cell office:value-type="float" office:value="-0.376295894464091" calcext:value-type="float">
            <text:p>-0.376295894464091</text:p>
          </table:table-cell>
          <table:table-cell office:value-type="float" office:value="-0.3761208280308" calcext:value-type="float">
            <text:p>-0.3761208280308</text:p>
          </table:table-cell>
          <table:table-cell office:value-type="float" office:value="-0.376835437583668" calcext:value-type="float">
            <text:p>-0.376835437583668</text:p>
          </table:table-cell>
          <table:table-cell office:value-type="float" office:value="-0.376099576991566" calcext:value-type="float">
            <text:p>-0.376099576991566</text:p>
          </table:table-cell>
          <table:table-cell office:value-type="float" office:value="-0.377237115583324" calcext:value-type="float">
            <text:p>-0.377237115583324</text:p>
          </table:table-cell>
          <table:table-cell office:value-type="float" office:value="-0.376461349082337" calcext:value-type="float">
            <text:p>-0.376461349082337</text:p>
          </table:table-cell>
          <table:table-cell office:value-type="float" office:value="-0.3767430046841" calcext:value-type="float">
            <text:p>-0.3767430046841</text:p>
          </table:table-cell>
          <table:table-cell office:value-type="float" office:value="-0.376330491587672" calcext:value-type="float">
            <text:p>-0.376330491587672</text:p>
          </table:table-cell>
          <table:table-cell office:value-type="float" office:value="-0.376360228581019" calcext:value-type="float">
            <text:p>-0.376360228581019</text:p>
          </table:table-cell>
          <table:table-cell office:value-type="float" office:value="-0.376340869708753" calcext:value-type="float">
            <text:p>-0.376340869708753</text:p>
          </table:table-cell>
          <table:table-cell office:value-type="float" office:value="-0.377277991147161" calcext:value-type="float">
            <text:p>-0.377277991147161</text:p>
          </table:table-cell>
          <table:table-cell office:value-type="float" office:value="-0.376927376390932" calcext:value-type="float">
            <text:p>-0.376927376390932</text:p>
          </table:table-cell>
          <table:table-cell office:value-type="float" office:value="-0.376951389404776" calcext:value-type="float">
            <text:p>-0.376951389404776</text:p>
          </table:table-cell>
          <table:table-cell office:value-type="float" office:value="-0.376641106898878" calcext:value-type="float">
            <text:p>-0.376641106898878</text:p>
          </table:table-cell>
          <table:table-cell office:value-type="float" office:value="-0.377008581665032" calcext:value-type="float">
            <text:p>-0.377008581665032</text:p>
          </table:table-cell>
          <table:table-cell office:value-type="float" office:value="-0.37624011870576" calcext:value-type="float">
            <text:p>-0.37624011870576</text:p>
          </table:table-cell>
          <table:table-cell office:value-type="float" office:value="-0.376264269025592" calcext:value-type="float">
            <text:p>-0.376264269025592</text:p>
          </table:table-cell>
          <table:table-cell office:value-type="float" office:value="-0.377375432373666" calcext:value-type="float">
            <text:p>-0.377375432373666</text:p>
          </table:table-cell>
          <table:table-cell office:value-type="float" office:value="-0.376363372882635" calcext:value-type="float">
            <text:p>-0.376363372882635</text:p>
          </table:table-cell>
          <table:table-cell office:value-type="float" office:value="-0.37695896633722" calcext:value-type="float">
            <text:p>-0.37695896633722</text:p>
          </table:table-cell>
          <table:table-cell office:value-type="float" office:value="-0.37697690605156" calcext:value-type="float">
            <text:p>-0.37697690605156</text:p>
          </table:table-cell>
          <table:table-cell office:value-type="float" office:value="-0.376863874148997" calcext:value-type="float">
            <text:p>-0.376863874148997</text:p>
          </table:table-cell>
          <table:table-cell office:value-type="float" office:value="-0.376376394485782" calcext:value-type="float">
            <text:p>-0.376376394485782</text:p>
          </table:table-cell>
          <table:table-cell office:value-type="float" office:value="-0.376429540917618" calcext:value-type="float">
            <text:p>-0.376429540917618</text:p>
          </table:table-cell>
          <table:table-cell office:value-type="float" office:value="-0.376982007313745" calcext:value-type="float">
            <text:p>-0.376982007313745</text:p>
          </table:table-cell>
          <table:table-cell office:value-type="float" office:value="-0.376103454788103" calcext:value-type="float">
            <text:p>-0.376103454788103</text:p>
          </table:table-cell>
          <table:table-cell office:value-type="float" office:value="-0.376954698531737" calcext:value-type="float">
            <text:p>-0.376954698531737</text:p>
          </table:table-cell>
          <table:table-cell office:value-type="float" office:value="-0.377381723586299" calcext:value-type="float">
            <text:p>-0.377381723586299</text:p>
          </table:table-cell>
          <table:table-cell office:value-type="float" office:value="-0.376598557440868" calcext:value-type="float">
            <text:p>-0.376598557440868</text:p>
          </table:table-cell>
          <table:table-cell office:value-type="float" office:value="-0.376712522121236" calcext:value-type="float">
            <text:p>-0.376712522121236</text:p>
          </table:table-cell>
          <table:table-cell office:value-type="float" office:value="-0.377463093247041" calcext:value-type="float">
            <text:p>-0.377463093247041</text:p>
          </table:table-cell>
          <table:table-cell office:value-type="float" office:value="-0.376042225390917" calcext:value-type="float">
            <text:p>-0.376042225390917</text:p>
          </table:table-cell>
          <table:table-cell office:value-type="float" office:value="-0.377024140049797" calcext:value-type="float">
            <text:p>-0.377024140049797</text:p>
          </table:table-cell>
          <table:table-cell office:value-type="float" office:value="-0.376917848332165" calcext:value-type="float">
            <text:p>-0.376917848332165</text:p>
          </table:table-cell>
          <table:table-cell office:value-type="float" office:value="-0.376271385744621" calcext:value-type="float">
            <text:p>-0.376271385744621</text:p>
          </table:table-cell>
          <table:table-cell office:value-type="float" office:value="-0.377796868947154" calcext:value-type="float">
            <text:p>-0.377796868947154</text:p>
          </table:table-cell>
          <table:table-cell office:value-type="float" office:value="-0.377501784257113" calcext:value-type="float">
            <text:p>-0.377501784257113</text:p>
          </table:table-cell>
          <table:table-cell office:value-type="float" office:value="-0.376112463994216" calcext:value-type="float">
            <text:p>-0.376112463994216</text:p>
          </table:table-cell>
          <table:table-cell office:value-type="float" office:value="-0.377124270891743" calcext:value-type="float">
            <text:p>-0.377124270891743</text:p>
          </table:table-cell>
          <table:table-cell office:value-type="float" office:value="-0.377252687831385" calcext:value-type="float">
            <text:p>-0.377252687831385</text:p>
          </table:table-cell>
          <table:table-cell office:value-type="float" office:value="-0.376652951021227" calcext:value-type="float">
            <text:p>-0.376652951021227</text:p>
          </table:table-cell>
          <table:table-cell office:value-type="float" office:value="-0.376373448688411" calcext:value-type="float">
            <text:p>-0.376373448688411</text:p>
          </table:table-cell>
          <table:table-cell office:value-type="float" office:value="-0.376115916970844" calcext:value-type="float">
            <text:p>-0.376115916970844</text:p>
          </table:table-cell>
          <table:table-cell office:value-type="float" office:value="-0.377846214225151" calcext:value-type="float">
            <text:p>-0.377846214225151</text:p>
          </table:table-cell>
          <table:table-cell office:value-type="float" office:value="-0.378722761711578" calcext:value-type="float">
            <text:p>-0.378722761711578</text:p>
          </table:table-cell>
          <table:table-cell office:value-type="float" office:value="-0.377607037194556" calcext:value-type="float">
            <text:p>-0.377607037194556</text:p>
          </table:table-cell>
          <table:table-cell office:value-type="float" office:value="-0.378175132854864" calcext:value-type="float">
            <text:p>-0.378175132854864</text:p>
          </table:table-cell>
          <table:table-cell office:value-type="float" office:value="-0.380506664014872" calcext:value-type="float">
            <text:p>-0.380506664014872</text:p>
          </table:table-cell>
          <table:table-cell office:value-type="float" office:value="-0.382146471341654" calcext:value-type="float">
            <text:p>-0.382146471341654</text:p>
          </table:table-cell>
          <table:table-cell office:value-type="float" office:value="-0.382274250464994" calcext:value-type="float">
            <text:p>-0.382274250464994</text:p>
          </table:table-cell>
          <table:table-cell office:value-type="float" office:value="-0.383759288196084" calcext:value-type="float">
            <text:p>-0.383759288196084</text:p>
          </table:table-cell>
          <table:table-cell office:value-type="float" office:value="-0.382236623997322" calcext:value-type="float">
            <text:p>-0.382236623997322</text:p>
          </table:table-cell>
          <table:table-cell office:value-type="float" office:value="-0.374477694792832" calcext:value-type="float">
            <text:p>-0.374477694792832</text:p>
          </table:table-cell>
          <table:table-cell office:value-type="float" office:value="-0.365775404146177" calcext:value-type="float">
            <text:p>-0.365775404146177</text:p>
          </table:table-cell>
          <table:table-cell office:value-type="float" office:value="-0.377271949718228" calcext:value-type="float">
            <text:p>-0.377271949718228</text:p>
          </table:table-cell>
          <table:table-cell office:value-type="float" office:value="-0.402500533271494" calcext:value-type="float">
            <text:p>-0.402500533271494</text:p>
          </table:table-cell>
          <table:table-cell office:value-type="float" office:value="-0.392291862685752" calcext:value-type="float">
            <text:p>-0.392291862685752</text:p>
          </table:table-cell>
          <table:table-cell office:value-type="float" office:value="-0.397454338589186" calcext:value-type="float">
            <text:p>-0.397454338589186</text:p>
          </table:table-cell>
          <table:table-cell office:value-type="float" office:value="-0.33091266898583" calcext:value-type="float">
            <text:p>-0.33091266898583</text:p>
          </table:table-cell>
          <table:table-cell office:value-type="float" office:value="-0.325367714042355" calcext:value-type="float">
            <text:p>-0.325367714042355</text:p>
          </table:table-cell>
          <table:table-cell office:value-type="float" office:value="-0.333075307699831" calcext:value-type="float">
            <text:p>-0.333075307699831</text:p>
          </table:table-cell>
          <table:table-cell office:value-type="float" office:value="-0.409312963722679" calcext:value-type="float">
            <text:p>-0.409312963722679</text:p>
          </table:table-cell>
          <table:table-cell office:value-type="float" office:value="-0.410758292961143" calcext:value-type="float">
            <text:p>-0.410758292961143</text:p>
          </table:table-cell>
          <table:table-cell office:value-type="float" office:value="-0.360266493400189" calcext:value-type="float">
            <text:p>-0.360266493400189</text:p>
          </table:table-cell>
          <table:table-cell office:value-type="float" office:value="-0.338230339138585" calcext:value-type="float">
            <text:p>-0.338230339138585</text:p>
          </table:table-cell>
          <table:table-cell office:value-type="float" office:value="-0.351621648248846" calcext:value-type="float">
            <text:p>-0.351621648248846</text:p>
          </table:table-cell>
          <table:table-cell office:value-type="float" office:value="-0.352105852868603" calcext:value-type="float">
            <text:p>-0.352105852868603</text:p>
          </table:table-cell>
          <table:table-cell office:value-type="float" office:value="-0.365634805271106" calcext:value-type="float">
            <text:p>-0.365634805271106</text:p>
          </table:table-cell>
          <table:table-cell office:value-type="float" office:value="-0.364850244765297" calcext:value-type="float">
            <text:p>-0.364850244765297</text:p>
          </table:table-cell>
          <table:table-cell office:value-type="float" office:value="-0.355757930716065" calcext:value-type="float">
            <text:p>-0.355757930716065</text:p>
          </table:table-cell>
          <table:table-cell office:value-type="float" office:value="-0.34613420274975" calcext:value-type="float">
            <text:p>-0.34613420274975</text:p>
          </table:table-cell>
          <table:table-cell office:value-type="float" office:value="-0.321469174217021" calcext:value-type="float">
            <text:p>-0.321469174217021</text:p>
          </table:table-cell>
          <table:table-cell office:value-type="float" office:value="-0.309893613150078" calcext:value-type="float">
            <text:p>-0.309893613150078</text:p>
          </table:table-cell>
          <table:table-cell office:value-type="float" office:value="-0.308925109430344" calcext:value-type="float">
            <text:p>-0.308925109430344</text:p>
          </table:table-cell>
          <table:table-cell office:value-type="float" office:value="-0.319763568468176" calcext:value-type="float">
            <text:p>-0.319763568468176</text:p>
          </table:table-cell>
          <table:table-cell office:value-type="float" office:value="-0.360378262091317" calcext:value-type="float">
            <text:p>-0.360378262091317</text:p>
          </table:table-cell>
          <table:table-cell office:value-type="float" office:value="-0.373750640804243" calcext:value-type="float">
            <text:p>-0.373750640804243</text:p>
          </table:table-cell>
          <table:table-cell office:value-type="float" office:value="-0.374420900826615" calcext:value-type="float">
            <text:p>-0.374420900826615</text:p>
          </table:table-cell>
          <table:table-cell office:value-type="float" office:value="-0.376340177313569" calcext:value-type="float">
            <text:p>-0.376340177313569</text:p>
          </table:table-cell>
          <table:table-cell office:value-type="float" office:value="-0.382532367948615" calcext:value-type="float">
            <text:p>-0.382532367948615</text:p>
          </table:table-cell>
          <table:table-cell office:value-type="float" office:value="-0.375540159727501" calcext:value-type="float">
            <text:p>-0.375540159727501</text:p>
          </table:table-cell>
          <table:table-cell office:value-type="float" office:value="-0.342522353347602" calcext:value-type="float">
            <text:p>-0.342522353347602</text:p>
          </table:table-cell>
          <table:table-cell office:value-type="float" office:value="-0.33685125514719" calcext:value-type="float">
            <text:p>-0.33685125514719</text:p>
          </table:table-cell>
          <table:table-cell office:value-type="float" office:value="-0.332693335406122" calcext:value-type="float">
            <text:p>-0.332693335406122</text:p>
          </table:table-cell>
          <table:table-cell office:value-type="float" office:value="-0.332078230529407" calcext:value-type="float">
            <text:p>-0.332078230529407</text:p>
          </table:table-cell>
          <table:table-cell office:value-type="float" office:value="-0.33364773177237" calcext:value-type="float">
            <text:p>-0.33364773177237</text:p>
          </table:table-cell>
          <table:table-cell office:value-type="float" office:value="-0.337262168468772" calcext:value-type="float">
            <text:p>-0.337262168468772</text:p>
          </table:table-cell>
          <table:table-cell office:value-type="float" office:value="-0.344836365834596" calcext:value-type="float">
            <text:p>-0.344836365834596</text:p>
          </table:table-cell>
          <table:table-cell office:value-type="float" office:value="-0.410244501374355" calcext:value-type="float">
            <text:p>-0.410244501374355</text:p>
          </table:table-cell>
          <table:table-cell office:value-type="float" office:value="-0.39776644848769" calcext:value-type="float">
            <text:p>-0.39776644848769</text:p>
          </table:table-cell>
          <table:table-cell office:value-type="float" office:value="-0.392674600839141" calcext:value-type="float">
            <text:p>-0.392674600839141</text:p>
          </table:table-cell>
          <table:table-cell office:value-type="float" office:value="-0.392186156416704" calcext:value-type="float">
            <text:p>-0.392186156416704</text:p>
          </table:table-cell>
          <table:table-cell office:value-type="float" office:value="-0.355305157492543" calcext:value-type="float">
            <text:p>-0.355305157492543</text:p>
          </table:table-cell>
          <table:table-cell office:value-type="float" office:value="-0.344451712174435" calcext:value-type="float">
            <text:p>-0.344451712174435</text:p>
          </table:table-cell>
          <table:table-cell office:value-type="float" office:value="-0.317983889240762" calcext:value-type="float">
            <text:p>-0.317983889240762</text:p>
          </table:table-cell>
          <table:table-cell office:value-type="float" office:value="-0.317415853937861" calcext:value-type="float">
            <text:p>-0.317415853937861</text:p>
          </table:table-cell>
          <table:table-cell office:value-type="float" office:value="-0.323254346958843" calcext:value-type="float">
            <text:p>-0.323254346958843</text:p>
          </table:table-cell>
          <table:table-cell office:value-type="float" office:value="-0.327392720497127" calcext:value-type="float">
            <text:p>-0.327392720497127</text:p>
          </table:table-cell>
          <table:table-cell office:value-type="float" office:value="-0.322051732338979" calcext:value-type="float">
            <text:p>-0.322051732338979</text:p>
          </table:table-cell>
          <table:table-cell office:value-type="float" office:value="-0.316131864027273" calcext:value-type="float">
            <text:p>-0.316131864027273</text:p>
          </table:table-cell>
          <table:table-cell office:value-type="float" office:value="-0.297032115804928" calcext:value-type="float">
            <text:p>-0.297032115804928</text:p>
          </table:table-cell>
          <table:table-cell office:value-type="float" office:value="-0.285180061507331" calcext:value-type="float">
            <text:p>-0.285180061507331</text:p>
          </table:table-cell>
          <table:table-cell office:value-type="float" office:value="-0.274300046706308" calcext:value-type="float">
            <text:p>-0.274300046706308</text:p>
          </table:table-cell>
          <table:table-cell office:value-type="float" office:value="-0.289740163430273" calcext:value-type="float">
            <text:p>-0.289740163430273</text:p>
          </table:table-cell>
          <table:table-cell office:value-type="float" office:value="-0.371407758069508" calcext:value-type="float">
            <text:p>-0.371407758069508</text:p>
          </table:table-cell>
          <table:table-cell office:value-type="float" office:value="-0.375266335750176" calcext:value-type="float">
            <text:p>-0.375266335750176</text:p>
          </table:table-cell>
          <table:table-cell office:value-type="float" office:value="-0.379705882770873" calcext:value-type="float">
            <text:p>-0.379705882770873</text:p>
          </table:table-cell>
          <table:table-cell office:value-type="float" office:value="-0.380853640460081" calcext:value-type="float">
            <text:p>-0.380853640460081</text:p>
          </table:table-cell>
          <table:table-cell office:value-type="float" office:value="-0.370592032984828" calcext:value-type="float">
            <text:p>-0.370592032984828</text:p>
          </table:table-cell>
          <table:table-cell office:value-type="float" office:value="-0.345456364249544" calcext:value-type="float">
            <text:p>-0.345456364249544</text:p>
          </table:table-cell>
          <table:table-cell office:value-type="float" office:value="-0.332395912437184" calcext:value-type="float">
            <text:p>-0.332395912437184</text:p>
          </table:table-cell>
          <table:table-cell office:value-type="float" office:value="-0.336841102803873" calcext:value-type="float">
            <text:p>-0.336841102803873</text:p>
          </table:table-cell>
          <table:table-cell office:value-type="float" office:value="-0.307793765313748" calcext:value-type="float">
            <text:p>-0.307793765313748</text:p>
          </table:table-cell>
          <table:table-cell office:value-type="float" office:value="-0.323858302694074" calcext:value-type="float">
            <text:p>-0.323858302694074</text:p>
          </table:table-cell>
          <table:table-cell office:value-type="float" office:value="-0.326193838150289" calcext:value-type="float">
            <text:p>-0.326193838150289</text:p>
          </table:table-cell>
          <table:table-cell office:value-type="float" office:value="-0.330289682503551" calcext:value-type="float">
            <text:p>-0.330289682503551</text:p>
          </table:table-cell>
          <table:table-cell office:value-type="float" office:value="-0.312263243109291" calcext:value-type="float">
            <text:p>-0.312263243109291</text:p>
          </table:table-cell>
          <table:table-cell office:value-type="float" office:value="-0.330031722058731" calcext:value-type="float">
            <text:p>-0.330031722058731</text:p>
          </table:table-cell>
          <table:table-cell office:value-type="float" office:value="-0.347959759342989" calcext:value-type="float">
            <text:p>-0.347959759342989</text:p>
          </table:table-cell>
          <table:table-cell office:value-type="float" office:value="-0.332723493010992" calcext:value-type="float">
            <text:p>-0.332723493010992</text:p>
          </table:table-cell>
          <table:table-cell office:value-type="float" office:value="-0.325406633576813" calcext:value-type="float">
            <text:p>-0.325406633576813</text:p>
          </table:table-cell>
          <table:table-cell office:value-type="float" office:value="-0.313612129242876" calcext:value-type="float">
            <text:p>-0.313612129242876</text:p>
          </table:table-cell>
          <table:table-cell office:value-type="float" office:value="-0.298887293042845" calcext:value-type="float">
            <text:p>-0.298887293042845</text:p>
          </table:table-cell>
          <table:table-cell office:value-type="float" office:value="-0.294864776174959" calcext:value-type="float">
            <text:p>-0.294864776174959</text:p>
          </table:table-cell>
          <table:table-cell office:value-type="float" office:value="-0.294344190908976" calcext:value-type="float">
            <text:p>-0.294344190908976</text:p>
          </table:table-cell>
          <table:table-cell office:value-type="float" office:value="-0.297214635284314" calcext:value-type="float">
            <text:p>-0.297214635284314</text:p>
          </table:table-cell>
          <table:table-cell office:value-type="float" office:value="-0.297662533644818" calcext:value-type="float">
            <text:p>-0.297662533644818</text:p>
          </table:table-cell>
          <table:table-cell office:value-type="float" office:value="-0.30424998160588" calcext:value-type="float">
            <text:p>-0.30424998160588</text:p>
          </table:table-cell>
          <table:table-cell office:value-type="float" office:value="-0.37464555517725" calcext:value-type="float">
            <text:p>-0.37464555517725</text:p>
          </table:table-cell>
          <table:table-cell office:value-type="float" office:value="-0.338717248884618" calcext:value-type="float">
            <text:p>-0.338717248884618</text:p>
          </table:table-cell>
          <table:table-cell office:value-type="float" office:value="-0.34251277580939" calcext:value-type="float">
            <text:p>-0.34251277580939</text:p>
          </table:table-cell>
          <table:table-cell office:value-type="float" office:value="-0.33227351376982" calcext:value-type="float">
            <text:p>-0.33227351376982</text:p>
          </table:table-cell>
          <table:table-cell office:value-type="float" office:value="-0.262983065373134" calcext:value-type="float">
            <text:p>-0.262983065373134</text:p>
          </table:table-cell>
          <table:table-cell office:value-type="float" office:value="-0.27644728537973" calcext:value-type="float">
            <text:p>-0.27644728537973</text:p>
          </table:table-cell>
          <table:table-cell office:value-type="float" office:value="-0.288796568011328" calcext:value-type="float">
            <text:p>-0.288796568011328</text:p>
          </table:table-cell>
          <table:table-cell office:value-type="float" office:value="-0.291687671543677" calcext:value-type="float">
            <text:p>-0.291687671543677</text:p>
          </table:table-cell>
          <table:table-cell office:value-type="float" office:value="-0.292305900125282" calcext:value-type="float">
            <text:p>-0.292305900125282</text:p>
          </table:table-cell>
          <table:table-cell office:value-type="float" office:value="-0.294357481805554" calcext:value-type="float">
            <text:p>-0.294357481805554</text:p>
          </table:table-cell>
          <table:table-cell office:value-type="float" office:value="-0.280976845413878" calcext:value-type="float">
            <text:p>-0.280976845413878</text:p>
          </table:table-cell>
          <table:table-cell office:value-type="float" office:value="-0.290152164161402" calcext:value-type="float">
            <text:p>-0.290152164161402</text:p>
          </table:table-cell>
          <table:table-cell office:value-type="float" office:value="-0.309652916746687" calcext:value-type="float">
            <text:p>-0.309652916746687</text:p>
          </table:table-cell>
          <table:table-cell office:value-type="float" office:value="-0.326028486396359" calcext:value-type="float">
            <text:p>-0.326028486396359</text:p>
          </table:table-cell>
          <table:table-cell office:value-type="float" office:value="-0.345978133326884" calcext:value-type="float">
            <text:p>-0.345978133326884</text:p>
          </table:table-cell>
          <table:table-cell office:value-type="float" office:value="-0.367839959684036" calcext:value-type="float">
            <text:p>-0.367839959684036</text:p>
          </table:table-cell>
          <table:table-cell office:value-type="float" office:value="-0.372545746138046" calcext:value-type="float">
            <text:p>-0.372545746138046</text:p>
          </table:table-cell>
          <table:table-cell office:value-type="float" office:value="-0.37714827744168" calcext:value-type="float">
            <text:p>-0.37714827744168</text:p>
          </table:table-cell>
          <table:table-cell office:value-type="float" office:value="-0.378587153853368" calcext:value-type="float">
            <text:p>-0.378587153853368</text:p>
          </table:table-cell>
          <table:table-cell office:value-type="float" office:value="-0.377441381368566" calcext:value-type="float">
            <text:p>-0.377441381368566</text:p>
          </table:table-cell>
          <table:table-cell office:value-type="float" office:value="-0.370122842392503" calcext:value-type="float">
            <text:p>-0.370122842392503</text:p>
          </table:table-cell>
          <table:table-cell office:value-type="float" office:value="-0.369622471698208" calcext:value-type="float">
            <text:p>-0.369622471698208</text:p>
          </table:table-cell>
          <table:table-cell office:value-type="float" office:value="-0.366533525786537" calcext:value-type="float">
            <text:p>-0.366533525786537</text:p>
          </table:table-cell>
          <table:table-cell office:value-type="float" office:value="-0.374214998647319" calcext:value-type="float">
            <text:p>-0.374214998647319</text:p>
          </table:table-cell>
          <table:table-cell office:value-type="float" office:value="-0.369793504679329" calcext:value-type="float">
            <text:p>-0.369793504679329</text:p>
          </table:table-cell>
          <table:table-cell office:value-type="float" office:value="-0.333410332049073" calcext:value-type="float">
            <text:p>-0.333410332049073</text:p>
          </table:table-cell>
          <table:table-cell office:value-type="float" office:value="-0.337022729684011" calcext:value-type="float">
            <text:p>-0.337022729684011</text:p>
          </table:table-cell>
          <table:table-cell office:value-type="float" office:value="-0.282895066801303" calcext:value-type="float">
            <text:p>-0.282895066801303</text:p>
          </table:table-cell>
          <table:table-cell office:value-type="float" office:value="-0.293362079589283" calcext:value-type="float">
            <text:p>-0.293362079589283</text:p>
          </table:table-cell>
          <table:table-cell office:value-type="float" office:value="-0.300568073025936" calcext:value-type="float">
            <text:p>-0.300568073025936</text:p>
          </table:table-cell>
          <table:table-cell office:value-type="float" office:value="-0.304780514521303" calcext:value-type="float">
            <text:p>-0.304780514521303</text:p>
          </table:table-cell>
          <table:table-cell office:value-type="float" office:value="-0.302265706546004" calcext:value-type="float">
            <text:p>-0.302265706546004</text:p>
          </table:table-cell>
          <table:table-cell office:value-type="float" office:value="-0.296546797549169" calcext:value-type="float">
            <text:p>-0.296546797549169</text:p>
          </table:table-cell>
          <table:table-cell office:value-type="float" office:value="-0.299387076223492" calcext:value-type="float">
            <text:p>-0.299387076223492</text:p>
          </table:table-cell>
          <table:table-cell office:value-type="float" office:value="-0.291324544766454" calcext:value-type="float">
            <text:p>-0.291324544766454</text:p>
          </table:table-cell>
          <table:table-cell office:value-type="float" office:value="-0.289531522028712" calcext:value-type="float">
            <text:p>-0.289531522028712</text:p>
          </table:table-cell>
          <table:table-cell office:value-type="float" office:value="-0.322494965533653" calcext:value-type="float">
            <text:p>-0.322494965533653</text:p>
          </table:table-cell>
          <table:table-cell office:value-type="float" office:value="-0.333743324091745" calcext:value-type="float">
            <text:p>-0.333743324091745</text:p>
          </table:table-cell>
          <table:table-cell office:value-type="float" office:value="-0.338045316391636" calcext:value-type="float">
            <text:p>-0.338045316391636</text:p>
          </table:table-cell>
          <table:table-cell office:value-type="float" office:value="-0.350097057010076" calcext:value-type="float">
            <text:p>-0.350097057010076</text:p>
          </table:table-cell>
          <table:table-cell office:value-type="float" office:value="-0.353149924692012" calcext:value-type="float">
            <text:p>-0.353149924692012</text:p>
          </table:table-cell>
          <table:table-cell office:value-type="float" office:value="-0.365475782113476" calcext:value-type="float">
            <text:p>-0.365475782113476</text:p>
          </table:table-cell>
          <table:table-cell office:value-type="float" office:value="-0.37191173560238" calcext:value-type="float">
            <text:p>-0.37191173560238</text:p>
          </table:table-cell>
          <table:table-cell office:value-type="float" office:value="-0.37243353637574" calcext:value-type="float">
            <text:p>-0.37243353637574</text:p>
          </table:table-cell>
          <table:table-cell office:value-type="float" office:value="-0.369103953125586" calcext:value-type="float">
            <text:p>-0.369103953125586</text:p>
          </table:table-cell>
          <table:table-cell office:value-type="float" office:value="-0.369570439366023" calcext:value-type="float">
            <text:p>-0.369570439366023</text:p>
          </table:table-cell>
          <table:table-cell office:value-type="float" office:value="-0.366921870343904" calcext:value-type="float">
            <text:p>-0.366921870343904</text:p>
          </table:table-cell>
          <table:table-cell office:value-type="float" office:value="-0.363997360915426" calcext:value-type="float">
            <text:p>-0.363997360915426</text:p>
          </table:table-cell>
          <table:table-cell office:value-type="float" office:value="-0.365307627304334" calcext:value-type="float">
            <text:p>-0.365307627304334</text:p>
          </table:table-cell>
          <table:table-cell office:value-type="float" office:value="-0.355766486816925" calcext:value-type="float">
            <text:p>-0.355766486816925</text:p>
          </table:table-cell>
          <table:table-cell office:value-type="float" office:value="-0.310249360126907" calcext:value-type="float">
            <text:p>-0.310249360126907</text:p>
          </table:table-cell>
          <table:table-cell office:value-type="float" office:value="-0.290304422403883" calcext:value-type="float">
            <text:p>-0.290304422403883</text:p>
          </table:table-cell>
          <table:table-cell office:value-type="float" office:value="-0.286529655364877" calcext:value-type="float">
            <text:p>-0.286529655364877</text:p>
          </table:table-cell>
          <table:table-cell office:value-type="float" office:value="-0.30075589693295" calcext:value-type="float">
            <text:p>-0.30075589693295</text:p>
          </table:table-cell>
          <table:table-cell office:value-type="float" office:value="-0.292644886316113" calcext:value-type="float">
            <text:p>-0.292644886316113</text:p>
          </table:table-cell>
          <table:table-cell office:value-type="float" office:value="-0.297566381309808" calcext:value-type="float">
            <text:p>-0.297566381309808</text:p>
          </table:table-cell>
          <table:table-cell office:value-type="float" office:value="-0.311955282497613" calcext:value-type="float">
            <text:p>-0.311955282497613</text:p>
          </table:table-cell>
          <table:table-cell office:value-type="float" office:value="-0.320661831335831" calcext:value-type="float">
            <text:p>-0.320661831335831</text:p>
          </table:table-cell>
          <table:table-cell office:value-type="float" office:value="-0.314222802387949" calcext:value-type="float">
            <text:p>-0.314222802387949</text:p>
          </table:table-cell>
          <table:table-cell office:value-type="float" office:value="-0.311561387818973" calcext:value-type="float">
            <text:p>-0.311561387818973</text:p>
          </table:table-cell>
          <table:table-cell office:value-type="float" office:value="-0.308021613031239" calcext:value-type="float">
            <text:p>-0.308021613031239</text:p>
          </table:table-cell>
          <table:table-cell office:value-type="float" office:value="-0.303909675774386" calcext:value-type="float">
            <text:p>-0.303909675774386</text:p>
          </table:table-cell>
          <table:table-cell office:value-type="float" office:value="-0.301824606657747" calcext:value-type="float">
            <text:p>-0.301824606657747</text:p>
          </table:table-cell>
          <table:table-cell office:value-type="float" office:value="-0.300593608445672" calcext:value-type="float">
            <text:p>-0.300593608445672</text:p>
          </table:table-cell>
          <table:table-cell office:value-type="float" office:value="-0.298564632533333" calcext:value-type="float">
            <text:p>-0.298564632533333</text:p>
          </table:table-cell>
          <table:table-cell office:value-type="float" office:value="-0.2939945674783" calcext:value-type="float">
            <text:p>-0.2939945674783</text:p>
          </table:table-cell>
          <table:table-cell office:value-type="float" office:value="-0.292337631284444" calcext:value-type="float">
            <text:p>-0.292337631284444</text:p>
          </table:table-cell>
          <table:table-cell office:value-type="float" office:value="-0.289741479975231" calcext:value-type="float">
            <text:p>-0.289741479975231</text:p>
          </table:table-cell>
          <table:table-cell office:value-type="float" office:value="-0.289770304822195" calcext:value-type="float">
            <text:p>-0.289770304822195</text:p>
          </table:table-cell>
          <table:table-cell office:value-type="float" office:value="-0.290029186254485" calcext:value-type="float">
            <text:p>-0.290029186254485</text:p>
          </table:table-cell>
          <table:table-cell office:value-type="float" office:value="-0.290202535620909" calcext:value-type="float">
            <text:p>-0.290202535620909</text:p>
          </table:table-cell>
          <table:table-cell office:value-type="float" office:value="-0.290190048617018" calcext:value-type="float">
            <text:p>-0.290190048617018</text:p>
          </table:table-cell>
          <table:table-cell office:value-type="float" office:value="-0.290461014903858" calcext:value-type="float">
            <text:p>-0.290461014903858</text:p>
          </table:table-cell>
          <table:table-cell office:value-type="float" office:value="-0.290957043046556" calcext:value-type="float">
            <text:p>-0.290957043046556</text:p>
          </table:table-cell>
          <table:table-cell office:value-type="float" office:value="-0.291091670622481" calcext:value-type="float">
            <text:p>-0.291091670622481</text:p>
          </table:table-cell>
          <table:table-cell office:value-type="float" office:value="-0.291392951462284" calcext:value-type="float">
            <text:p>-0.291392951462284</text:p>
          </table:table-cell>
          <table:table-cell office:value-type="float" office:value="-0.29078630036575" calcext:value-type="float">
            <text:p>-0.29078630036575</text:p>
          </table:table-cell>
          <table:table-cell office:value-type="float" office:value="-0.290897650388331" calcext:value-type="float">
            <text:p>-0.290897650388331</text:p>
          </table:table-cell>
          <table:table-cell office:value-type="float" office:value="-0.29075851460291" calcext:value-type="float">
            <text:p>-0.29075851460291</text:p>
          </table:table-cell>
          <table:table-cell office:value-type="float" office:value="-0.290940495547759" calcext:value-type="float">
            <text:p>-0.290940495547759</text:p>
          </table:table-cell>
          <table:table-cell office:value-type="float" office:value="-0.290641254471328" calcext:value-type="float">
            <text:p>-0.290641254471328</text:p>
          </table:table-cell>
          <table:table-cell office:value-type="float" office:value="-0.291675882336638" calcext:value-type="float">
            <text:p>-0.291675882336638</text:p>
          </table:table-cell>
          <table:table-cell office:value-type="float" office:value="-0.290344758935497" calcext:value-type="float">
            <text:p>-0.290344758935497</text:p>
          </table:table-cell>
          <table:table-cell office:value-type="float" office:value="-0.291042748032309" calcext:value-type="float">
            <text:p>-0.291042748032309</text:p>
          </table:table-cell>
          <table:table-cell office:value-type="float" office:value="-0.290548089853367" calcext:value-type="float">
            <text:p>-0.290548089853367</text:p>
          </table:table-cell>
          <table:table-cell office:value-type="float" office:value="-0.290260308160355" calcext:value-type="float">
            <text:p>-0.290260308160355</text:p>
          </table:table-cell>
          <table:table-cell office:value-type="float" office:value="-0.290665544994293" calcext:value-type="float">
            <text:p>-0.290665544994293</text:p>
          </table:table-cell>
          <table:table-cell office:value-type="float" office:value="-0.2905965173461" calcext:value-type="float">
            <text:p>-0.2905965173461</text:p>
          </table:table-cell>
          <table:table-cell office:value-type="float" office:value="-0.290686888219478" calcext:value-type="float">
            <text:p>-0.290686888219478</text:p>
          </table:table-cell>
          <table:table-cell office:value-type="float" office:value="-0.290309944784645" calcext:value-type="float">
            <text:p>-0.290309944784645</text:p>
          </table:table-cell>
          <table:table-cell office:value-type="float" office:value="-0.290701549917698" calcext:value-type="float">
            <text:p>-0.290701549917698</text:p>
          </table:table-cell>
          <table:table-cell office:value-type="float" office:value="-0.290759696471455" calcext:value-type="float">
            <text:p>-0.290759696471455</text:p>
          </table:table-cell>
          <table:table-cell office:value-type="float" office:value="-0.290623715907366" calcext:value-type="float">
            <text:p>-0.290623715907366</text:p>
          </table:table-cell>
          <table:table-cell office:value-type="float" office:value="-0.29074014160594" calcext:value-type="float">
            <text:p>-0.29074014160594</text:p>
          </table:table-cell>
          <table:table-cell office:value-type="float" office:value="-0.290931729816073" calcext:value-type="float">
            <text:p>-0.290931729816073</text:p>
          </table:table-cell>
          <table:table-cell office:value-type="float" office:value="-0.290334824870364" calcext:value-type="float">
            <text:p>-0.290334824870364</text:p>
          </table:table-cell>
          <table:table-cell office:value-type="float" office:value="-0.290790628974482" calcext:value-type="float">
            <text:p>-0.290790628974482</text:p>
          </table:table-cell>
          <table:table-cell office:value-type="float" office:value="-0.290981321804655" calcext:value-type="float">
            <text:p>-0.290981321804655</text:p>
          </table:table-cell>
          <table:table-cell office:value-type="float" office:value="-0.290953557978175" calcext:value-type="float">
            <text:p>-0.290953557978175</text:p>
          </table:table-cell>
          <table:table-cell office:value-type="float" office:value="-0.29055959903136" calcext:value-type="float">
            <text:p>-0.29055959903136</text:p>
          </table:table-cell>
          <table:table-cell office:value-type="float" office:value="-0.290310518589375" calcext:value-type="float">
            <text:p>-0.290310518589375</text:p>
          </table:table-cell>
          <table:table-cell office:value-type="float" office:value="-0.290101701663718" calcext:value-type="float">
            <text:p>-0.290101701663718</text:p>
          </table:table-cell>
          <table:table-cell office:value-type="float" office:value="-0.290719388942" calcext:value-type="float">
            <text:p>-0.290719388942</text:p>
          </table:table-cell>
          <table:table-cell office:value-type="float" office:value="-0.290405309439162" calcext:value-type="float">
            <text:p>-0.290405309439162</text:p>
          </table:table-cell>
          <table:table-cell office:value-type="float" office:value="-0.290651065834394" calcext:value-type="float">
            <text:p>-0.290651065834394</text:p>
          </table:table-cell>
          <table:table-cell office:value-type="float" office:value="-0.290387754640584" calcext:value-type="float">
            <text:p>-0.290387754640584</text:p>
          </table:table-cell>
          <table:table-cell office:value-type="float" office:value="-0.290172691916126" calcext:value-type="float">
            <text:p>-0.290172691916126</text:p>
          </table:table-cell>
          <table:table-cell office:value-type="float" office:value="-0.290460277218388" calcext:value-type="float">
            <text:p>-0.290460277218388</text:p>
          </table:table-cell>
          <table:table-cell office:value-type="float" office:value="-0.290549633863849" calcext:value-type="float">
            <text:p>-0.290549633863849</text:p>
          </table:table-cell>
          <table:table-cell office:value-type="float" office:value="-0.290864790012576" calcext:value-type="float">
            <text:p>-0.290864790012576</text:p>
          </table:table-cell>
          <table:table-cell office:value-type="float" office:value="-0.290848019147977" calcext:value-type="float">
            <text:p>-0.290848019147977</text:p>
          </table:table-cell>
          <table:table-cell office:value-type="float" office:value="-0.290639217111187" calcext:value-type="float">
            <text:p>-0.290639217111187</text:p>
          </table:table-cell>
          <table:table-cell office:value-type="float" office:value="-0.290454444319413" calcext:value-type="float">
            <text:p>-0.290454444319413</text:p>
          </table:table-cell>
          <table:table-cell office:value-type="float" office:value="-0.29047208806762" calcext:value-type="float">
            <text:p>-0.29047208806762</text:p>
          </table:table-cell>
          <table:table-cell office:value-type="float" office:value="-0.290408068925414" calcext:value-type="float">
            <text:p>-0.290408068925414</text:p>
          </table:table-cell>
          <table:table-cell office:value-type="float" office:value="-0.290468768439897" calcext:value-type="float">
            <text:p>-0.290468768439897</text:p>
          </table:table-cell>
          <table:table-cell office:value-type="float" office:value="-0.290635907085733" calcext:value-type="float">
            <text:p>-0.290635907085733</text:p>
          </table:table-cell>
          <table:table-cell office:value-type="float" office:value="-0.2901976991714" calcext:value-type="float">
            <text:p>-0.2901976991714</text:p>
          </table:table-cell>
          <table:table-cell office:value-type="float" office:value="-0.29046311441491" calcext:value-type="float">
            <text:p>-0.29046311441491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240393865132416" calcext:value-type="float">
            <text:p>2.40393865132416E-05</text:p>
          </table:table-cell>
          <table:table-cell office:value-type="float" office:value="-0.0000025140619744346" calcext:value-type="float">
            <text:p>-2.5140619744346E-06</text:p>
          </table:table-cell>
          <table:table-cell office:value-type="float" office:value="-0.00000215382905677242" calcext:value-type="float">
            <text:p>-2.15382905677242E-06</text:p>
          </table:table-cell>
          <table:table-cell office:value-type="float" office:value="0.000000827390760071989" calcext:value-type="float">
            <text:p>8.27390760071989E-07</text:p>
          </table:table-cell>
          <table:table-cell office:value-type="float" office:value="-0.00000740015052863585" calcext:value-type="float">
            <text:p>-7.40015052863585E-06</text:p>
          </table:table-cell>
          <table:table-cell office:value-type="float" office:value="0.00000742792130359327" calcext:value-type="float">
            <text:p>7.42792130359327E-06</text:p>
          </table:table-cell>
          <table:table-cell office:value-type="float" office:value="0.0000197900708827636" calcext:value-type="float">
            <text:p>1.97900708827636E-05</text:p>
          </table:table-cell>
          <table:table-cell office:value-type="float" office:value="-0.0000265070705270376" calcext:value-type="float">
            <text:p>-2.65070705270376E-05</text:p>
          </table:table-cell>
          <table:table-cell office:value-type="float" office:value="-0.00000855368245494814" calcext:value-type="float">
            <text:p>-8.55368245494814E-06</text:p>
          </table:table-cell>
          <table:table-cell office:value-type="float" office:value="0.0000138174461825069" calcext:value-type="float">
            <text:p>1.38174461825069E-05</text:p>
          </table:table-cell>
          <table:table-cell office:value-type="float" office:value="-0.00000000817711182099501" calcext:value-type="float">
            <text:p>-8.17711182099501E-09</text:p>
          </table:table-cell>
          <table:table-cell office:value-type="float" office:value="-0.000023182145823808" calcext:value-type="float">
            <text:p>-2.3182145823808E-05</text:p>
          </table:table-cell>
          <table:table-cell office:value-type="float" office:value="0.0000497655686867993" calcext:value-type="float">
            <text:p>4.97655686867993E-05</text:p>
          </table:table-cell>
          <table:table-cell office:value-type="float" office:value="-0.0000343899095440192" calcext:value-type="float">
            <text:p>-3.43899095440192E-05</text:p>
          </table:table-cell>
          <table:table-cell office:value-type="float" office:value="0.00001837823547296" calcext:value-type="float">
            <text:p>1.837823547296E-05</text:p>
          </table:table-cell>
          <table:table-cell office:value-type="float" office:value="0.0000081645803152175" calcext:value-type="float">
            <text:p>8.1645803152175E-06</text:p>
          </table:table-cell>
          <table:table-cell office:value-type="float" office:value="0.00000661656560663193" calcext:value-type="float">
            <text:p>6.61656560663193E-06</text:p>
          </table:table-cell>
          <table:table-cell office:value-type="float" office:value="-0.0000487289604184649" calcext:value-type="float">
            <text:p>-4.87289604184649E-05</text:p>
          </table:table-cell>
          <table:table-cell office:value-type="float" office:value="0.0000415223100697637" calcext:value-type="float">
            <text:p>4.15223100697637E-05</text:p>
          </table:table-cell>
          <table:table-cell office:value-type="float" office:value="0.00000289284652693622" calcext:value-type="float">
            <text:p>2.89284652693622E-06</text:p>
          </table:table-cell>
          <table:table-cell office:value-type="float" office:value="0.00000707983113334976" calcext:value-type="float">
            <text:p>7.07983113334976E-06</text:p>
          </table:table-cell>
          <table:table-cell office:value-type="float" office:value="-0.000024522961014628" calcext:value-type="float">
            <text:p>-2.4522961014628E-05</text:p>
          </table:table-cell>
          <table:table-cell office:value-type="float" office:value="0.00000326837436154248" calcext:value-type="float">
            <text:p>3.26837436154248E-06</text:p>
          </table:table-cell>
          <table:table-cell office:value-type="float" office:value="-0.0000192128696987481" calcext:value-type="float">
            <text:p>-1.92128696987481E-05</text:p>
          </table:table-cell>
          <table:table-cell office:value-type="float" office:value="0.000021232980036312" calcext:value-type="float">
            <text:p>2.1232980036312E-05</text:p>
          </table:table-cell>
          <table:table-cell office:value-type="float" office:value="-0.0000263452008064102" calcext:value-type="float">
            <text:p>-2.63452008064102E-05</text:p>
          </table:table-cell>
          <table:table-cell office:value-type="float" office:value="0.0000395599609575026" calcext:value-type="float">
            <text:p>3.95599609575026E-05</text:p>
          </table:table-cell>
          <table:table-cell office:value-type="float" office:value="-0.0000292239495772173" calcext:value-type="float">
            <text:p>-2.92239495772173E-05</text:p>
          </table:table-cell>
          <table:table-cell office:value-type="float" office:value="0.0000106827262573717" calcext:value-type="float">
            <text:p>1.06827262573717E-05</text:p>
          </table:table-cell>
          <table:table-cell office:value-type="float" office:value="-0.0000138726063979022" calcext:value-type="float">
            <text:p>-1.38726063979022E-05</text:p>
          </table:table-cell>
          <table:table-cell office:value-type="float" office:value="0.0000107738512103439" calcext:value-type="float">
            <text:p>1.07738512103439E-05</text:p>
          </table:table-cell>
          <table:table-cell office:value-type="float" office:value="0.00000889053288277708" calcext:value-type="float">
            <text:p>8.89053288277708E-06</text:p>
          </table:table-cell>
          <table:table-cell office:value-type="float" office:value="0.0000132334421399372" calcext:value-type="float">
            <text:p>1.32334421399372E-05</text:p>
          </table:table-cell>
          <table:table-cell office:value-type="float" office:value="-0.0000179386576605323" calcext:value-type="float">
            <text:p>-1.79386576605323E-05</text:p>
          </table:table-cell>
          <table:table-cell office:value-type="float" office:value="0.0000169863806603887" calcext:value-type="float">
            <text:p>1.69863806603887E-05</text:p>
          </table:table-cell>
          <table:table-cell office:value-type="float" office:value="-0.000032837488285975" calcext:value-type="float">
            <text:p>-3.2837488285975E-05</text:p>
          </table:table-cell>
          <table:table-cell office:value-type="float" office:value="0.0000323796441815682" calcext:value-type="float">
            <text:p>3.23796441815682E-05</text:p>
          </table:table-cell>
          <table:table-cell office:value-type="float" office:value="0.0000176614008900455" calcext:value-type="float">
            <text:p>1.76614008900455E-05</text:p>
          </table:table-cell>
          <table:table-cell office:value-type="float" office:value="-0.0000115179469920568" calcext:value-type="float">
            <text:p>-1.15179469920568E-05</text:p>
          </table:table-cell>
          <table:table-cell office:value-type="float" office:value="-0.0000153914623400309" calcext:value-type="float">
            <text:p>-1.53914623400309E-05</text:p>
          </table:table-cell>
          <table:table-cell office:value-type="float" office:value="-0.0000249265465832593" calcext:value-type="float">
            <text:p>-2.49265465832593E-05</text:p>
          </table:table-cell>
          <table:table-cell office:value-type="float" office:value="0.0000215618684047403" calcext:value-type="float">
            <text:p>2.15618684047403E-05</text:p>
          </table:table-cell>
          <table:table-cell office:value-type="float" office:value="0.0000023332863212655" calcext:value-type="float">
            <text:p>2.3332863212655E-06</text:p>
          </table:table-cell>
          <table:table-cell office:value-type="float" office:value="-0.0000195445160514618" calcext:value-type="float">
            <text:p>-1.95445160514618E-05</text:p>
          </table:table-cell>
          <table:table-cell office:value-type="float" office:value="-0.00000276994611775327" calcext:value-type="float">
            <text:p>-2.76994611775327E-06</text:p>
          </table:table-cell>
          <table:table-cell office:value-type="float" office:value="-0.0000084707178468757" calcext:value-type="float">
            <text:p>-8.4707178468757E-06</text:p>
          </table:table-cell>
          <table:table-cell office:value-type="float" office:value="0.0000245381950464973" calcext:value-type="float">
            <text:p>2.45381950464973E-05</text:p>
          </table:table-cell>
          <table:table-cell office:value-type="float" office:value="0.00000622105907888137" calcext:value-type="float">
            <text:p>6.22105907888137E-06</text:p>
          </table:table-cell>
          <table:table-cell office:value-type="float" office:value="-0.0000125006637347602" calcext:value-type="float">
            <text:p>-1.25006637347602E-05</text:p>
          </table:table-cell>
          <table:table-cell office:value-type="float" office:value="0.0000244689386877384" calcext:value-type="float">
            <text:p>2.44689386877384E-05</text:p>
          </table:table-cell>
          <table:table-cell office:value-type="float" office:value="-0.0000472349292559016" calcext:value-type="float">
            <text:p>-4.72349292559016E-05</text:p>
          </table:table-cell>
          <table:table-cell office:value-type="float" office:value="0.0000202313669054321" calcext:value-type="float">
            <text:p>2.02313669054321E-05</text:p>
          </table:table-cell>
          <table:table-cell office:value-type="float" office:value="0.00000264261268140276" calcext:value-type="float">
            <text:p>2.64261268140276E-06</text:p>
          </table:table-cell>
          <table:table-cell office:value-type="float" office:value="0.0000239763693777872" calcext:value-type="float">
            <text:p>2.39763693777872E-05</text:p>
          </table:table-cell>
          <table:table-cell office:value-type="float" office:value="-0.0000178188756911335" calcext:value-type="float">
            <text:p>-1.78188756911335E-05</text:p>
          </table:table-cell>
          <table:table-cell office:value-type="float" office:value="0.00000812293891344629" calcext:value-type="float">
            <text:p>8.12293891344629E-06</text:p>
          </table:table-cell>
          <table:table-cell office:value-type="float" office:value="0.00000174591988860717" calcext:value-type="float">
            <text:p>1.74591988860717E-06</text:p>
          </table:table-cell>
          <table:table-cell office:value-type="float" office:value="0.00000500674254766409" calcext:value-type="float">
            <text:p>5.00674254766409E-06</text:p>
          </table:table-cell>
          <table:table-cell office:value-type="float" office:value="-0.0000391675072194397" calcext:value-type="float">
            <text:p>-3.91675072194397E-05</text:p>
          </table:table-cell>
          <table:table-cell office:value-type="float" office:value="0.0000446894225989425" calcext:value-type="float">
            <text:p>4.46894225989425E-05</text:p>
          </table:table-cell>
          <table:table-cell office:value-type="float" office:value="-0.0000137728840352014" calcext:value-type="float">
            <text:p>-1.37728840352014E-05</text:p>
          </table:table-cell>
          <table:table-cell office:value-type="float" office:value="-0.00000166763436265649" calcext:value-type="float">
            <text:p>-1.66763436265649E-06</text:p>
          </table:table-cell>
          <table:table-cell office:value-type="float" office:value="-0.0000212708021825603" calcext:value-type="float">
            <text:p>-2.12708021825603E-05</text:p>
          </table:table-cell>
          <table:table-cell office:value-type="float" office:value="-0.00000377876927487586" calcext:value-type="float">
            <text:p>-3.77876927487586E-06</text:p>
          </table:table-cell>
          <table:table-cell office:value-type="float" office:value="0.0000331943138618396" calcext:value-type="float">
            <text:p>3.31943138618396E-05</text:p>
          </table:table-cell>
          <table:table-cell office:value-type="float" office:value="-0.00000849071026237658" calcext:value-type="float">
            <text:p>-8.49071026237658E-06</text:p>
          </table:table-cell>
          <table:table-cell office:value-type="float" office:value="-0.0000130154415118877" calcext:value-type="float">
            <text:p>-1.30154415118877E-05</text:p>
          </table:table-cell>
          <table:table-cell office:value-type="float" office:value="0.0000283105063333955" calcext:value-type="float">
            <text:p>2.83105063333955E-05</text:p>
          </table:table-cell>
          <table:table-cell office:value-type="float" office:value="-0.0000246062421428439" calcext:value-type="float">
            <text:p>-2.46062421428439E-05</text:p>
          </table:table-cell>
          <table:table-cell office:value-type="float" office:value="-0.00000318374229918428" calcext:value-type="float">
            <text:p>-3.18374229918428E-06</text:p>
          </table:table-cell>
          <table:table-cell office:value-type="float" office:value="0.0000131563915128918" calcext:value-type="float">
            <text:p>1.31563915128918E-05</text:p>
          </table:table-cell>
          <table:table-cell office:value-type="float" office:value="-0.0000118938652129974" calcext:value-type="float">
            <text:p>-1.18938652129974E-05</text:p>
          </table:table-cell>
          <table:table-cell office:value-type="float" office:value="0.00000317536744848246" calcext:value-type="float">
            <text:p>3.17536744848246E-06</text:p>
          </table:table-cell>
          <table:table-cell office:value-type="float" office:value="-0.0000208182738660745" calcext:value-type="float">
            <text:p>-2.08182738660745E-05</text:p>
          </table:table-cell>
          <table:table-cell office:value-type="float" office:value="0.0000138271268144141" calcext:value-type="float">
            <text:p>1.38271268144141E-05</text:p>
          </table:table-cell>
          <table:table-cell office:value-type="float" office:value="0.00000340791287439801" calcext:value-type="float">
            <text:p>3.40791287439801E-06</text:p>
          </table:table-cell>
          <table:table-cell office:value-type="float" office:value="0.00000985395112790277" calcext:value-type="float">
            <text:p>9.85395112790277E-06</text:p>
          </table:table-cell>
          <table:table-cell office:value-type="float" office:value="-0.0000126946133072736" calcext:value-type="float">
            <text:p>-1.26946133072736E-05</text:p>
          </table:table-cell>
          <table:table-cell office:value-type="float" office:value="0.0000332406789023687" calcext:value-type="float">
            <text:p>3.32406789023687E-05</text:p>
          </table:table-cell>
          <table:table-cell office:value-type="float" office:value="-0.0000429543822516587" calcext:value-type="float">
            <text:p>-4.29543822516587E-05</text:p>
          </table:table-cell>
          <table:table-cell office:value-type="float" office:value="0.0000139600782161353" calcext:value-type="float">
            <text:p>1.39600782161353E-05</text:p>
          </table:table-cell>
          <table:table-cell office:value-type="float" office:value="-0.00000792996639126242" calcext:value-type="float">
            <text:p>-7.92996639126242E-06</text:p>
          </table:table-cell>
          <table:table-cell office:value-type="float" office:value="0.00000733252445850319" calcext:value-type="float">
            <text:p>7.33252445850319E-06</text:p>
          </table:table-cell>
          <table:table-cell office:value-type="float" office:value="0.00000618447802158695" calcext:value-type="float">
            <text:p>6.18447802158695E-06</text:p>
          </table:table-cell>
          <table:table-cell office:value-type="float" office:value="0.0000285329759178721" calcext:value-type="float">
            <text:p>2.85329759178721E-05</text:p>
          </table:table-cell>
          <table:table-cell office:value-type="float" office:value="-0.000289571813205325" calcext:value-type="float">
            <text:p>-0.000289571813205</text:p>
          </table:table-cell>
          <table:table-cell office:value-type="float" office:value="-0.000124852886420335" calcext:value-type="float">
            <text:p>-0.00012485288642</text:p>
          </table:table-cell>
          <table:table-cell office:value-type="float" office:value="-0.0000442096681005366" calcext:value-type="float">
            <text:p>-4.42096681005366E-05</text:p>
          </table:table-cell>
          <table:table-cell office:value-type="float" office:value="-0.000102681354104017" calcext:value-type="float">
            <text:p>-0.000102681354104</text:p>
          </table:table-cell>
          <table:table-cell office:value-type="float" office:value="0.000474452490545507" calcext:value-type="float">
            <text:p>0.000474452490546</text:p>
          </table:table-cell>
          <table:table-cell office:value-type="float" office:value="0.00108180871130825" calcext:value-type="float">
            <text:p>0.001081808711308</text:p>
          </table:table-cell>
          <table:table-cell office:value-type="float" office:value="0.000263473607963971" calcext:value-type="float">
            <text:p>0.000263473607964</text:p>
          </table:table-cell>
          <table:table-cell office:value-type="float" office:value="0.000181133052482074" calcext:value-type="float">
            <text:p>0.000181133052482</text:p>
          </table:table-cell>
          <table:table-cell office:value-type="float" office:value="0.000328111661182129" calcext:value-type="float">
            <text:p>0.000328111661182</text:p>
          </table:table-cell>
          <table:table-cell office:value-type="float" office:value="-0.00102136998709473" calcext:value-type="float">
            <text:p>-0.001021369987095</text:p>
          </table:table-cell>
          <table:table-cell office:value-type="float" office:value="0.000175271885023198" calcext:value-type="float">
            <text:p>0.000175271885023</text:p>
          </table:table-cell>
          <table:table-cell office:value-type="float" office:value="0.00267975925643216" calcext:value-type="float">
            <text:p>0.002679759256432</text:p>
          </table:table-cell>
          <table:table-cell office:value-type="float" office:value="0.0477850137920812" calcext:value-type="float">
            <text:p>0.047785013792081</text:p>
          </table:table-cell>
          <table:table-cell office:value-type="float" office:value="0.00227689933894809" calcext:value-type="float">
            <text:p>0.002276899338948</text:p>
          </table:table-cell>
          <table:table-cell office:value-type="float" office:value="-0.000413662260066561" calcext:value-type="float">
            <text:p>-0.000413662260067</text:p>
          </table:table-cell>
          <table:table-cell office:value-type="float" office:value="-0.0390312767281447" calcext:value-type="float">
            <text:p>-0.039031276728145</text:p>
          </table:table-cell>
          <table:table-cell office:value-type="float" office:value="-0.00383855578257519" calcext:value-type="float">
            <text:p>-0.003838555782575</text:p>
          </table:table-cell>
          <table:table-cell office:value-type="float" office:value="-0.00133199708908427" calcext:value-type="float">
            <text:p>-0.001331997089084</text:p>
          </table:table-cell>
          <table:table-cell office:value-type="float" office:value="0.0279773287529581" calcext:value-type="float">
            <text:p>0.027977328752958</text:p>
          </table:table-cell>
          <table:table-cell office:value-type="float" office:value="-0.00523859278657823" calcext:value-type="float">
            <text:p>-0.005238592786578</text:p>
          </table:table-cell>
          <table:table-cell office:value-type="float" office:value="-0.0204358003776717" calcext:value-type="float">
            <text:p>-0.020435800377672</text:p>
          </table:table-cell>
          <table:table-cell office:value-type="float" office:value="-0.00648249202168483" calcext:value-type="float">
            <text:p>-0.006482492021685</text:p>
          </table:table-cell>
          <table:table-cell office:value-type="float" office:value="0.00825274835910911" calcext:value-type="float">
            <text:p>0.008252748359109</text:p>
          </table:table-cell>
          <table:table-cell office:value-type="float" office:value="-0.000787743486264647" calcext:value-type="float">
            <text:p>-0.000787743486265</text:p>
          </table:table-cell>
          <table:table-cell office:value-type="float" office:value="0.00117352304639679" calcext:value-type="float">
            <text:p>0.001173523046397</text:p>
          </table:table-cell>
          <table:table-cell office:value-type="float" office:value="-0.00132623799545817" calcext:value-type="float">
            <text:p>-0.001326237995458</text:p>
          </table:table-cell>
          <table:table-cell office:value-type="float" office:value="-0.0019380580519533" calcext:value-type="float">
            <text:p>-0.001938058051953</text:p>
          </table:table-cell>
          <table:table-cell office:value-type="float" office:value="-0.00168763913135611" calcext:value-type="float">
            <text:p>-0.001687639131356</text:p>
          </table:table-cell>
          <table:table-cell office:value-type="float" office:value="-0.00669484598159981" calcext:value-type="float">
            <text:p>-0.0066948459816</text:p>
          </table:table-cell>
          <table:table-cell office:value-type="float" office:value="0.00452756301074914" calcext:value-type="float">
            <text:p>0.004527563010749</text:p>
          </table:table-cell>
          <table:table-cell office:value-type="float" office:value="0.0199891722277876" calcext:value-type="float">
            <text:p>0.019989172227788</text:p>
          </table:table-cell>
          <table:table-cell office:value-type="float" office:value="-0.000938849779533846" calcext:value-type="float">
            <text:p>-0.000938849779534</text:p>
          </table:table-cell>
          <table:table-cell office:value-type="float" office:value="0.011437321263201" calcext:value-type="float">
            <text:p>0.011437321263201</text:p>
          </table:table-cell>
          <table:table-cell office:value-type="float" office:value="0.00732448815180825" calcext:value-type="float">
            <text:p>0.007324488151808</text:p>
          </table:table-cell>
          <table:table-cell office:value-type="float" office:value="0.00132617774329297" calcext:value-type="float">
            <text:p>0.001326177743293</text:p>
          </table:table-cell>
          <table:table-cell office:value-type="float" office:value="-0.00215903105083454" calcext:value-type="float">
            <text:p>-0.002159031050835</text:p>
          </table:table-cell>
          <table:table-cell office:value-type="float" office:value="-0.000273584052033593" calcext:value-type="float">
            <text:p>-0.000273584052034</text:p>
          </table:table-cell>
          <table:table-cell office:value-type="float" office:value="0.000371674657656196" calcext:value-type="float">
            <text:p>0.000371674657656</text:p>
          </table:table-cell>
          <table:table-cell office:value-type="float" office:value="-0.0295625518944812" calcext:value-type="float">
            <text:p>-0.029562551894481</text:p>
          </table:table-cell>
          <table:table-cell office:value-type="float" office:value="-0.00302367563762157" calcext:value-type="float">
            <text:p>-0.003023675637622</text:p>
          </table:table-cell>
          <table:table-cell office:value-type="float" office:value="-0.00276118854833801" calcext:value-type="float">
            <text:p>-0.002761188548338</text:p>
          </table:table-cell>
          <table:table-cell office:value-type="float" office:value="-0.000488585850925316" calcext:value-type="float">
            <text:p>-0.000488585850925</text:p>
          </table:table-cell>
          <table:table-cell office:value-type="float" office:value="-0.000468035859784333" calcext:value-type="float">
            <text:p>-0.000468035859784</text:p>
          </table:table-cell>
          <table:table-cell office:value-type="float" office:value="-0.000470513299825281" calcext:value-type="float">
            <text:p>-0.000470513299825</text:p>
          </table:table-cell>
          <table:table-cell office:value-type="float" office:value="-0.000462702590704134" calcext:value-type="float">
            <text:p>-0.000462702590704</text:p>
          </table:table-cell>
          <table:table-cell office:value-type="float" office:value="0.0356090391181957" calcext:value-type="float">
            <text:p>0.035609039118196</text:p>
          </table:table-cell>
          <table:table-cell office:value-type="float" office:value="-0.00123803150409008" calcext:value-type="float">
            <text:p>-0.00123803150409</text:p>
          </table:table-cell>
          <table:table-cell office:value-type="float" office:value="-0.000110636861193503" calcext:value-type="float">
            <text:p>-0.000110636861194</text:p>
          </table:table-cell>
          <table:table-cell office:value-type="float" office:value="-0.00353317989663515" calcext:value-type="float">
            <text:p>-0.003533179896635</text:p>
          </table:table-cell>
          <table:table-cell office:value-type="float" office:value="-0.0101837227114522" calcext:value-type="float">
            <text:p>-0.010183722711452</text:p>
          </table:table-cell>
          <table:table-cell office:value-type="float" office:value="-0.00227734242706174" calcext:value-type="float">
            <text:p>-0.002277342427062</text:p>
          </table:table-cell>
          <table:table-cell office:value-type="float" office:value="-0.0140846804853997" calcext:value-type="float">
            <text:p>-0.0140846804854</text:p>
          </table:table-cell>
          <table:table-cell office:value-type="float" office:value="0.0000908995638058685" calcext:value-type="float">
            <text:p>9.08995638058685E-05</text:p>
          </table:table-cell>
          <table:table-cell office:value-type="float" office:value="0.00517885454701766" calcext:value-type="float">
            <text:p>0.005178854547018</text:p>
          </table:table-cell>
          <table:table-cell office:value-type="float" office:value="0.00172628347225284" calcext:value-type="float">
            <text:p>0.001726283472253</text:p>
          </table:table-cell>
          <table:table-cell office:value-type="float" office:value="0.000832451168619463" calcext:value-type="float">
            <text:p>0.000832451168619</text:p>
          </table:table-cell>
          <table:table-cell office:value-type="float" office:value="0.00030855786298889" calcext:value-type="float">
            <text:p>0.000308557862989</text:p>
          </table:table-cell>
          <table:table-cell office:value-type="float" office:value="-0.000866750680480477" calcext:value-type="float">
            <text:p>-0.00086675068048</text:p>
          </table:table-cell>
          <table:table-cell office:value-type="float" office:value="-0.00228989594135504" calcext:value-type="float">
            <text:p>-0.002289895941355</text:p>
          </table:table-cell>
          <table:table-cell office:value-type="float" office:value="-0.00231605221706882" calcext:value-type="float">
            <text:p>-0.002316052217069</text:p>
          </table:table-cell>
          <table:table-cell office:value-type="float" office:value="0.0172307860311615" calcext:value-type="float">
            <text:p>0.017230786031162</text:p>
          </table:table-cell>
          <table:table-cell office:value-type="float" office:value="0.0217839068304442" calcext:value-type="float">
            <text:p>0.021783906830444</text:p>
          </table:table-cell>
          <table:table-cell office:value-type="float" office:value="-0.000398159027389044" calcext:value-type="float">
            <text:p>-0.000398159027389</text:p>
          </table:table-cell>
          <table:table-cell office:value-type="float" office:value="-0.000630343828425028" calcext:value-type="float">
            <text:p>-0.000630343828425</text:p>
          </table:table-cell>
          <table:table-cell office:value-type="float" office:value="-0.000197627751503115" calcext:value-type="float">
            <text:p>-0.000197627751503</text:p>
          </table:table-cell>
          <table:table-cell office:value-type="float" office:value="-0.0191200635921636" calcext:value-type="float">
            <text:p>-0.019120063592164</text:p>
          </table:table-cell>
          <table:table-cell office:value-type="float" office:value="-0.00531214188858736" calcext:value-type="float">
            <text:p>-0.005312141888587</text:p>
          </table:table-cell>
          <table:table-cell office:value-type="float" office:value="0.0000729100930864646" calcext:value-type="float">
            <text:p>7.29100930864646E-05</text:p>
          </table:table-cell>
          <table:table-cell office:value-type="float" office:value="0.000802846377648159" calcext:value-type="float">
            <text:p>0.000802846377648</text:p>
          </table:table-cell>
          <table:table-cell office:value-type="float" office:value="-0.013157749189572" calcext:value-type="float">
            <text:p>-0.013157749189572</text:p>
          </table:table-cell>
          <table:table-cell office:value-type="float" office:value="0.001201017103522" calcext:value-type="float">
            <text:p>0.001201017103522</text:p>
          </table:table-cell>
          <table:table-cell office:value-type="float" office:value="-0.000908205433471088" calcext:value-type="float">
            <text:p>-0.000908205433471</text:p>
          </table:table-cell>
          <table:table-cell office:value-type="float" office:value="-0.00285903905119983" calcext:value-type="float">
            <text:p>-0.0028590390512</text:p>
          </table:table-cell>
          <table:table-cell office:value-type="float" office:value="-0.00390024829350327" calcext:value-type="float">
            <text:p>-0.003900248293503</text:p>
          </table:table-cell>
          <table:table-cell office:value-type="float" office:value="0.029847388045147" calcext:value-type="float">
            <text:p>0.029847388045147</text:p>
          </table:table-cell>
          <table:table-cell office:value-type="float" office:value="0.00115646604712105" calcext:value-type="float">
            <text:p>0.001156466047121</text:p>
          </table:table-cell>
          <table:table-cell office:value-type="float" office:value="-0.0127217260337199" calcext:value-type="float">
            <text:p>-0.01272172603372</text:p>
          </table:table-cell>
          <table:table-cell office:value-type="float" office:value="-0.00335529306074367" calcext:value-type="float">
            <text:p>-0.003355293060744</text:p>
          </table:table-cell>
          <table:table-cell office:value-type="float" office:value="-0.00687920476916831" calcext:value-type="float">
            <text:p>-0.006879204769168</text:p>
          </table:table-cell>
          <table:table-cell office:value-type="float" office:value="-0.00536097019660198" calcext:value-type="float">
            <text:p>-0.005360970196602</text:p>
          </table:table-cell>
          <table:table-cell office:value-type="float" office:value="-0.00217499351992101" calcext:value-type="float">
            <text:p>-0.002174993519921</text:p>
          </table:table-cell>
          <table:table-cell office:value-type="float" office:value="-0.00169746325362891" calcext:value-type="float">
            <text:p>-0.001697463253629</text:p>
          </table:table-cell>
          <table:table-cell office:value-type="float" office:value="0.000266048855597001" calcext:value-type="float">
            <text:p>0.000266048855597</text:p>
          </table:table-cell>
          <table:table-cell office:value-type="float" office:value="0.000245411239038651" calcext:value-type="float">
            <text:p>0.000245411239039</text:p>
          </table:table-cell>
          <table:table-cell office:value-type="float" office:value="0.000646038791570769" calcext:value-type="float">
            <text:p>0.000646038791571</text:p>
          </table:table-cell>
          <table:table-cell office:value-type="float" office:value="0.0312245828715911" calcext:value-type="float">
            <text:p>0.031224582871591</text:p>
          </table:table-cell>
          <table:table-cell office:value-type="float" office:value="-0.00365843288409684" calcext:value-type="float">
            <text:p>-0.003658432884097</text:p>
          </table:table-cell>
          <table:table-cell office:value-type="float" office:value="0.00196984241978748" calcext:value-type="float">
            <text:p>0.001969842419787</text:p>
          </table:table-cell>
          <table:table-cell office:value-type="float" office:value="0.00278828594121988" calcext:value-type="float">
            <text:p>0.00278828594122</text:p>
          </table:table-cell>
          <table:table-cell office:value-type="float" office:value="-0.02451164148423" calcext:value-type="float">
            <text:p>-0.02451164148423</text:p>
          </table:table-cell>
          <table:table-cell office:value-type="float" office:value="-0.00125956640393587" calcext:value-type="float">
            <text:p>-0.001259566403936</text:p>
          </table:table-cell>
          <table:table-cell office:value-type="float" office:value="0.00175500883746854" calcext:value-type="float">
            <text:p>0.001755008837469</text:p>
          </table:table-cell>
          <table:table-cell office:value-type="float" office:value="0.0013070414973641" calcext:value-type="float">
            <text:p>0.001307041497364</text:p>
          </table:table-cell>
          <table:table-cell office:value-type="float" office:value="0.00303486165926498" calcext:value-type="float">
            <text:p>0.003034861659265</text:p>
          </table:table-cell>
          <table:table-cell office:value-type="float" office:value="0.0000047536713032037" calcext:value-type="float">
            <text:p>4.7536713032037E-06</text:p>
          </table:table-cell>
          <table:table-cell office:value-type="float" office:value="-0.00331924415490009" calcext:value-type="float">
            <text:p>-0.0033192441549</text:p>
          </table:table-cell>
          <table:table-cell office:value-type="float" office:value="0.0213312557569892" calcext:value-type="float">
            <text:p>0.021331255756989</text:p>
          </table:table-cell>
          <table:table-cell office:value-type="float" office:value="0.00113625595359146" calcext:value-type="float">
            <text:p>0.001136255953591</text:p>
          </table:table-cell>
          <table:table-cell office:value-type="float" office:value="0.00871634817890615" calcext:value-type="float">
            <text:p>0.008716348178906</text:p>
          </table:table-cell>
          <table:table-cell office:value-type="float" office:value="0.00386102648586445" calcext:value-type="float">
            <text:p>0.003861026485864</text:p>
          </table:table-cell>
          <table:table-cell office:value-type="float" office:value="0.00121152975819627" calcext:value-type="float">
            <text:p>0.001211529758196</text:p>
          </table:table-cell>
          <table:table-cell office:value-type="float" office:value="-0.000797566446712472" calcext:value-type="float">
            <text:p>-0.000797566446712</text:p>
          </table:table-cell>
          <table:table-cell office:value-type="float" office:value="0.0002958467689258" calcext:value-type="float">
            <text:p>0.000295846768926</text:p>
          </table:table-cell>
          <table:table-cell office:value-type="float" office:value="0.000348652228581048" calcext:value-type="float">
            <text:p>0.000348652228581</text:p>
          </table:table-cell>
          <table:table-cell office:value-type="float" office:value="0.00271575972370774" calcext:value-type="float">
            <text:p>0.002715759723708</text:p>
          </table:table-cell>
          <table:table-cell office:value-type="float" office:value="-0.000717300125555376" calcext:value-type="float">
            <text:p>-0.000717300125555</text:p>
          </table:table-cell>
          <table:table-cell office:value-type="float" office:value="-0.0000876328210167587" calcext:value-type="float">
            <text:p>-8.76328210167587E-05</text:p>
          </table:table-cell>
          <table:table-cell office:value-type="float" office:value="-0.0153453394465232" calcext:value-type="float">
            <text:p>-0.015345339446523</text:p>
          </table:table-cell>
          <table:table-cell office:value-type="float" office:value="-0.00153184456629707" calcext:value-type="float">
            <text:p>-0.001531844566297</text:p>
          </table:table-cell>
          <table:table-cell office:value-type="float" office:value="-0.00318507728300865" calcext:value-type="float">
            <text:p>-0.003185077283009</text:p>
          </table:table-cell>
          <table:table-cell office:value-type="float" office:value="-0.00629500472545375" calcext:value-type="float">
            <text:p>-0.006295004725454</text:p>
          </table:table-cell>
          <table:table-cell office:value-type="float" office:value="-0.00346519308160714" calcext:value-type="float">
            <text:p>-0.003465193081607</text:p>
          </table:table-cell>
          <table:table-cell office:value-type="float" office:value="-0.0123126310189055" calcext:value-type="float">
            <text:p>-0.012312631018906</text:p>
          </table:table-cell>
          <table:table-cell office:value-type="float" office:value="-0.000327619202556362" calcext:value-type="float">
            <text:p>-0.000327619202556</text:p>
          </table:table-cell>
          <table:table-cell office:value-type="float" office:value="0.000246003106928128" calcext:value-type="float">
            <text:p>0.000246003106928</text:p>
          </table:table-cell>
          <table:table-cell office:value-type="float" office:value="0.000936040291537765" calcext:value-type="float">
            <text:p>0.000936040291538</text:p>
          </table:table-cell>
          <table:table-cell office:value-type="float" office:value="-0.000654372554652727" calcext:value-type="float">
            <text:p>-0.000654372554653</text:p>
          </table:table-cell>
          <table:table-cell office:value-type="float" office:value="-0.00178932886670302" calcext:value-type="float">
            <text:p>-0.001789328866703</text:p>
          </table:table-cell>
          <table:table-cell office:value-type="float" office:value="-0.00297401573102107" calcext:value-type="float">
            <text:p>-0.002974015731021</text:p>
          </table:table-cell>
          <table:table-cell office:value-type="float" office:value="0.0222589884819014" calcext:value-type="float">
            <text:p>0.022258988481901</text:p>
          </table:table-cell>
          <table:table-cell office:value-type="float" office:value="0.000722197595244056" calcext:value-type="float">
            <text:p>0.000722197595244</text:p>
          </table:table-cell>
          <table:table-cell office:value-type="float" office:value="0.00412961918510169" calcext:value-type="float">
            <text:p>0.004129619185102</text:p>
          </table:table-cell>
          <table:table-cell office:value-type="float" office:value="0.00541774885908258" calcext:value-type="float">
            <text:p>0.005417748859083</text:p>
          </table:table-cell>
          <table:table-cell office:value-type="float" office:value="0.00405075013227307" calcext:value-type="float">
            <text:p>0.004050750132273</text:p>
          </table:table-cell>
          <table:table-cell office:value-type="float" office:value="0.00315948696189977" calcext:value-type="float">
            <text:p>0.0031594869619</text:p>
          </table:table-cell>
          <table:table-cell office:value-type="float" office:value="0.00066022558080836" calcext:value-type="float">
            <text:p>0.000660225580808</text:p>
          </table:table-cell>
          <table:table-cell office:value-type="float" office:value="-0.00143532530997648" calcext:value-type="float">
            <text:p>-0.001435325309976</text:p>
          </table:table-cell>
          <table:table-cell office:value-type="float" office:value="-0.000584265594676503" calcext:value-type="float">
            <text:p>-0.000584265594677</text:p>
          </table:table-cell>
          <table:table-cell office:value-type="float" office:value="0.00253600907122359" calcext:value-type="float">
            <text:p>0.002536009071224</text:p>
          </table:table-cell>
          <table:table-cell office:value-type="float" office:value="-0.000764230843529001" calcext:value-type="float">
            <text:p>-0.000764230843529</text:p>
          </table:table-cell>
          <table:table-cell office:value-type="float" office:value="-0.00185765358175682" calcext:value-type="float">
            <text:p>-0.001857653581757</text:p>
          </table:table-cell>
          <table:table-cell office:value-type="float" office:value="-0.00848045327408425" calcext:value-type="float">
            <text:p>-0.008480453274084</text:p>
          </table:table-cell>
          <table:table-cell office:value-type="float" office:value="-0.00323302327777614" calcext:value-type="float">
            <text:p>-0.003233023277776</text:p>
          </table:table-cell>
          <table:table-cell office:value-type="float" office:value="-0.00224442087881416" calcext:value-type="float">
            <text:p>-0.002244420878814</text:p>
          </table:table-cell>
          <table:table-cell office:value-type="float" office:value="-0.00532452618690565" calcext:value-type="float">
            <text:p>-0.005324526186906</text:p>
          </table:table-cell>
          <table:table-cell office:value-type="float" office:value="-0.0123718354830996" calcext:value-type="float">
            <text:p>-0.0123718354831</text:p>
          </table:table-cell>
          <table:table-cell office:value-type="float" office:value="-0.00285434624968534" calcext:value-type="float">
            <text:p>-0.002854346249685</text:p>
          </table:table-cell>
          <table:table-cell office:value-type="float" office:value="-0.00261729238368086" calcext:value-type="float">
            <text:p>-0.002617292383681</text:p>
          </table:table-cell>
          <table:table-cell office:value-type="float" office:value="-0.00214748282765026" calcext:value-type="float">
            <text:p>-0.00214748282765</text:p>
          </table:table-cell>
          <table:table-cell office:value-type="float" office:value="0.00695734025597239" calcext:value-type="float">
            <text:p>0.006957340255972</text:p>
          </table:table-cell>
          <table:table-cell office:value-type="float" office:value="0.000938138722237192" calcext:value-type="float">
            <text:p>0.000938138722237</text:p>
          </table:table-cell>
          <table:table-cell office:value-type="float" office:value="0.000877978201369256" calcext:value-type="float">
            <text:p>0.000877978201369</text:p>
          </table:table-cell>
          <table:table-cell office:value-type="float" office:value="0.00239213808261313" calcext:value-type="float">
            <text:p>0.002392138082613</text:p>
          </table:table-cell>
          <table:table-cell office:value-type="float" office:value="-0.00138223217368588" calcext:value-type="float">
            <text:p>-0.001382232173686</text:p>
          </table:table-cell>
          <table:table-cell office:value-type="float" office:value="-0.000792063809306687" calcext:value-type="float">
            <text:p>-0.000792063809307</text:p>
          </table:table-cell>
          <table:table-cell office:value-type="float" office:value="0.000154604236710598" calcext:value-type="float">
            <text:p>0.000154604236711</text:p>
          </table:table-cell>
          <table:table-cell office:value-type="float" office:value="-0.0000419035219572095" calcext:value-type="float">
            <text:p>-4.19035219572095E-05</text:p>
          </table:table-cell>
          <table:table-cell office:value-type="float" office:value="0.0000648501783604982" calcext:value-type="float">
            <text:p>6.48501783604982E-05</text:p>
          </table:table-cell>
          <table:table-cell office:value-type="float" office:value="0.0000147508815099839" calcext:value-type="float">
            <text:p>1.47508815099839E-05</text:p>
          </table:table-cell>
          <table:table-cell office:value-type="float" office:value="0.00020692948268225" calcext:value-type="float">
            <text:p>0.000206929482682</text:p>
          </table:table-cell>
          <table:table-cell office:value-type="float" office:value="0.0000268922165672092" calcext:value-type="float">
            <text:p>2.68922165672092E-05</text:p>
          </table:table-cell>
          <table:table-cell office:value-type="float" office:value="-0.000122180933113447" calcext:value-type="float">
            <text:p>-0.000122180933113</text:p>
          </table:table-cell>
          <table:table-cell office:value-type="float" office:value="-0.0000597724940741284" calcext:value-type="float">
            <text:p>-5.97724940741284E-05</text:p>
          </table:table-cell>
          <table:table-cell office:value-type="float" office:value="0.0000431962741947456" calcext:value-type="float">
            <text:p>4.31962741947456E-05</text:p>
          </table:table-cell>
          <table:table-cell office:value-type="float" office:value="0.000043877773493517" calcext:value-type="float">
            <text:p>4.3877773493517E-05</text:p>
          </table:table-cell>
          <table:table-cell office:value-type="float" office:value="0.0000395665700272385" calcext:value-type="float">
            <text:p>3.95665700272385E-05</text:p>
          </table:table-cell>
          <table:table-cell office:value-type="float" office:value="-0.0000164978849295783" calcext:value-type="float">
            <text:p>-1.64978849295783E-05</text:p>
          </table:table-cell>
          <table:table-cell office:value-type="float" office:value="-0.000020675080873167" calcext:value-type="float">
            <text:p>-2.0675080873167E-05</text:p>
          </table:table-cell>
          <table:table-cell office:value-type="float" office:value="-0.0000144227273502495" calcext:value-type="float">
            <text:p>-1.44227273502495E-05</text:p>
          </table:table-cell>
          <table:table-cell office:value-type="float" office:value="-0.00000105698268793031" calcext:value-type="float">
            <text:p>-1.05698268793031E-06</text:p>
          </table:table-cell>
          <table:table-cell office:value-type="float" office:value="0.0000356278312270142" calcext:value-type="float">
            <text:p>3.56278312270142E-05</text:p>
          </table:table-cell>
          <table:table-cell office:value-type="float" office:value="0.00000733118543283506" calcext:value-type="float">
            <text:p>7.33118543283506E-06</text:p>
          </table:table-cell>
          <table:table-cell office:value-type="float" office:value="-0.0000359750135520698" calcext:value-type="float">
            <text:p>-3.59750135520698E-05</text:p>
          </table:table-cell>
          <table:table-cell office:value-type="float" office:value="-0.0000245658046776898" calcext:value-type="float">
            <text:p>-2.45658046776898E-05</text:p>
          </table:table-cell>
          <table:table-cell office:value-type="float" office:value="0.0000162458949413136" calcext:value-type="float">
            <text:p>1.62458949413136E-05</text:p>
          </table:table-cell>
          <table:table-cell office:value-type="float" office:value="0.0000179575876548821" calcext:value-type="float">
            <text:p>1.79575876548821E-05</text:p>
          </table:table-cell>
          <table:table-cell office:value-type="float" office:value="0.0000398163841479615" calcext:value-type="float">
            <text:p>3.98163841479615E-05</text:p>
          </table:table-cell>
          <table:table-cell office:value-type="float" office:value="-0.0000922415301531365" calcext:value-type="float">
            <text:p>-9.22415301531365E-05</text:p>
          </table:table-cell>
          <table:table-cell office:value-type="float" office:value="0.0000708171953319181" calcext:value-type="float">
            <text:p>7.08171953319181E-05</text:p>
          </table:table-cell>
          <table:table-cell office:value-type="float" office:value="-0.0000319536712876656" calcext:value-type="float">
            <text:p>-3.19536712876656E-05</text:p>
          </table:table-cell>
          <table:table-cell office:value-type="float" office:value="-0.0000276919850258905" calcext:value-type="float">
            <text:p>-2.76919850258905E-05</text:p>
          </table:table-cell>
          <table:table-cell office:value-type="float" office:value="0.0000127697336022026" calcext:value-type="float">
            <text:p>1.27697336022026E-05</text:p>
          </table:table-cell>
          <table:table-cell office:value-type="float" office:value="0.0000120259032165282" calcext:value-type="float">
            <text:p>1.20259032165282E-05</text:p>
          </table:table-cell>
          <table:table-cell office:value-type="float" office:value="-0.00000766397047324841" calcext:value-type="float">
            <text:p>-7.66397047324841E-06</text:p>
          </table:table-cell>
          <table:table-cell office:value-type="float" office:value="-0.0000102287972573722" calcext:value-type="float">
            <text:p>-1.02287972573722E-05</text:p>
          </table:table-cell>
          <table:table-cell office:value-type="float" office:value="0.0000104769071618827" calcext:value-type="float">
            <text:p>1.04769071618827E-05</text:p>
          </table:table-cell>
          <table:table-cell office:value-type="float" office:value="0.0000132470509229266" calcext:value-type="float">
            <text:p>1.32470509229266E-05</text:p>
          </table:table-cell>
          <table:table-cell office:value-type="float" office:value="-0.0000396029686142163" calcext:value-type="float">
            <text:p>-3.96029686142163E-05</text:p>
          </table:table-cell>
          <table:table-cell office:value-type="float" office:value="0.0000209687001963554" calcext:value-type="float">
            <text:p>2.09687001963554E-05</text:p>
          </table:table-cell>
          <table:table-cell office:value-type="float" office:value="-0.000000404292911204696" calcext:value-type="float">
            <text:p>-4.04292911204696E-07</text:p>
          </table:table-cell>
          <table:table-cell office:value-type="float" office:value="-0.0000258245680628821" calcext:value-type="float">
            <text:p>-2.58245680628821E-05</text:p>
          </table:table-cell>
          <table:table-cell office:value-type="float" office:value="0.0000240417039368834" calcext:value-type="float">
            <text:p>2.40417039368834E-05</text:p>
          </table:table-cell>
          <table:table-cell office:value-type="float" office:value="0.0000154136796037263" calcext:value-type="float">
            <text:p>1.54136796037263E-05</text:p>
          </table:table-cell>
          <table:table-cell office:value-type="float" office:value="0.00000919522545078655" calcext:value-type="float">
            <text:p>9.19522545078655E-06</text:p>
          </table:table-cell>
          <table:table-cell office:value-type="float" office:value="-0.000037719698695704" calcext:value-type="float">
            <text:p>-3.7719698695704E-05</text:p>
          </table:table-cell>
          <table:table-cell office:value-type="float" office:value="-0.0000162255058157035" calcext:value-type="float">
            <text:p>-1.62255058157035E-05</text:p>
          </table:table-cell>
          <table:table-cell office:value-type="float" office:value="-0.0000153511742574386" calcext:value-type="float">
            <text:p>-1.53511742574386E-05</text:p>
          </table:table-cell>
          <table:table-cell office:value-type="float" office:value="0.0000345408283515258" calcext:value-type="float">
            <text:p>3.45408283515258E-05</text:p>
          </table:table-cell>
          <table:table-cell office:value-type="float" office:value="-0.00000601368321440088" calcext:value-type="float">
            <text:p>-6.01368321440088E-06</text:p>
          </table:table-cell>
          <table:table-cell office:value-type="float" office:value="0.0000220944687385205" calcext:value-type="float">
            <text:p>2.20944687385205E-05</text:p>
          </table:table-cell>
          <table:table-cell office:value-type="float" office:value="-0.0000182963453221885" calcext:value-type="float">
            <text:p>-1.82963453221885E-05</text:p>
          </table:table-cell>
          <table:table-cell office:value-type="float" office:value="0.000000557723129512855" calcext:value-type="float">
            <text:p>5.57723129512855E-07</text:p>
          </table:table-cell>
          <table:table-cell office:value-type="float" office:value="-0.0000257723101472207" calcext:value-type="float">
            <text:p>-2.57723101472207E-05</text:p>
          </table:table-cell>
          <table:table-cell office:value-type="float" office:value="0.0000152616967084573" calcext:value-type="float">
            <text:p>1.52616967084573E-05</text:p>
          </table:table-cell>
          <table:table-cell office:value-type="float" office:value="0.0000415266138595327" calcext:value-type="float">
            <text:p>4.15266138595327E-05</text:p>
          </table:table-cell>
          <table:table-cell office:value-type="float" office:value="-0.00000622813595224647" calcext:value-type="float">
            <text:p>-6.22813595224647E-06</text:p>
          </table:table-cell>
          <table:table-cell office:value-type="float" office:value="-0.0000232621264950605" calcext:value-type="float">
            <text:p>-2.32621264950605E-05</text:p>
          </table:table-cell>
          <table:table-cell office:value-type="float" office:value="0.0000141724104482655" calcext:value-type="float">
            <text:p>1.41724104482655E-05</text:p>
          </table:table-cell>
          <table:table-cell office:value-type="float" office:value="-0.0000219334880192101" calcext:value-type="float">
            <text:p>-2.19334880192101E-05</text:p>
          </table:table-cell>
          <table:table-cell office:value-type="float" office:value="-0.00000912358401267133" calcext:value-type="float">
            <text:p>-9.12358401267133E-06</text:p>
          </table:table-cell>
          <table:table-cell office:value-type="float" office:value="0.000025437116144611" calcext:value-type="float">
            <text:p>2.5437116144611E-05</text:p>
          </table:table-cell>
          <table:table-cell office:value-type="float" office:value="0.00000689240115070433" calcext:value-type="float">
            <text:p>6.89240115070433E-06</text:p>
          </table:table-cell>
          <table:table-cell office:value-type="float" office:value="-0.0000283870514090068" calcext:value-type="float">
            <text:p>-2.83870514090068E-05</text:p>
          </table:table-cell>
          <table:table-cell office:value-type="float" office:value="0.00000261555808056535" calcext:value-type="float">
            <text:p>2.61555808056535E-06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70203528064794" calcext:value-type="float">
            <text:p>0.770203528064794</text:p>
          </table:table-cell>
          <table:table-cell table:formula="of:=[.B9]*9.8" office:value-type="float" office:value="7.54799457503499" calcext:value-type="float">
            <text:p>7.5479945750349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054326504549" calcext:value-type="float">
            <text:p>1.054326504549E-06</text:p>
          </table:table-cell>
          <table:table-cell table:formula="of:=0.5*[.D12]*(([.D5]-[.C5])/([.D1]-[.C1]))^2" office:value-type="float" office:value="0.0000735170543649885" calcext:value-type="float">
            <text:p>7.35170543649885E-05</text:p>
          </table:table-cell>
          <table:table-cell table:formula="of:=0.5*[.E12]*(([.E5]-[.D5])/([.E1]-[.D1]))^2" office:value-type="float" office:value="0.0000578247361337071" calcext:value-type="float">
            <text:p>5.78247361337071E-05</text:p>
          </table:table-cell>
          <table:table-cell table:formula="of:=0.5*[.F12]*(([.F5]-[.E5])/([.F1]-[.E1]))^2" office:value-type="float" office:value="0.00000359442310039827" calcext:value-type="float">
            <text:p>3.59442310039827E-06</text:p>
          </table:table-cell>
          <table:table-cell table:formula="of:=0.5*[.G12]*(([.G5]-[.F5])/([.G1]-[.F1]))^2" office:value-type="float" office:value="0.000014109317474049" calcext:value-type="float">
            <text:p>1.4109317474049E-05</text:p>
          </table:table-cell>
          <table:table-cell table:formula="of:=0.5*[.H12]*(([.H5]-[.G5])/([.H1]-[.G1]))^2" office:value-type="float" office:value="0.00000550024828393465" calcext:value-type="float">
            <text:p>5.50024828393465E-06</text:p>
          </table:table-cell>
          <table:table-cell table:formula="of:=0.5*[.I12]*(([.I5]-[.H5])/([.I1]-[.H1]))^2" office:value-type="float" office:value="0.00000238227115447778" calcext:value-type="float">
            <text:p>2.38227115447778E-06</text:p>
          </table:table-cell>
          <table:table-cell table:formula="of:=0.5*[.J12]*(([.J5]-[.I5])/([.J1]-[.I1]))^2" office:value-type="float" office:value="0.0000047508063480996" calcext:value-type="float">
            <text:p>4.7508063480996E-06</text:p>
          </table:table-cell>
          <table:table-cell table:formula="of:=0.5*[.K12]*(([.K5]-[.J5])/([.K1]-[.J1]))^2" office:value-type="float" office:value="0.0000908558126166297" calcext:value-type="float">
            <text:p>9.08558126166297E-05</text:p>
          </table:table-cell>
          <table:table-cell table:formula="of:=0.5*[.L12]*(([.L5]-[.K5])/([.L1]-[.K1]))^2" office:value-type="float" office:value="0.00000719766993227229" calcext:value-type="float">
            <text:p>7.19766993227229E-06</text:p>
          </table:table-cell>
          <table:table-cell table:formula="of:=0.5*[.M12]*(([.M5]-[.L5])/([.M1]-[.L1]))^2" office:value-type="float" office:value="0.0000152162419646306" calcext:value-type="float">
            <text:p>1.52162419646306E-05</text:p>
          </table:table-cell>
          <table:table-cell table:formula="of:=0.5*[.N12]*(([.N5]-[.M5])/([.N1]-[.M1]))^2" office:value-type="float" office:value="0.0000231837443776503" calcext:value-type="float">
            <text:p>2.31837443776503E-05</text:p>
          </table:table-cell>
          <table:table-cell table:formula="of:=0.5*[.O12]*(([.O5]-[.N5])/([.O1]-[.N1]))^2" office:value-type="float" office:value="0.000545676349854027" calcext:value-type="float">
            <text:p>0.000545676349854</text:p>
          </table:table-cell>
          <table:table-cell table:formula="of:=0.5*[.P12]*(([.P5]-[.O5])/([.P1]-[.O1]))^2" office:value-type="float" office:value="0.000207355936112452" calcext:value-type="float">
            <text:p>0.000207355936112</text:p>
          </table:table-cell>
          <table:table-cell table:formula="of:=0.5*[.Q12]*(([.Q5]-[.P5])/([.Q1]-[.P1]))^2" office:value-type="float" office:value="0.000102899383731513" calcext:value-type="float">
            <text:p>0.000102899383732</text:p>
          </table:table-cell>
          <table:table-cell table:formula="of:=0.5*[.R12]*(([.R5]-[.Q5])/([.R1]-[.Q1]))^2" office:value-type="float" office:value="0.0000411921997170177" calcext:value-type="float">
            <text:p>4.11921997170177E-05</text:p>
          </table:table-cell>
          <table:table-cell table:formula="of:=0.5*[.S12]*(([.S5]-[.R5])/([.S1]-[.R1]))^2" office:value-type="float" office:value="0.00000112768647130196" calcext:value-type="float">
            <text:p>1.12768647130196E-06</text:p>
          </table:table-cell>
          <table:table-cell table:formula="of:=0.5*[.T12]*(([.T5]-[.S5])/([.T1]-[.S1]))^2" office:value-type="float" office:value="0.0000613426975853451" calcext:value-type="float">
            <text:p>6.13426975853451E-05</text:p>
          </table:table-cell>
          <table:table-cell table:formula="of:=0.5*[.U12]*(([.U5]-[.T5])/([.U1]-[.T1]))^2" office:value-type="float" office:value="0.0000532885791757122" calcext:value-type="float">
            <text:p>5.32885791757122E-05</text:p>
          </table:table-cell>
          <table:table-cell table:formula="of:=0.5*[.V12]*(([.V5]-[.U5])/([.V1]-[.U1]))^2" office:value-type="float" office:value="0.0000306964258025556" calcext:value-type="float">
            <text:p>3.06964258025556E-05</text:p>
          </table:table-cell>
          <table:table-cell table:formula="of:=0.5*[.W12]*(([.W5]-[.V5])/([.W1]-[.V1]))^2" office:value-type="float" office:value="0.0000153177877952531" calcext:value-type="float">
            <text:p>1.53177877952531E-05</text:p>
          </table:table-cell>
          <table:table-cell table:formula="of:=0.5*[.X12]*(([.X5]-[.W5])/([.X1]-[.W1]))^2" office:value-type="float" office:value="0.00000533602662147641" calcext:value-type="float">
            <text:p>5.33602662147641E-06</text:p>
          </table:table-cell>
          <table:table-cell table:formula="of:=0.5*[.Y12]*(([.Y5]-[.X5])/([.Y1]-[.X1]))^2" office:value-type="float" office:value="0.00000827498037626174" calcext:value-type="float">
            <text:p>8.27498037626174E-06</text:p>
          </table:table-cell>
          <table:table-cell table:formula="of:=0.5*[.Z12]*(([.Z5]-[.Y5])/([.Z1]-[.Y1]))^2" office:value-type="float" office:value="0.0000336273465800784" calcext:value-type="float">
            <text:p>3.36273465800784E-05</text:p>
          </table:table-cell>
          <table:table-cell table:formula="of:=0.5*[.AA12]*(([.AA5]-[.Z5])/([.AA1]-[.Z1]))^2" office:value-type="float" office:value="0.0000281316434372853" calcext:value-type="float">
            <text:p>2.81316434372853E-05</text:p>
          </table:table-cell>
          <table:table-cell table:formula="of:=0.5*[.AB12]*(([.AB5]-[.AA5])/([.AB1]-[.AA1]))^2" office:value-type="float" office:value="0.00026933116540366" calcext:value-type="float">
            <text:p>0.000269331165404</text:p>
          </table:table-cell>
          <table:table-cell table:formula="of:=0.5*[.AC12]*(([.AC5]-[.AB5])/([.AC1]-[.AB1]))^2" office:value-type="float" office:value="0.000149647090009824" calcext:value-type="float">
            <text:p>0.00014964709001</text:p>
          </table:table-cell>
          <table:table-cell table:formula="of:=0.5*[.AD12]*(([.AD5]-[.AC5])/([.AD1]-[.AC1]))^2" office:value-type="float" office:value="0.00000173533860090268" calcext:value-type="float">
            <text:p>1.73533860090268E-06</text:p>
          </table:table-cell>
          <table:table-cell table:formula="of:=0.5*[.AE12]*(([.AE5]-[.AD5])/([.AE1]-[.AD1]))^2" office:value-type="float" office:value="0.0000394170534283544" calcext:value-type="float">
            <text:p>3.94170534283544E-05</text:p>
          </table:table-cell>
          <table:table-cell table:formula="of:=0.5*[.AF12]*(([.AF5]-[.AE5])/([.AF1]-[.AE1]))^2" office:value-type="float" office:value="0.00000219839637904329" calcext:value-type="float">
            <text:p>2.19839637904329E-06</text:p>
          </table:table-cell>
          <table:table-cell table:formula="of:=0.5*[.AG12]*(([.AG5]-[.AF5])/([.AG1]-[.AF1]))^2" office:value-type="float" office:value="0.0000459343401299762" calcext:value-type="float">
            <text:p>4.59343401299762E-05</text:p>
          </table:table-cell>
          <table:table-cell table:formula="of:=0.5*[.AH12]*(([.AH5]-[.AG5])/([.AH1]-[.AG1]))^2" office:value-type="float" office:value="0.00000294682633507198" calcext:value-type="float">
            <text:p>2.94682633507198E-06</text:p>
          </table:table-cell>
          <table:table-cell table:formula="of:=0.5*[.AI12]*(([.AI5]-[.AH5])/([.AI1]-[.AH1]))^2" office:value-type="float" office:value="0.000118504281045141" calcext:value-type="float">
            <text:p>0.000118504281045</text:p>
          </table:table-cell>
          <table:table-cell table:formula="of:=0.5*[.AJ12]*(([.AJ5]-[.AI5])/([.AJ1]-[.AI1]))^2" office:value-type="float" office:value="0.0000883891964934802" calcext:value-type="float">
            <text:p>8.83891964934802E-05</text:p>
          </table:table-cell>
          <table:table-cell table:formula="of:=0.5*[.AK12]*(([.AK5]-[.AJ5])/([.AK1]-[.AJ1]))^2" office:value-type="float" office:value="0.000886080469457615" calcext:value-type="float">
            <text:p>0.000886080469458</text:p>
          </table:table-cell>
          <table:table-cell table:formula="of:=0.5*[.AL12]*(([.AL5]-[.AK5])/([.AL1]-[.AK1]))^2" office:value-type="float" office:value="0.000755466849671097" calcext:value-type="float">
            <text:p>0.000755466849671</text:p>
          </table:table-cell>
          <table:table-cell table:formula="of:=0.5*[.AM12]*(([.AM5]-[.AL5])/([.AM1]-[.AL1]))^2" office:value-type="float" office:value="0.000000129373489979701" calcext:value-type="float">
            <text:p>1.29373489979701E-07</text:p>
          </table:table-cell>
          <table:table-cell table:formula="of:=0.5*[.AN12]*(([.AN5]-[.AM5])/([.AN1]-[.AM1]))^2" office:value-type="float" office:value="0.00000000316461750640964" calcext:value-type="float">
            <text:p>3.16461750640964E-09</text:p>
          </table:table-cell>
          <table:table-cell table:formula="of:=0.5*[.AO12]*(([.AO5]-[.AN5])/([.AO1]-[.AN1]))^2" office:value-type="float" office:value="0.0000764607410346236" calcext:value-type="float">
            <text:p>7.64607410346236E-05</text:p>
          </table:table-cell>
          <table:table-cell table:formula="of:=0.5*[.AP12]*(([.AP5]-[.AO5])/([.AP1]-[.AO1]))^2" office:value-type="float" office:value="0.00000157332870803544" calcext:value-type="float">
            <text:p>1.57332870803544E-06</text:p>
          </table:table-cell>
          <table:table-cell table:formula="of:=0.5*[.AQ12]*(([.AQ5]-[.AP5])/([.AQ1]-[.AP1]))^2" office:value-type="float" office:value="0.000000107203537393853" calcext:value-type="float">
            <text:p>1.07203537393853E-07</text:p>
          </table:table-cell>
          <table:table-cell table:formula="of:=0.5*[.AR12]*(([.AR5]-[.AQ5])/([.AR1]-[.AQ1]))^2" office:value-type="float" office:value="0.000000294115914097099" calcext:value-type="float">
            <text:p>2.94115914097099E-07</text:p>
          </table:table-cell>
          <table:table-cell table:formula="of:=0.5*[.AS12]*(([.AS5]-[.AR5])/([.AS1]-[.AR1]))^2" office:value-type="float" office:value="0.0000032029471351056" calcext:value-type="float">
            <text:p>3.2029471351056E-06</text:p>
          </table:table-cell>
          <table:table-cell table:formula="of:=0.5*[.AT12]*(([.AT5]-[.AS5])/([.AT1]-[.AS1]))^2" office:value-type="float" office:value="0.0000730828138496713" calcext:value-type="float">
            <text:p>7.30828138496713E-05</text:p>
          </table:table-cell>
          <table:table-cell table:formula="of:=0.5*[.AU12]*(([.AU5]-[.AT5])/([.AU1]-[.AT1]))^2" office:value-type="float" office:value="0.0000181739728528158" calcext:value-type="float">
            <text:p>1.81739728528158E-05</text:p>
          </table:table-cell>
          <table:table-cell table:formula="of:=0.5*[.AV12]*(([.AV5]-[.AU5])/([.AV1]-[.AU1]))^2" office:value-type="float" office:value="0.000159378802874737" calcext:value-type="float">
            <text:p>0.000159378802875</text:p>
          </table:table-cell>
          <table:table-cell table:formula="of:=0.5*[.AW12]*(([.AW5]-[.AV5])/([.AW1]-[.AV1]))^2" office:value-type="float" office:value="0.0000579594580437623" calcext:value-type="float">
            <text:p>5.79594580437623E-05</text:p>
          </table:table-cell>
          <table:table-cell table:formula="of:=0.5*[.AX12]*(([.AX5]-[.AW5])/([.AX1]-[.AW1]))^2" office:value-type="float" office:value="0.00000879409087879313" calcext:value-type="float">
            <text:p>8.79409087879313E-06</text:p>
          </table:table-cell>
          <table:table-cell table:formula="of:=0.5*[.AY12]*(([.AY5]-[.AX5])/([.AY1]-[.AX1]))^2" office:value-type="float" office:value="0.00000710466247172264" calcext:value-type="float">
            <text:p>7.10466247172264E-06</text:p>
          </table:table-cell>
          <table:table-cell table:formula="of:=0.5*[.AZ12]*(([.AZ5]-[.AY5])/([.AZ1]-[.AY1]))^2" office:value-type="float" office:value="0.000000171658372785159" calcext:value-type="float">
            <text:p>1.71658372785159E-07</text:p>
          </table:table-cell>
          <table:table-cell table:formula="of:=0.5*[.BA12]*(([.BA5]-[.AZ5])/([.BA1]-[.AZ1]))^2" office:value-type="float" office:value="0.00000169247031203082" calcext:value-type="float">
            <text:p>1.69247031203082E-06</text:p>
          </table:table-cell>
          <table:table-cell table:formula="of:=0.5*[.BB12]*(([.BB5]-[.BA5])/([.BB1]-[.BA1]))^2" office:value-type="float" office:value="0.0000549321036723652" calcext:value-type="float">
            <text:p>5.49321036723652E-05</text:p>
          </table:table-cell>
          <table:table-cell table:formula="of:=0.5*[.BC12]*(([.BC5]-[.BB5])/([.BC1]-[.BB1]))^2" office:value-type="float" office:value="0.0000000633634643209605" calcext:value-type="float">
            <text:p>6.33634643209605E-08</text:p>
          </table:table-cell>
          <table:table-cell table:formula="of:=0.5*[.BD12]*(([.BD5]-[.BC5])/([.BD1]-[.BC1]))^2" office:value-type="float" office:value="0.000000671989298038116" calcext:value-type="float">
            <text:p>6.71989298038116E-07</text:p>
          </table:table-cell>
          <table:table-cell table:formula="of:=0.5*[.BE12]*(([.BE5]-[.BD5])/([.BE1]-[.BD1]))^2" office:value-type="float" office:value="0.00000183218649328749" calcext:value-type="float">
            <text:p>1.83218649328749E-06</text:p>
          </table:table-cell>
          <table:table-cell table:formula="of:=0.5*[.BF12]*(([.BF5]-[.BE5])/([.BF1]-[.BE1]))^2" office:value-type="float" office:value="0.00000429062571982695" calcext:value-type="float">
            <text:p>4.29062571982695E-06</text:p>
          </table:table-cell>
          <table:table-cell table:formula="of:=0.5*[.BG12]*(([.BG5]-[.BF5])/([.BG1]-[.BF1]))^2" office:value-type="float" office:value="0.0000243954804172863" calcext:value-type="float">
            <text:p>2.43954804172863E-05</text:p>
          </table:table-cell>
          <table:table-cell table:formula="of:=0.5*[.BH12]*(([.BH5]-[.BG5])/([.BH1]-[.BG1]))^2" office:value-type="float" office:value="0.000000960800100402375" calcext:value-type="float">
            <text:p>9.60800100402375E-07</text:p>
          </table:table-cell>
          <table:table-cell table:formula="of:=0.5*[.BI12]*(([.BI5]-[.BH5])/([.BI1]-[.BH1]))^2" office:value-type="float" office:value="0.0000371707715674485" calcext:value-type="float">
            <text:p>3.71707715674485E-05</text:p>
          </table:table-cell>
          <table:table-cell table:formula="of:=0.5*[.BJ12]*(([.BJ5]-[.BI5])/([.BJ1]-[.BI1]))^2" office:value-type="float" office:value="0.000176281271171722" calcext:value-type="float">
            <text:p>0.000176281271172</text:p>
          </table:table-cell>
          <table:table-cell table:formula="of:=0.5*[.BK12]*(([.BK5]-[.BJ5])/([.BK1]-[.BJ1]))^2" office:value-type="float" office:value="0.0000501396588281853" calcext:value-type="float">
            <text:p>5.01396588281853E-05</text:p>
          </table:table-cell>
          <table:table-cell table:formula="of:=0.5*[.BL12]*(([.BL5]-[.BK5])/([.BL1]-[.BK1]))^2" office:value-type="float" office:value="0.0000000875880188654969" calcext:value-type="float">
            <text:p>8.75880188654969E-08</text:p>
          </table:table-cell>
          <table:table-cell table:formula="of:=0.5*[.BM12]*(([.BM5]-[.BL5])/([.BM1]-[.BL1]))^2" office:value-type="float" office:value="0.00000801813285275313" calcext:value-type="float">
            <text:p>8.01813285275313E-06</text:p>
          </table:table-cell>
          <table:table-cell table:formula="of:=0.5*[.BN12]*(([.BN5]-[.BM5])/([.BN1]-[.BM1]))^2" office:value-type="float" office:value="0.0000221203606993513" calcext:value-type="float">
            <text:p>2.21203606993513E-05</text:p>
          </table:table-cell>
          <table:table-cell table:formula="of:=0.5*[.BO12]*(([.BO5]-[.BN5])/([.BO1]-[.BN1]))^2" office:value-type="float" office:value="0.000000935500374951745" calcext:value-type="float">
            <text:p>9.35500374951745E-07</text:p>
          </table:table-cell>
          <table:table-cell table:formula="of:=0.5*[.BP12]*(([.BP5]-[.BO5])/([.BP1]-[.BO1]))^2" office:value-type="float" office:value="0.00000443427431600639" calcext:value-type="float">
            <text:p>4.43427431600639E-06</text:p>
          </table:table-cell>
          <table:table-cell table:formula="of:=0.5*[.BQ12]*(([.BQ5]-[.BP5])/([.BQ1]-[.BP1]))^2" office:value-type="float" office:value="0.0000564045733225339" calcext:value-type="float">
            <text:p>5.64045733225339E-05</text:p>
          </table:table-cell>
          <table:table-cell table:formula="of:=0.5*[.BR12]*(([.BR5]-[.BQ5])/([.BR1]-[.BQ1]))^2" office:value-type="float" office:value="0.00000963758740061394" calcext:value-type="float">
            <text:p>9.63758740061394E-06</text:p>
          </table:table-cell>
          <table:table-cell table:formula="of:=0.5*[.BS12]*(([.BS5]-[.BR5])/([.BS1]-[.BR1]))^2" office:value-type="float" office:value="0.00000266254624350195" calcext:value-type="float">
            <text:p>2.66254624350195E-06</text:p>
          </table:table-cell>
          <table:table-cell table:formula="of:=0.5*[.BT12]*(([.BT5]-[.BS5])/([.BT1]-[.BS1]))^2" office:value-type="float" office:value="0.00000687100164953519" calcext:value-type="float">
            <text:p>6.87100164953519E-06</text:p>
          </table:table-cell>
          <table:table-cell table:formula="of:=0.5*[.BU12]*(([.BU5]-[.BT5])/([.BU1]-[.BT1]))^2" office:value-type="float" office:value="0.00000121879412152291" calcext:value-type="float">
            <text:p>1.21879412152291E-06</text:p>
          </table:table-cell>
          <table:table-cell table:formula="of:=0.5*[.BV12]*(([.BV5]-[.BU5])/([.BV1]-[.BU1]))^2" office:value-type="float" office:value="0.0000171336361912194" calcext:value-type="float">
            <text:p>1.71336361912194E-05</text:p>
          </table:table-cell>
          <table:table-cell table:formula="of:=0.5*[.BW12]*(([.BW5]-[.BV5])/([.BW1]-[.BV1]))^2" office:value-type="float" office:value="0.000247528587801472" calcext:value-type="float">
            <text:p>0.000247528587801</text:p>
          </table:table-cell>
          <table:table-cell table:formula="of:=0.5*[.BX12]*(([.BX5]-[.BW5])/([.BX1]-[.BW1]))^2" office:value-type="float" office:value="0.0000226754572509745" calcext:value-type="float">
            <text:p>2.26754572509745E-05</text:p>
          </table:table-cell>
          <table:table-cell table:formula="of:=0.5*[.BY12]*(([.BY5]-[.BX5])/([.BY1]-[.BX1]))^2" office:value-type="float" office:value="0.00000000324362733212731" calcext:value-type="float">
            <text:p>3.24362733212731E-09</text:p>
          </table:table-cell>
          <table:table-cell table:formula="of:=0.5*[.BZ12]*(([.BZ5]-[.BY5])/([.BZ1]-[.BY1]))^2" office:value-type="float" office:value="0.0000157429738224454" calcext:value-type="float">
            <text:p>1.57429738224454E-05</text:p>
          </table:table-cell>
          <table:table-cell table:formula="of:=0.5*[.CA12]*(([.CA5]-[.BZ5])/([.CA1]-[.BZ1]))^2" office:value-type="float" office:value="0.0000542723423379315" calcext:value-type="float">
            <text:p>5.42723423379315E-05</text:p>
          </table:table-cell>
          <table:table-cell table:formula="of:=0.5*[.CB12]*(([.CB5]-[.CA5])/([.CB1]-[.CA1]))^2" office:value-type="float" office:value="0.000000000277061034700296" calcext:value-type="float">
            <text:p>2.77061034700296E-10</text:p>
          </table:table-cell>
          <table:table-cell table:formula="of:=0.5*[.CC12]*(([.CC5]-[.CB5])/([.CC1]-[.CB1]))^2" office:value-type="float" office:value="0.0000645620381649893" calcext:value-type="float">
            <text:p>6.45620381649893E-05</text:p>
          </table:table-cell>
          <table:table-cell table:formula="of:=0.5*[.CD12]*(([.CD5]-[.CC5])/([.CD1]-[.CC1]))^2" office:value-type="float" office:value="0.000136774986056261" calcext:value-type="float">
            <text:p>0.000136774986056</text:p>
          </table:table-cell>
          <table:table-cell table:formula="of:=0.5*[.CE12]*(([.CE5]-[.CD5])/([.CE1]-[.CD1]))^2" office:value-type="float" office:value="0.000000125710092736758" calcext:value-type="float">
            <text:p>1.25710092736758E-07</text:p>
          </table:table-cell>
          <table:table-cell table:formula="of:=0.5*[.CF12]*(([.CF5]-[.CE5])/([.CF1]-[.CE1]))^2" office:value-type="float" office:value="0.00000740857976307818" calcext:value-type="float">
            <text:p>7.40857976307818E-06</text:p>
          </table:table-cell>
          <table:table-cell table:formula="of:=0.5*[.CG12]*(([.CG5]-[.CF5])/([.CG1]-[.CF1]))^2" office:value-type="float" office:value="0.00000535228976534742" calcext:value-type="float">
            <text:p>5.35228976534742E-06</text:p>
          </table:table-cell>
          <table:table-cell table:formula="of:=0.5*[.CH12]*(([.CH5]-[.CG5])/([.CH1]-[.CG1]))^2" office:value-type="float" office:value="0.0000167244540386778" calcext:value-type="float">
            <text:p>1.67244540386778E-05</text:p>
          </table:table-cell>
          <table:table-cell table:formula="of:=0.5*[.CI12]*(([.CI5]-[.CH5])/([.CI1]-[.CH1]))^2" office:value-type="float" office:value="0.0000630349604818399" calcext:value-type="float">
            <text:p>6.30349604818399E-05</text:p>
          </table:table-cell>
          <table:table-cell table:formula="of:=0.5*[.CJ12]*(([.CJ5]-[.CI5])/([.CJ1]-[.CI1]))^2" office:value-type="float" office:value="0.0000048099927401293" calcext:value-type="float">
            <text:p>4.8099927401293E-06</text:p>
          </table:table-cell>
          <table:table-cell table:formula="of:=0.5*[.CK12]*(([.CK5]-[.CJ5])/([.CK1]-[.CJ1]))^2" office:value-type="float" office:value="0.000110906104869066" calcext:value-type="float">
            <text:p>0.000110906104869</text:p>
          </table:table-cell>
          <table:table-cell table:formula="of:=0.5*[.CL12]*(([.CL5]-[.CK5])/([.CL1]-[.CK1]))^2" office:value-type="float" office:value="0.000222224527102041" calcext:value-type="float">
            <text:p>0.000222224527102</text:p>
          </table:table-cell>
          <table:table-cell table:formula="of:=0.5*[.CM12]*(([.CM5]-[.CL5])/([.CM1]-[.CL1]))^2" office:value-type="float" office:value="0.000603101266992609" calcext:value-type="float">
            <text:p>0.000603101266993</text:p>
          </table:table-cell>
          <table:table-cell table:formula="of:=0.5*[.CN12]*(([.CN5]-[.CM5])/([.CN1]-[.CM1]))^2" office:value-type="float" office:value="0.000613667789496807" calcext:value-type="float">
            <text:p>0.000613667789497</text:p>
          </table:table-cell>
          <table:table-cell table:formula="of:=0.5*[.CO12]*(([.CO5]-[.CN5])/([.CO1]-[.CN1]))^2" office:value-type="float" office:value="0.000325996961275766" calcext:value-type="float">
            <text:p>0.000325996961276</text:p>
          </table:table-cell>
          <table:table-cell table:formula="of:=0.5*[.CP12]*(([.CP5]-[.CO5])/([.CP1]-[.CO1]))^2" office:value-type="float" office:value="0.0000721357206098707" calcext:value-type="float">
            <text:p>7.21357206098707E-05</text:p>
          </table:table-cell>
          <table:table-cell table:formula="of:=0.5*[.CQ12]*(([.CQ5]-[.CP5])/([.CQ1]-[.CP1]))^2" office:value-type="float" office:value="0.00010564044685247" calcext:value-type="float">
            <text:p>0.000105640446852</text:p>
          </table:table-cell>
          <table:table-cell table:formula="of:=0.5*[.CR12]*(([.CR5]-[.CQ5])/([.CR1]-[.CQ1]))^2" office:value-type="float" office:value="0.00244648790211123" calcext:value-type="float">
            <text:p>0.002446487902111</text:p>
          </table:table-cell>
          <table:table-cell table:formula="of:=0.5*[.CS12]*(([.CS5]-[.CR5])/([.CS1]-[.CR1]))^2" office:value-type="float" office:value="0.00359378916003756" calcext:value-type="float">
            <text:p>0.003593789160038</text:p>
          </table:table-cell>
          <table:table-cell table:formula="of:=0.5*[.CT12]*(([.CT5]-[.CS5])/([.CT1]-[.CS1]))^2" office:value-type="float" office:value="0.0270904160251676" calcext:value-type="float">
            <text:p>0.027090416025168</text:p>
          </table:table-cell>
          <table:table-cell table:formula="of:=0.5*[.CU12]*(([.CU5]-[.CT5])/([.CU1]-[.CT1]))^2" office:value-type="float" office:value="0.026356678121843" calcext:value-type="float">
            <text:p>0.026356678121843</text:p>
          </table:table-cell>
          <table:table-cell table:formula="of:=0.5*[.CV12]*(([.CV5]-[.CU5])/([.CV1]-[.CU1]))^2" office:value-type="float" office:value="0.0118037076872541" calcext:value-type="float">
            <text:p>0.011803707687254</text:p>
          </table:table-cell>
          <table:table-cell table:formula="of:=0.5*[.CW12]*(([.CW5]-[.CV5])/([.CW1]-[.CV1]))^2" office:value-type="float" office:value="0.00599401573564085" calcext:value-type="float">
            <text:p>0.005994015735641</text:p>
          </table:table-cell>
          <table:table-cell table:formula="of:=0.5*[.CX12]*(([.CX5]-[.CW5])/([.CX1]-[.CW1]))^2" office:value-type="float" office:value="0.000218539626483843" calcext:value-type="float">
            <text:p>0.000218539626484</text:p>
          </table:table-cell>
          <table:table-cell table:formula="of:=0.5*[.CY12]*(([.CY5]-[.CX5])/([.CY1]-[.CX1]))^2" office:value-type="float" office:value="0.0151848794815386" calcext:value-type="float">
            <text:p>0.015184879481539</text:p>
          </table:table-cell>
          <table:table-cell table:formula="of:=0.5*[.CZ12]*(([.CZ5]-[.CY5])/([.CZ1]-[.CY1]))^2" office:value-type="float" office:value="0.0021105637343165" calcext:value-type="float">
            <text:p>0.002110563734317</text:p>
          </table:table-cell>
          <table:table-cell table:formula="of:=0.5*[.DA12]*(([.DA5]-[.CZ5])/([.DA1]-[.CZ1]))^2" office:value-type="float" office:value="0.0164109097718641" calcext:value-type="float">
            <text:p>0.016410909771864</text:p>
          </table:table-cell>
          <table:table-cell table:formula="of:=0.5*[.DB12]*(([.DB5]-[.DA5])/([.DB1]-[.DA1]))^2" office:value-type="float" office:value="0.0201964190754893" calcext:value-type="float">
            <text:p>0.020196419075489</text:p>
          </table:table-cell>
          <table:table-cell table:formula="of:=0.5*[.DC12]*(([.DC5]-[.DB5])/([.DC1]-[.DB1]))^2" office:value-type="float" office:value="0.0251974489285852" calcext:value-type="float">
            <text:p>0.025197448928585</text:p>
          </table:table-cell>
          <table:table-cell table:formula="of:=0.5*[.DD12]*(([.DD5]-[.DC5])/([.DD1]-[.DC1]))^2" office:value-type="float" office:value="0.00997395761463999" calcext:value-type="float">
            <text:p>0.00997395761464</text:p>
          </table:table-cell>
          <table:table-cell table:formula="of:=0.5*[.DE12]*(([.DE5]-[.DD5])/([.DE1]-[.DD1]))^2" office:value-type="float" office:value="0.0640884501101894" calcext:value-type="float">
            <text:p>0.064088450110189</text:p>
          </table:table-cell>
          <table:table-cell table:formula="of:=0.5*[.DF12]*(([.DF5]-[.DE5])/([.DF1]-[.DE1]))^2" office:value-type="float" office:value="0.0103277579723505" calcext:value-type="float">
            <text:p>0.010327757972351</text:p>
          </table:table-cell>
          <table:table-cell table:formula="of:=0.5*[.DG12]*(([.DG5]-[.DF5])/([.DG1]-[.DF1]))^2" office:value-type="float" office:value="0.0000578836332179608" calcext:value-type="float">
            <text:p>5.78836332179608E-05</text:p>
          </table:table-cell>
          <table:table-cell table:formula="of:=0.5*[.DH12]*(([.DH5]-[.DG5])/([.DH1]-[.DG1]))^2" office:value-type="float" office:value="0.0188091207498181" calcext:value-type="float">
            <text:p>0.018809120749818</text:p>
          </table:table-cell>
          <table:table-cell table:formula="of:=0.5*[.DI12]*(([.DI5]-[.DH5])/([.DI1]-[.DH1]))^2" office:value-type="float" office:value="0.0548246078666904" calcext:value-type="float">
            <text:p>0.054824607866691</text:p>
          </table:table-cell>
          <table:table-cell table:formula="of:=0.5*[.DJ12]*(([.DJ5]-[.DI5])/([.DJ1]-[.DI1]))^2" office:value-type="float" office:value="0.00583845543173116" calcext:value-type="float">
            <text:p>0.005838455431731</text:p>
          </table:table-cell>
          <table:table-cell table:formula="of:=0.5*[.DK12]*(([.DK5]-[.DJ5])/([.DK1]-[.DJ1]))^2" office:value-type="float" office:value="0.00560041824089967" calcext:value-type="float">
            <text:p>0.0056004182409</text:p>
          </table:table-cell>
          <table:table-cell table:formula="of:=0.5*[.DL12]*(([.DL5]-[.DK5])/([.DL1]-[.DK1]))^2" office:value-type="float" office:value="0.0168874936711801" calcext:value-type="float">
            <text:p>0.01688749367118</text:p>
          </table:table-cell>
          <table:table-cell table:formula="of:=0.5*[.DM12]*(([.DM5]-[.DL5])/([.DM1]-[.DL1]))^2" office:value-type="float" office:value="0.0242945996795769" calcext:value-type="float">
            <text:p>0.024294599679577</text:p>
          </table:table-cell>
          <table:table-cell table:formula="of:=0.5*[.DN12]*(([.DN5]-[.DM5])/([.DN1]-[.DM1]))^2" office:value-type="float" office:value="0.0398414122068175" calcext:value-type="float">
            <text:p>0.039841412206818</text:p>
          </table:table-cell>
          <table:table-cell table:formula="of:=0.5*[.DO12]*(([.DO5]-[.DN5])/([.DO1]-[.DN1]))^2" office:value-type="float" office:value="0.0652590040662345" calcext:value-type="float">
            <text:p>0.065259004066235</text:p>
          </table:table-cell>
          <table:table-cell table:formula="of:=0.5*[.DP12]*(([.DP5]-[.DO5])/([.DP1]-[.DO1]))^2" office:value-type="float" office:value="0.000231295605878594" calcext:value-type="float">
            <text:p>0.000231295605879</text:p>
          </table:table-cell>
          <table:table-cell table:formula="of:=0.5*[.DQ12]*(([.DQ5]-[.DP5])/([.DQ1]-[.DP1]))^2" office:value-type="float" office:value="0.00128330038882402" calcext:value-type="float">
            <text:p>0.001283300388824</text:p>
          </table:table-cell>
          <table:table-cell table:formula="of:=0.5*[.DR12]*(([.DR5]-[.DQ5])/([.DR1]-[.DQ1]))^2" office:value-type="float" office:value="0.00225661014248437" calcext:value-type="float">
            <text:p>0.002256610142484</text:p>
          </table:table-cell>
          <table:table-cell table:formula="of:=0.5*[.DS12]*(([.DS5]-[.DR5])/([.DS1]-[.DR1]))^2" office:value-type="float" office:value="0.0107686368000371" calcext:value-type="float">
            <text:p>0.010768636800037</text:p>
          </table:table-cell>
          <table:table-cell table:formula="of:=0.5*[.DT12]*(([.DT5]-[.DS5])/([.DT1]-[.DS1]))^2" office:value-type="float" office:value="0.000353069750620583" calcext:value-type="float">
            <text:p>0.000353069750621</text:p>
          </table:table-cell>
          <table:table-cell table:formula="of:=0.5*[.DU12]*(([.DU5]-[.DT5])/([.DU1]-[.DT1]))^2" office:value-type="float" office:value="0.0105661585942517" calcext:value-type="float">
            <text:p>0.010566158594252</text:p>
          </table:table-cell>
          <table:table-cell table:formula="of:=0.5*[.DV12]*(([.DV5]-[.DU5])/([.DV1]-[.DU1]))^2" office:value-type="float" office:value="0.0192409005529885" calcext:value-type="float">
            <text:p>0.019240900552989</text:p>
          </table:table-cell>
          <table:table-cell table:formula="of:=0.5*[.DW12]*(([.DW5]-[.DV5])/([.DW1]-[.DV1]))^2" office:value-type="float" office:value="0.0141175268945348" calcext:value-type="float">
            <text:p>0.014117526894535</text:p>
          </table:table-cell>
          <table:table-cell table:formula="of:=0.5*[.DX12]*(([.DX5]-[.DW5])/([.DX1]-[.DW1]))^2" office:value-type="float" office:value="0.00029066475329689" calcext:value-type="float">
            <text:p>0.000290664753297</text:p>
          </table:table-cell>
          <table:table-cell table:formula="of:=0.5*[.DY12]*(([.DY5]-[.DX5])/([.DY1]-[.DX1]))^2" office:value-type="float" office:value="0.00000522726716636427" calcext:value-type="float">
            <text:p>5.22726716636427E-06</text:p>
          </table:table-cell>
          <table:table-cell table:formula="of:=0.5*[.DZ12]*(([.DZ5]-[.DY5])/([.DZ1]-[.DY1]))^2" office:value-type="float" office:value="0.00219216015945816" calcext:value-type="float">
            <text:p>0.002192160159458</text:p>
          </table:table-cell>
          <table:table-cell table:formula="of:=0.5*[.EA12]*(([.EA5]-[.DZ5])/([.EA1]-[.DZ1]))^2" office:value-type="float" office:value="0.0015249811522514" calcext:value-type="float">
            <text:p>0.001524981152251</text:p>
          </table:table-cell>
          <table:table-cell table:formula="of:=0.5*[.EB12]*(([.EB5]-[.EA5])/([.EB1]-[.EA1]))^2" office:value-type="float" office:value="0.100694960593457" calcext:value-type="float">
            <text:p>0.100694960593457</text:p>
          </table:table-cell>
          <table:table-cell table:formula="of:=0.5*[.EC12]*(([.EC5]-[.EB5])/([.EC1]-[.EB1]))^2" office:value-type="float" office:value="0.0235613989921191" calcext:value-type="float">
            <text:p>0.023561398992119</text:p>
          </table:table-cell>
          <table:table-cell table:formula="of:=0.5*[.ED12]*(([.ED5]-[.EC5])/([.ED1]-[.EC1]))^2" office:value-type="float" office:value="0.000707024314181543" calcext:value-type="float">
            <text:p>0.000707024314182</text:p>
          </table:table-cell>
          <table:table-cell table:formula="of:=0.5*[.EE12]*(([.EE5]-[.ED5])/([.EE1]-[.ED1]))^2" office:value-type="float" office:value="0.00710655524137811" calcext:value-type="float">
            <text:p>0.007106555241378</text:p>
          </table:table-cell>
          <table:table-cell table:formula="of:=0.5*[.EF12]*(([.EF5]-[.EE5])/([.EF1]-[.EE1]))^2" office:value-type="float" office:value="0.027753903576117" calcext:value-type="float">
            <text:p>0.027753903576117</text:p>
          </table:table-cell>
          <table:table-cell table:formula="of:=0.5*[.EG12]*(([.EG5]-[.EF5])/([.EG1]-[.EF1]))^2" office:value-type="float" office:value="0.0177603067985818" calcext:value-type="float">
            <text:p>0.017760306798582</text:p>
          </table:table-cell>
          <table:table-cell table:formula="of:=0.5*[.EH12]*(([.EH5]-[.EG5])/([.EH1]-[.EG1]))^2" office:value-type="float" office:value="0.0203696300822996" calcext:value-type="float">
            <text:p>0.0203696300823</text:p>
          </table:table-cell>
          <table:table-cell table:formula="of:=0.5*[.EI12]*(([.EI5]-[.EH5])/([.EI1]-[.EH1]))^2" office:value-type="float" office:value="0.0694434323184096" calcext:value-type="float">
            <text:p>0.06944343231841</text:p>
          </table:table-cell>
          <table:table-cell table:formula="of:=0.5*[.EJ12]*(([.EJ5]-[.EI5])/([.EJ1]-[.EI1]))^2" office:value-type="float" office:value="0.112937610298421" calcext:value-type="float">
            <text:p>0.112937610298421</text:p>
          </table:table-cell>
          <table:table-cell table:formula="of:=0.5*[.EK12]*(([.EK5]-[.EJ5])/([.EK1]-[.EJ1]))^2" office:value-type="float" office:value="0.049032690472628" calcext:value-type="float">
            <text:p>0.049032690472628</text:p>
          </table:table-cell>
          <table:table-cell table:formula="of:=0.5*[.EL12]*(([.EL5]-[.EK5])/([.EL1]-[.EK1]))^2" office:value-type="float" office:value="0.000126200002952876" calcext:value-type="float">
            <text:p>0.000126200002953</text:p>
          </table:table-cell>
          <table:table-cell table:formula="of:=0.5*[.EM12]*(([.EM5]-[.EL5])/([.EM1]-[.EL1]))^2" office:value-type="float" office:value="0.00000784330995617647" calcext:value-type="float">
            <text:p>7.84330995617647E-06</text:p>
          </table:table-cell>
          <table:table-cell table:formula="of:=0.5*[.EN12]*(([.EN5]-[.EM5])/([.EN1]-[.EM1]))^2" office:value-type="float" office:value="0.000598669938402943" calcext:value-type="float">
            <text:p>0.000598669938403</text:p>
          </table:table-cell>
          <table:table-cell table:formula="of:=0.5*[.EO12]*(([.EO5]-[.EN5])/([.EO1]-[.EN1]))^2" office:value-type="float" office:value="0.000699367337921815" calcext:value-type="float">
            <text:p>0.000699367337922</text:p>
          </table:table-cell>
          <table:table-cell table:formula="of:=0.5*[.EP12]*(([.EP5]-[.EO5])/([.EP1]-[.EO1]))^2" office:value-type="float" office:value="0.000234329986070518" calcext:value-type="float">
            <text:p>0.000234329986071</text:p>
          </table:table-cell>
          <table:table-cell table:formula="of:=0.5*[.EQ12]*(([.EQ5]-[.EP5])/([.EQ1]-[.EP1]))^2" office:value-type="float" office:value="0.0359914563789369" calcext:value-type="float">
            <text:p>0.035991456378937</text:p>
          </table:table-cell>
          <table:table-cell table:formula="of:=0.5*[.ER12]*(([.ER5]-[.EQ5])/([.ER1]-[.EQ1]))^2" office:value-type="float" office:value="0.000021424544649353" calcext:value-type="float">
            <text:p>2.1424544649353E-05</text:p>
          </table:table-cell>
          <table:table-cell table:formula="of:=0.5*[.ES12]*(([.ES5]-[.ER5])/([.ES1]-[.ER1]))^2" office:value-type="float" office:value="0.00000436682974931597" calcext:value-type="float">
            <text:p>4.36682974931597E-06</text:p>
          </table:table-cell>
          <table:table-cell table:formula="of:=0.5*[.ET12]*(([.ET5]-[.ES5])/([.ET1]-[.ES1]))^2" office:value-type="float" office:value="0.0101015112766348" calcext:value-type="float">
            <text:p>0.010101511276635</text:p>
          </table:table-cell>
          <table:table-cell table:formula="of:=0.5*[.EU12]*(([.EU5]-[.ET5])/([.EU1]-[.ET1]))^2" office:value-type="float" office:value="0.0022777523607916" calcext:value-type="float">
            <text:p>0.002277752360792</text:p>
          </table:table-cell>
          <table:table-cell table:formula="of:=0.5*[.EV12]*(([.EV5]-[.EU5])/([.EV1]-[.EU1]))^2" office:value-type="float" office:value="0.00782444299730765" calcext:value-type="float">
            <text:p>0.007824442997308</text:p>
          </table:table-cell>
          <table:table-cell table:formula="of:=0.5*[.EW12]*(([.EW5]-[.EV5])/([.EW1]-[.EV1]))^2" office:value-type="float" office:value="0.00929497454007584" calcext:value-type="float">
            <text:p>0.009294974540076</text:p>
          </table:table-cell>
          <table:table-cell table:formula="of:=0.5*[.EX12]*(([.EX5]-[.EW5])/([.EX1]-[.EW1]))^2" office:value-type="float" office:value="0.0000131599998784505" calcext:value-type="float">
            <text:p>1.31599998784505E-05</text:p>
          </table:table-cell>
          <table:table-cell table:formula="of:=0.5*[.EY12]*(([.EY5]-[.EX5])/([.EY1]-[.EX1]))^2" office:value-type="float" office:value="0.037228620876348" calcext:value-type="float">
            <text:p>0.037228620876348</text:p>
          </table:table-cell>
          <table:table-cell table:formula="of:=0.5*[.EZ12]*(([.EZ5]-[.EY5])/([.EZ1]-[.EY1]))^2" office:value-type="float" office:value="0.0683887729032583" calcext:value-type="float">
            <text:p>0.068388772903258</text:p>
          </table:table-cell>
          <table:table-cell table:formula="of:=0.5*[.FA12]*(([.FA5]-[.EZ5])/([.FA1]-[.EZ1]))^2" office:value-type="float" office:value="0.0252376023272046" calcext:value-type="float">
            <text:p>0.025237602327205</text:p>
          </table:table-cell>
          <table:table-cell table:formula="of:=0.5*[.FB12]*(([.FB5]-[.FA5])/([.FB1]-[.FA1]))^2" office:value-type="float" office:value="0.0122062455674259" calcext:value-type="float">
            <text:p>0.012206245567426</text:p>
          </table:table-cell>
          <table:table-cell table:formula="of:=0.5*[.FC12]*(([.FC5]-[.FB5])/([.FC1]-[.FB1]))^2" office:value-type="float" office:value="0.0116915353010576" calcext:value-type="float">
            <text:p>0.011691535301058</text:p>
          </table:table-cell>
          <table:table-cell table:formula="of:=0.5*[.FD12]*(([.FD5]-[.FC5])/([.FD1]-[.FC1]))^2" office:value-type="float" office:value="0.165958657725233" calcext:value-type="float">
            <text:p>0.165958657725233</text:p>
          </table:table-cell>
          <table:table-cell table:formula="of:=0.5*[.FE12]*(([.FE5]-[.FD5])/([.FE1]-[.FD1]))^2" office:value-type="float" office:value="0.000231668294277721" calcext:value-type="float">
            <text:p>0.000231668294278</text:p>
          </table:table-cell>
          <table:table-cell table:formula="of:=0.5*[.FF12]*(([.FF5]-[.FE5])/([.FF1]-[.FE1]))^2" office:value-type="float" office:value="0.0645022062807104" calcext:value-type="float">
            <text:p>0.06450220628071</text:p>
          </table:table-cell>
          <table:table-cell table:formula="of:=0.5*[.FG12]*(([.FG5]-[.FF5])/([.FG1]-[.FF1]))^2" office:value-type="float" office:value="0.0023201448750006" calcext:value-type="float">
            <text:p>0.002320144875001</text:p>
          </table:table-cell>
          <table:table-cell table:formula="of:=0.5*[.FH12]*(([.FH5]-[.FG5])/([.FH1]-[.FG1]))^2" office:value-type="float" office:value="0.00386965392272723" calcext:value-type="float">
            <text:p>0.003869653922727</text:p>
          </table:table-cell>
          <table:table-cell table:formula="of:=0.5*[.FI12]*(([.FI5]-[.FH5])/([.FI1]-[.FH1]))^2" office:value-type="float" office:value="0.000446427756920124" calcext:value-type="float">
            <text:p>0.00044642775692</text:p>
          </table:table-cell>
          <table:table-cell table:formula="of:=0.5*[.FJ12]*(([.FJ5]-[.FI5])/([.FJ1]-[.FI1]))^2" office:value-type="float" office:value="0.00515655424756297" calcext:value-type="float">
            <text:p>0.005156554247563</text:p>
          </table:table-cell>
          <table:table-cell table:formula="of:=0.5*[.FK12]*(([.FK5]-[.FJ5])/([.FK1]-[.FJ1]))^2" office:value-type="float" office:value="0.000748977123970392" calcext:value-type="float">
            <text:p>0.00074897712397</text:p>
          </table:table-cell>
          <table:table-cell table:formula="of:=0.5*[.FL12]*(([.FL5]-[.FK5])/([.FL1]-[.FK1]))^2" office:value-type="float" office:value="0.000133319801305756" calcext:value-type="float">
            <text:p>0.000133319801306</text:p>
          </table:table-cell>
          <table:table-cell table:formula="of:=0.5*[.FM12]*(([.FM5]-[.FL5])/([.FM1]-[.FL1]))^2" office:value-type="float" office:value="0.0030816778531228" calcext:value-type="float">
            <text:p>0.003081677853123</text:p>
          </table:table-cell>
          <table:table-cell table:formula="of:=0.5*[.FN12]*(([.FN5]-[.FM5])/([.FN1]-[.FM1]))^2" office:value-type="float" office:value="0.00130611192850893" calcext:value-type="float">
            <text:p>0.001306111928509</text:p>
          </table:table-cell>
          <table:table-cell table:formula="of:=0.5*[.FO12]*(([.FO5]-[.FN5])/([.FO1]-[.FN1]))^2" office:value-type="float" office:value="0.00337405659024743" calcext:value-type="float">
            <text:p>0.003374056590247</text:p>
          </table:table-cell>
          <table:table-cell table:formula="of:=0.5*[.FP12]*(([.FP5]-[.FO5])/([.FP1]-[.FO1]))^2" office:value-type="float" office:value="0.119581687544923" calcext:value-type="float">
            <text:p>0.119581687544923</text:p>
          </table:table-cell>
          <table:table-cell table:formula="of:=0.5*[.FQ12]*(([.FQ5]-[.FP5])/([.FQ1]-[.FP1]))^2" office:value-type="float" office:value="0.00975134824157315" calcext:value-type="float">
            <text:p>0.009751348241573</text:p>
          </table:table-cell>
          <table:table-cell table:formula="of:=0.5*[.FR12]*(([.FR5]-[.FQ5])/([.FR1]-[.FQ1]))^2" office:value-type="float" office:value="0.0441310107014979" calcext:value-type="float">
            <text:p>0.044131010701498</text:p>
          </table:table-cell>
          <table:table-cell table:formula="of:=0.5*[.FS12]*(([.FS5]-[.FR5])/([.FS1]-[.FR1]))^2" office:value-type="float" office:value="0.0221096869132541" calcext:value-type="float">
            <text:p>0.022109686913254</text:p>
          </table:table-cell>
          <table:table-cell table:formula="of:=0.5*[.FT12]*(([.FT5]-[.FS5])/([.FT1]-[.FS1]))^2" office:value-type="float" office:value="0.0478359435642861" calcext:value-type="float">
            <text:p>0.047835943564286</text:p>
          </table:table-cell>
          <table:table-cell table:formula="of:=0.5*[.FU12]*(([.FU5]-[.FT5])/([.FU1]-[.FT1]))^2" office:value-type="float" office:value="0.0626621284606821" calcext:value-type="float">
            <text:p>0.062662128460682</text:p>
          </table:table-cell>
          <table:table-cell table:formula="of:=0.5*[.FV12]*(([.FV5]-[.FU5])/([.FV1]-[.FU1]))^2" office:value-type="float" office:value="0.0200162966182565" calcext:value-type="float">
            <text:p>0.020016296618257</text:p>
          </table:table-cell>
          <table:table-cell table:formula="of:=0.5*[.FW12]*(([.FW5]-[.FV5])/([.FW1]-[.FV1]))^2" office:value-type="float" office:value="0.00534199951210809" calcext:value-type="float">
            <text:p>0.005341999512108</text:p>
          </table:table-cell>
          <table:table-cell table:formula="of:=0.5*[.FX12]*(([.FX5]-[.FW5])/([.FX1]-[.FW1]))^2" office:value-type="float" office:value="0.000515438957699839" calcext:value-type="float">
            <text:p>0.0005154389577</text:p>
          </table:table-cell>
          <table:table-cell table:formula="of:=0.5*[.FY12]*(([.FY5]-[.FX5])/([.FY1]-[.FX1]))^2" office:value-type="float" office:value="0.00400043554989823" calcext:value-type="float">
            <text:p>0.004000435549898</text:p>
          </table:table-cell>
          <table:table-cell table:formula="of:=0.5*[.FZ12]*(([.FZ5]-[.FY5])/([.FZ1]-[.FY1]))^2" office:value-type="float" office:value="0.0457000697172134" calcext:value-type="float">
            <text:p>0.045700069717214</text:p>
          </table:table-cell>
          <table:table-cell table:formula="of:=0.5*[.GA12]*(([.GA5]-[.FZ5])/([.GA1]-[.FZ1]))^2" office:value-type="float" office:value="0.00111618158812727" calcext:value-type="float">
            <text:p>0.001116181588127</text:p>
          </table:table-cell>
          <table:table-cell table:formula="of:=0.5*[.GB12]*(([.GB5]-[.GA5])/([.GB1]-[.GA1]))^2" office:value-type="float" office:value="0.0696873547102446" calcext:value-type="float">
            <text:p>0.069687354710245</text:p>
          </table:table-cell>
          <table:table-cell table:formula="of:=0.5*[.GC12]*(([.GC5]-[.GB5])/([.GC1]-[.GB1]))^2" office:value-type="float" office:value="0.0509438151181615" calcext:value-type="float">
            <text:p>0.050943815118162</text:p>
          </table:table-cell>
          <table:table-cell table:formula="of:=0.5*[.GD12]*(([.GD5]-[.GC5])/([.GD1]-[.GC1]))^2" office:value-type="float" office:value="0.0164788951059166" calcext:value-type="float">
            <text:p>0.016478895105917</text:p>
          </table:table-cell>
          <table:table-cell table:formula="of:=0.5*[.GE12]*(([.GE5]-[.GD5])/([.GE1]-[.GD1]))^2" office:value-type="float" office:value="0.00174993735617337" calcext:value-type="float">
            <text:p>0.001749937356173</text:p>
          </table:table-cell>
          <table:table-cell table:formula="of:=0.5*[.GF12]*(([.GF5]-[.GE5])/([.GF1]-[.GE1]))^2" office:value-type="float" office:value="0.0010169482053696" calcext:value-type="float">
            <text:p>0.00101694820537</text:p>
          </table:table-cell>
          <table:table-cell table:formula="of:=0.5*[.GG12]*(([.GG5]-[.GF5])/([.GG1]-[.GF1]))^2" office:value-type="float" office:value="0.00737062715253796" calcext:value-type="float">
            <text:p>0.007370627152538</text:p>
          </table:table-cell>
          <table:table-cell table:formula="of:=0.5*[.GH12]*(([.GH5]-[.GG5])/([.GH1]-[.GG1]))^2" office:value-type="float" office:value="0.000137741233557734" calcext:value-type="float">
            <text:p>0.000137741233558</text:p>
          </table:table-cell>
          <table:table-cell table:formula="of:=0.5*[.GI12]*(([.GI5]-[.GH5])/([.GI1]-[.GH1]))^2" office:value-type="float" office:value="0.00125915103820759" calcext:value-type="float">
            <text:p>0.001259151038208</text:p>
          </table:table-cell>
          <table:table-cell table:formula="of:=0.5*[.GJ12]*(([.GJ5]-[.GI5])/([.GJ1]-[.GI1]))^2" office:value-type="float" office:value="0.00430331787882146" calcext:value-type="float">
            <text:p>0.004303317878821</text:p>
          </table:table-cell>
          <table:table-cell table:formula="of:=0.5*[.GK12]*(([.GK5]-[.GJ5])/([.GK1]-[.GJ1]))^2" office:value-type="float" office:value="0.0179076853298288" calcext:value-type="float">
            <text:p>0.017907685329829</text:p>
          </table:table-cell>
          <table:table-cell table:formula="of:=0.5*[.GL12]*(([.GL5]-[.GK5])/([.GL1]-[.GK1]))^2" office:value-type="float" office:value="0.0110546636347115" calcext:value-type="float">
            <text:p>0.011054663634712</text:p>
          </table:table-cell>
          <table:table-cell table:formula="of:=0.5*[.GM12]*(([.GM5]-[.GL5])/([.GM1]-[.GL1]))^2" office:value-type="float" office:value="0.0202295694863653" calcext:value-type="float">
            <text:p>0.020229569486365</text:p>
          </table:table-cell>
          <table:table-cell table:formula="of:=0.5*[.GN12]*(([.GN5]-[.GM5])/([.GN1]-[.GM1]))^2" office:value-type="float" office:value="0.0487101680829719" calcext:value-type="float">
            <text:p>0.048710168082972</text:p>
          </table:table-cell>
          <table:table-cell table:formula="of:=0.5*[.GO12]*(([.GO5]-[.GN5])/([.GO1]-[.GN1]))^2" office:value-type="float" office:value="0.145366613277306" calcext:value-type="float">
            <text:p>0.145366613277306</text:p>
          </table:table-cell>
          <table:table-cell table:formula="of:=0.5*[.GP12]*(([.GP5]-[.GO5])/([.GP1]-[.GO1]))^2" office:value-type="float" office:value="0.00840225807006388" calcext:value-type="float">
            <text:p>0.008402258070064</text:p>
          </table:table-cell>
          <table:table-cell table:formula="of:=0.5*[.GQ12]*(([.GQ5]-[.GP5])/([.GQ1]-[.GP1]))^2" office:value-type="float" office:value="0.0387424940359176" calcext:value-type="float">
            <text:p>0.038742494035918</text:p>
          </table:table-cell>
          <table:table-cell table:formula="of:=0.5*[.GR12]*(([.GR5]-[.GQ5])/([.GR1]-[.GQ1]))^2" office:value-type="float" office:value="0.107706402298263" calcext:value-type="float">
            <text:p>0.107706402298263</text:p>
          </table:table-cell>
          <table:table-cell table:formula="of:=0.5*[.GS12]*(([.GS5]-[.GR5])/([.GS1]-[.GR1]))^2" office:value-type="float" office:value="0.0733212395831435" calcext:value-type="float">
            <text:p>0.073321239583144</text:p>
          </table:table-cell>
          <table:table-cell table:formula="of:=0.5*[.GT12]*(([.GT5]-[.GS5])/([.GT1]-[.GS1]))^2" office:value-type="float" office:value="0.0122134390394492" calcext:value-type="float">
            <text:p>0.012213439039449</text:p>
          </table:table-cell>
          <table:table-cell table:formula="of:=0.5*[.GU12]*(([.GU5]-[.GT5])/([.GU1]-[.GT1]))^2" office:value-type="float" office:value="0.00223128249361147" calcext:value-type="float">
            <text:p>0.002231282493611</text:p>
          </table:table-cell>
          <table:table-cell table:formula="of:=0.5*[.GV12]*(([.GV5]-[.GU5])/([.GV1]-[.GU1]))^2" office:value-type="float" office:value="0.0122412688577028" calcext:value-type="float">
            <text:p>0.012241268857703</text:p>
          </table:table-cell>
          <table:table-cell table:formula="of:=0.5*[.GW12]*(([.GW5]-[.GV5])/([.GW1]-[.GV1]))^2" office:value-type="float" office:value="0.000147063411715788" calcext:value-type="float">
            <text:p>0.000147063411716</text:p>
          </table:table-cell>
          <table:table-cell table:formula="of:=0.5*[.GX12]*(([.GX5]-[.GW5])/([.GX1]-[.GW1]))^2" office:value-type="float" office:value="0.00219792325979327" calcext:value-type="float">
            <text:p>0.002197923259793</text:p>
          </table:table-cell>
          <table:table-cell table:formula="of:=0.5*[.GY12]*(([.GY5]-[.GX5])/([.GY1]-[.GX1]))^2" office:value-type="float" office:value="0.0196535306775708" calcext:value-type="float">
            <text:p>0.019653530677571</text:p>
          </table:table-cell>
          <table:table-cell table:formula="of:=0.5*[.GZ12]*(([.GZ5]-[.GY5])/([.GZ1]-[.GY1]))^2" office:value-type="float" office:value="0.0409946432663315" calcext:value-type="float">
            <text:p>0.040994643266332</text:p>
          </table:table-cell>
          <table:table-cell table:formula="of:=0.5*[.HA12]*(([.HA5]-[.GZ5])/([.HA1]-[.GZ1]))^2" office:value-type="float" office:value="0.0118098328794083" calcext:value-type="float">
            <text:p>0.011809832879408</text:p>
          </table:table-cell>
          <table:table-cell table:formula="of:=0.5*[.HB12]*(([.HB5]-[.HA5])/([.HB1]-[.HA1]))^2" office:value-type="float" office:value="0.000388139330813589" calcext:value-type="float">
            <text:p>0.000388139330814</text:p>
          </table:table-cell>
          <table:table-cell table:formula="of:=0.5*[.HC12]*(([.HC5]-[.HB5])/([.HC1]-[.HB1]))^2" office:value-type="float" office:value="0.00482992361148877" calcext:value-type="float">
            <text:p>0.004829923611489</text:p>
          </table:table-cell>
          <table:table-cell table:formula="of:=0.5*[.HD12]*(([.HD5]-[.HC5])/([.HD1]-[.HC1]))^2" office:value-type="float" office:value="0.000401245907986158" calcext:value-type="float">
            <text:p>0.000401245907986</text:p>
          </table:table-cell>
          <table:table-cell table:formula="of:=0.5*[.HE12]*(([.HE5]-[.HD5])/([.HE1]-[.HD1]))^2" office:value-type="float" office:value="0.00635961989485898" calcext:value-type="float">
            <text:p>0.006359619894859</text:p>
          </table:table-cell>
          <table:table-cell table:formula="of:=0.5*[.HF12]*(([.HF5]-[.HE5])/([.HF1]-[.HE1]))^2" office:value-type="float" office:value="0.00469465544419664" calcext:value-type="float">
            <text:p>0.004694655444197</text:p>
          </table:table-cell>
          <table:table-cell table:formula="of:=0.5*[.HG12]*(([.HG5]-[.HF5])/([.HG1]-[.HF1]))^2" office:value-type="float" office:value="0.000950128441651603" calcext:value-type="float">
            <text:p>0.000950128441652</text:p>
          </table:table-cell>
          <table:table-cell table:formula="of:=0.5*[.HH12]*(([.HH5]-[.HG5])/([.HH1]-[.HG1]))^2" office:value-type="float" office:value="0.000544470977632676" calcext:value-type="float">
            <text:p>0.000544470977633</text:p>
          </table:table-cell>
          <table:table-cell table:formula="of:=0.5*[.HI12]*(([.HI5]-[.HH5])/([.HI1]-[.HH1]))^2" office:value-type="float" office:value="0.00928018370095781" calcext:value-type="float">
            <text:p>0.009280183700958</text:p>
          </table:table-cell>
          <table:table-cell table:formula="of:=0.5*[.HJ12]*(([.HJ5]-[.HI5])/([.HJ1]-[.HI1]))^2" office:value-type="float" office:value="0.00756118768613775" calcext:value-type="float">
            <text:p>0.007561187686138</text:p>
          </table:table-cell>
          <table:table-cell table:formula="of:=0.5*[.HK12]*(([.HK5]-[.HJ5])/([.HK1]-[.HJ1]))^2" office:value-type="float" office:value="0.0123821840777021" calcext:value-type="float">
            <text:p>0.012382184077702</text:p>
          </table:table-cell>
          <table:table-cell table:formula="of:=0.5*[.HL12]*(([.HL5]-[.HK5])/([.HL1]-[.HK1]))^2" office:value-type="float" office:value="0.0169997188570651" calcext:value-type="float">
            <text:p>0.016999718857065</text:p>
          </table:table-cell>
          <table:table-cell table:formula="of:=0.5*[.HM12]*(([.HM5]-[.HL5])/([.HM1]-[.HL1]))^2" office:value-type="float" office:value="0.071836068515031" calcext:value-type="float">
            <text:p>0.071836068515031</text:p>
          </table:table-cell>
          <table:table-cell table:formula="of:=0.5*[.HN12]*(([.HN5]-[.HM5])/([.HN1]-[.HM1]))^2" office:value-type="float" office:value="0.0657265541214073" calcext:value-type="float">
            <text:p>0.065726554121407</text:p>
          </table:table-cell>
          <table:table-cell table:formula="of:=0.5*[.HO12]*(([.HO5]-[.HN5])/([.HO1]-[.HN1]))^2" office:value-type="float" office:value="0.0000842385689378747" calcext:value-type="float">
            <text:p>8.42385689378747E-05</text:p>
          </table:table-cell>
          <table:table-cell table:formula="of:=0.5*[.HP12]*(([.HP5]-[.HO5])/([.HP1]-[.HO1]))^2" office:value-type="float" office:value="0.0000197501887582315" calcext:value-type="float">
            <text:p>1.97501887582315E-05</text:p>
          </table:table-cell>
          <table:table-cell table:formula="of:=0.5*[.HQ12]*(([.HQ5]-[.HP5])/([.HQ1]-[.HP1]))^2" office:value-type="float" office:value="0.0177274392445834" calcext:value-type="float">
            <text:p>0.017727439244583</text:p>
          </table:table-cell>
          <table:table-cell table:formula="of:=0.5*[.HR12]*(([.HR5]-[.HQ5])/([.HR1]-[.HQ1]))^2" office:value-type="float" office:value="0.00217186144467649" calcext:value-type="float">
            <text:p>0.002171861444677</text:p>
          </table:table-cell>
          <table:table-cell table:formula="of:=0.5*[.HS12]*(([.HS5]-[.HR5])/([.HS1]-[.HR1]))^2" office:value-type="float" office:value="0.00919869517735607" calcext:value-type="float">
            <text:p>0.009198695177356</text:p>
          </table:table-cell>
          <table:table-cell table:formula="of:=0.5*[.HT12]*(([.HT5]-[.HS5])/([.HT1]-[.HS1]))^2" office:value-type="float" office:value="0.0127812378706964" calcext:value-type="float">
            <text:p>0.012781237870696</text:p>
          </table:table-cell>
          <table:table-cell table:formula="of:=0.5*[.HU12]*(([.HU5]-[.HT5])/([.HU1]-[.HT1]))^2" office:value-type="float" office:value="0.000156941465432121" calcext:value-type="float">
            <text:p>0.000156941465432</text:p>
          </table:table-cell>
          <table:table-cell table:formula="of:=0.5*[.HV12]*(([.HV5]-[.HU5])/([.HV1]-[.HU1]))^2" office:value-type="float" office:value="0.00275448051879075" calcext:value-type="float">
            <text:p>0.002754480518791</text:p>
          </table:table-cell>
          <table:table-cell table:formula="of:=0.5*[.HW12]*(([.HW5]-[.HV5])/([.HW1]-[.HV1]))^2" office:value-type="float" office:value="0.001077641794717" calcext:value-type="float">
            <text:p>0.001077641794717</text:p>
          </table:table-cell>
          <table:table-cell table:formula="of:=0.5*[.HX12]*(([.HX5]-[.HW5])/([.HX1]-[.HW1]))^2" office:value-type="float" office:value="0.00235517101515072" calcext:value-type="float">
            <text:p>0.002355171015151</text:p>
          </table:table-cell>
          <table:table-cell table:formula="of:=0.5*[.HY12]*(([.HY5]-[.HX5])/([.HY1]-[.HX1]))^2" office:value-type="float" office:value="0.0000101045633131563" calcext:value-type="float">
            <text:p>1.01045633131563E-05</text:p>
          </table:table-cell>
          <table:table-cell table:formula="of:=0.5*[.HZ12]*(([.HZ5]-[.HY5])/([.HZ1]-[.HY1]))^2" office:value-type="float" office:value="0.00000229353633205825" calcext:value-type="float">
            <text:p>2.29353633205825E-06</text:p>
          </table:table-cell>
          <table:table-cell table:formula="of:=0.5*[.IA12]*(([.IA5]-[.HZ5])/([.IA1]-[.HZ1]))^2" office:value-type="float" office:value="0.000335648335608308" calcext:value-type="float">
            <text:p>0.000335648335608</text:p>
          </table:table-cell>
          <table:table-cell table:formula="of:=0.5*[.IB12]*(([.IB5]-[.IA5])/([.IB1]-[.IA1]))^2" office:value-type="float" office:value="0.000000199591456349226" calcext:value-type="float">
            <text:p>1.99591456349226E-07</text:p>
          </table:table-cell>
          <table:table-cell table:formula="of:=0.5*[.IC12]*(([.IC5]-[.IB5])/([.IC1]-[.IB1]))^2" office:value-type="float" office:value="0.0000986459343727388" calcext:value-type="float">
            <text:p>9.86459343727388E-05</text:p>
          </table:table-cell>
          <table:table-cell table:formula="of:=0.5*[.ID12]*(([.ID5]-[.IC5])/([.ID1]-[.IC1]))^2" office:value-type="float" office:value="0.0000481532048592658" calcext:value-type="float">
            <text:p>4.81532048592658E-05</text:p>
          </table:table-cell>
          <table:table-cell table:formula="of:=0.5*[.IE12]*(([.IE5]-[.ID5])/([.IE1]-[.ID1]))^2" office:value-type="float" office:value="0.0000528553999580443" calcext:value-type="float">
            <text:p>5.28553999580443E-05</text:p>
          </table:table-cell>
          <table:table-cell table:formula="of:=0.5*[.IF12]*(([.IF5]-[.IE5])/([.IF1]-[.IE1]))^2" office:value-type="float" office:value="0.0000027490105184326" calcext:value-type="float">
            <text:p>2.7490105184326E-06</text:p>
          </table:table-cell>
          <table:table-cell table:formula="of:=0.5*[.IG12]*(([.IG5]-[.IF5])/([.IG1]-[.IF1]))^2" office:value-type="float" office:value="0.0000229151340511289" calcext:value-type="float">
            <text:p>2.29151340511289E-05</text:p>
          </table:table-cell>
          <table:table-cell table:formula="of:=0.5*[.IH12]*(([.IH5]-[.IG5])/([.IH1]-[.IG1]))^2" office:value-type="float" office:value="0.0000378114505262783" calcext:value-type="float">
            <text:p>3.78114505262783E-05</text:p>
          </table:table-cell>
          <table:table-cell table:formula="of:=0.5*[.II12]*(([.II5]-[.IH5])/([.II1]-[.IH1]))^2" office:value-type="float" office:value="0.0000972446050771714" calcext:value-type="float">
            <text:p>9.72446050771714E-05</text:p>
          </table:table-cell>
          <table:table-cell table:formula="of:=0.5*[.IJ12]*(([.IJ5]-[.II5])/([.IJ1]-[.II1]))^2" office:value-type="float" office:value="0.0000224593022019454" calcext:value-type="float">
            <text:p>2.24593022019454E-05</text:p>
          </table:table-cell>
          <table:table-cell table:formula="of:=0.5*[.IK12]*(([.IK5]-[.IJ5])/([.IK1]-[.IJ1]))^2" office:value-type="float" office:value="0.000000748268341437369" calcext:value-type="float">
            <text:p>7.48268341437369E-07</text:p>
          </table:table-cell>
          <table:table-cell table:formula="of:=0.5*[.IL12]*(([.IL5]-[.IK5])/([.IL1]-[.IK1]))^2" office:value-type="float" office:value="0.00000892178507161791" calcext:value-type="float">
            <text:p>8.92178507161791E-06</text:p>
          </table:table-cell>
          <table:table-cell table:formula="of:=0.5*[.IM12]*(([.IM5]-[.IL5])/([.IM1]-[.IL1]))^2" office:value-type="float" office:value="0.0000130283806743626" calcext:value-type="float">
            <text:p>1.30283806743626E-05</text:p>
          </table:table-cell>
          <table:table-cell table:formula="of:=0.5*[.IN12]*(([.IN5]-[.IM5])/([.IN1]-[.IM1]))^2" office:value-type="float" office:value="0.00000185006065174877" calcext:value-type="float">
            <text:p>1.85006065174877E-06</text:p>
          </table:table-cell>
          <table:table-cell table:formula="of:=0.5*[.IO12]*(([.IO5]-[.IN5])/([.IO1]-[.IN1]))^2" office:value-type="float" office:value="0.0000110829747697508" calcext:value-type="float">
            <text:p>1.10829747697508E-05</text:p>
          </table:table-cell>
          <table:table-cell table:formula="of:=0.5*[.IP12]*(([.IP5]-[.IO5])/([.IP1]-[.IO1]))^2" office:value-type="float" office:value="0.000000390396471461796" calcext:value-type="float">
            <text:p>3.90396471461796E-07</text:p>
          </table:table-cell>
          <table:table-cell table:formula="of:=0.5*[.IQ12]*(([.IQ5]-[.IP5])/([.IQ1]-[.IP1]))^2" office:value-type="float" office:value="0.000000028837120452453" calcext:value-type="float">
            <text:p>2.8837120452453E-08</text:p>
          </table:table-cell>
          <table:table-cell table:formula="of:=0.5*[.IR12]*(([.IR5]-[.IQ5])/([.IR1]-[.IQ1]))^2" office:value-type="float" office:value="0.0000196753234346152" calcext:value-type="float">
            <text:p>1.96753234346152E-05</text:p>
          </table:table-cell>
          <table:table-cell table:formula="of:=0.5*[.IS12]*(([.IS5]-[.IR5])/([.IS1]-[.IR1]))^2" office:value-type="float" office:value="0.00000669661531639715" calcext:value-type="float">
            <text:p>6.69661531639715E-06</text:p>
          </table:table-cell>
          <table:table-cell table:formula="of:=0.5*[.IT12]*(([.IT5]-[.IS5])/([.IT1]-[.IS1]))^2" office:value-type="float" office:value="0.0000423198212702416" calcext:value-type="float">
            <text:p>4.23198212702416E-05</text:p>
          </table:table-cell>
          <table:table-cell table:formula="of:=0.5*[.IU12]*(([.IU5]-[.IT5])/([.IU1]-[.IT1]))^2" office:value-type="float" office:value="0.0000927678302171662" calcext:value-type="float">
            <text:p>9.27678302171662E-05</text:p>
          </table:table-cell>
          <table:table-cell table:formula="of:=0.5*[.IV12]*(([.IV5]-[.IU5])/([.IV1]-[.IU1]))^2" office:value-type="float" office:value="0.000000622993672907825" calcext:value-type="float">
            <text:p>6.22993672907825E-07</text:p>
          </table:table-cell>
          <table:table-cell table:formula="of:=0.5*[.IW12]*(([.IW5]-[.IV5])/([.IW1]-[.IV1]))^2" office:value-type="float" office:value="0.00000682392774809259" calcext:value-type="float">
            <text:p>6.82392774809259E-06</text:p>
          </table:table-cell>
          <table:table-cell table:formula="of:=0.5*[.IX12]*(([.IX5]-[.IW5])/([.IX1]-[.IW1]))^2" office:value-type="float" office:value="0.00000000730939694120868" calcext:value-type="float">
            <text:p>7.30939694120868E-09</text:p>
          </table:table-cell>
          <table:table-cell table:formula="of:=0.5*[.IY12]*(([.IY5]-[.IX5])/([.IY1]-[.IX1]))^2" office:value-type="float" office:value="0.00000393584071119406" calcext:value-type="float">
            <text:p>3.93584071119406E-06</text:p>
          </table:table-cell>
          <table:table-cell table:formula="of:=0.5*[.IZ12]*(([.IZ5]-[.IY5])/([.IZ1]-[.IY1]))^2" office:value-type="float" office:value="0.00000144710600188814" calcext:value-type="float">
            <text:p>1.44710600188814E-06</text:p>
          </table:table-cell>
          <table:table-cell table:formula="of:=0.5*[.JA12]*(([.JA5]-[.IZ5])/([.JA1]-[.IZ1]))^2" office:value-type="float" office:value="0.00000487563649923171" calcext:value-type="float">
            <text:p>4.87563649923171E-06</text:p>
          </table:table-cell>
          <table:table-cell table:formula="of:=0.5*[.JB12]*(([.JB5]-[.JA5])/([.JB1]-[.JA1]))^2" office:value-type="float" office:value="0.00000130725880989388" calcext:value-type="float">
            <text:p>1.30725880989388E-06</text:p>
          </table:table-cell>
          <table:table-cell table:formula="of:=0.5*[.JC12]*(([.JC5]-[.JB5])/([.JC1]-[.JB1]))^2" office:value-type="float" office:value="0.000000242424936315201" calcext:value-type="float">
            <text:p>2.42424936315201E-07</text:p>
          </table:table-cell>
          <table:table-cell table:formula="of:=0.5*[.JD12]*(([.JD5]-[.JC5])/([.JD1]-[.JC1]))^2" office:value-type="float" office:value="0.000000655054916163576" calcext:value-type="float">
            <text:p>6.55054916163576E-07</text:p>
          </table:table-cell>
          <table:table-cell table:formula="of:=0.5*[.JE12]*(([.JE5]-[.JD5])/([.JE1]-[.JD1]))^2" office:value-type="float" office:value="0.0000000269741550337944" calcext:value-type="float">
            <text:p>2.69741550337944E-08</text:p>
          </table:table-cell>
          <table:table-cell table:formula="of:=0.5*[.JF12]*(([.JF5]-[.JE5])/([.JF1]-[.JE1]))^2" office:value-type="float" office:value="0.000000070856833556829" calcext:value-type="float">
            <text:p>7.0856833556829E-08</text:p>
          </table:table-cell>
          <table:table-cell table:formula="of:=0.5*[.JG12]*(([.JG5]-[.JF5])/([.JG1]-[.JF1]))^2" office:value-type="float" office:value="0.00000490480227558242" calcext:value-type="float">
            <text:p>4.90480227558242E-06</text:p>
          </table:table-cell>
          <table:table-cell table:formula="of:=0.5*[.JH12]*(([.JH5]-[.JG5])/([.JH1]-[.JG1]))^2" office:value-type="float" office:value="0.00000612848853415816" calcext:value-type="float">
            <text:p>6.12848853415816E-06</text:p>
          </table:table-cell>
          <table:table-cell table:formula="of:=0.5*[.JI12]*(([.JI5]-[.JH5])/([.JI1]-[.JH1]))^2" office:value-type="float" office:value="0.00000178820941694815" calcext:value-type="float">
            <text:p>1.78820941694815E-06</text:p>
          </table:table-cell>
          <table:table-cell table:formula="of:=0.5*[.JJ12]*(([.JJ5]-[.JI5])/([.JJ1]-[.JI1]))^2" office:value-type="float" office:value="0.0000000249606292223548" calcext:value-type="float">
            <text:p>2.49606292223548E-08</text:p>
          </table:table-cell>
          <table:table-cell table:formula="of:=0.5*[.JK12]*(([.JK5]-[.JJ5])/([.JK1]-[.JJ1]))^2" office:value-type="float" office:value="0.0000268324413124046" calcext:value-type="float">
            <text:p>2.68324413124046E-05</text:p>
          </table:table-cell>
          <table:table-cell table:formula="of:=0.5*[.JL12]*(([.JL5]-[.JK5])/([.JL1]-[.JK1]))^2" office:value-type="float" office:value="0.00000286030662867195" calcext:value-type="float">
            <text:p>2.86030662867195E-06</text:p>
          </table:table-cell>
          <table:table-cell table:formula="of:=0.5*[.JM12]*(([.JM5]-[.JL5])/([.JM1]-[.JL1]))^2" office:value-type="float" office:value="0.00000210856369555299" calcext:value-type="float">
            <text:p>2.10856369555299E-06</text:p>
          </table:table-cell>
          <table:table-cell table:formula="of:=0.5*[.JN12]*(([.JN5]-[.JM5])/([.JN1]-[.JM1]))^2" office:value-type="float" office:value="0.0000127413477275226" calcext:value-type="float">
            <text:p>1.27413477275226E-05</text:p>
          </table:table-cell>
          <table:table-cell table:formula="of:=0.5*[.JO12]*(([.JO5]-[.JN5])/([.JO1]-[.JN1]))^2" office:value-type="float" office:value="0.00000883793770425149" calcext:value-type="float">
            <text:p>8.83793770425149E-06</text:p>
          </table:table-cell>
          <table:table-cell table:formula="of:=0.5*[.JP12]*(([.JP5]-[.JO5])/([.JP1]-[.JO1]))^2" office:value-type="float" office:value="0.00001614130048402" calcext:value-type="float">
            <text:p>1.614130048402E-05</text:p>
          </table:table-cell>
          <table:table-cell table:formula="of:=0.5*[.JQ12]*(([.JQ5]-[.JP5])/([.JQ1]-[.JP1]))^2" office:value-type="float" office:value="0.00000354887371364084" calcext:value-type="float">
            <text:p>3.54887371364084E-06</text:p>
          </table:table-cell>
          <table:table-cell table:formula="of:=0.5*[.JR12]*(([.JR5]-[.JQ5])/([.JR1]-[.JQ1]))^2" office:value-type="float" office:value="0.000000357412012074819" calcext:value-type="float">
            <text:p>3.57412012074819E-07</text:p>
          </table:table-cell>
          <table:table-cell table:formula="of:=0.5*[.JS12]*(([.JS5]-[.JR5])/([.JS1]-[.JR1]))^2" office:value-type="float" office:value="0.000000503249131140123" calcext:value-type="float">
            <text:p>5.03249131140123E-07</text:p>
          </table:table-cell>
          <table:table-cell table:formula="of:=0.5*[.JT12]*(([.JT5]-[.JS5])/([.JT1]-[.JS1]))^2" office:value-type="float" office:value="0.000000429923300657747" calcext:value-type="float">
            <text:p>4.29923300657747E-07</text:p>
          </table:table-cell>
          <table:table-cell table:formula="of:=0.5*[.JU12]*(([.JU5]-[.JT5])/([.JU1]-[.JT1]))^2" office:value-type="float" office:value="0.00000272982108656307" calcext:value-type="float">
            <text:p>2.72982108656307E-06</text:p>
          </table:table-cell>
          <table:table-cell table:formula="of:=0.5*[.JV12]*(([.JV5]-[.JU5])/([.JV1]-[.JU1]))^2" office:value-type="float" office:value="0.0000000634035306130702" calcext:value-type="float">
            <text:p>6.34035306130702E-08</text:p>
          </table:table-cell>
          <table:table-cell table:formula="of:=0.5*[.JW12]*(([.JW5]-[.JV5])/([.JW1]-[.JV1]))^2" office:value-type="float" office:value="0.0000022576481091919" calcext:value-type="float">
            <text:p>2.2576481091919E-06</text:p>
          </table:table-cell>
          <table:table-cell table:formula="of:=0.5*[.JX12]*(([.JX5]-[.JW5])/([.JX1]-[.JW1]))^2" office:value-type="float" office:value="0.000000078681049450706" calcext:value-type="float">
            <text:p>7.8681049450706E-08</text:p>
          </table:table-cell>
          <table:table-cell table:formula="of:=0.5*[.JY12]*(([.JY5]-[.JX5])/([.JY1]-[.JX1]))^2" office:value-type="float" office:value="0.00000682706738898559" calcext:value-type="float">
            <text:p>6.82706738898559E-06</text:p>
          </table:table-cell>
          <table:table-cell table:formula="of:=0.5*[.JZ12]*(([.JZ5]-[.JY5])/([.JZ1]-[.JY1]))^2" office:value-type="float" office:value="0.000000699792673864714" calcext:value-type="float">
            <text:p>6.99792673864714E-07</text:p>
          </table:table-cell>
          <table:table-cell table:formula="of:=0.5*[.KA12]*(([.KA5]-[.JZ5])/([.KA1]-[.JZ1]))^2" office:value-type="float" office:value="0.00000163441775143431" calcext:value-type="float">
            <text:p>1.63441775143431E-06</text:p>
          </table:table-cell>
          <table:table-cell table:formula="of:=0.5*[.KB12]*(([.KB5]-[.KA5])/([.KB1]-[.KA1]))^2" office:value-type="float" office:value="0.000000585330089993902" calcext:value-type="float">
            <text:p>5.85330089993902E-07</text:p>
          </table:table-cell>
          <table:table-cell table:formula="of:=0.5*[.KC12]*(([.KC5]-[.KB5])/([.KC1]-[.KB1]))^2" office:value-type="float" office:value="0.0000142943573334208" calcext:value-type="float">
            <text:p>1.42943573334208E-05</text:p>
          </table:table-cell>
          <table:table-cell table:formula="of:=0.5*[.KD12]*(([.KD5]-[.KC5])/([.KD1]-[.KC1]))^2" office:value-type="float" office:value="0.00000190688755283185" calcext:value-type="float">
            <text:p>1.90688755283185E-06</text:p>
          </table:table-cell>
          <table:table-cell table:formula="of:=0.5*[.KE12]*(([.KE5]-[.KD5])/([.KE1]-[.KD1]))^2" office:value-type="float" office:value="0.000113288642630474" calcext:value-type="float">
            <text:p>0.00011328864263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24850595008171" calcext:value-type="float">
            <text:p>2.4850595008171E-09</text:p>
          </table:table-cell>
          <table:table-cell table:formula="of:=0.5*[.D12]*(([.D6]-[.C6])/([.D1]-[.C1]))^2" office:value-type="float" office:value="0.00000000729565323390256" calcext:value-type="float">
            <text:p>7.29565323390256E-09</text:p>
          </table:table-cell>
          <table:table-cell table:formula="of:=0.5*[.E12]*(([.E6]-[.D6])/([.E1]-[.D1]))^2" office:value-type="float" office:value="0.00000000107663690257043" calcext:value-type="float">
            <text:p>1.07663690257043E-09</text:p>
          </table:table-cell>
          <table:table-cell table:formula="of:=0.5*[.F12]*(([.F6]-[.E6])/([.F1]-[.E1]))^2" office:value-type="float" office:value="0.0000000215309323727426" calcext:value-type="float">
            <text:p>2.15309323727426E-08</text:p>
          </table:table-cell>
          <table:table-cell table:formula="of:=0.5*[.G12]*(([.G6]-[.F6])/([.G1]-[.F1]))^2" office:value-type="float" office:value="0.0000000867713407650928" calcext:value-type="float">
            <text:p>8.67713407650928E-08</text:p>
          </table:table-cell>
          <table:table-cell table:formula="of:=0.5*[.H12]*(([.H6]-[.G6])/([.H1]-[.G1]))^2" office:value-type="float" office:value="0.000000615945983916846" calcext:value-type="float">
            <text:p>6.15945983916846E-07</text:p>
          </table:table-cell>
          <table:table-cell table:formula="of:=0.5*[.I12]*(([.I6]-[.H6])/([.I1]-[.H1]))^2" office:value-type="float" office:value="0.000000276251850721748" calcext:value-type="float">
            <text:p>2.76251850721748E-07</text:p>
          </table:table-cell>
          <table:table-cell table:formula="of:=0.5*[.J12]*(([.J6]-[.I6])/([.J1]-[.I1]))^2" office:value-type="float" office:value="0.000000115066252053641" calcext:value-type="float">
            <text:p>1.15066252053641E-07</text:p>
          </table:table-cell>
          <table:table-cell table:formula="of:=0.5*[.K12]*(([.K6]-[.J6])/([.K1]-[.J1]))^2" office:value-type="float" office:value="0.000000300264156293042" calcext:value-type="float">
            <text:p>3.00264156293042E-07</text:p>
          </table:table-cell>
          <table:table-cell table:formula="of:=0.5*[.L12]*(([.L6]-[.K6])/([.L1]-[.K1]))^2" office:value-type="float" office:value="0.0000000000000116842027462955" calcext:value-type="float">
            <text:p>1.16842027462955E-14</text:p>
          </table:table-cell>
          <table:table-cell table:formula="of:=0.5*[.M12]*(([.M6]-[.L6])/([.M1]-[.L1]))^2" office:value-type="float" office:value="0.0000000528239114708793" calcext:value-type="float">
            <text:p>5.28239114708793E-08</text:p>
          </table:table-cell>
          <table:table-cell table:formula="of:=0.5*[.N12]*(([.N6]-[.M6])/([.N1]-[.M1]))^2" office:value-type="float" office:value="0.00000043277825439141" calcext:value-type="float">
            <text:p>4.3277825439141E-07</text:p>
          </table:table-cell>
          <table:table-cell table:formula="of:=0.5*[.O12]*(([.O6]-[.N6])/([.O1]-[.N1]))^2" office:value-type="float" office:value="0.00000186001395910348" calcext:value-type="float">
            <text:p>1.86001395910348E-06</text:p>
          </table:table-cell>
          <table:table-cell table:formula="of:=0.5*[.P12]*(([.P6]-[.O6])/([.P1]-[.O1]))^2" office:value-type="float" office:value="0.00000053120451768751" calcext:value-type="float">
            <text:p>5.3120451768751E-07</text:p>
          </table:table-cell>
          <table:table-cell table:formula="of:=0.5*[.Q12]*(([.Q6]-[.P6])/([.Q1]-[.P1]))^2" office:value-type="float" office:value="0.000000104837259450479" calcext:value-type="float">
            <text:p>1.04837259450479E-07</text:p>
          </table:table-cell>
          <table:table-cell table:formula="of:=0.5*[.R12]*(([.R6]-[.Q6])/([.R1]-[.Q1]))^2" office:value-type="float" office:value="0.0000000172129888474599" calcext:value-type="float">
            <text:p>1.72129888474599E-08</text:p>
          </table:table-cell>
          <table:table-cell table:formula="of:=0.5*[.S12]*(([.S6]-[.R6])/([.S1]-[.R1]))^2" office:value-type="float" office:value="0.000000933616326420115" calcext:value-type="float">
            <text:p>9.33616326420115E-07</text:p>
          </table:table-cell>
          <table:table-cell table:formula="of:=0.5*[.T12]*(([.T6]-[.S6])/([.T1]-[.S1]))^2" office:value-type="float" office:value="0.000000677881927423643" calcext:value-type="float">
            <text:p>6.77881927423643E-07</text:p>
          </table:table-cell>
          <table:table-cell table:formula="of:=0.5*[.U12]*(([.U6]-[.T6])/([.U1]-[.T1]))^2" office:value-type="float" office:value="0.00000000329034796728241" calcext:value-type="float">
            <text:p>3.29034796728241E-09</text:p>
          </table:table-cell>
          <table:table-cell table:formula="of:=0.5*[.V12]*(([.V6]-[.U6])/([.V1]-[.U1]))^2" office:value-type="float" office:value="0.0000000087590584679659" calcext:value-type="float">
            <text:p>8.7590584679659E-09</text:p>
          </table:table-cell>
          <table:table-cell table:formula="of:=0.5*[.W12]*(([.W6]-[.V6])/([.W1]-[.V1]))^2" office:value-type="float" office:value="0.000000236446969723388" calcext:value-type="float">
            <text:p>2.36446969723388E-07</text:p>
          </table:table-cell>
          <table:table-cell table:formula="of:=0.5*[.X12]*(([.X6]-[.W6])/([.X1]-[.W1]))^2" office:value-type="float" office:value="0.0000000042000516511835" calcext:value-type="float">
            <text:p>4.2000516511835E-09</text:p>
          </table:table-cell>
          <table:table-cell table:formula="of:=0.5*[.Y12]*(([.Y6]-[.X6])/([.Y1]-[.X1]))^2" office:value-type="float" office:value="0.000000580548639079843" calcext:value-type="float">
            <text:p>5.80548639079843E-07</text:p>
          </table:table-cell>
          <table:table-cell table:formula="of:=0.5*[.Z12]*(([.Z6]-[.Y6])/([.Z1]-[.Y1]))^2" office:value-type="float" office:value="0.000000709038522405729" calcext:value-type="float">
            <text:p>7.09038522405729E-07</text:p>
          </table:table-cell>
          <table:table-cell table:formula="of:=0.5*[.AA12]*(([.AA6]-[.Z6])/([.AA1]-[.Z1]))^2" office:value-type="float" office:value="0.00000109158400389308" calcext:value-type="float">
            <text:p>1.09158400389308E-06</text:p>
          </table:table-cell>
          <table:table-cell table:formula="of:=0.5*[.AB12]*(([.AB6]-[.AA6])/([.AB1]-[.AA1]))^2" office:value-type="float" office:value="0.00000246127214703668" calcext:value-type="float">
            <text:p>2.46127214703668E-06</text:p>
          </table:table-cell>
          <table:table-cell table:formula="of:=0.5*[.AC12]*(([.AC6]-[.AB6])/([.AC1]-[.AB1]))^2" office:value-type="float" office:value="0.00000134317300963468" calcext:value-type="float">
            <text:p>1.34317300963468E-06</text:p>
          </table:table-cell>
          <table:table-cell table:formula="of:=0.5*[.AD12]*(([.AD6]-[.AC6])/([.AD1]-[.AC1]))^2" office:value-type="float" office:value="0.0000000448699143782132" calcext:value-type="float">
            <text:p>4.48699143782132E-08</text:p>
          </table:table-cell>
          <table:table-cell table:formula="of:=0.5*[.AE12]*(([.AE6]-[.AD6])/([.AE1]-[.AD1]))^2" office:value-type="float" office:value="0.000000302666292684418" calcext:value-type="float">
            <text:p>3.02666292684418E-07</text:p>
          </table:table-cell>
          <table:table-cell table:formula="of:=0.5*[.AF12]*(([.AF6]-[.AE6])/([.AF1]-[.AE1]))^2" office:value-type="float" office:value="0.0000000202839020544649" calcext:value-type="float">
            <text:p>2.02839020544649E-08</text:p>
          </table:table-cell>
          <table:table-cell table:formula="of:=0.5*[.AG12]*(([.AG6]-[.AF6])/([.AG1]-[.AF1]))^2" office:value-type="float" office:value="0.0000000310779836941001" calcext:value-type="float">
            <text:p>3.10779836941001E-08</text:p>
          </table:table-cell>
          <table:table-cell table:formula="of:=0.5*[.AH12]*(([.AH6]-[.AG6])/([.AH1]-[.AG1]))^2" office:value-type="float" office:value="0.000000275418795186361" calcext:value-type="float">
            <text:p>2.75418795186361E-07</text:p>
          </table:table-cell>
          <table:table-cell table:formula="of:=0.5*[.AI12]*(([.AI6]-[.AH6])/([.AI1]-[.AH1]))^2" office:value-type="float" office:value="0.000000506097299996277" calcext:value-type="float">
            <text:p>5.06097299996277E-07</text:p>
          </table:table-cell>
          <table:table-cell table:formula="of:=0.5*[.AJ12]*(([.AJ6]-[.AI6])/([.AJ1]-[.AI1]))^2" office:value-type="float" office:value="0.000000113448551144331" calcext:value-type="float">
            <text:p>1.13448551144331E-07</text:p>
          </table:table-cell>
          <table:table-cell table:formula="of:=0.5*[.AK12]*(([.AK6]-[.AJ6])/([.AK1]-[.AJ1]))^2" office:value-type="float" office:value="0.00000169587562585773" calcext:value-type="float">
            <text:p>1.69587562585773E-06</text:p>
          </table:table-cell>
          <table:table-cell table:formula="of:=0.5*[.AL12]*(([.AL6]-[.AK6])/([.AL1]-[.AK1]))^2" office:value-type="float" office:value="0.00000164891504477659" calcext:value-type="float">
            <text:p>1.64891504477659E-06</text:p>
          </table:table-cell>
          <table:table-cell table:formula="of:=0.5*[.AM12]*(([.AM6]-[.AL6])/([.AM1]-[.AL1]))^2" office:value-type="float" office:value="0.000000490573894255863" calcext:value-type="float">
            <text:p>4.90573894255863E-07</text:p>
          </table:table-cell>
          <table:table-cell table:formula="of:=0.5*[.AN12]*(([.AN6]-[.AM6])/([.AN1]-[.AM1]))^2" office:value-type="float" office:value="0.0000000521608063125698" calcext:value-type="float">
            <text:p>5.21608063125698E-08</text:p>
          </table:table-cell>
          <table:table-cell table:formula="of:=0.5*[.AO12]*(([.AO6]-[.AN6])/([.AO1]-[.AN1]))^2" office:value-type="float" office:value="0.0000000931444574505728" calcext:value-type="float">
            <text:p>9.31444574505728E-08</text:p>
          </table:table-cell>
          <table:table-cell table:formula="of:=0.5*[.AP12]*(([.AP6]-[.AO6])/([.AP1]-[.AO1]))^2" office:value-type="float" office:value="0.000000244295388469433" calcext:value-type="float">
            <text:p>2.44295388469433E-07</text:p>
          </table:table-cell>
          <table:table-cell table:formula="of:=0.5*[.AQ12]*(([.AQ6]-[.AP6])/([.AQ1]-[.AP1]))^2" office:value-type="float" office:value="0.000000182797407280718" calcext:value-type="float">
            <text:p>1.82797407280718E-07</text:p>
          </table:table-cell>
          <table:table-cell table:formula="of:=0.5*[.AR12]*(([.AR6]-[.AQ6])/([.AR1]-[.AQ1]))^2" office:value-type="float" office:value="0.00000000214057384824775" calcext:value-type="float">
            <text:p>2.14057384824775E-09</text:p>
          </table:table-cell>
          <table:table-cell table:formula="of:=0.5*[.AS12]*(([.AS6]-[.AR6])/([.AS1]-[.AR1]))^2" office:value-type="float" office:value="0.000000600772696721187" calcext:value-type="float">
            <text:p>6.00772696721187E-07</text:p>
          </table:table-cell>
          <table:table-cell table:formula="of:=0.5*[.AT12]*(([.AT6]-[.AS6])/([.AT1]-[.AS1]))^2" office:value-type="float" office:value="0.0000000120667570975022" calcext:value-type="float">
            <text:p>1.20667570975022E-08</text:p>
          </table:table-cell>
          <table:table-cell table:formula="of:=0.5*[.AU12]*(([.AU6]-[.AT6])/([.AU1]-[.AT1]))^2" office:value-type="float" office:value="0.000000028212247244227" calcext:value-type="float">
            <text:p>2.8212247244227E-08</text:p>
          </table:table-cell>
          <table:table-cell table:formula="of:=0.5*[.AV12]*(([.AV6]-[.AU6])/([.AV1]-[.AU1]))^2" office:value-type="float" office:value="0.000000946976855861658" calcext:value-type="float">
            <text:p>9.46976855861658E-07</text:p>
          </table:table-cell>
          <table:table-cell table:formula="of:=0.5*[.AW12]*(([.AW6]-[.AV6])/([.AW1]-[.AV1]))^2" office:value-type="float" office:value="0.0000000608671248810296" calcext:value-type="float">
            <text:p>6.08671248810296E-08</text:p>
          </table:table-cell>
          <table:table-cell table:formula="of:=0.5*[.AX12]*(([.AX6]-[.AW6])/([.AX1]-[.AW1]))^2" office:value-type="float" office:value="0.000000245768653739362" calcext:value-type="float">
            <text:p>2.45768653739362E-07</text:p>
          </table:table-cell>
          <table:table-cell table:formula="of:=0.5*[.AY12]*(([.AY6]-[.AX6])/([.AY1]-[.AX1]))^2" office:value-type="float" office:value="0.000000235408048233957" calcext:value-type="float">
            <text:p>2.35408048233957E-07</text:p>
          </table:table-cell>
          <table:table-cell table:formula="of:=0.5*[.AZ12]*(([.AZ6]-[.AY6])/([.AZ1]-[.AY1]))^2" office:value-type="float" office:value="0.0000035090284004971" calcext:value-type="float">
            <text:p>3.5090284004971E-06</text:p>
          </table:table-cell>
          <table:table-cell table:formula="of:=0.5*[.BA12]*(([.BA6]-[.AZ6])/([.BA1]-[.AZ1]))^2" office:value-type="float" office:value="0.000000643712841363187" calcext:value-type="float">
            <text:p>6.43712841363187E-07</text:p>
          </table:table-cell>
          <table:table-cell table:formula="of:=0.5*[.BB12]*(([.BB6]-[.BA6])/([.BB1]-[.BA1]))^2" office:value-type="float" office:value="0.0000000109826906207175" calcext:value-type="float">
            <text:p>1.09826906207175E-08</text:p>
          </table:table-cell>
          <table:table-cell table:formula="of:=0.5*[.BC12]*(([.BC6]-[.BB6])/([.BC1]-[.BB1]))^2" office:value-type="float" office:value="0.000000904083538506486" calcext:value-type="float">
            <text:p>9.04083538506486E-07</text:p>
          </table:table-cell>
          <table:table-cell table:formula="of:=0.5*[.BD12]*(([.BD6]-[.BC6])/([.BD1]-[.BC1]))^2" office:value-type="float" office:value="0.000000499346852231357" calcext:value-type="float">
            <text:p>4.99346852231357E-07</text:p>
          </table:table-cell>
          <table:table-cell table:formula="of:=0.5*[.BE12]*(([.BE6]-[.BD6])/([.BE1]-[.BD1]))^2" office:value-type="float" office:value="0.0000000259422776725831" calcext:value-type="float">
            <text:p>2.59422776725831E-08</text:p>
          </table:table-cell>
          <table:table-cell table:formula="of:=0.5*[.BF12]*(([.BF6]-[.BE6])/([.BF1]-[.BE1]))^2" office:value-type="float" office:value="0.00000000119847879277541" calcext:value-type="float">
            <text:p>1.19847879277541E-09</text:p>
          </table:table-cell>
          <table:table-cell table:formula="of:=0.5*[.BG12]*(([.BG6]-[.BF6])/([.BG1]-[.BF1]))^2" office:value-type="float" office:value="0.00000000985580833240937" calcext:value-type="float">
            <text:p>9.85580833240937E-09</text:p>
          </table:table-cell>
          <table:table-cell table:formula="of:=0.5*[.BH12]*(([.BH6]-[.BG6])/([.BH1]-[.BG1]))^2" office:value-type="float" office:value="0.000000603161473207697" calcext:value-type="float">
            <text:p>6.03161473207697E-07</text:p>
          </table:table-cell>
          <table:table-cell table:formula="of:=0.5*[.BI12]*(([.BI6]-[.BH6])/([.BI1]-[.BH1]))^2" office:value-type="float" office:value="0.000000785214140417249" calcext:value-type="float">
            <text:p>7.85214140417249E-07</text:p>
          </table:table-cell>
          <table:table-cell table:formula="of:=0.5*[.BJ12]*(([.BJ6]-[.BI6])/([.BJ1]-[.BI1]))^2" office:value-type="float" office:value="0.000000298326272656252" calcext:value-type="float">
            <text:p>2.98326272656252E-07</text:p>
          </table:table-cell>
          <table:table-cell table:formula="of:=0.5*[.BK12]*(([.BK6]-[.BJ6])/([.BK1]-[.BJ1]))^2" office:value-type="float" office:value="0.00000000437364360917557" calcext:value-type="float">
            <text:p>4.37364360917557E-09</text:p>
          </table:table-cell>
          <table:table-cell table:formula="of:=0.5*[.BL12]*(([.BL6]-[.BK6])/([.BL1]-[.BK1]))^2" office:value-type="float" office:value="0.000000177889152635952" calcext:value-type="float">
            <text:p>1.77889152635952E-07</text:p>
          </table:table-cell>
          <table:table-cell table:formula="of:=0.5*[.BM12]*(([.BM6]-[.BL6])/([.BM1]-[.BL1]))^2" office:value-type="float" office:value="0.0000000224565207766912" calcext:value-type="float">
            <text:p>2.24565207766912E-08</text:p>
          </table:table-cell>
          <table:table-cell table:formula="of:=0.5*[.BN12]*(([.BN6]-[.BM6])/([.BN1]-[.BM1]))^2" office:value-type="float" office:value="0.00000173288248618778" calcext:value-type="float">
            <text:p>1.73288248618778E-06</text:p>
          </table:table-cell>
          <table:table-cell table:formula="of:=0.5*[.BO12]*(([.BO6]-[.BN6])/([.BO1]-[.BN1]))^2" office:value-type="float" office:value="0.0000000283445633781039" calcext:value-type="float">
            <text:p>2.83445633781039E-08</text:p>
          </table:table-cell>
          <table:table-cell table:formula="of:=0.5*[.BP12]*(([.BP6]-[.BO6])/([.BP1]-[.BO1]))^2" office:value-type="float" office:value="0.0000000666034053647565" calcext:value-type="float">
            <text:p>6.66034053647565E-08</text:p>
          </table:table-cell>
          <table:table-cell table:formula="of:=0.5*[.BQ12]*(([.BQ6]-[.BP6])/([.BQ1]-[.BP1]))^2" office:value-type="float" office:value="0.00000126048300330971" calcext:value-type="float">
            <text:p>1.26048300330971E-06</text:p>
          </table:table-cell>
          <table:table-cell table:formula="of:=0.5*[.BR12]*(([.BR6]-[.BQ6])/([.BR1]-[.BQ1]))^2" office:value-type="float" office:value="0.000000105800502027284" calcext:value-type="float">
            <text:p>1.05800502027284E-07</text:p>
          </table:table-cell>
          <table:table-cell table:formula="of:=0.5*[.BS12]*(([.BS6]-[.BR6])/([.BS1]-[.BR1]))^2" office:value-type="float" office:value="0.00000000398526811024985" calcext:value-type="float">
            <text:p>3.98526811024985E-09</text:p>
          </table:table-cell>
          <table:table-cell table:formula="of:=0.5*[.BT12]*(([.BT6]-[.BS6])/([.BT1]-[.BS1]))^2" office:value-type="float" office:value="0.0000000302460489020445" calcext:value-type="float">
            <text:p>3.02460489020445E-08</text:p>
          </table:table-cell>
          <table:table-cell table:formula="of:=0.5*[.BU12]*(([.BU6]-[.BT6])/([.BU1]-[.BT1]))^2" office:value-type="float" office:value="0.0000000556195862824245" calcext:value-type="float">
            <text:p>5.56195862824245E-08</text:p>
          </table:table-cell>
          <table:table-cell table:formula="of:=0.5*[.BV12]*(([.BV6]-[.BU6])/([.BV1]-[.BU1]))^2" office:value-type="float" office:value="0.00000000396427248133821" calcext:value-type="float">
            <text:p>3.96427248133821E-09</text:p>
          </table:table-cell>
          <table:table-cell table:formula="of:=0.5*[.BW12]*(([.BW6]-[.BV6])/([.BW1]-[.BV1]))^2" office:value-type="float" office:value="0.000000681592726238189" calcext:value-type="float">
            <text:p>6.81592726238189E-07</text:p>
          </table:table-cell>
          <table:table-cell table:formula="of:=0.5*[.BX12]*(([.BX6]-[.BW6])/([.BX1]-[.BW1]))^2" office:value-type="float" office:value="0.0000000751701853180374" calcext:value-type="float">
            <text:p>7.51701853180374E-08</text:p>
          </table:table-cell>
          <table:table-cell table:formula="of:=0.5*[.BY12]*(([.BY6]-[.BX6])/([.BY1]-[.BX1]))^2" office:value-type="float" office:value="0.00000000456617432107594" calcext:value-type="float">
            <text:p>4.56617432107594E-09</text:p>
          </table:table-cell>
          <table:table-cell table:formula="of:=0.5*[.BZ12]*(([.BZ6]-[.BY6])/([.BZ1]-[.BY1]))^2" office:value-type="float" office:value="0.0000000381767921045443" calcext:value-type="float">
            <text:p>3.81767921045443E-08</text:p>
          </table:table-cell>
          <table:table-cell table:formula="of:=0.5*[.CA12]*(([.CA6]-[.BZ6])/([.CA1]-[.BZ1]))^2" office:value-type="float" office:value="0.0000000633594457535936" calcext:value-type="float">
            <text:p>6.33594457535936E-08</text:p>
          </table:table-cell>
          <table:table-cell table:formula="of:=0.5*[.CB12]*(([.CB6]-[.CA6])/([.CB1]-[.CA1]))^2" office:value-type="float" office:value="0.000000434428586603969" calcext:value-type="float">
            <text:p>4.34428586603969E-07</text:p>
          </table:table-cell>
          <table:table-cell table:formula="of:=0.5*[.CC12]*(([.CC6]-[.CB6])/([.CC1]-[.CB1]))^2" office:value-type="float" office:value="0.000000725421588777472" calcext:value-type="float">
            <text:p>7.25421588777472E-07</text:p>
          </table:table-cell>
          <table:table-cell table:formula="of:=0.5*[.CD12]*(([.CD6]-[.CC6])/([.CD1]-[.CC1]))^2" office:value-type="float" office:value="0.000000306486405294457" calcext:value-type="float">
            <text:p>3.06486405294457E-07</text:p>
          </table:table-cell>
          <table:table-cell table:formula="of:=0.5*[.CE12]*(([.CE6]-[.CD6])/([.CE1]-[.CD1]))^2" office:value-type="float" office:value="0.0000000988972951396712" calcext:value-type="float">
            <text:p>9.88972951396712E-08</text:p>
          </table:table-cell>
          <table:table-cell table:formula="of:=0.5*[.CF12]*(([.CF6]-[.CE6])/([.CF1]-[.CE1]))^2" office:value-type="float" office:value="0.0000000211387575441764" calcext:value-type="float">
            <text:p>2.11387575441764E-08</text:p>
          </table:table-cell>
          <table:table-cell table:formula="of:=0.5*[.CG12]*(([.CG6]-[.CF6])/([.CG1]-[.CF1]))^2" office:value-type="float" office:value="0.000000060150828451116" calcext:value-type="float">
            <text:p>6.0150828451116E-08</text:p>
          </table:table-cell>
          <table:table-cell table:formula="of:=0.5*[.CH12]*(([.CH6]-[.CG6])/([.CH1]-[.CG1]))^2" office:value-type="float" office:value="0.00000128035278939702" calcext:value-type="float">
            <text:p>1.28035278939702E-06</text:p>
          </table:table-cell>
          <table:table-cell table:formula="of:=0.5*[.CI12]*(([.CI6]-[.CH6])/([.CI1]-[.CH1]))^2" office:value-type="float" office:value="0.0000329676576806825" calcext:value-type="float">
            <text:p>3.29676576806825E-05</text:p>
          </table:table-cell>
          <table:table-cell table:formula="of:=0.5*[.CJ12]*(([.CJ6]-[.CI6])/([.CJ1]-[.CI1]))^2" office:value-type="float" office:value="0.00000612876113215556" calcext:value-type="float">
            <text:p>6.12876113215556E-06</text:p>
          </table:table-cell>
          <table:table-cell table:formula="of:=0.5*[.CK12]*(([.CK6]-[.CJ6])/([.CK1]-[.CJ1]))^2" office:value-type="float" office:value="0.00000307393623046022" calcext:value-type="float">
            <text:p>3.07393623046022E-06</text:p>
          </table:table-cell>
          <table:table-cell table:formula="of:=0.5*[.CL12]*(([.CL6]-[.CK6])/([.CL1]-[.CK1]))^2" office:value-type="float" office:value="0.0000165822523221939" calcext:value-type="float">
            <text:p>1.65822523221939E-05</text:p>
          </table:table-cell>
          <table:table-cell table:formula="of:=0.5*[.CM12]*(([.CM6]-[.CL6])/([.CM1]-[.CL1]))^2" office:value-type="float" office:value="0.0000885080374089615" calcext:value-type="float">
            <text:p>8.85080374089615E-05</text:p>
          </table:table-cell>
          <table:table-cell table:formula="of:=0.5*[.CN12]*(([.CN6]-[.CM6])/([.CN1]-[.CM1]))^2" office:value-type="float" office:value="0.000460151987286046" calcext:value-type="float">
            <text:p>0.000460151987286</text:p>
          </table:table-cell>
          <table:table-cell table:formula="of:=0.5*[.CO12]*(([.CO6]-[.CN6])/([.CO1]-[.CN1]))^2" office:value-type="float" office:value="0.000109177861148902" calcext:value-type="float">
            <text:p>0.000109177861149</text:p>
          </table:table-cell>
          <table:table-cell table:formula="of:=0.5*[.CP12]*(([.CP6]-[.CO6])/([.CP1]-[.CO1]))^2" office:value-type="float" office:value="0.0000129001798565108" calcext:value-type="float">
            <text:p>1.29001798565108E-05</text:p>
          </table:table-cell>
          <table:table-cell table:formula="of:=0.5*[.CQ12]*(([.CQ6]-[.CP6])/([.CQ1]-[.CP1]))^2" office:value-type="float" office:value="0.00016931579252087" calcext:value-type="float">
            <text:p>0.000169315792521</text:p>
          </table:table-cell>
          <table:table-cell table:formula="of:=0.5*[.CR12]*(([.CR6]-[.CQ6])/([.CR1]-[.CQ1]))^2" office:value-type="float" office:value="0.000410172497745349" calcext:value-type="float">
            <text:p>0.000410172497745</text:p>
          </table:table-cell>
          <table:table-cell table:formula="of:=0.5*[.CS12]*(([.CS6]-[.CR6])/([.CS1]-[.CR1]))^2" office:value-type="float" office:value="0.0000120788299820369" calcext:value-type="float">
            <text:p>1.20788299820369E-05</text:p>
          </table:table-cell>
          <table:table-cell table:formula="of:=0.5*[.CT12]*(([.CT6]-[.CS6])/([.CT1]-[.CS1]))^2" office:value-type="float" office:value="0.0112942686133337" calcext:value-type="float">
            <text:p>0.011294268613334</text:p>
          </table:table-cell>
          <table:table-cell table:formula="of:=0.5*[.CU12]*(([.CU6]-[.CT6])/([.CU1]-[.CT1]))^2" office:value-type="float" office:value="0.0249390994268387" calcext:value-type="float">
            <text:p>0.024939099426839</text:p>
          </table:table-cell>
          <table:table-cell table:formula="of:=0.5*[.CV12]*(([.CV6]-[.CU6])/([.CV1]-[.CU1]))^2" office:value-type="float" office:value="0.00203840802069103" calcext:value-type="float">
            <text:p>0.002038408020691</text:p>
          </table:table-cell>
          <table:table-cell table:formula="of:=0.5*[.CW12]*(([.CW6]-[.CV6])/([.CW1]-[.CV1]))^2" office:value-type="float" office:value="0.000269123824290104" calcext:value-type="float">
            <text:p>0.00026912382429</text:p>
          </table:table-cell>
          <table:table-cell table:formula="of:=0.5*[.CX12]*(([.CX6]-[.CW6])/([.CX1]-[.CW1]))^2" office:value-type="float" office:value="0.0106488451981049" calcext:value-type="float">
            <text:p>0.010648845198105</text:p>
          </table:table-cell>
          <table:table-cell table:formula="of:=0.5*[.CY12]*(([.CY6]-[.CX6])/([.CY1]-[.CX1]))^2" office:value-type="float" office:value="0.00579339261998263" calcext:value-type="float">
            <text:p>0.005793392619983</text:p>
          </table:table-cell>
          <table:table-cell table:formula="of:=0.5*[.CZ12]*(([.CZ6]-[.CY6])/([.CZ1]-[.CY1]))^2" office:value-type="float" office:value="0.00069760069543143" calcext:value-type="float">
            <text:p>0.000697600695431</text:p>
          </table:table-cell>
          <table:table-cell table:formula="of:=0.5*[.DA12]*(([.DA6]-[.CZ6])/([.DA1]-[.CZ1]))^2" office:value-type="float" office:value="0.00340999602129691" calcext:value-type="float">
            <text:p>0.003409996021297</text:p>
          </table:table-cell>
          <table:table-cell table:formula="of:=0.5*[.DB12]*(([.DB6]-[.DA6])/([.DB1]-[.DA1]))^2" office:value-type="float" office:value="0.0107895094102097" calcext:value-type="float">
            <text:p>0.01078950941021</text:p>
          </table:table-cell>
          <table:table-cell table:formula="of:=0.5*[.DC12]*(([.DC6]-[.DB6])/([.DC1]-[.DB1]))^2" office:value-type="float" office:value="0.072974674687081" calcext:value-type="float">
            <text:p>0.072974674687081</text:p>
          </table:table-cell>
          <table:table-cell table:formula="of:=0.5*[.DD12]*(([.DD6]-[.DC6])/([.DD1]-[.DC1]))^2" office:value-type="float" office:value="0.0165217634101174" calcext:value-type="float">
            <text:p>0.016521763410118</text:p>
          </table:table-cell>
          <table:table-cell table:formula="of:=0.5*[.DE12]*(([.DE6]-[.DD6])/([.DE1]-[.DD1]))^2" office:value-type="float" office:value="0.00167358919805921" calcext:value-type="float">
            <text:p>0.001673589198059</text:p>
          </table:table-cell>
          <table:table-cell table:formula="of:=0.5*[.DF12]*(([.DF6]-[.DE6])/([.DF1]-[.DE1]))^2" office:value-type="float" office:value="0.000975871731571825" calcext:value-type="float">
            <text:p>0.000975871731572</text:p>
          </table:table-cell>
          <table:table-cell table:formula="of:=0.5*[.DG12]*(([.DG6]-[.DF6])/([.DG1]-[.DF1]))^2" office:value-type="float" office:value="0.000541446639866456" calcext:value-type="float">
            <text:p>0.000541446639866</text:p>
          </table:table-cell>
          <table:table-cell table:formula="of:=0.5*[.DH12]*(([.DH6]-[.DG6])/([.DH1]-[.DG1]))^2" office:value-type="float" office:value="0.000691531941452314" calcext:value-type="float">
            <text:p>0.000691531941452</text:p>
          </table:table-cell>
          <table:table-cell table:formula="of:=0.5*[.DI12]*(([.DI6]-[.DH6])/([.DI1]-[.DH1]))^2" office:value-type="float" office:value="0.00590694418942362" calcext:value-type="float">
            <text:p>0.005906944189424</text:p>
          </table:table-cell>
          <table:table-cell table:formula="of:=0.5*[.DJ12]*(([.DJ6]-[.DI6])/([.DJ1]-[.DI1]))^2" office:value-type="float" office:value="0.00447907647878392" calcext:value-type="float">
            <text:p>0.004479076478784</text:p>
          </table:table-cell>
          <table:table-cell table:formula="of:=0.5*[.DK12]*(([.DK6]-[.DJ6])/([.DK1]-[.DJ1]))^2" office:value-type="float" office:value="0.0176234465757243" calcext:value-type="float">
            <text:p>0.017623446575724</text:p>
          </table:table-cell>
          <table:table-cell table:formula="of:=0.5*[.DL12]*(([.DL6]-[.DK6])/([.DL1]-[.DK1]))^2" office:value-type="float" office:value="0.0322400390583486" calcext:value-type="float">
            <text:p>0.032240039058349</text:p>
          </table:table-cell>
          <table:table-cell table:formula="of:=0.5*[.DM12]*(([.DM6]-[.DL6])/([.DM1]-[.DL1]))^2" office:value-type="float" office:value="0.0251372292405874" calcext:value-type="float">
            <text:p>0.025137229240587</text:p>
          </table:table-cell>
          <table:table-cell table:formula="of:=0.5*[.DN12]*(([.DN6]-[.DM6])/([.DN1]-[.DM1]))^2" office:value-type="float" office:value="0.000346578711667077" calcext:value-type="float">
            <text:p>0.000346578711667</text:p>
          </table:table-cell>
          <table:table-cell table:formula="of:=0.5*[.DO12]*(([.DO6]-[.DN6])/([.DO1]-[.DN1]))^2" office:value-type="float" office:value="0.0514349481196462" calcext:value-type="float">
            <text:p>0.051434948119646</text:p>
          </table:table-cell>
          <table:table-cell table:formula="of:=0.5*[.DP12]*(([.DP6]-[.DO6])/([.DP1]-[.DO1]))^2" office:value-type="float" office:value="0.0210942567320673" calcext:value-type="float">
            <text:p>0.021094256732067</text:p>
          </table:table-cell>
          <table:table-cell table:formula="of:=0.5*[.DQ12]*(([.DQ6]-[.DP6])/([.DQ1]-[.DP1]))^2" office:value-type="float" office:value="0.000691533360394328" calcext:value-type="float">
            <text:p>0.000691533360394</text:p>
          </table:table-cell>
          <table:table-cell table:formula="of:=0.5*[.DR12]*(([.DR6]-[.DQ6])/([.DR1]-[.DQ1]))^2" office:value-type="float" office:value="0.00183285218839936" calcext:value-type="float">
            <text:p>0.001832852188399</text:p>
          </table:table-cell>
          <table:table-cell table:formula="of:=0.5*[.DS12]*(([.DS6]-[.DR6])/([.DS1]-[.DR1]))^2" office:value-type="float" office:value="0.000029430064971422" calcext:value-type="float">
            <text:p>2.9430064971422E-05</text:p>
          </table:table-cell>
          <table:table-cell table:formula="of:=0.5*[.DT12]*(([.DT6]-[.DS6])/([.DT1]-[.DS1]))^2" office:value-type="float" office:value="0.0000543173620472764" calcext:value-type="float">
            <text:p>5.43173620472764E-05</text:p>
          </table:table-cell>
          <table:table-cell table:formula="of:=0.5*[.DU12]*(([.DU6]-[.DT6])/([.DU1]-[.DT1]))^2" office:value-type="float" office:value="0.00954514935370039" calcext:value-type="float">
            <text:p>0.0095451493537</text:p>
          </table:table-cell>
          <table:table-cell table:formula="of:=0.5*[.DV12]*(([.DV6]-[.DU6])/([.DV1]-[.DU1]))^2" office:value-type="float" office:value="0.00159760574046612" calcext:value-type="float">
            <text:p>0.001597605740466</text:p>
          </table:table-cell>
          <table:table-cell table:formula="of:=0.5*[.DW12]*(([.DW6]-[.DV6])/([.DW1]-[.DV1]))^2" office:value-type="float" office:value="0.00299762263962847" calcext:value-type="float">
            <text:p>0.002997622639628</text:p>
          </table:table-cell>
          <table:table-cell table:formula="of:=0.5*[.DX12]*(([.DX6]-[.DW6])/([.DX1]-[.DW1]))^2" office:value-type="float" office:value="0.0000938563154499992" calcext:value-type="float">
            <text:p>9.38563154499992E-05</text:p>
          </table:table-cell>
          <table:table-cell table:formula="of:=0.5*[.DY12]*(([.DY6]-[.DX6])/([.DY1]-[.DX1]))^2" office:value-type="float" office:value="0.00034451345367773" calcext:value-type="float">
            <text:p>0.000344513453678</text:p>
          </table:table-cell>
          <table:table-cell table:formula="of:=0.5*[.DZ12]*(([.DZ6]-[.DY6])/([.DZ1]-[.DY1]))^2" office:value-type="float" office:value="0.000348165334821451" calcext:value-type="float">
            <text:p>0.000348165334821</text:p>
          </table:table-cell>
          <table:table-cell table:formula="of:=0.5*[.EA12]*(([.EA6]-[.DZ6])/([.EA1]-[.DZ1]))^2" office:value-type="float" office:value="0.0000841760796391692" calcext:value-type="float">
            <text:p>8.41760796391692E-05</text:p>
          </table:table-cell>
          <table:table-cell table:formula="of:=0.5*[.EB12]*(([.EB6]-[.EA6])/([.EB1]-[.EA1]))^2" office:value-type="float" office:value="0.0246194638295587" calcext:value-type="float">
            <text:p>0.024619463829559</text:p>
          </table:table-cell>
          <table:table-cell table:formula="of:=0.5*[.EC12]*(([.EC6]-[.EB6])/([.EC1]-[.EB1]))^2" office:value-type="float" office:value="0.00241048877200257" calcext:value-type="float">
            <text:p>0.002410488772003</text:p>
          </table:table-cell>
          <table:table-cell table:formula="of:=0.5*[.ED12]*(([.ED6]-[.EC6])/([.ED1]-[.EC1]))^2" office:value-type="float" office:value="0.0000192501981690025" calcext:value-type="float">
            <text:p>1.92501981690025E-05</text:p>
          </table:table-cell>
          <table:table-cell table:formula="of:=0.5*[.EE12]*(([.EE6]-[.ED6])/([.EE1]-[.ED1]))^2" office:value-type="float" office:value="0.00490813313268006" calcext:value-type="float">
            <text:p>0.00490813313268</text:p>
          </table:table-cell>
          <table:table-cell table:formula="of:=0.5*[.EF12]*(([.EF6]-[.EE6])/([.EF1]-[.EE1]))^2" office:value-type="float" office:value="0.0407750836011505" calcext:value-type="float">
            <text:p>0.040775083601151</text:p>
          </table:table-cell>
          <table:table-cell table:formula="of:=0.5*[.EG12]*(([.EG6]-[.EF6])/([.EG1]-[.EF1]))^2" office:value-type="float" office:value="0.00203912857877847" calcext:value-type="float">
            <text:p>0.002039128578778</text:p>
          </table:table-cell>
          <table:table-cell table:formula="of:=0.5*[.EH12]*(([.EH6]-[.EG6])/([.EH1]-[.EG1]))^2" office:value-type="float" office:value="0.0346659859310371" calcext:value-type="float">
            <text:p>0.034665985931037</text:p>
          </table:table-cell>
          <table:table-cell table:formula="of:=0.5*[.EI12]*(([.EI6]-[.EH6])/([.EI1]-[.EH1]))^2" office:value-type="float" office:value="0.0000129946719053844" calcext:value-type="float">
            <text:p>1.29946719053844E-05</text:p>
          </table:table-cell>
          <table:table-cell table:formula="of:=0.5*[.EJ12]*(([.EJ6]-[.EI6])/([.EJ1]-[.EI1]))^2" office:value-type="float" office:value="0.00117169593782704" calcext:value-type="float">
            <text:p>0.001171695937827</text:p>
          </table:table-cell>
          <table:table-cell table:formula="of:=0.5*[.EK12]*(([.EK6]-[.EJ6])/([.EK1]-[.EJ1]))^2" office:value-type="float" office:value="0.00117169686043125" calcext:value-type="float">
            <text:p>0.001171696860431</text:p>
          </table:table-cell>
          <table:table-cell table:formula="of:=0.5*[.EL12]*(([.EL6]-[.EK6])/([.EL1]-[.EK1]))^2" office:value-type="float" office:value="0.0010898624035112" calcext:value-type="float">
            <text:p>0.001089862403511</text:p>
          </table:table-cell>
          <table:table-cell table:formula="of:=0.5*[.EM12]*(([.EM6]-[.EL6])/([.EM1]-[.EL1]))^2" office:value-type="float" office:value="0.000149734254435017" calcext:value-type="float">
            <text:p>0.000149734254435</text:p>
          </table:table-cell>
          <table:table-cell table:formula="of:=0.5*[.EN12]*(([.EN6]-[.EM6])/([.EN1]-[.EM1]))^2" office:value-type="float" office:value="0.000295376758148663" calcext:value-type="float">
            <text:p>0.000295376758149</text:p>
          </table:table-cell>
          <table:table-cell table:formula="of:=0.5*[.EO12]*(([.EO6]-[.EN6])/([.EO1]-[.EN1]))^2" office:value-type="float" office:value="0.00824680320902821" calcext:value-type="float">
            <text:p>0.008246803209028</text:p>
          </table:table-cell>
          <table:table-cell table:formula="of:=0.5*[.EP12]*(([.EP6]-[.EO6])/([.EP1]-[.EO1]))^2" office:value-type="float" office:value="0.00843615638202443" calcext:value-type="float">
            <text:p>0.008436156382024</text:p>
          </table:table-cell>
          <table:table-cell table:formula="of:=0.5*[.EQ12]*(([.EQ6]-[.EP6])/([.EQ1]-[.EP1]))^2" office:value-type="float" office:value="0.051882114437673" calcext:value-type="float">
            <text:p>0.051882114437673</text:p>
          </table:table-cell>
          <table:table-cell table:formula="of:=0.5*[.ER12]*(([.ER6]-[.EQ6])/([.ER1]-[.EQ1]))^2" office:value-type="float" office:value="0.00746313560088784" calcext:value-type="float">
            <text:p>0.007463135600888</text:p>
          </table:table-cell>
          <table:table-cell table:formula="of:=0.5*[.ES12]*(([.ES6]-[.ER6])/([.ES1]-[.ER1]))^2" office:value-type="float" office:value="0.000249318700180485" calcext:value-type="float">
            <text:p>0.00024931870018</text:p>
          </table:table-cell>
          <table:table-cell table:formula="of:=0.5*[.ET12]*(([.ET6]-[.ES6])/([.ET1]-[.ES1]))^2" office:value-type="float" office:value="0.000624898017321805" calcext:value-type="float">
            <text:p>0.000624898017322</text:p>
          </table:table-cell>
          <table:table-cell table:formula="of:=0.5*[.EU12]*(([.EU6]-[.ET6])/([.EU1]-[.ET1]))^2" office:value-type="float" office:value="0.0000614248051422892" calcext:value-type="float">
            <text:p>6.14248051422892E-05</text:p>
          </table:table-cell>
          <table:table-cell table:formula="of:=0.5*[.EV12]*(([.EV6]-[.EU6])/([.EV1]-[.EU1]))^2" office:value-type="float" office:value="0.000359348314627207" calcext:value-type="float">
            <text:p>0.000359348314627</text:p>
          </table:table-cell>
          <table:table-cell table:formula="of:=0.5*[.EW12]*(([.EW6]-[.EV6])/([.EW1]-[.EV1]))^2" office:value-type="float" office:value="0.0110955541940593" calcext:value-type="float">
            <text:p>0.011095554194059</text:p>
          </table:table-cell>
          <table:table-cell table:formula="of:=0.5*[.EX12]*(([.EX6]-[.EW6])/([.EX1]-[.EW1]))^2" office:value-type="float" office:value="0.00000836080446437787" calcext:value-type="float">
            <text:p>8.36080446437787E-06</text:p>
          </table:table-cell>
          <table:table-cell table:formula="of:=0.5*[.EY12]*(([.EY6]-[.EX6])/([.EY1]-[.EX1]))^2" office:value-type="float" office:value="0.0010137513776038" calcext:value-type="float">
            <text:p>0.001013751377604</text:p>
          </table:table-cell>
          <table:table-cell table:formula="of:=0.5*[.EZ12]*(([.EZ6]-[.EY6])/([.EZ1]-[.EY1]))^2" office:value-type="float" office:value="0.0033616220233291" calcext:value-type="float">
            <text:p>0.003361622023329</text:p>
          </table:table-cell>
          <table:table-cell table:formula="of:=0.5*[.FA12]*(([.FA6]-[.EZ6])/([.FA1]-[.EZ1]))^2" office:value-type="float" office:value="0.000567155100168015" calcext:value-type="float">
            <text:p>0.000567155100168</text:p>
          </table:table-cell>
          <table:table-cell table:formula="of:=0.5*[.FB12]*(([.FB6]-[.FA6])/([.FB1]-[.FA1]))^2" office:value-type="float" office:value="0.000324318445035129" calcext:value-type="float">
            <text:p>0.000324318445035</text:p>
          </table:table-cell>
          <table:table-cell table:formula="of:=0.5*[.FC12]*(([.FC6]-[.FB6])/([.FC1]-[.FB1]))^2" office:value-type="float" office:value="0.00321396044965269" calcext:value-type="float">
            <text:p>0.003213960449653</text:p>
          </table:table-cell>
          <table:table-cell table:formula="of:=0.5*[.FD12]*(([.FD6]-[.FC6])/([.FD1]-[.FC1]))^2" office:value-type="float" office:value="0.023924609380121" calcext:value-type="float">
            <text:p>0.023924609380121</text:p>
          </table:table-cell>
          <table:table-cell table:formula="of:=0.5*[.FE12]*(([.FE6]-[.FD6])/([.FE1]-[.FD1]))^2" office:value-type="float" office:value="0.0560445001068753" calcext:value-type="float">
            <text:p>0.056044500106875</text:p>
          </table:table-cell>
          <table:table-cell table:formula="of:=0.5*[.FF12]*(([.FF6]-[.FE6])/([.FF1]-[.FE1]))^2" office:value-type="float" office:value="0.000525858902928978" calcext:value-type="float">
            <text:p>0.000525858902929</text:p>
          </table:table-cell>
          <table:table-cell table:formula="of:=0.5*[.FG12]*(([.FG6]-[.FF6])/([.FG1]-[.FF1]))^2" office:value-type="float" office:value="0.000376534910920606" calcext:value-type="float">
            <text:p>0.000376534910921</text:p>
          </table:table-cell>
          <table:table-cell table:formula="of:=0.5*[.FH12]*(([.FH6]-[.FG6])/([.FH1]-[.FG1]))^2" office:value-type="float" office:value="0.0177057796006714" calcext:value-type="float">
            <text:p>0.017705779600672</text:p>
          </table:table-cell>
          <table:table-cell table:formula="of:=0.5*[.FI12]*(([.FI6]-[.FH6])/([.FI1]-[.FH1]))^2" office:value-type="float" office:value="0.0186068871367489" calcext:value-type="float">
            <text:p>0.018606887136749</text:p>
          </table:table-cell>
          <table:table-cell table:formula="of:=0.5*[.FJ12]*(([.FJ6]-[.FI6])/([.FJ1]-[.FI1]))^2" office:value-type="float" office:value="0.011300226254949" calcext:value-type="float">
            <text:p>0.011300226254949</text:p>
          </table:table-cell>
          <table:table-cell table:formula="of:=0.5*[.FK12]*(([.FK6]-[.FJ6])/([.FK1]-[.FJ1]))^2" office:value-type="float" office:value="0.00743995093200422" calcext:value-type="float">
            <text:p>0.007439950932004</text:p>
          </table:table-cell>
          <table:table-cell table:formula="of:=0.5*[.FL12]*(([.FL6]-[.FK6])/([.FL1]-[.FK1]))^2" office:value-type="float" office:value="0.00113292488539416" calcext:value-type="float">
            <text:p>0.001132924885394</text:p>
          </table:table-cell>
          <table:table-cell table:formula="of:=0.5*[.FM12]*(([.FM6]-[.FL6])/([.FM1]-[.FL1]))^2" office:value-type="float" office:value="0.000111322547213964" calcext:value-type="float">
            <text:p>0.000111322547214</text:p>
          </table:table-cell>
          <table:table-cell table:formula="of:=0.5*[.FN12]*(([.FN6]-[.FM6])/([.FN1]-[.FM1]))^2" office:value-type="float" office:value="0.0000947202930005114" calcext:value-type="float">
            <text:p>9.47202930005114E-05</text:p>
          </table:table-cell>
          <table:table-cell table:formula="of:=0.5*[.FO12]*(([.FO6]-[.FN6])/([.FO1]-[.FN1]))^2" office:value-type="float" office:value="0.000656413549312298" calcext:value-type="float">
            <text:p>0.000656413549312</text:p>
          </table:table-cell>
          <table:table-cell table:formula="of:=0.5*[.FP12]*(([.FP6]-[.FO6])/([.FP1]-[.FO1]))^2" office:value-type="float" office:value="0.0106485917705824" calcext:value-type="float">
            <text:p>0.010648591770582</text:p>
          </table:table-cell>
          <table:table-cell table:formula="of:=0.5*[.FQ12]*(([.FQ6]-[.FP6])/([.FQ1]-[.FP1]))^2" office:value-type="float" office:value="0.00233895844149708" calcext:value-type="float">
            <text:p>0.002338958441497</text:p>
          </table:table-cell>
          <table:table-cell table:formula="of:=0.5*[.FR12]*(([.FR6]-[.FQ6])/([.FR1]-[.FQ1]))^2" office:value-type="float" office:value="0.00610289267221753" calcext:value-type="float">
            <text:p>0.006102892672218</text:p>
          </table:table-cell>
          <table:table-cell table:formula="of:=0.5*[.FS12]*(([.FS6]-[.FR6])/([.FS1]-[.FR1]))^2" office:value-type="float" office:value="0.0030569651803304" calcext:value-type="float">
            <text:p>0.00305696518033</text:p>
          </table:table-cell>
          <table:table-cell table:formula="of:=0.5*[.FT12]*(([.FT6]-[.FS6])/([.FT1]-[.FS1]))^2" office:value-type="float" office:value="0.019285278165601" calcext:value-type="float">
            <text:p>0.019285278165601</text:p>
          </table:table-cell>
          <table:table-cell table:formula="of:=0.5*[.FU12]*(([.FU6]-[.FT6])/([.FU1]-[.FT1]))^2" office:value-type="float" office:value="0.000623818156063805" calcext:value-type="float">
            <text:p>0.000623818156064</text:p>
          </table:table-cell>
          <table:table-cell table:formula="of:=0.5*[.FV12]*(([.FV6]-[.FU6])/([.FV1]-[.FU1]))^2" office:value-type="float" office:value="0.00121108462161032" calcext:value-type="float">
            <text:p>0.00121108462161</text:p>
          </table:table-cell>
          <table:table-cell table:formula="of:=0.5*[.FW12]*(([.FW6]-[.FV6])/([.FW1]-[.FV1]))^2" office:value-type="float" office:value="0.0026869384741142" calcext:value-type="float">
            <text:p>0.002686938474114</text:p>
          </table:table-cell>
          <table:table-cell table:formula="of:=0.5*[.FX12]*(([.FX6]-[.FW6])/([.FX1]-[.FW1]))^2" office:value-type="float" office:value="0.00362156910213145" calcext:value-type="float">
            <text:p>0.003621569102131</text:p>
          </table:table-cell>
          <table:table-cell table:formula="of:=0.5*[.FY12]*(([.FY6]-[.FX6])/([.FY1]-[.FX1]))^2" office:value-type="float" office:value="0.0000000355416239137269" calcext:value-type="float">
            <text:p>3.55416239137269E-08</text:p>
          </table:table-cell>
          <table:table-cell table:formula="of:=0.5*[.FZ12]*(([.FZ6]-[.FY6])/([.FZ1]-[.FY1]))^2" office:value-type="float" office:value="0.00433212002540401" calcext:value-type="float">
            <text:p>0.004332120025404</text:p>
          </table:table-cell>
          <table:table-cell table:formula="of:=0.5*[.GA12]*(([.GA6]-[.FZ6])/([.GA1]-[.FZ1]))^2" office:value-type="float" office:value="0.0795187062789044" calcext:value-type="float">
            <text:p>0.079518706278904</text:p>
          </table:table-cell>
          <table:table-cell table:formula="of:=0.5*[.GB12]*(([.GB6]-[.GA6])/([.GB1]-[.GA1]))^2" office:value-type="float" office:value="0.000126909082877684" calcext:value-type="float">
            <text:p>0.000126909082878</text:p>
          </table:table-cell>
          <table:table-cell table:formula="of:=0.5*[.GC12]*(([.GC6]-[.GB6])/([.GC1]-[.GB1]))^2" office:value-type="float" office:value="0.0298710761548812" calcext:value-type="float">
            <text:p>0.029871076154881</text:p>
          </table:table-cell>
          <table:table-cell table:formula="of:=0.5*[.GD12]*(([.GD6]-[.GC6])/([.GD1]-[.GC1]))^2" office:value-type="float" office:value="0.00586116822596686" calcext:value-type="float">
            <text:p>0.005861168225967</text:p>
          </table:table-cell>
          <table:table-cell table:formula="of:=0.5*[.GE12]*(([.GE6]-[.GD6])/([.GE1]-[.GD1]))^2" office:value-type="float" office:value="0.000577098440779642" calcext:value-type="float">
            <text:p>0.00057709844078</text:p>
          </table:table-cell>
          <table:table-cell table:formula="of:=0.5*[.GF12]*(([.GF6]-[.GE6])/([.GF1]-[.GE1]))^2" office:value-type="float" office:value="0.00100040411745339" calcext:value-type="float">
            <text:p>0.001000404117453</text:p>
          </table:table-cell>
          <table:table-cell table:formula="of:=0.5*[.GG12]*(([.GG6]-[.GF6])/([.GG1]-[.GF1]))^2" office:value-type="float" office:value="0.000137647767919029" calcext:value-type="float">
            <text:p>0.000137647767919</text:p>
          </table:table-cell>
          <table:table-cell table:formula="of:=0.5*[.GH12]*(([.GH6]-[.GG6])/([.GH1]-[.GG1]))^2" office:value-type="float" office:value="0.000191173024660857" calcext:value-type="float">
            <text:p>0.000191173024661</text:p>
          </table:table-cell>
          <table:table-cell table:formula="of:=0.5*[.GI12]*(([.GI6]-[.GH6])/([.GI1]-[.GH1]))^2" office:value-type="float" office:value="0.00289975503606832" calcext:value-type="float">
            <text:p>0.002899755036068</text:p>
          </table:table-cell>
          <table:table-cell table:formula="of:=0.5*[.GJ12]*(([.GJ6]-[.GI6])/([.GJ1]-[.GI1]))^2" office:value-type="float" office:value="0.000202292806069888" calcext:value-type="float">
            <text:p>0.00020229280607</text:p>
          </table:table-cell>
          <table:table-cell table:formula="of:=0.5*[.GK12]*(([.GK6]-[.GJ6])/([.GK1]-[.GJ1]))^2" office:value-type="float" office:value="0.00000301936289619762" calcext:value-type="float">
            <text:p>3.01936289619762E-06</text:p>
          </table:table-cell>
          <table:table-cell table:formula="of:=0.5*[.GL12]*(([.GL6]-[.GK6])/([.GL1]-[.GK1]))^2" office:value-type="float" office:value="0.000411490550888041" calcext:value-type="float">
            <text:p>0.000411490550888</text:p>
          </table:table-cell>
          <table:table-cell table:formula="of:=0.5*[.GM12]*(([.GM6]-[.GL6])/([.GM1]-[.GL1]))^2" office:value-type="float" office:value="0.000922628041669156" calcext:value-type="float">
            <text:p>0.000922628041669</text:p>
          </table:table-cell>
          <table:table-cell table:formula="of:=0.5*[.GN12]*(([.GN6]-[.GM6])/([.GN1]-[.GM1]))^2" office:value-type="float" office:value="0.0159551280430146" calcext:value-type="float">
            <text:p>0.015955128043015</text:p>
          </table:table-cell>
          <table:table-cell table:formula="of:=0.5*[.GO12]*(([.GO6]-[.GN6])/([.GO1]-[.GN1]))^2" office:value-type="float" office:value="0.0623235905394438" calcext:value-type="float">
            <text:p>0.062323590539444</text:p>
          </table:table-cell>
          <table:table-cell table:formula="of:=0.5*[.GP12]*(([.GP6]-[.GO6])/([.GP1]-[.GO1]))^2" office:value-type="float" office:value="0.00472123078911044" calcext:value-type="float">
            <text:p>0.00472123078911</text:p>
          </table:table-cell>
          <table:table-cell table:formula="of:=0.5*[.GQ12]*(([.GQ6]-[.GP6])/([.GQ1]-[.GP1]))^2" office:value-type="float" office:value="0.00294358821542524" calcext:value-type="float">
            <text:p>0.002943588215425</text:p>
          </table:table-cell>
          <table:table-cell table:formula="of:=0.5*[.GR12]*(([.GR6]-[.GQ6])/([.GR1]-[.GQ1]))^2" office:value-type="float" office:value="0.000168812752341479" calcext:value-type="float">
            <text:p>0.000168812752341</text:p>
          </table:table-cell>
          <table:table-cell table:formula="of:=0.5*[.GS12]*(([.GS6]-[.GR6])/([.GS1]-[.GR1]))^2" office:value-type="float" office:value="0.0000951818069862937" calcext:value-type="float">
            <text:p>9.51818069862937E-05</text:p>
          </table:table-cell>
          <table:table-cell table:formula="of:=0.5*[.GT12]*(([.GT6]-[.GS6])/([.GT1]-[.GS1]))^2" office:value-type="float" office:value="0.000344507556408869" calcext:value-type="float">
            <text:p>0.000344507556409</text:p>
          </table:table-cell>
          <table:table-cell table:formula="of:=0.5*[.GU12]*(([.GU6]-[.GT6])/([.GU1]-[.GT1]))^2" office:value-type="float" office:value="0.000168366899278559" calcext:value-type="float">
            <text:p>0.000168366899279</text:p>
          </table:table-cell>
          <table:table-cell table:formula="of:=0.5*[.GV12]*(([.GV6]-[.GU6])/([.GV1]-[.GU1]))^2" office:value-type="float" office:value="0.00503554973322818" calcext:value-type="float">
            <text:p>0.005035549733228</text:p>
          </table:table-cell>
          <table:table-cell table:formula="of:=0.5*[.GW12]*(([.GW6]-[.GV6])/([.GW1]-[.GV1]))^2" office:value-type="float" office:value="0.0139108310393284" calcext:value-type="float">
            <text:p>0.013910831039329</text:p>
          </table:table-cell>
          <table:table-cell table:formula="of:=0.5*[.GX12]*(([.GX6]-[.GW6])/([.GX1]-[.GW1]))^2" office:value-type="float" office:value="0.0311703097991201" calcext:value-type="float">
            <text:p>0.03117030979912</text:p>
          </table:table-cell>
          <table:table-cell table:formula="of:=0.5*[.GY12]*(([.GY6]-[.GX6])/([.GY1]-[.GX1]))^2" office:value-type="float" office:value="0.000205079260018585" calcext:value-type="float">
            <text:p>0.000205079260019</text:p>
          </table:table-cell>
          <table:table-cell table:formula="of:=0.5*[.GZ12]*(([.GZ6]-[.GY6])/([.GZ1]-[.GY1]))^2" office:value-type="float" office:value="0.00298020488709185" calcext:value-type="float">
            <text:p>0.002980204887092</text:p>
          </table:table-cell>
          <table:table-cell table:formula="of:=0.5*[.HA12]*(([.HA6]-[.GZ6])/([.HA1]-[.GZ1]))^2" office:value-type="float" office:value="0.0461640913390715" calcext:value-type="float">
            <text:p>0.046164091339072</text:p>
          </table:table-cell>
          <table:table-cell table:formula="of:=0.5*[.HB12]*(([.HB6]-[.HA6])/([.HB1]-[.HA1]))^2" office:value-type="float" office:value="0.0258073653991818" calcext:value-type="float">
            <text:p>0.025807365399182</text:p>
          </table:table-cell>
          <table:table-cell table:formula="of:=0.5*[.HC12]*(([.HC6]-[.HB6])/([.HC1]-[.HB1]))^2" office:value-type="float" office:value="0.0157000012860591" calcext:value-type="float">
            <text:p>0.015700001286059</text:p>
          </table:table-cell>
          <table:table-cell table:formula="of:=0.5*[.HD12]*(([.HD6]-[.HC6])/([.HD1]-[.HC1]))^2" office:value-type="float" office:value="0.000685578920412142" calcext:value-type="float">
            <text:p>0.000685578920412</text:p>
          </table:table-cell>
          <table:table-cell table:formula="of:=0.5*[.HE12]*(([.HE6]-[.HD6])/([.HE1]-[.HD1]))^2" office:value-type="float" office:value="0.000810047249923488" calcext:value-type="float">
            <text:p>0.000810047249923</text:p>
          </table:table-cell>
          <table:table-cell table:formula="of:=0.5*[.HF12]*(([.HF6]-[.HE6])/([.HF1]-[.HE1]))^2" office:value-type="float" office:value="0.000134224035448605" calcext:value-type="float">
            <text:p>0.000134224035449</text:p>
          </table:table-cell>
          <table:table-cell table:formula="of:=0.5*[.HG12]*(([.HG6]-[.HF6])/([.HG1]-[.HF1]))^2" office:value-type="float" office:value="0.00112387334522329" calcext:value-type="float">
            <text:p>0.001123873345223</text:p>
          </table:table-cell>
          <table:table-cell table:formula="of:=0.5*[.HH12]*(([.HH6]-[.HG6])/([.HH1]-[.HG1]))^2" office:value-type="float" office:value="0.000918498448420447" calcext:value-type="float">
            <text:p>0.00091849844842</text:p>
          </table:table-cell>
          <table:table-cell table:formula="of:=0.5*[.HI12]*(([.HI6]-[.HH6])/([.HI1]-[.HH1]))^2" office:value-type="float" office:value="0.00542706434602965" calcext:value-type="float">
            <text:p>0.00542706434603</text:p>
          </table:table-cell>
          <table:table-cell table:formula="of:=0.5*[.HJ12]*(([.HJ6]-[.HI6])/([.HJ1]-[.HI1]))^2" office:value-type="float" office:value="0.000125668184194756" calcext:value-type="float">
            <text:p>0.000125668184195</text:p>
          </table:table-cell>
          <table:table-cell table:formula="of:=0.5*[.HK12]*(([.HK6]-[.HJ6])/([.HK1]-[.HJ1]))^2" office:value-type="float" office:value="0.0041096865990129" calcext:value-type="float">
            <text:p>0.004109686599013</text:p>
          </table:table-cell>
          <table:table-cell table:formula="of:=0.5*[.HL12]*(([.HL6]-[.HK6])/([.HL1]-[.HK1]))^2" office:value-type="float" office:value="0.00792250891801184" calcext:value-type="float">
            <text:p>0.007922508918012</text:p>
          </table:table-cell>
          <table:table-cell table:formula="of:=0.5*[.HM12]*(([.HM6]-[.HL6])/([.HM1]-[.HL1]))^2" office:value-type="float" office:value="0.0445878027457827" calcext:value-type="float">
            <text:p>0.044587802745783</text:p>
          </table:table-cell>
          <table:table-cell table:formula="of:=0.5*[.HN12]*(([.HN6]-[.HM6])/([.HN1]-[.HM1]))^2" office:value-type="float" office:value="0.0601818483250976" calcext:value-type="float">
            <text:p>0.060181848325098</text:p>
          </table:table-cell>
          <table:table-cell table:formula="of:=0.5*[.HO12]*(([.HO6]-[.HN6])/([.HO1]-[.HN1]))^2" office:value-type="float" office:value="0.00320337258378257" calcext:value-type="float">
            <text:p>0.003203372583783</text:p>
          </table:table-cell>
          <table:table-cell table:formula="of:=0.5*[.HP12]*(([.HP6]-[.HO6])/([.HP1]-[.HO1]))^2" office:value-type="float" office:value="0.0107733907302546" calcext:value-type="float">
            <text:p>0.010773390730255</text:p>
          </table:table-cell>
          <table:table-cell table:formula="of:=0.5*[.HQ12]*(([.HQ6]-[.HP6])/([.HQ1]-[.HP1]))^2" office:value-type="float" office:value="0.0018132327084147" calcext:value-type="float">
            <text:p>0.001813232708415</text:p>
          </table:table-cell>
          <table:table-cell table:formula="of:=0.5*[.HR12]*(([.HR6]-[.HQ6])/([.HR1]-[.HQ1]))^2" office:value-type="float" office:value="0.0190318336138687" calcext:value-type="float">
            <text:p>0.019031833613869</text:p>
          </table:table-cell>
          <table:table-cell table:formula="of:=0.5*[.HS12]*(([.HS6]-[.HR6])/([.HS1]-[.HR1]))^2" office:value-type="float" office:value="0.00138416626615311" calcext:value-type="float">
            <text:p>0.001384166266153</text:p>
          </table:table-cell>
          <table:table-cell table:formula="of:=0.5*[.HT12]*(([.HT6]-[.HS6])/([.HT1]-[.HS1]))^2" office:value-type="float" office:value="0.00030308085777483" calcext:value-type="float">
            <text:p>0.000303080857775</text:p>
          </table:table-cell>
          <table:table-cell table:formula="of:=0.5*[.HU12]*(([.HU6]-[.HT6])/([.HU1]-[.HT1]))^2" office:value-type="float" office:value="0.000999963429150314" calcext:value-type="float">
            <text:p>0.00099996342915</text:p>
          </table:table-cell>
          <table:table-cell table:formula="of:=0.5*[.HV12]*(([.HV6]-[.HU6])/([.HV1]-[.HU1]))^2" office:value-type="float" office:value="0.000751195601725767" calcext:value-type="float">
            <text:p>0.000751195601726</text:p>
          </table:table-cell>
          <table:table-cell table:formula="of:=0.5*[.HW12]*(([.HW6]-[.HV6])/([.HW1]-[.HV1]))^2" office:value-type="float" office:value="0.000246668950169827" calcext:value-type="float">
            <text:p>0.00024666895017</text:p>
          </table:table-cell>
          <table:table-cell table:formula="of:=0.5*[.HX12]*(([.HX6]-[.HW6])/([.HX1]-[.HW1]))^2" office:value-type="float" office:value="0.00000939803216688767" calcext:value-type="float">
            <text:p>9.39803216688767E-06</text:p>
          </table:table-cell>
          <table:table-cell table:formula="of:=0.5*[.HY12]*(([.HY6]-[.HX6])/([.HY1]-[.HX1]))^2" office:value-type="float" office:value="0.00000276152501515739" calcext:value-type="float">
            <text:p>2.76152501515739E-06</text:p>
          </table:table-cell>
          <table:table-cell table:formula="of:=0.5*[.HZ12]*(([.HZ6]-[.HY6])/([.HZ1]-[.HY1]))^2" office:value-type="float" office:value="0.00000661428180751813" calcext:value-type="float">
            <text:p>6.61428180751813E-06</text:p>
          </table:table-cell>
          <table:table-cell table:formula="of:=0.5*[.IA12]*(([.IA6]-[.HZ6])/([.IA1]-[.HZ1]))^2" office:value-type="float" office:value="0.0000000855544316399145" calcext:value-type="float">
            <text:p>8.55544316399145E-08</text:p>
          </table:table-cell>
          <table:table-cell table:formula="of:=0.5*[.IB12]*(([.IB6]-[.IA6])/([.IB1]-[.IA1]))^2" office:value-type="float" office:value="0.0000168364802670769" calcext:value-type="float">
            <text:p>1.68364802670769E-05</text:p>
          </table:table-cell>
          <table:table-cell table:formula="of:=0.5*[.IC12]*(([.IC6]-[.IB6])/([.IC1]-[.IB1]))^2" office:value-type="float" office:value="0.000000126380279933457" calcext:value-type="float">
            <text:p>1.26380279933457E-07</text:p>
          </table:table-cell>
          <table:table-cell table:formula="of:=0.5*[.ID12]*(([.ID6]-[.IC6])/([.ID1]-[.IC1]))^2" office:value-type="float" office:value="0.0000234783309362093" calcext:value-type="float">
            <text:p>2.34783309362093E-05</text:p>
          </table:table-cell>
          <table:table-cell table:formula="of:=0.5*[.IE12]*(([.IE6]-[.ID6])/([.IE1]-[.ID1]))^2" office:value-type="float" office:value="0.00000140478323906517" calcext:value-type="float">
            <text:p>1.40478323906517E-06</text:p>
          </table:table-cell>
          <table:table-cell table:formula="of:=0.5*[.IF12]*(([.IF6]-[.IE6])/([.IF1]-[.IE1]))^2" office:value-type="float" office:value="0.00000293466904724089" calcext:value-type="float">
            <text:p>2.93466904724089E-06</text:p>
          </table:table-cell>
          <table:table-cell table:formula="of:=0.5*[.IG12]*(([.IG6]-[.IF6])/([.IG1]-[.IF1]))^2" office:value-type="float" office:value="0.00000302804221127919" calcext:value-type="float">
            <text:p>3.02804221127919E-06</text:p>
          </table:table-cell>
          <table:table-cell table:formula="of:=0.5*[.IH12]*(([.IH6]-[.IG6])/([.IH1]-[.IG1]))^2" office:value-type="float" office:value="0.00000246220018682795" calcext:value-type="float">
            <text:p>2.46220018682795E-06</text:p>
          </table:table-cell>
          <table:table-cell table:formula="of:=0.5*[.II12]*(([.II6]-[.IH6])/([.II1]-[.IH1]))^2" office:value-type="float" office:value="0.000000428078181643759" calcext:value-type="float">
            <text:p>4.28078181643759E-07</text:p>
          </table:table-cell>
          <table:table-cell table:formula="of:=0.5*[.IJ12]*(([.IJ6]-[.II6])/([.IJ1]-[.II1]))^2" office:value-type="float" office:value="0.000000672306322180167" calcext:value-type="float">
            <text:p>6.72306322180167E-07</text:p>
          </table:table-cell>
          <table:table-cell table:formula="of:=0.5*[.IK12]*(([.IK6]-[.IJ6])/([.IK1]-[.IJ1]))^2" office:value-type="float" office:value="0.000000327156182547118" calcext:value-type="float">
            <text:p>3.27156182547118E-07</text:p>
          </table:table-cell>
          <table:table-cell table:formula="of:=0.5*[.IL12]*(([.IL6]-[.IK6])/([.IL1]-[.IK1]))^2" office:value-type="float" office:value="0.00000000175712355747732" calcext:value-type="float">
            <text:p>1.75712355747732E-09</text:p>
          </table:table-cell>
          <table:table-cell table:formula="of:=0.5*[.IM12]*(([.IM6]-[.IL6])/([.IM1]-[.IL1]))^2" office:value-type="float" office:value="0.00000199641826213821" calcext:value-type="float">
            <text:p>1.99641826213821E-06</text:p>
          </table:table-cell>
          <table:table-cell table:formula="of:=0.5*[.IN12]*(([.IN6]-[.IM6])/([.IN1]-[.IM1]))^2" office:value-type="float" office:value="0.0000000211326991680144" calcext:value-type="float">
            <text:p>2.11326991680144E-08</text:p>
          </table:table-cell>
          <table:table-cell table:formula="of:=0.5*[.IO12]*(([.IO6]-[.IN6])/([.IO1]-[.IN1]))^2" office:value-type="float" office:value="0.0000020355168116058" calcext:value-type="float">
            <text:p>2.0355168116058E-06</text:p>
          </table:table-cell>
          <table:table-cell table:formula="of:=0.5*[.IP12]*(([.IP6]-[.IO6])/([.IP1]-[.IO1]))^2" office:value-type="float" office:value="0.000000949136209130032" calcext:value-type="float">
            <text:p>9.49136209130032E-07</text:p>
          </table:table-cell>
          <table:table-cell table:formula="of:=0.5*[.IQ12]*(([.IQ6]-[.IP6])/([.IQ1]-[.IP1]))^2" office:value-type="float" office:value="0.000000415106985705427" calcext:value-type="float">
            <text:p>4.15106985705427E-07</text:p>
          </table:table-cell>
          <table:table-cell table:formula="of:=0.5*[.IR12]*(([.IR6]-[.IQ6])/([.IR1]-[.IQ1]))^2" office:value-type="float" office:value="0.000000507180494656727" calcext:value-type="float">
            <text:p>5.07180494656727E-07</text:p>
          </table:table-cell>
          <table:table-cell table:formula="of:=0.5*[.IS12]*(([.IS6]-[.IR6])/([.IS1]-[.IR1]))^2" office:value-type="float" office:value="0.000000623347464443582" calcext:value-type="float">
            <text:p>6.23347464443582E-07</text:p>
          </table:table-cell>
          <table:table-cell table:formula="of:=0.5*[.IT12]*(([.IT6]-[.IS6])/([.IT1]-[.IS1]))^2" office:value-type="float" office:value="0.00000334551254751415" calcext:value-type="float">
            <text:p>3.34551254751415E-06</text:p>
          </table:table-cell>
          <table:table-cell table:formula="of:=0.5*[.IU12]*(([.IU6]-[.IT6])/([.IU1]-[.IT1]))^2" office:value-type="float" office:value="0.00000788769677633758" calcext:value-type="float">
            <text:p>7.88769677633758E-06</text:p>
          </table:table-cell>
          <table:table-cell table:formula="of:=0.5*[.IV12]*(([.IV6]-[.IU6])/([.IV1]-[.IU1]))^2" office:value-type="float" office:value="0.000000401468238235036" calcext:value-type="float">
            <text:p>4.01468238235036E-07</text:p>
          </table:table-cell>
          <table:table-cell table:formula="of:=0.5*[.IW12]*(([.IW6]-[.IV6])/([.IW1]-[.IV1]))^2" office:value-type="float" office:value="0.000000301523347561559" calcext:value-type="float">
            <text:p>3.01523347561559E-07</text:p>
          </table:table-cell>
          <table:table-cell table:formula="of:=0.5*[.IX12]*(([.IX6]-[.IW6])/([.IX1]-[.IW1]))^2" office:value-type="float" office:value="0.0000000284963861640578" calcext:value-type="float">
            <text:p>2.84963861640578E-08</text:p>
          </table:table-cell>
          <table:table-cell table:formula="of:=0.5*[.IY12]*(([.IY6]-[.IX6])/([.IY1]-[.IX1]))^2" office:value-type="float" office:value="0.000000227461642007225" calcext:value-type="float">
            <text:p>2.27461642007225E-07</text:p>
          </table:table-cell>
          <table:table-cell table:formula="of:=0.5*[.IZ12]*(([.IZ6]-[.IY6])/([.IZ1]-[.IY1]))^2" office:value-type="float" office:value="0.0000000230951302367017" calcext:value-type="float">
            <text:p>2.30951302367017E-08</text:p>
          </table:table-cell>
          <table:table-cell table:formula="of:=0.5*[.JA12]*(([.JA6]-[.IZ6])/([.JA1]-[.IZ1]))^2" office:value-type="float" office:value="0.0000000411397749075555" calcext:value-type="float">
            <text:p>4.11397749075555E-08</text:p>
          </table:table-cell>
          <table:table-cell table:formula="of:=0.5*[.JB12]*(([.JB6]-[.JA6])/([.JB1]-[.JA1]))^2" office:value-type="float" office:value="0.0000000431594455481525" calcext:value-type="float">
            <text:p>4.31594455481525E-08</text:p>
          </table:table-cell>
          <table:table-cell table:formula="of:=0.5*[.JC12]*(([.JC6]-[.JB6])/([.JC1]-[.JB1]))^2" office:value-type="float" office:value="0.0000000690003321701948" calcext:value-type="float">
            <text:p>6.90003321701948E-08</text:p>
          </table:table-cell>
          <table:table-cell table:formula="of:=0.5*[.JD12]*(([.JD6]-[.JC6])/([.JD1]-[.JC1]))^2" office:value-type="float" office:value="0.00000061669191261598" calcext:value-type="float">
            <text:p>6.1669191261598E-07</text:p>
          </table:table-cell>
          <table:table-cell table:formula="of:=0.5*[.JE12]*(([.JE6]-[.JD6])/([.JE1]-[.JD1]))^2" office:value-type="float" office:value="0.000000172884393437102" calcext:value-type="float">
            <text:p>1.72884393437102E-07</text:p>
          </table:table-cell>
          <table:table-cell table:formula="of:=0.5*[.JF12]*(([.JF6]-[.JE6])/([.JF1]-[.JE1]))^2" office:value-type="float" office:value="0.0000000000285642289163236" calcext:value-type="float">
            <text:p>2.85642289163236E-11</text:p>
          </table:table-cell>
          <table:table-cell table:formula="of:=0.5*[.JG12]*(([.JG6]-[.JF6])/([.JG1]-[.JF1]))^2" office:value-type="float" office:value="0.000000262229777624535" calcext:value-type="float">
            <text:p>2.62229777624535E-07</text:p>
          </table:table-cell>
          <table:table-cell table:formula="of:=0.5*[.JH12]*(([.JH6]-[.JG6])/([.JH1]-[.JG1]))^2" office:value-type="float" office:value="0.000000227268975989071" calcext:value-type="float">
            <text:p>2.27268975989071E-07</text:p>
          </table:table-cell>
          <table:table-cell table:formula="of:=0.5*[.JI12]*(([.JI6]-[.JH6])/([.JI1]-[.JH1]))^2" office:value-type="float" office:value="0.0000000934175619275092" calcext:value-type="float">
            <text:p>9.34175619275092E-08</text:p>
          </table:table-cell>
          <table:table-cell table:formula="of:=0.5*[.JJ12]*(([.JJ6]-[.JI6])/([.JJ1]-[.JI1]))^2" office:value-type="float" office:value="0.0000000332458570796767" calcext:value-type="float">
            <text:p>3.32458570796767E-08</text:p>
          </table:table-cell>
          <table:table-cell table:formula="of:=0.5*[.JK12]*(([.JK6]-[.JJ6])/([.JK1]-[.JJ1]))^2" office:value-type="float" office:value="0.00000223757782913173" calcext:value-type="float">
            <text:p>2.23757782913173E-06</text:p>
          </table:table-cell>
          <table:table-cell table:formula="of:=0.5*[.JL12]*(([.JL6]-[.JK6])/([.JL1]-[.JK1]))^2" office:value-type="float" office:value="0.000000103508285210436" calcext:value-type="float">
            <text:p>1.03508285210436E-07</text:p>
          </table:table-cell>
          <table:table-cell table:formula="of:=0.5*[.JM12]*(([.JM6]-[.JL6])/([.JM1]-[.JL1]))^2" office:value-type="float" office:value="0.0000000926534997043165" calcext:value-type="float">
            <text:p>9.26534997043165E-08</text:p>
          </table:table-cell>
          <table:table-cell table:formula="of:=0.5*[.JN12]*(([.JN6]-[.JM6])/([.JN1]-[.JM1]))^2" office:value-type="float" office:value="0.000000469080334359086" calcext:value-type="float">
            <text:p>4.69080334359086E-07</text:p>
          </table:table-cell>
          <table:table-cell table:formula="of:=0.5*[.JO12]*(([.JO6]-[.JN6])/([.JO1]-[.JN1]))^2" office:value-type="float" office:value="0.0000000568735579297005" calcext:value-type="float">
            <text:p>5.68735579297005E-08</text:p>
          </table:table-cell>
          <table:table-cell table:formula="of:=0.5*[.JP12]*(([.JP6]-[.JO6])/([.JP1]-[.JO1]))^2" office:value-type="float" office:value="0.000000767730593297969" calcext:value-type="float">
            <text:p>7.67730593297969E-07</text:p>
          </table:table-cell>
          <table:table-cell table:formula="of:=0.5*[.JQ12]*(([.JQ6]-[.JP6])/([.JQ1]-[.JP1]))^2" office:value-type="float" office:value="0.00000013161558605467" calcext:value-type="float">
            <text:p>1.3161558605467E-07</text:p>
          </table:table-cell>
          <table:table-cell table:formula="of:=0.5*[.JR12]*(([.JR6]-[.JQ6])/([.JR1]-[.JQ1]))^2" office:value-type="float" office:value="0.00000000012229616322648" calcext:value-type="float">
            <text:p>1.2229616322648E-10</text:p>
          </table:table-cell>
          <table:table-cell table:formula="of:=0.5*[.JS12]*(([.JS6]-[.JR6])/([.JS1]-[.JR1]))^2" office:value-type="float" office:value="0.000000261149036053063" calcext:value-type="float">
            <text:p>2.61149036053063E-07</text:p>
          </table:table-cell>
          <table:table-cell table:formula="of:=0.5*[.JT12]*(([.JT6]-[.JS6])/([.JT1]-[.JS1]))^2" office:value-type="float" office:value="0.0000000915752376367882" calcext:value-type="float">
            <text:p>9.15752376367882E-08</text:p>
          </table:table-cell>
          <table:table-cell table:formula="of:=0.5*[.JU12]*(([.JU6]-[.JT6])/([.JU1]-[.JT1]))^2" office:value-type="float" office:value="0.000000678003075799504" calcext:value-type="float">
            <text:p>6.78003075799504E-07</text:p>
          </table:table-cell>
          <table:table-cell table:formula="of:=0.5*[.JV12]*(([.JV6]-[.JU6])/([.JV1]-[.JU1]))^2" office:value-type="float" office:value="0.0000000152507671105172" calcext:value-type="float">
            <text:p>1.52507671105172E-08</text:p>
          </table:table-cell>
          <table:table-cell table:formula="of:=0.5*[.JW12]*(([.JW6]-[.JV6])/([.JW1]-[.JV1]))^2" office:value-type="float" office:value="0.000000851009362963162" calcext:value-type="float">
            <text:p>8.51009362963162E-07</text:p>
          </table:table-cell>
          <table:table-cell table:formula="of:=0.5*[.JX12]*(([.JX6]-[.JW6])/([.JX1]-[.JW1]))^2" office:value-type="float" office:value="0.000000315885116113997" calcext:value-type="float">
            <text:p>3.15885116113997E-07</text:p>
          </table:table-cell>
          <table:table-cell table:formula="of:=0.5*[.JY12]*(([.JY6]-[.JX6])/([.JY1]-[.JX1]))^2" office:value-type="float" office:value="0.000000756573134754134" calcext:value-type="float">
            <text:p>7.56573134754134E-07</text:p>
          </table:table-cell>
          <table:table-cell table:formula="of:=0.5*[.JZ12]*(([.JZ6]-[.JY6])/([.JZ1]-[.JY1]))^2" office:value-type="float" office:value="0.000000130906211803447" calcext:value-type="float">
            <text:p>1.30906211803447E-07</text:p>
          </table:table-cell>
          <table:table-cell table:formula="of:=0.5*[.KA12]*(([.KA6]-[.JZ6])/([.KA1]-[.JZ1]))^2" office:value-type="float" office:value="0.000000254398397264343" calcext:value-type="float">
            <text:p>2.54398397264343E-07</text:p>
          </table:table-cell>
          <table:table-cell table:formula="of:=0.5*[.KB12]*(([.KB6]-[.KA6])/([.KB1]-[.KA1]))^2" office:value-type="float" office:value="0.0000000747096333114635" calcext:value-type="float">
            <text:p>7.47096333114635E-08</text:p>
          </table:table-cell>
          <table:table-cell table:formula="of:=0.5*[.KC12]*(([.KC6]-[.KB6])/([.KC1]-[.KB1]))^2" office:value-type="float" office:value="0.00000126729021273318" calcext:value-type="float">
            <text:p>1.26729021273318E-06</text:p>
          </table:table-cell>
          <table:table-cell table:formula="of:=0.5*[.KD12]*(([.KD6]-[.KC6])/([.KD1]-[.KC1]))^2" office:value-type="float" office:value="0.0000000107586564813121" calcext:value-type="float">
            <text:p>1.07586564813121E-08</text:p>
          </table:table-cell>
          <table:table-cell table:formula="of:=0.5*[.KE12]*(([.KE6]-[.KD6])/([.KE1]-[.KD1]))^2" office:value-type="float" office:value="0.000303964381425214" calcext:value-type="float">
            <text:p>0.000303964381425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KD13])" office:value-type="float" office:value="2.80504550026108" calcext:value-type="float">
            <text:p>2.8050455002610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KD14])" office:value-type="float" office:value="1.25661196262694" calcext:value-type="float">
            <text:p>1.2566119626269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06165746288802" calcext:value-type="float">
            <text:p>4.06165746288802</text:p>
          </table:table-cell>
          <table:table-cell table:formula="of:=[.B17]+[.C9]" office:value-type="float" office:value="11.609652037923" calcext:value-type="float">
            <text:p>11.60965203792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50:07.251933164</dc:date>
    <meta:editing-duration>PT39S</meta:editing-duration>
    <meta:editing-cycles>1</meta:editing-cycles>
    <meta:document-statistic meta:table-count="1" meta:cell-count="4860" meta:object-count="0"/>
    <meta:generator>LibreOffice/6.4.7.2$Linux_X86_64 LibreOffice_project/40$Build-2</meta:generator>
  </office:meta>
</office:document-meta>
</file>